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  <style:map style:apply-style-name="Gnumeric-1" style:condition="of:cell-content-is-between(1,315576000)" style:base-cell-address="$'out.csv'.$BG$27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  <style:map style:apply-style-name="Gnumeric-2" style:condition="of:cell-content-is-between(1,315576000)" style:base-cell-address="$'out.csv'.$BE$27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3" style:condition="of:cell-content-is-between(1,315576000)" style:base-cell-address="$'out.csv'.$A$27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d7d7d7" gnm:background-colour="#d7d7d7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d7d7d7" gnm:background-colour="#d7d7d7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c8c8c8" gnm:background-colour="#c8c8c8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#d7d7d7" gnm:background-colour="#d7d7d7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#c8c8c8" gnm:background-colour="#c8c8c8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c0c0c0" gnm:background-colour="#c0c0c0" gnm:pattern-colour="#000000" gnm:pattern="1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#d7d7d7" gnm:background-colour="#d7d7d7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#d7d7d7" gnm:background-colour="#d7d7d7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#c8c8c8" gnm:background-colour="#c8c8c8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#d7d7d7" gnm:background-colour="#d7d7d7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#c8c8c8" gnm:background-colour="#c8c8c8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#c0c0c0" gnm:background-colour="#c0c0c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ND-2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#969696" gnm:background-colour="#969696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ND-2">
      <style:table-cell-properties fo:background-color="#b4b4b4" gnm:background-colour="#b4b4b4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ND-2">
      <style:table-cell-properties fo:background-color="#e2e2e2" gnm:background-colour="#e2e2e2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ND-2">
      <style:table-cell-properties fo:background-color="#e2e2e2" gnm:background-colour="#e2e2e2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2" style:family="table-cell" style:data-style-name="ND-2">
      <style:table-cell-properties fo:background-color="#e2e2e2" gnm:background-colour="#e2e2e2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4" style:family="table-cell" style:data-style-name="ND-2">
      <style:table-cell-properties fo:background-color="#b4b4b4" gnm:background-colour="#b4b4b4" gnm:pattern-colour="#000000" gnm:pattern="1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5" style:family="table-cell" style:data-style-name="General">
      <style:table-cell-properties fo:background-color="#c0c0c0" gnm:background-colour="#c0c0c0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6" style:family="table-cell" style:data-style-name="ND-2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7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8" style:family="table-cell" style:data-style-name="ND-2">
      <style:table-cell-properties fo:background-color="#e2e2e2" gnm:background-colour="#e2e2e2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9" style:family="table-cell" style:data-style-name="ND-2">
      <style:table-cell-properties fo:background-color="#e2e2e2" gnm:background-colour="#e2e2e2" gnm:pattern-colour="#000000" gnm:pattern="1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0" style:family="table-cell" style:data-style-name="ND-2">
      <style:table-cell-properties fo:background-color="#e2e2e2" gnm:background-colour="#e2e2e2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1" style:family="table-cell" style:data-style-name="ND-2">
      <style:table-cell-properties fo:background-color="#b4b4b4" gnm:background-colour="#b4b4b4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2" style:family="table-cell" style:data-style-name="ND-2">
      <style:table-cell-properties fo:background-color="#b4b4b4" gnm:background-colour="#b4b4b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3" style:family="table-cell" style:data-style-name="ND-2">
      <style:table-cell-properties fo:background-color="#b4b4b4" gnm:background-colour="#b4b4b4" gnm:pattern-colour="#000000" gnm:pattern="1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4" style:family="table-cell" style:data-style-name="ND-0">
      <style:table-cell-properties fo:background-color="#c0c0c0" gnm:background-colour="#c0c0c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5" style:family="table-cell" style:data-style-name="ND-2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7" style:family="table-cell" style:data-style-name="ND-0">
      <style:table-cell-properties fo:background-color="#c0c0c0" gnm:background-colour="#c0c0c0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8" style:family="table-cell" style:data-style-name="ND-0">
      <style:table-cell-properties fo:background-color="#c0c0c0" gnm:background-colour="#c0c0c0" gnm:pattern-colour="#000000" gnm:pattern="1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9" style:family="table-cell" style:data-style-name="ND-2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0" style:family="table-cell" style:data-style-name="General">
      <style:table-cell-properties fo:background-color="#c0c0c0" gnm:background-colour="#c0c0c0" gnm:pattern-colour="#000000" gnm:pattern="1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1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2" style:family="table-cell" style:data-style-name="ND-2">
      <style:table-cell-properties fo:background-color="#b4b4b4" gnm:background-colour="#b4b4b4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0.25pt" style:use-optimal-column-width="false"/>
    </style:style>
    <style:style style:name="ACOL-2" style:family="table-column">
      <style:table-column-properties style:column-width="102.3529411764706pt" style:use-optimal-column-width="false"/>
    </style:style>
    <style:style style:name="ACOL-3" style:family="table-column">
      <style:table-column-properties style:column-width="71.08695652173914pt" style:use-optimal-column-width="false"/>
    </style:style>
    <style:style style:name="ACOL-4" style:family="table-column">
      <style:table-column-properties style:column-width="90.88235294117648pt" style:use-optimal-column-width="true"/>
    </style:style>
    <style:style style:name="ACOL-5" style:family="table-column">
      <style:table-column-properties style:column-width="78.52941176470588pt" style:use-optimal-column-width="true"/>
    </style:style>
    <style:style style:name="ACOL-6" style:family="table-column">
      <style:table-column-properties style:column-width="54.70588235294118pt" style:use-optimal-column-width="true"/>
    </style:style>
    <style:style style:name="ACOL-7" style:family="table-column">
      <style:table-column-properties style:column-width="61.76470588235294pt" style:use-optimal-column-width="false"/>
    </style:style>
    <style:style style:name="ACOL-8" style:family="table-column">
      <style:table-column-properties style:column-width="72.3529411764706pt" style:use-optimal-column-width="true"/>
    </style:style>
    <style:style style:name="ACOL-9" style:family="table-column">
      <style:table-column-properties style:column-width="68.82352941176471pt" style:use-optimal-column-width="false"/>
    </style:style>
    <style:style style:name="ACOL-10" style:family="table-column">
      <style:table-column-properties style:column-width="51.75pt" style:use-optimal-column-width="true"/>
    </style:style>
    <style:style style:name="ACOL-11" style:family="table-column">
      <style:table-column-properties style:column-width="60pt" style:use-optimal-column-width="true"/>
    </style:style>
    <style:style style:name="ACOL-12" style:family="table-column"/>
    <style:style style:name="ACOL-13" style:family="table-column">
      <style:table-column-properties style:column-width="90pt" style:use-optimal-column-width="false"/>
    </style:style>
    <style:style style:name="ACOL-14" style:family="table-column">
      <style:table-column-properties style:column-width="63.529411764705884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6.764705882352942pt" style:use-optimal-row-height="true"/>
    </style:style>
    <style:style style:name="AROW-3" style:family="table-row">
      <style:table-row-properties style:row-height="13.23529411764706pt" style:use-optimal-row-height="true"/>
    </style:style>
    <style:style style:name="AROW-4" style:family="table-row"/>
    <style:style style:name="AROW-5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ut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6"/>
        <table:table-column table:style-name="ACOL-3" table:number-columns-repeated="2"/>
        <table:table-column table:style-name="ACOL-0" table:number-columns-repeated="2"/>
        <table:table-column table:style-name="ACOL-4"/>
        <table:table-column table:style-name="ACOL-0" table:number-columns-repeated="10"/>
        <table:table-column table:style-name="ACOL-5"/>
        <table:table-column table:style-name="ACOL-0" table:number-columns-repeated="9"/>
        <table:table-column table:style-name="ACOL-6"/>
        <table:table-column table:style-name="ACOL-0" table:number-columns-repeated="4"/>
        <table:table-column table:style-name="ACOL-7"/>
        <table:table-column table:style-name="ACOL-8"/>
        <table:table-column table:style-name="ACOL-0" table:number-columns-repeated="7"/>
        <table:table-column table:style-name="ACOL-8"/>
        <table:table-column table:style-name="ACOL-0" table:number-columns-repeated="8"/>
        <table:table-column table:style-name="ACOL-8" table:number-columns-repeated="2"/>
        <table:table-column table:style-name="ACOL-0" table:number-columns-repeated="12"/>
        <table:table-column table:style-name="ACOL-9"/>
        <table:table-column table:style-name="ACOL-0" table:number-columns-repeated="2"/>
        <table:table-column table:style-name="ACOL-10"/>
        <table:table-column table:style-name="ACOL-0" table:number-columns-repeated="10"/>
        <table:table-column table:style-name="ACOL-11"/>
        <table:table-column table:style-name="ACOL-0" table:number-columns-repeated="171"/>
        <table:table-row table:style-name="AROW-1">
          <table:table-cell table:style-name="ACE-0" office:value-type="string">
            <text:p>thickness (cm)</text:p>
          </table:table-cell>
          <table:table-cell table:style-name="ACE-0" office:value-type="string">
            <text:p>energy (MeV)</text:p>
          </table:table-cell>
          <table:table-cell table:style-name="ACE-1" office:value-type="string">
            <text:p>Al27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anti_nu_mu</text:p>
          </table:table-cell>
          <table:table-cell table:style-name="ACE-0" office:value-type="string">
            <text:p>B10</text:p>
          </table:table-cell>
          <table:table-cell table:style-name="ACE-1" office:value-type="string">
            <text:p>B11</text:p>
          </table:table-cell>
          <table:table-cell table:style-name="ACE-1" office:value-type="string">
            <text:p>B12</text:p>
          </table:table-cell>
          <table:table-cell table:style-name="ACE-0" office:value-type="string">
            <text:p>B13</text:p>
          </table:table-cell>
          <table:table-cell table:style-name="ACE-0" office:value-type="string">
            <text:p>B14</text:p>
          </table:table-cell>
          <table:table-cell table:style-name="ACE-0" office:value-type="string">
            <text:p>B7</text:p>
          </table:table-cell>
          <table:table-cell table:style-name="ACE-1" office:value-type="string">
            <text:p>B8</text:p>
          </table:table-cell>
          <table:table-cell table:style-name="ACE-1" office:value-type="string">
            <text:p>Be10</text:p>
          </table:table-cell>
          <table:table-cell table:style-name="ACE-1" office:value-type="string">
            <text:p>Be11</text:p>
          </table:table-cell>
          <table:table-cell table:style-name="ACE-0" office:value-type="string">
            <text:p>Be12</text:p>
          </table:table-cell>
          <table:table-cell table:style-name="ACE-1" office:value-type="string">
            <text:p>Be6</text:p>
          </table:table-cell>
          <table:table-cell table:style-name="ACE-0" office:value-type="string">
            <text:p>Be7</text:p>
          </table:table-cell>
          <table:table-cell table:style-name="ACE-0" office:value-type="string">
            <text:p>Be8</text:p>
          </table:table-cell>
          <table:table-cell table:style-name="ACE-0" office:value-type="string">
            <text:p>Be9</text:p>
          </table:table-cell>
          <table:table-cell table:style-name="ACE-0" office:value-type="string">
            <text:p>C10</text:p>
          </table:table-cell>
          <table:table-cell table:style-name="ACE-0" office:value-type="string">
            <text:p>C11</text:p>
          </table:table-cell>
          <table:table-cell table:style-name="ACE-0" office:value-type="string">
            <text:p>C12</text:p>
          </table:table-cell>
          <table:table-cell table:style-name="ACE-1" office:value-type="string">
            <text:p>C13</text:p>
          </table:table-cell>
          <table:table-cell table:style-name="ACE-1" office:value-type="string">
            <text:p>C14</text:p>
          </table:table-cell>
          <table:table-cell table:style-name="ACE-1" office:value-type="string">
            <text:p>C15</text:p>
          </table:table-cell>
          <table:table-cell table:style-name="ACE-0" office:value-type="string">
            <text:p>C16</text:p>
          </table:table-cell>
          <table:table-cell table:style-name="ACE-1" office:value-type="string">
            <text:p>C8</text:p>
          </table:table-cell>
          <table:table-cell table:style-name="ACE-0" office:value-type="string">
            <text:p>C9</text:p>
          </table:table-cell>
          <table:table-cell table:style-name="ACE-0" office:value-type="string">
            <text:p>deuteron</text:p>
          </table:table-cell>
          <table:table-cell table:style-name="ACE-0" office:value-type="string">
            <text:p>e-</text:p>
          </table:table-cell>
          <table:table-cell table:style-name="ACE-1" office:value-type="string">
            <text:p>e+</text:p>
          </table:table-cell>
          <table:table-cell table:style-name="ACE-1" office:value-type="string">
            <text:p>F14</text:p>
          </table:table-cell>
          <table:table-cell table:style-name="ACE-1" office:value-type="string">
            <text:p>F15</text:p>
          </table:table-cell>
          <table:table-cell table:style-name="ACE-1" office:value-type="string">
            <text:p>F16</text:p>
          </table:table-cell>
          <table:table-cell table:style-name="ACE-1" office:value-type="string">
            <text:p>F17</text:p>
          </table:table-cell>
          <table:table-cell table:style-name="ACE-1" office:value-type="string">
            <text:p>F18</text:p>
          </table:table-cell>
          <table:table-cell table:style-name="ACE-0" office:value-type="string">
            <text:p>F19</text:p>
          </table:table-cell>
          <table:table-cell table:style-name="ACE-1" office:value-type="string">
            <text:p>F20</text:p>
          </table:table-cell>
          <table:table-cell table:style-name="ACE-1" office:value-type="string">
            <text:p>gamma</text:p>
          </table:table-cell>
          <table:table-cell table:style-name="ACE-1" office:value-type="string">
            <text:p>H4</text:p>
          </table:table-cell>
          <table:table-cell table:style-name="ACE-1" office:value-type="string">
            <text:p>H5</text:p>
          </table:table-cell>
          <table:table-cell table:style-name="ACE-0" office:value-type="string">
            <text:p>H6</text:p>
          </table:table-cell>
          <table:table-cell table:style-name="ACE-0" office:value-type="string">
            <text:p>He3</text:p>
          </table:table-cell>
          <table:table-cell table:style-name="ACE-0" office:value-type="string">
            <text:p>He6</text:p>
          </table:table-cell>
          <table:table-cell table:style-name="ACE-0" office:value-type="string">
            <text:p>He7</text:p>
          </table:table-cell>
          <table:table-cell table:style-name="ACE-1" office:value-type="string">
            <text:p>He8</text:p>
          </table:table-cell>
          <table:table-cell table:style-name="ACE-1" office:value-type="string">
            <text:p>Li10</text:p>
          </table:table-cell>
          <table:table-cell table:style-name="ACE-1" office:value-type="string">
            <text:p>Li4</text:p>
          </table:table-cell>
          <table:table-cell table:style-name="ACE-0" office:value-type="string">
            <text:p>Li6</text:p>
          </table:table-cell>
          <table:table-cell table:style-name="ACE-0" office:value-type="string">
            <text:p>Li7</text:p>
          </table:table-cell>
          <table:table-cell table:style-name="ACE-0" office:value-type="string">
            <text:p>Li8</text:p>
          </table:table-cell>
          <table:table-cell table:style-name="ACE-0" office:value-type="string">
            <text:p>Li9</text:p>
          </table:table-cell>
          <table:table-cell table:style-name="ACE-0" office:value-type="string">
            <text:p>Mg25</text:p>
          </table:table-cell>
          <table:table-cell table:style-name="ACE-0" office:value-type="string">
            <text:p>mu-</text:p>
          </table:table-cell>
          <table:table-cell table:style-name="ACE-1" office:value-type="string">
            <text:p>mu+</text:p>
          </table:table-cell>
          <table:table-cell table:style-name="ACE-1" office:value-type="string">
            <text:p>N10</text:p>
          </table:table-cell>
          <table:table-cell table:style-name="ACE-1" office:value-type="string">
            <text:p>N11</text:p>
          </table:table-cell>
          <table:table-cell table:style-name="ACE-1" office:value-type="string">
            <text:p>N12</text:p>
          </table:table-cell>
          <table:table-cell table:style-name="ACE-1" office:value-type="string">
            <text:p>N13</text:p>
          </table:table-cell>
          <table:table-cell table:style-name="ACE-1" office:value-type="string">
            <text:p>N14</text:p>
          </table:table-cell>
          <table:table-cell table:style-name="ACE-1" office:value-type="string">
            <text:p>N15</text:p>
          </table:table-cell>
          <table:table-cell table:style-name="ACE-1" office:value-type="string">
            <text:p>N16</text:p>
          </table:table-cell>
          <table:table-cell table:style-name="ACE-1" office:value-type="string">
            <text:p>N17</text:p>
          </table:table-cell>
          <table:table-cell table:style-name="ACE-1" office:value-type="string">
            <text:p>N18</text:p>
          </table:table-cell>
          <table:table-cell table:style-name="ACE-0" office:value-type="string">
            <text:p>Na21</text:p>
          </table:table-cell>
          <table:table-cell table:style-name="ACE-0" office:value-type="string">
            <text:p>Na24</text:p>
          </table:table-cell>
          <table:table-cell table:style-name="ACE-0" office:value-type="string">
            <text:p>Ne19</text:p>
          </table:table-cell>
          <table:table-cell table:style-name="ACE-0" office:value-type="string">
            <text:p>Ne20</text:p>
          </table:table-cell>
          <table:table-cell table:style-name="ACE-0" office:value-type="string">
            <text:p>Ne21</text:p>
          </table:table-cell>
          <table:table-cell table:style-name="ACE-0" office:value-type="string">
            <text:p>Ne22</text:p>
          </table:table-cell>
          <table:table-cell table:style-name="ACE-1" office:value-type="string">
            <text:p>neutron</text:p>
          </table:table-cell>
          <table:table-cell table:style-name="ACE-0" office:value-type="string">
            <text:p>nu_e</text:p>
          </table:table-cell>
          <table:table-cell table:style-name="ACE-0" office:value-type="string">
            <text:p>nu_mu</text:p>
          </table:table-cell>
          <table:table-cell table:style-name="ACE-0" office:value-type="string">
            <text:p>O12</text:p>
          </table:table-cell>
          <table:table-cell table:style-name="ACE-0" office:value-type="string">
            <text:p>O13</text:p>
          </table:table-cell>
          <table:table-cell table:style-name="ACE-1" office:value-type="string">
            <text:p>O14</text:p>
          </table:table-cell>
          <table:table-cell table:style-name="ACE-1" office:value-type="string">
            <text:p>O15</text:p>
          </table:table-cell>
          <table:table-cell table:style-name="ACE-0" office:value-type="string">
            <text:p>O16</text:p>
          </table:table-cell>
          <table:table-cell table:style-name="ACE-1" office:value-type="string">
            <text:p>O17</text:p>
          </table:table-cell>
          <table:table-cell table:style-name="ACE-1" office:value-type="string">
            <text:p>O18</text:p>
          </table:table-cell>
          <table:table-cell table:style-name="ACE-1" office:value-type="string">
            <text:p>pi-</text:p>
          </table:table-cell>
          <table:table-cell table:style-name="ACE-1" office:value-type="string">
            <text:p>pi+</text:p>
          </table:table-cell>
          <table:table-cell table:style-name="ACE-1" office:value-type="string">
            <text:p>pi0</text:p>
          </table:table-cell>
          <table:table-cell table:style-name="ACE-0" office:value-type="string">
            <text:p>proton</text:p>
          </table:table-cell>
          <table:table-cell table:style-name="ACE-0" office:value-type="string">
            <text:p>triton</text:p>
          </table:table-cell>
          <table:table-cell table:number-columns-repeated="171" table:style-name="ACE-0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0]" office:value-type="float" office:value="250">
            <text:p>250</text:p>
          </table:table-cell>
          <table:table-cell table:style-name="ACE-3" table:formula="of:=[.C30]/events" office:value-type="float" office:value="0">
            <text:p>0</text:p>
          </table:table-cell>
          <table:table-cell table:style-name="ACE-3" table:formula="of:=[.D30]/events" office:value-type="float" office:value="0.0096509000000000005">
            <text:p>0.00965</text:p>
          </table:table-cell>
          <table:table-cell table:style-name="ACE-3" table:formula="of:=[.E30]/events" office:value-type="float" office:value="0">
            <text:p>0</text:p>
          </table:table-cell>
          <table:table-cell table:style-name="ACE-3" table:formula="of:=[.F30]/events" office:value-type="float" office:value="0.0011153000000000001">
            <text:p>0.00112</text:p>
          </table:table-cell>
          <table:table-cell table:style-name="ACE-3" table:formula="of:=[.G30]/events" office:value-type="float" office:value="0.0012884999999999999">
            <text:p>0.00129</text:p>
          </table:table-cell>
          <table:table-cell table:style-name="ACE-3" table:formula="of:=[.H30]/events" office:value-type="float" office:value="9.2e-06">
            <text:p>9.2E-06</text:p>
          </table:table-cell>
          <table:table-cell table:style-name="ACE-3" table:formula="of:=[.I30]/events" office:value-type="float" office:value="1.9999999999999999e-07">
            <text:p>2E-07</text:p>
          </table:table-cell>
          <table:table-cell table:style-name="ACE-3" table:formula="of:=[.J30]/events" office:value-type="float" office:value="0">
            <text:p>0</text:p>
          </table:table-cell>
          <table:table-cell table:style-name="ACE-3" table:formula="of:=[.K30]/events" office:value-type="float" office:value="3.1999999999999999e-06">
            <text:p>3.2E-06</text:p>
          </table:table-cell>
          <table:table-cell table:style-name="ACE-3" table:formula="of:=[.L30]/events" office:value-type="float" office:value="1.5999999999999999e-06">
            <text:p>1.6E-06</text:p>
          </table:table-cell>
          <table:table-cell table:style-name="ACE-3" table:formula="of:=[.M30]/events" office:value-type="float" office:value="7.3800000000000005e-05">
            <text:p>7.38E-05</text:p>
          </table:table-cell>
          <table:table-cell table:style-name="ACE-3" table:formula="of:=[.N30]/events" office:value-type="float" office:value="0">
            <text:p>0</text:p>
          </table:table-cell>
          <table:table-cell table:style-name="ACE-3" table:formula="of:=[.O30]/events" office:value-type="float" office:value="0">
            <text:p>0</text:p>
          </table:table-cell>
          <table:table-cell table:style-name="ACE-3" table:formula="of:=[.P30]/events" office:value-type="float" office:value="3.9999999999999998e-07">
            <text:p>4E-07</text:p>
          </table:table-cell>
          <table:table-cell table:style-name="ACE-3" table:formula="of:=[.Q30]/events" office:value-type="float" office:value="0.00022120000000000001">
            <text:p>0.00022</text:p>
          </table:table-cell>
          <table:table-cell table:style-name="ACE-3" table:formula="of:=[.R30]/events" office:value-type="float" office:value="0">
            <text:p>0</text:p>
          </table:table-cell>
          <table:table-cell table:style-name="ACE-3" table:formula="of:=[.S30]/events" office:value-type="float" office:value="7.5400000000000003e-05">
            <text:p>8E−05</text:p>
          </table:table-cell>
          <table:table-cell table:style-name="ACE-3" table:formula="of:=[.T30]/events" office:value-type="float" office:value="9.7e-05">
            <text:p>9.7E-05</text:p>
          </table:table-cell>
          <table:table-cell table:style-name="ACE-3" table:formula="of:=[.U30]/events" office:value-type="float" office:value="0.0016612">
            <text:p>0.00166</text:p>
          </table:table-cell>
          <table:table-cell table:style-name="ACE-3" table:formula="of:=[.V30]/events" office:value-type="float" office:value="0.0047438000000000003">
            <text:p>0.00474</text:p>
          </table:table-cell>
          <table:table-cell table:style-name="ACE-3" table:formula="of:=[.W30]/events" office:value-type="float" office:value="0.0002519">
            <text:p>0.00025</text:p>
          </table:table-cell>
          <table:table-cell table:style-name="ACE-3" table:formula="of:=[.X30]/events" office:value-type="float" office:value="1.8300000000000001e-05">
            <text:p>1.83E-05</text:p>
          </table:table-cell>
          <table:table-cell table:style-name="ACE-3" table:formula="of:=[.Y30]/events" office:value-type="float" office:value="0">
            <text:p>0</text:p>
          </table:table-cell>
          <table:table-cell table:style-name="ACE-3" table:formula="of:=[.Z30]/events" office:value-type="float" office:value="0">
            <text:p>0</text:p>
          </table:table-cell>
          <table:table-cell table:style-name="ACE-3" table:formula="of:=[.AA30]/events" office:value-type="float" office:value="2.9999999999999999e-07">
            <text:p>3E-07</text:p>
          </table:table-cell>
          <table:table-cell table:style-name="ACE-3" table:formula="of:=[.AB30]/events" office:value-type="float" office:value="8.8999999999999995e-06">
            <text:p>8.9E-06</text:p>
          </table:table-cell>
          <table:table-cell table:style-name="ACE-3" table:formula="of:=[.AC30]/events" office:value-type="float" office:value="0.0020156000000000002">
            <text:p>0.00202</text:p>
          </table:table-cell>
          <table:table-cell table:style-name="ACE-3" table:formula="of:=[.AD30]/events" office:value-type="float" office:value="0.32118770000000002">
            <text:p>0.32119</text:p>
          </table:table-cell>
          <table:table-cell table:style-name="ACE-3" table:formula="of:=[.AE30]/events" office:value-type="float" office:value="2.5599999999999999e-05">
            <text:p>3E−05</text:p>
          </table:table-cell>
          <table:table-cell table:style-name="ACE-3" table:formula="of:=[.AF30]/events" office:value-type="float" office:value="9.9999999999999995e-08">
            <text:p>1E-07</text:p>
          </table:table-cell>
          <table:table-cell table:style-name="ACE-3" table:formula="of:=[.AG30]/events" office:value-type="float" office:value="1.1000000000000001e-06">
            <text:p>1.1E-06</text:p>
          </table:table-cell>
          <table:table-cell table:style-name="ACE-3" table:formula="of:=[.AH30]/events" office:value-type="float" office:value="4.1999999999999996e-06">
            <text:p>4.2E-06</text:p>
          </table:table-cell>
          <table:table-cell table:style-name="ACE-3" table:formula="of:=[.AI30]/events" office:value-type="float" office:value="1.9999999999999999e-07">
            <text:p>2E-07</text:p>
          </table:table-cell>
          <table:table-cell table:style-name="ACE-3" table:formula="of:=[.AJ30]/events" office:value-type="float" office:value="0">
            <text:p>0</text:p>
          </table:table-cell>
          <table:table-cell table:style-name="ACE-3" table:formula="of:=[.AK30]/events" office:value-type="float" office:value="0">
            <text:p>0</text:p>
          </table:table-cell>
          <table:table-cell table:style-name="ACE-3" table:formula="of:=[.AL30]/events" office:value-type="float" office:value="0">
            <text:p>0</text:p>
          </table:table-cell>
          <table:table-cell table:style-name="ACE-3" table:formula="of:=[.AM30]/events" office:value-type="float" office:value="0.015771899999999998">
            <text:p>0.0157719</text:p>
          </table:table-cell>
          <table:table-cell table:style-name="ACE-3" table:formula="of:=[.AN30]/events" office:value-type="float" office:value="7.6000000000000001e-06">
            <text:p>7.6E-06</text:p>
          </table:table-cell>
          <table:table-cell table:style-name="ACE-3" table:formula="of:=[.AO30]/events" office:value-type="float" office:value="0">
            <text:p>0</text:p>
          </table:table-cell>
          <table:table-cell table:style-name="ACE-3" table:formula="of:=[.AP30]/events" office:value-type="float" office:value="1.9999999999999999e-07">
            <text:p>2E-07</text:p>
          </table:table-cell>
          <table:table-cell table:style-name="ACE-3" table:formula="of:=[.AQ30]/events" office:value-type="float" office:value="0.0003949">
            <text:p>0.00039</text:p>
          </table:table-cell>
          <table:table-cell table:style-name="ACE-3" table:formula="of:=[.AR30]/events" office:value-type="float" office:value="0">
            <text:p>0</text:p>
          </table:table-cell>
          <table:table-cell table:style-name="ACE-3" table:formula="of:=[.AS30]/events" office:value-type="float" office:value="3.9999999999999998e-07">
            <text:p>4E-07</text:p>
          </table:table-cell>
          <table:table-cell table:style-name="ACE-3" table:formula="of:=[.AT30]/events" office:value-type="float" office:value="9.9999999999999995e-08">
            <text:p>1E-07</text:p>
          </table:table-cell>
          <table:table-cell table:style-name="ACE-3" table:formula="of:=[.AU30]/events" office:value-type="float" office:value="0">
            <text:p>0</text:p>
          </table:table-cell>
          <table:table-cell table:style-name="ACE-3" table:formula="of:=[.AV30]/events" office:value-type="float" office:value="1.01e-05">
            <text:p>1.01E-05</text:p>
          </table:table-cell>
          <table:table-cell table:style-name="ACE-3" table:formula="of:=[.AW30]/events" office:value-type="float" office:value="0.00057689999999999998">
            <text:p>0.00058</text:p>
          </table:table-cell>
          <table:table-cell table:style-name="ACE-3" table:formula="of:=[.AX30]/events" office:value-type="float" office:value="7.6100000000000007e-05">
            <text:p>8E−05</text:p>
          </table:table-cell>
          <table:table-cell table:style-name="ACE-3" table:formula="of:=[.AY30]/events" office:value-type="float" office:value="3.0000000000000001e-06">
            <text:p>3E-06</text:p>
          </table:table-cell>
          <table:table-cell table:style-name="ACE-3" table:formula="of:=[.AZ30]/events" office:value-type="float" office:value="7.9999999999999996e-07">
            <text:p>8E-07</text:p>
          </table:table-cell>
          <table:table-cell table:style-name="ACE-3" table:formula="of:=[.BA30]/events" office:value-type="float" office:value="0">
            <text:p>0</text:p>
          </table:table-cell>
          <table:table-cell table:style-name="ACE-3" table:formula="of:=[.BB30]/events" office:value-type="float" office:value="0">
            <text:p>0</text:p>
          </table:table-cell>
          <table:table-cell table:style-name="ACE-3" table:formula="of:=[.BC30]/events" office:value-type="float" office:value="0">
            <text:p>0</text:p>
          </table:table-cell>
          <table:table-cell table:style-name="ACE-3" table:formula="of:=[.BD30]/events" office:value-type="float" office:value="1.1000000000000001e-06">
            <text:p>1.1E-06</text:p>
          </table:table-cell>
          <table:table-cell table:style-name="ACE-3" table:formula="of:=[.BE30]/events" office:value-type="float" office:value="1.9000000000000001e-05">
            <text:p>1.9E-05</text:p>
          </table:table-cell>
          <table:table-cell table:style-name="ACE-3" table:formula="of:=[.BF30]/events" office:value-type="float" office:value="0.0001506">
            <text:p>0.0001506</text:p>
          </table:table-cell>
          <table:table-cell table:style-name="ACE-3" table:formula="of:=[.BG30]/events" office:value-type="float" office:value="2.7999999999999999e-06">
            <text:p>2.8E-06</text:p>
          </table:table-cell>
          <table:table-cell table:style-name="ACE-3" table:formula="of:=[.BH30]/events" office:value-type="float" office:value="0.00042309999999999998">
            <text:p>0.00042</text:p>
          </table:table-cell>
          <table:table-cell table:style-name="ACE-3" table:formula="of:=[.BI30]/events" office:value-type="float" office:value="0.00029530000000000002">
            <text:p>0.0003</text:p>
          </table:table-cell>
          <table:table-cell table:style-name="ACE-3" table:formula="of:=[.BJ30]/events" office:value-type="float" office:value="1.1000000000000001e-06">
            <text:p>1.1E-06</text:p>
          </table:table-cell>
          <table:table-cell table:style-name="ACE-3" table:formula="of:=[.BK30]/events" office:value-type="float" office:value="9.9999999999999995e-08">
            <text:p>1E-07</text:p>
          </table:table-cell>
          <table:table-cell table:style-name="ACE-3" table:formula="of:=[.BL30]/events" office:value-type="float" office:value="0">
            <text:p>0</text:p>
          </table:table-cell>
          <table:table-cell table:style-name="ACE-3" table:formula="of:=[.BM30]/events" office:value-type="float" office:value="0">
            <text:p>0</text:p>
          </table:table-cell>
          <table:table-cell table:style-name="ACE-3" table:formula="of:=[.BN30]/events" office:value-type="float" office:value="0">
            <text:p>0</text:p>
          </table:table-cell>
          <table:table-cell table:style-name="ACE-3" table:formula="of:=[.BO30]/events" office:value-type="float" office:value="0">
            <text:p>0</text:p>
          </table:table-cell>
          <table:table-cell table:style-name="ACE-3" table:formula="of:=[.BP30]/events" office:value-type="float" office:value="2.9999999999999999e-07">
            <text:p>3E-07</text:p>
          </table:table-cell>
          <table:table-cell table:style-name="ACE-3" table:formula="of:=[.BQ30]/events" office:value-type="float" office:value="0">
            <text:p>0</text:p>
          </table:table-cell>
          <table:table-cell table:style-name="ACE-3" table:formula="of:=[.BR30]/events" office:value-type="float" office:value="0">
            <text:p>0</text:p>
          </table:table-cell>
          <table:table-cell table:style-name="ACE-3" table:formula="of:=[.BS30]/events" office:value-type="float" office:value="0.012948100000000001">
            <text:p>0.0129481</text:p>
          </table:table-cell>
          <table:table-cell table:style-name="ACE-3" table:formula="of:=[.BT30]/events" office:value-type="float" office:value="0">
            <text:p>0</text:p>
          </table:table-cell>
          <table:table-cell table:style-name="ACE-3" table:formula="of:=[.BU30]/events" office:value-type="float" office:value="0">
            <text:p>0</text:p>
          </table:table-cell>
          <table:table-cell table:style-name="ACE-3" table:formula="of:=[.BV30]/events" office:value-type="float" office:value="1.9999999999999999e-07">
            <text:p>2E-07</text:p>
          </table:table-cell>
          <table:table-cell table:style-name="ACE-3" table:formula="of:=[.BW30]/events" office:value-type="float" office:value="1.1000000000000001e-06">
            <text:p>1.1E-06</text:p>
          </table:table-cell>
          <table:table-cell table:style-name="ACE-3" table:formula="of:=[.BX30]/events" office:value-type="float" office:value="3.8399999999999998e-05">
            <text:p>4E−05</text:p>
          </table:table-cell>
          <table:table-cell table:style-name="ACE-3" table:formula="of:=[.BY30]/events" office:value-type="float" office:value="0.00039290000000000001">
            <text:p>0.00039</text:p>
          </table:table-cell>
          <table:table-cell table:style-name="ACE-3" table:formula="of:=[.BZ30]/events" office:value-type="float" office:value="0.0010104999999999999">
            <text:p>0.00101</text:p>
          </table:table-cell>
          <table:table-cell table:style-name="ACE-3" table:formula="of:=[.CA30]/events" office:value-type="float" office:value="1.3999999999999999e-06">
            <text:p>1.4E-06</text:p>
          </table:table-cell>
          <table:table-cell table:style-name="ACE-3" table:formula="of:=[.CB30]/events" office:value-type="float" office:value="1.7e-06">
            <text:p>1.7E-06</text:p>
          </table:table-cell>
          <table:table-cell table:style-name="ACE-3" table:formula="of:=[.CC30]/events" office:value-type="float" office:value="9.9999999999999995e-08">
            <text:p>1E-07</text:p>
          </table:table-cell>
          <table:table-cell table:style-name="ACE-3" table:formula="of:=[.CD30]/events" office:value-type="float" office:value="9.9999999999999995e-08">
            <text:p>1E-07</text:p>
          </table:table-cell>
          <table:table-cell table:style-name="ACE-3" table:formula="of:=[.CE30]/events" office:value-type="float" office:value="5.9999999999999997e-07">
            <text:p>6E-07</text:p>
          </table:table-cell>
          <table:table-cell table:style-name="ACE-3" table:formula="of:=[.CF30]/events" office:value-type="float" office:value="0.0255429">
            <text:p>0.02554</text:p>
          </table:table-cell>
          <table:table-cell table:style-name="ACE-3" table:formula="of:=[.CG30]/events" office:value-type="float" office:value="0.00024140000000000001">
            <text:p>0.0002414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1]" office:value-type="float" office:value="230">
            <text:p>230</text:p>
          </table:table-cell>
          <table:table-cell table:style-name="ACE-3" table:formula="of:=[.C31]/events" office:value-type="float" office:value="0">
            <text:p>0</text:p>
          </table:table-cell>
          <table:table-cell table:style-name="ACE-3" table:formula="of:=[.D31]/events" office:value-type="float" office:value="0.0096945999999999994">
            <text:p>0.00969</text:p>
          </table:table-cell>
          <table:table-cell table:style-name="ACE-3" table:formula="of:=[.E31]/events" office:value-type="float" office:value="0">
            <text:p>0</text:p>
          </table:table-cell>
          <table:table-cell table:style-name="ACE-3" table:formula="of:=[.F31]/events" office:value-type="float" office:value="0.0011249000000000001">
            <text:p>0.00112</text:p>
          </table:table-cell>
          <table:table-cell table:style-name="ACE-3" table:formula="of:=[.G31]/events" office:value-type="float" office:value="0.0012248999999999999">
            <text:p>0.00122</text:p>
          </table:table-cell>
          <table:table-cell table:style-name="ACE-3" table:formula="of:=[.H31]/events" office:value-type="float" office:value="7.4000000000000003e-06">
            <text:p>7.4E-06</text:p>
          </table:table-cell>
          <table:table-cell table:style-name="ACE-3" table:formula="of:=[.I31]/events" office:value-type="float" office:value="2.9999999999999999e-07">
            <text:p>3E-07</text:p>
          </table:table-cell>
          <table:table-cell table:style-name="ACE-3" table:formula="of:=[.J31]/events" office:value-type="float" office:value="0">
            <text:p>0</text:p>
          </table:table-cell>
          <table:table-cell table:style-name="ACE-3" table:formula="of:=[.K31]/events" office:value-type="float" office:value="3.4999999999999999e-06">
            <text:p>3.5E-06</text:p>
          </table:table-cell>
          <table:table-cell table:style-name="ACE-3" table:formula="of:=[.L31]/events" office:value-type="float" office:value="1.1000000000000001e-06">
            <text:p>1.1E-06</text:p>
          </table:table-cell>
          <table:table-cell table:style-name="ACE-3" table:formula="of:=[.M31]/events" office:value-type="float" office:value="6.6199999999999996e-05">
            <text:p>6.62E-05</text:p>
          </table:table-cell>
          <table:table-cell table:style-name="ACE-3" table:formula="of:=[.N31]/events" office:value-type="float" office:value="0">
            <text:p>0</text:p>
          </table:table-cell>
          <table:table-cell table:style-name="ACE-3" table:formula="of:=[.O31]/events" office:value-type="float" office:value="0">
            <text:p>0</text:p>
          </table:table-cell>
          <table:table-cell table:style-name="ACE-3" table:formula="of:=[.P31]/events" office:value-type="float" office:value="0">
            <text:p>0</text:p>
          </table:table-cell>
          <table:table-cell table:style-name="ACE-3" table:formula="of:=[.Q31]/events" office:value-type="float" office:value="0.0002151">
            <text:p>0.00022</text:p>
          </table:table-cell>
          <table:table-cell table:style-name="ACE-3" table:formula="of:=[.R31]/events" office:value-type="float" office:value="0">
            <text:p>0</text:p>
          </table:table-cell>
          <table:table-cell table:style-name="ACE-3" table:formula="of:=[.S31]/events" office:value-type="float" office:value="7.2600000000000003e-05">
            <text:p>7E−05</text:p>
          </table:table-cell>
          <table:table-cell table:style-name="ACE-3" table:formula="of:=[.T31]/events" office:value-type="float" office:value="0.0001">
            <text:p>0.0001</text:p>
          </table:table-cell>
          <table:table-cell table:style-name="ACE-3" table:formula="of:=[.U31]/events" office:value-type="float" office:value="0.0016812000000000001">
            <text:p>0.00168</text:p>
          </table:table-cell>
          <table:table-cell table:style-name="ACE-3" table:formula="of:=[.V31]/events" office:value-type="float" office:value="0.0049217999999999996">
            <text:p>0.00492</text:p>
          </table:table-cell>
          <table:table-cell table:style-name="ACE-3" table:formula="of:=[.W31]/events" office:value-type="float" office:value="0.00024879999999999998">
            <text:p>0.00025</text:p>
          </table:table-cell>
          <table:table-cell table:style-name="ACE-3" table:formula="of:=[.X31]/events" office:value-type="float" office:value="1.95e-05">
            <text:p>1.95E-05</text:p>
          </table:table-cell>
          <table:table-cell table:style-name="ACE-3" table:formula="of:=[.Y31]/events" office:value-type="float" office:value="1.9999999999999999e-07">
            <text:p>2E-07</text:p>
          </table:table-cell>
          <table:table-cell table:style-name="ACE-3" table:formula="of:=[.Z31]/events" office:value-type="float" office:value="9.9999999999999995e-08">
            <text:p>1E-07</text:p>
          </table:table-cell>
          <table:table-cell table:style-name="ACE-3" table:formula="of:=[.AA31]/events" office:value-type="float" office:value="1.9999999999999999e-07">
            <text:p>2E-07</text:p>
          </table:table-cell>
          <table:table-cell table:style-name="ACE-3" table:formula="of:=[.AB31]/events" office:value-type="float" office:value="6.8000000000000001e-06">
            <text:p>6.8E-06</text:p>
          </table:table-cell>
          <table:table-cell table:style-name="ACE-3" table:formula="of:=[.AC31]/events" office:value-type="float" office:value="0.0019907000000000002">
            <text:p>0.00199</text:p>
          </table:table-cell>
          <table:table-cell table:style-name="ACE-3" table:formula="of:=[.AD31]/events" office:value-type="float" office:value="0.3033633">
            <text:p>0.30336</text:p>
          </table:table-cell>
          <table:table-cell table:style-name="ACE-3" table:formula="of:=[.AE31]/events" office:value-type="float" office:value="2.5199999999999999e-05">
            <text:p>3E−05</text:p>
          </table:table-cell>
          <table:table-cell table:style-name="ACE-3" table:formula="of:=[.AF31]/events" office:value-type="float" office:value="9.9999999999999995e-08">
            <text:p>1E-07</text:p>
          </table:table-cell>
          <table:table-cell table:style-name="ACE-3" table:formula="of:=[.AG31]/events" office:value-type="float" office:value="1.1999999999999999e-06">
            <text:p>1.2E-06</text:p>
          </table:table-cell>
          <table:table-cell table:style-name="ACE-3" table:formula="of:=[.AH31]/events" office:value-type="float" office:value="3.9999999999999998e-06">
            <text:p>4E-06</text:p>
          </table:table-cell>
          <table:table-cell table:style-name="ACE-3" table:formula="of:=[.AI31]/events" office:value-type="float" office:value="2.9999999999999999e-07">
            <text:p>3E-07</text:p>
          </table:table-cell>
          <table:table-cell table:style-name="ACE-3" table:formula="of:=[.AJ31]/events" office:value-type="float" office:value="1.9999999999999999e-07">
            <text:p>2E-07</text:p>
          </table:table-cell>
          <table:table-cell table:style-name="ACE-3" table:formula="of:=[.AK31]/events" office:value-type="float" office:value="0">
            <text:p>0</text:p>
          </table:table-cell>
          <table:table-cell table:style-name="ACE-3" table:formula="of:=[.AL31]/events" office:value-type="float" office:value="0">
            <text:p>0</text:p>
          </table:table-cell>
          <table:table-cell table:style-name="ACE-3" table:formula="of:=[.AM31]/events" office:value-type="float" office:value="0.0151805">
            <text:p>0.0151805</text:p>
          </table:table-cell>
          <table:table-cell table:style-name="ACE-3" table:formula="of:=[.AN31]/events" office:value-type="float" office:value="6.7000000000000002e-06">
            <text:p>6.7E-06</text:p>
          </table:table-cell>
          <table:table-cell table:style-name="ACE-3" table:formula="of:=[.AO31]/events" office:value-type="float" office:value="0">
            <text:p>0</text:p>
          </table:table-cell>
          <table:table-cell table:style-name="ACE-3" table:formula="of:=[.AP31]/events" office:value-type="float" office:value="0">
            <text:p>0</text:p>
          </table:table-cell>
          <table:table-cell table:style-name="ACE-3" table:formula="of:=[.AQ31]/events" office:value-type="float" office:value="0.00038240000000000003">
            <text:p>0.00038</text:p>
          </table:table-cell>
          <table:table-cell table:style-name="ACE-3" table:formula="of:=[.AR31]/events" office:value-type="float" office:value="1.9999999999999999e-07">
            <text:p>2E-07</text:p>
          </table:table-cell>
          <table:table-cell table:style-name="ACE-3" table:formula="of:=[.AS31]/events" office:value-type="float" office:value="4.9999999999999998e-07">
            <text:p>5E-07</text:p>
          </table:table-cell>
          <table:table-cell table:style-name="ACE-3" table:formula="of:=[.AT31]/events" office:value-type="float" office:value="0">
            <text:p>0</text:p>
          </table:table-cell>
          <table:table-cell table:style-name="ACE-3" table:formula="of:=[.AU31]/events" office:value-type="float" office:value="0">
            <text:p>0</text:p>
          </table:table-cell>
          <table:table-cell table:style-name="ACE-3" table:formula="of:=[.AV31]/events" office:value-type="float" office:value="8.8000000000000004e-06">
            <text:p>8.8E-06</text:p>
          </table:table-cell>
          <table:table-cell table:style-name="ACE-3" table:formula="of:=[.AW31]/events" office:value-type="float" office:value="0.00056680000000000001">
            <text:p>0.00057</text:p>
          </table:table-cell>
          <table:table-cell table:style-name="ACE-3" table:formula="of:=[.AX31]/events" office:value-type="float" office:value="6.8300000000000007e-05">
            <text:p>7E−05</text:p>
          </table:table-cell>
          <table:table-cell table:style-name="ACE-3" table:formula="of:=[.AY31]/events" office:value-type="float" office:value="2.6000000000000001e-06">
            <text:p>2.6E-06</text:p>
          </table:table-cell>
          <table:table-cell table:style-name="ACE-3" table:formula="of:=[.AZ31]/events" office:value-type="float" office:value="7.9999999999999996e-07">
            <text:p>8E-07</text:p>
          </table:table-cell>
          <table:table-cell table:style-name="ACE-3" table:formula="of:=[.BA31]/events" office:value-type="float" office:value="0">
            <text:p>0</text:p>
          </table:table-cell>
          <table:table-cell table:style-name="ACE-3" table:formula="of:=[.BB31]/events" office:value-type="float" office:value="0">
            <text:p>0</text:p>
          </table:table-cell>
          <table:table-cell table:style-name="ACE-3" table:formula="of:=[.BC31]/events" office:value-type="float" office:value="0">
            <text:p>0</text:p>
          </table:table-cell>
          <table:table-cell table:style-name="ACE-3" table:formula="of:=[.BD31]/events" office:value-type="float" office:value="1.1999999999999999e-06">
            <text:p>1.2E-06</text:p>
          </table:table-cell>
          <table:table-cell table:style-name="ACE-3" table:formula="of:=[.BE31]/events" office:value-type="float" office:value="1.9400000000000001e-05">
            <text:p>1.94E-05</text:p>
          </table:table-cell>
          <table:table-cell table:style-name="ACE-3" table:formula="of:=[.BF31]/events" office:value-type="float" office:value="0.0001671">
            <text:p>0.0001671</text:p>
          </table:table-cell>
          <table:table-cell table:style-name="ACE-3" table:formula="of:=[.BG31]/events" office:value-type="float" office:value="2.3e-06">
            <text:p>2.3E-06</text:p>
          </table:table-cell>
          <table:table-cell table:style-name="ACE-3" table:formula="of:=[.BH31]/events" office:value-type="float" office:value="0.00044339999999999999">
            <text:p>0.00044</text:p>
          </table:table-cell>
          <table:table-cell table:style-name="ACE-3" table:formula="of:=[.BI31]/events" office:value-type="float" office:value="0.0003012">
            <text:p>0.0003</text:p>
          </table:table-cell>
          <table:table-cell table:style-name="ACE-3" table:formula="of:=[.BJ31]/events" office:value-type="float" office:value="9.9999999999999995e-07">
            <text:p>1E-06</text:p>
          </table:table-cell>
          <table:table-cell table:style-name="ACE-3" table:formula="of:=[.BK31]/events" office:value-type="float" office:value="4.9999999999999998e-07">
            <text:p>5E-07</text:p>
          </table:table-cell>
          <table:table-cell table:style-name="ACE-3" table:formula="of:=[.BL31]/events" office:value-type="float" office:value="9.9999999999999995e-08">
            <text:p>1E-07</text:p>
          </table:table-cell>
          <table:table-cell table:style-name="ACE-3" table:formula="of:=[.BM31]/events" office:value-type="float" office:value="0">
            <text:p>0</text:p>
          </table:table-cell>
          <table:table-cell table:style-name="ACE-3" table:formula="of:=[.BN31]/events" office:value-type="float" office:value="0">
            <text:p>0</text:p>
          </table:table-cell>
          <table:table-cell table:style-name="ACE-3" table:formula="of:=[.BO31]/events" office:value-type="float" office:value="0">
            <text:p>0</text:p>
          </table:table-cell>
          <table:table-cell table:style-name="ACE-3" table:formula="of:=[.BP31]/events" office:value-type="float" office:value="0">
            <text:p>0</text:p>
          </table:table-cell>
          <table:table-cell table:style-name="ACE-3" table:formula="of:=[.BQ31]/events" office:value-type="float" office:value="0">
            <text:p>0</text:p>
          </table:table-cell>
          <table:table-cell table:style-name="ACE-3" table:formula="of:=[.BR31]/events" office:value-type="float" office:value="0">
            <text:p>0</text:p>
          </table:table-cell>
          <table:table-cell table:style-name="ACE-3" table:formula="of:=[.BS31]/events" office:value-type="float" office:value="0.012844100000000001">
            <text:p>0.0128441</text:p>
          </table:table-cell>
          <table:table-cell table:style-name="ACE-3" table:formula="of:=[.BT31]/events" office:value-type="float" office:value="0">
            <text:p>0</text:p>
          </table:table-cell>
          <table:table-cell table:style-name="ACE-3" table:formula="of:=[.BU31]/events" office:value-type="float" office:value="0">
            <text:p>0</text:p>
          </table:table-cell>
          <table:table-cell table:style-name="ACE-3" table:formula="of:=[.BV31]/events" office:value-type="float" office:value="9.9999999999999995e-08">
            <text:p>1E-07</text:p>
          </table:table-cell>
          <table:table-cell table:style-name="ACE-3" table:formula="of:=[.BW31]/events" office:value-type="float" office:value="8.9999999999999996e-07">
            <text:p>9E-07</text:p>
          </table:table-cell>
          <table:table-cell table:style-name="ACE-3" table:formula="of:=[.BX31]/events" office:value-type="float" office:value="3.9900000000000001e-05">
            <text:p>4E−05</text:p>
          </table:table-cell>
          <table:table-cell table:style-name="ACE-3" table:formula="of:=[.BY31]/events" office:value-type="float" office:value="0.00039389999999999998">
            <text:p>0.00039</text:p>
          </table:table-cell>
          <table:table-cell table:style-name="ACE-3" table:formula="of:=[.BZ31]/events" office:value-type="float" office:value="0.0010487999999999999">
            <text:p>0.00105</text:p>
          </table:table-cell>
          <table:table-cell table:style-name="ACE-3" table:formula="of:=[.CA31]/events" office:value-type="float" office:value="1.1999999999999999e-06">
            <text:p>1.2E-06</text:p>
          </table:table-cell>
          <table:table-cell table:style-name="ACE-3" table:formula="of:=[.CB31]/events" office:value-type="float" office:value="1.9e-06">
            <text:p>1.9E-06</text:p>
          </table:table-cell>
          <table:table-cell table:style-name="ACE-3" table:formula="of:=[.CC31]/events" office:value-type="float" office:value="0">
            <text:p>0</text:p>
          </table:table-cell>
          <table:table-cell table:style-name="ACE-3" table:formula="of:=[.CD31]/events" office:value-type="float" office:value="0">
            <text:p>0</text:p>
          </table:table-cell>
          <table:table-cell table:style-name="ACE-3" table:formula="of:=[.CE31]/events" office:value-type="float" office:value="1.9999999999999999e-07">
            <text:p>2E-07</text:p>
          </table:table-cell>
          <table:table-cell table:style-name="ACE-3" table:formula="of:=[.CF31]/events" office:value-type="float" office:value="0.025358100000000001">
            <text:p>0.02536</text:p>
          </table:table-cell>
          <table:table-cell table:style-name="ACE-3" table:formula="of:=[.CG31]/events" office:value-type="float" office:value="0.00023450000000000001">
            <text:p>0.0002345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2]" office:value-type="float" office:value="200">
            <text:p>200</text:p>
          </table:table-cell>
          <table:table-cell table:style-name="ACE-3" table:formula="of:=[.C32]/events" office:value-type="float" office:value="0">
            <text:p>0</text:p>
          </table:table-cell>
          <table:table-cell table:style-name="ACE-3" table:formula="of:=[.D32]/events" office:value-type="float" office:value="0.0097955000000000004">
            <text:p>0.0098</text:p>
          </table:table-cell>
          <table:table-cell table:style-name="ACE-3" table:formula="of:=[.E32]/events" office:value-type="float" office:value="0">
            <text:p>0</text:p>
          </table:table-cell>
          <table:table-cell table:style-name="ACE-3" table:formula="of:=[.F32]/events" office:value-type="float" office:value="0.0011747999999999999">
            <text:p>0.00117</text:p>
          </table:table-cell>
          <table:table-cell table:style-name="ACE-3" table:formula="of:=[.G32]/events" office:value-type="float" office:value="0.0011506000000000001">
            <text:p>0.00115</text:p>
          </table:table-cell>
          <table:table-cell table:style-name="ACE-3" table:formula="of:=[.H32]/events" office:value-type="float" office:value="9.2e-06">
            <text:p>9.2E-06</text:p>
          </table:table-cell>
          <table:table-cell table:style-name="ACE-3" table:formula="of:=[.I32]/events" office:value-type="float" office:value="1.9999999999999999e-07">
            <text:p>2E-07</text:p>
          </table:table-cell>
          <table:table-cell table:style-name="ACE-3" table:formula="of:=[.J32]/events" office:value-type="float" office:value="9.9999999999999995e-08">
            <text:p>1E-07</text:p>
          </table:table-cell>
          <table:table-cell table:style-name="ACE-3" table:formula="of:=[.K32]/events" office:value-type="float" office:value="3.1999999999999999e-06">
            <text:p>3.2E-06</text:p>
          </table:table-cell>
          <table:table-cell table:style-name="ACE-3" table:formula="of:=[.L32]/events" office:value-type="float" office:value="1.3999999999999999e-06">
            <text:p>1.4E-06</text:p>
          </table:table-cell>
          <table:table-cell table:style-name="ACE-3" table:formula="of:=[.M32]/events" office:value-type="float" office:value="5.8999999999999998e-05">
            <text:p>5.9E-05</text:p>
          </table:table-cell>
          <table:table-cell table:style-name="ACE-3" table:formula="of:=[.N32]/events" office:value-type="float" office:value="9.9999999999999995e-08">
            <text:p>1E-07</text:p>
          </table:table-cell>
          <table:table-cell table:style-name="ACE-3" table:formula="of:=[.O32]/events" office:value-type="float" office:value="0">
            <text:p>0</text:p>
          </table:table-cell>
          <table:table-cell table:style-name="ACE-3" table:formula="of:=[.P32]/events" office:value-type="float" office:value="1.9999999999999999e-07">
            <text:p>2E-07</text:p>
          </table:table-cell>
          <table:table-cell table:style-name="ACE-3" table:formula="of:=[.Q32]/events" office:value-type="float" office:value="0.00021609999999999999">
            <text:p>0.00022</text:p>
          </table:table-cell>
          <table:table-cell table:style-name="ACE-3" table:formula="of:=[.R32]/events" office:value-type="float" office:value="0">
            <text:p>0</text:p>
          </table:table-cell>
          <table:table-cell table:style-name="ACE-3" table:formula="of:=[.S32]/events" office:value-type="float" office:value="7.25e-05">
            <text:p>7E−05</text:p>
          </table:table-cell>
          <table:table-cell table:style-name="ACE-3" table:formula="of:=[.T32]/events" office:value-type="float" office:value="9.4400000000000004e-05">
            <text:p>9E−05</text:p>
          </table:table-cell>
          <table:table-cell table:style-name="ACE-3" table:formula="of:=[.U32]/events" office:value-type="float" office:value="0.0016926000000000001">
            <text:p>0.00169</text:p>
          </table:table-cell>
          <table:table-cell table:style-name="ACE-3" table:formula="of:=[.V32]/events" office:value-type="float" office:value="0.0052323999999999999">
            <text:p>0.00523</text:p>
          </table:table-cell>
          <table:table-cell table:style-name="ACE-3" table:formula="of:=[.W32]/events" office:value-type="float" office:value="0.00027020000000000001">
            <text:p>0.00027</text:p>
          </table:table-cell>
          <table:table-cell table:style-name="ACE-3" table:formula="of:=[.X32]/events" office:value-type="float" office:value="1.5800000000000001e-05">
            <text:p>1.58E-05</text:p>
          </table:table-cell>
          <table:table-cell table:style-name="ACE-3" table:formula="of:=[.Y32]/events" office:value-type="float" office:value="0">
            <text:p>0</text:p>
          </table:table-cell>
          <table:table-cell table:style-name="ACE-3" table:formula="of:=[.Z32]/events" office:value-type="float" office:value="0">
            <text:p>0</text:p>
          </table:table-cell>
          <table:table-cell table:style-name="ACE-3" table:formula="of:=[.AA32]/events" office:value-type="float" office:value="2.9999999999999999e-07">
            <text:p>3E-07</text:p>
          </table:table-cell>
          <table:table-cell table:style-name="ACE-3" table:formula="of:=[.AB32]/events" office:value-type="float" office:value="6.6000000000000003e-06">
            <text:p>6.6E-06</text:p>
          </table:table-cell>
          <table:table-cell table:style-name="ACE-3" table:formula="of:=[.AC32]/events" office:value-type="float" office:value="0.0019960999999999998">
            <text:p>0.002</text:p>
          </table:table-cell>
          <table:table-cell table:style-name="ACE-3" table:formula="of:=[.AD32]/events" office:value-type="float" office:value="0.26809450000000001">
            <text:p>0.26809</text:p>
          </table:table-cell>
          <table:table-cell table:style-name="ACE-3" table:formula="of:=[.AE32]/events" office:value-type="float" office:value="3.18e-05">
            <text:p>3E−05</text:p>
          </table:table-cell>
          <table:table-cell table:style-name="ACE-3" table:formula="of:=[.AF32]/events" office:value-type="float" office:value="0">
            <text:p>0</text:p>
          </table:table-cell>
          <table:table-cell table:style-name="ACE-3" table:formula="of:=[.AG32]/events" office:value-type="float" office:value="2.0999999999999998e-06">
            <text:p>2.1E-06</text:p>
          </table:table-cell>
          <table:table-cell table:style-name="ACE-3" table:formula="of:=[.AH32]/events" office:value-type="float" office:value="4.4000000000000002e-06">
            <text:p>4.4E-06</text:p>
          </table:table-cell>
          <table:table-cell table:style-name="ACE-3" table:formula="of:=[.AI32]/events" office:value-type="float" office:value="3.9999999999999998e-07">
            <text:p>4E-07</text:p>
          </table:table-cell>
          <table:table-cell table:style-name="ACE-3" table:formula="of:=[.AJ32]/events" office:value-type="float" office:value="0">
            <text:p>0</text:p>
          </table:table-cell>
          <table:table-cell table:style-name="ACE-3" table:formula="of:=[.AK32]/events" office:value-type="float" office:value="0">
            <text:p>0</text:p>
          </table:table-cell>
          <table:table-cell table:style-name="ACE-3" table:formula="of:=[.AL32]/events" office:value-type="float" office:value="0">
            <text:p>0</text:p>
          </table:table-cell>
          <table:table-cell table:style-name="ACE-3" table:formula="of:=[.AM32]/events" office:value-type="float" office:value="0.0143944">
            <text:p>0.0143944</text:p>
          </table:table-cell>
          <table:table-cell table:style-name="ACE-3" table:formula="of:=[.AN32]/events" office:value-type="float" office:value="6.1999999999999999e-06">
            <text:p>6.2E-06</text:p>
          </table:table-cell>
          <table:table-cell table:style-name="ACE-3" table:formula="of:=[.AO32]/events" office:value-type="float" office:value="0">
            <text:p>0</text:p>
          </table:table-cell>
          <table:table-cell table:style-name="ACE-3" table:formula="of:=[.AP32]/events" office:value-type="float" office:value="0">
            <text:p>0</text:p>
          </table:table-cell>
          <table:table-cell table:style-name="ACE-3" table:formula="of:=[.AQ32]/events" office:value-type="float" office:value="0.00037950000000000001">
            <text:p>0.00038</text:p>
          </table:table-cell>
          <table:table-cell table:style-name="ACE-3" table:formula="of:=[.AR32]/events" office:value-type="float" office:value="1.9999999999999999e-07">
            <text:p>2E-07</text:p>
          </table:table-cell>
          <table:table-cell table:style-name="ACE-3" table:formula="of:=[.AS32]/events" office:value-type="float" office:value="6.9999999999999997e-07">
            <text:p>7E-07</text:p>
          </table:table-cell>
          <table:table-cell table:style-name="ACE-3" table:formula="of:=[.AT32]/events" office:value-type="float" office:value="0">
            <text:p>0</text:p>
          </table:table-cell>
          <table:table-cell table:style-name="ACE-3" table:formula="of:=[.AU32]/events" office:value-type="float" office:value="0">
            <text:p>0</text:p>
          </table:table-cell>
          <table:table-cell table:style-name="ACE-3" table:formula="of:=[.AV32]/events" office:value-type="float" office:value="1.2099999999999999e-05">
            <text:p>1.21E-05</text:p>
          </table:table-cell>
          <table:table-cell table:style-name="ACE-3" table:formula="of:=[.AW32]/events" office:value-type="float" office:value="0.00058049999999999996">
            <text:p>0.00058</text:p>
          </table:table-cell>
          <table:table-cell table:style-name="ACE-3" table:formula="of:=[.AX32]/events" office:value-type="float" office:value="6.7199999999999994e-05">
            <text:p>7E−05</text:p>
          </table:table-cell>
          <table:table-cell table:style-name="ACE-3" table:formula="of:=[.AY32]/events" office:value-type="float" office:value="2.9000000000000002e-06">
            <text:p>2.9E-06</text:p>
          </table:table-cell>
          <table:table-cell table:style-name="ACE-3" table:formula="of:=[.AZ32]/events" office:value-type="float" office:value="4.9999999999999998e-07">
            <text:p>5E-07</text:p>
          </table:table-cell>
          <table:table-cell table:style-name="ACE-3" table:formula="of:=[.BA32]/events" office:value-type="float" office:value="0">
            <text:p>0</text:p>
          </table:table-cell>
          <table:table-cell table:style-name="ACE-3" table:formula="of:=[.BB32]/events" office:value-type="float" office:value="0">
            <text:p>0</text:p>
          </table:table-cell>
          <table:table-cell table:style-name="ACE-3" table:formula="of:=[.BC32]/events" office:value-type="float" office:value="0">
            <text:p>0</text:p>
          </table:table-cell>
          <table:table-cell table:style-name="ACE-3" table:formula="of:=[.BD32]/events" office:value-type="float" office:value="1.1000000000000001e-06">
            <text:p>1.1E-06</text:p>
          </table:table-cell>
          <table:table-cell table:style-name="ACE-3" table:formula="of:=[.BE32]/events" office:value-type="float" office:value="2.1299999999999999e-05">
            <text:p>2.13E-05</text:p>
          </table:table-cell>
          <table:table-cell table:style-name="ACE-3" table:formula="of:=[.BF32]/events" office:value-type="float" office:value="0.00018450000000000001">
            <text:p>0.0001845</text:p>
          </table:table-cell>
          <table:table-cell table:style-name="ACE-3" table:formula="of:=[.BG32]/events" office:value-type="float" office:value="3.5999999999999998e-06">
            <text:p>3.6E-06</text:p>
          </table:table-cell>
          <table:table-cell table:style-name="ACE-3" table:formula="of:=[.BH32]/events" office:value-type="float" office:value="0.00045409999999999998">
            <text:p>0.00045</text:p>
          </table:table-cell>
          <table:table-cell table:style-name="ACE-3" table:formula="of:=[.BI32]/events" office:value-type="float" office:value="0.00029270000000000001">
            <text:p>0.00029</text:p>
          </table:table-cell>
          <table:table-cell table:style-name="ACE-3" table:formula="of:=[.BJ32]/events" office:value-type="float" office:value="1.1999999999999999e-06">
            <text:p>1.2E-06</text:p>
          </table:table-cell>
          <table:table-cell table:style-name="ACE-3" table:formula="of:=[.BK32]/events" office:value-type="float" office:value="9.9999999999999995e-08">
            <text:p>1E-07</text:p>
          </table:table-cell>
          <table:table-cell table:style-name="ACE-3" table:formula="of:=[.BL32]/events" office:value-type="float" office:value="0">
            <text:p>0</text:p>
          </table:table-cell>
          <table:table-cell table:style-name="ACE-3" table:formula="of:=[.BM32]/events" office:value-type="float" office:value="9.9999999999999995e-08">
            <text:p>1E-07</text:p>
          </table:table-cell>
          <table:table-cell table:style-name="ACE-3" table:formula="of:=[.BN32]/events" office:value-type="float" office:value="0">
            <text:p>0</text:p>
          </table:table-cell>
          <table:table-cell table:style-name="ACE-3" table:formula="of:=[.BO32]/events" office:value-type="float" office:value="0">
            <text:p>0</text:p>
          </table:table-cell>
          <table:table-cell table:style-name="ACE-3" table:formula="of:=[.BP32]/events" office:value-type="float" office:value="1.9999999999999999e-07">
            <text:p>2E-07</text:p>
          </table:table-cell>
          <table:table-cell table:style-name="ACE-3" table:formula="of:=[.BQ32]/events" office:value-type="float" office:value="0">
            <text:p>0</text:p>
          </table:table-cell>
          <table:table-cell table:style-name="ACE-3" table:formula="of:=[.BR32]/events" office:value-type="float" office:value="0">
            <text:p>0</text:p>
          </table:table-cell>
          <table:table-cell table:style-name="ACE-3" table:formula="of:=[.BS32]/events" office:value-type="float" office:value="0.012570899999999999">
            <text:p>0.0125709</text:p>
          </table:table-cell>
          <table:table-cell table:style-name="ACE-3" table:formula="of:=[.BT32]/events" office:value-type="float" office:value="0">
            <text:p>0</text:p>
          </table:table-cell>
          <table:table-cell table:style-name="ACE-3" table:formula="of:=[.BU32]/events" office:value-type="float" office:value="0">
            <text:p>0</text:p>
          </table:table-cell>
          <table:table-cell table:style-name="ACE-3" table:formula="of:=[.BV32]/events" office:value-type="float" office:value="9.9999999999999995e-08">
            <text:p>1E-07</text:p>
          </table:table-cell>
          <table:table-cell table:style-name="ACE-3" table:formula="of:=[.BW32]/events" office:value-type="float" office:value="1.5e-06">
            <text:p>1.5E-06</text:p>
          </table:table-cell>
          <table:table-cell table:style-name="ACE-3" table:formula="of:=[.BX32]/events" office:value-type="float" office:value="3.7100000000000001e-05">
            <text:p>4E−05</text:p>
          </table:table-cell>
          <table:table-cell table:style-name="ACE-3" table:formula="of:=[.BY32]/events" office:value-type="float" office:value="0.0004102">
            <text:p>0.00041</text:p>
          </table:table-cell>
          <table:table-cell table:style-name="ACE-3" table:formula="of:=[.BZ32]/events" office:value-type="float" office:value="0.0011209">
            <text:p>0.00112</text:p>
          </table:table-cell>
          <table:table-cell table:style-name="ACE-3" table:formula="of:=[.CA32]/events" office:value-type="float" office:value="1.5999999999999999e-06">
            <text:p>1.6E-06</text:p>
          </table:table-cell>
          <table:table-cell table:style-name="ACE-3" table:formula="of:=[.CB32]/events" office:value-type="float" office:value="1.7e-06">
            <text:p>1.7E-06</text:p>
          </table:table-cell>
          <table:table-cell table:style-name="ACE-3" table:formula="of:=[.CC32]/events" office:value-type="float" office:value="0">
            <text:p>0</text:p>
          </table:table-cell>
          <table:table-cell table:style-name="ACE-3" table:formula="of:=[.CD32]/events" office:value-type="float" office:value="0">
            <text:p>0</text:p>
          </table:table-cell>
          <table:table-cell table:style-name="ACE-3" table:formula="of:=[.CE32]/events" office:value-type="float" office:value="0">
            <text:p>0</text:p>
          </table:table-cell>
          <table:table-cell table:style-name="ACE-3" table:formula="of:=[.CF32]/events" office:value-type="float" office:value="0.024917399999999999">
            <text:p>0.02492</text:p>
          </table:table-cell>
          <table:table-cell table:style-name="ACE-3" table:formula="of:=[.CG32]/events" office:value-type="float" office:value="0.00021120000000000001">
            <text:p>0.0002112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3]" office:value-type="float" office:value="150">
            <text:p>150</text:p>
          </table:table-cell>
          <table:table-cell table:style-name="ACE-3" table:formula="of:=[.C33]/events" office:value-type="float" office:value="0">
            <text:p>0</text:p>
          </table:table-cell>
          <table:table-cell table:style-name="ACE-3" table:formula="of:=[.D33]/events" office:value-type="float" office:value="0.010004900000000001">
            <text:p>0.01</text:p>
          </table:table-cell>
          <table:table-cell table:style-name="ACE-3" table:formula="of:=[.E33]/events" office:value-type="float" office:value="0">
            <text:p>0</text:p>
          </table:table-cell>
          <table:table-cell table:style-name="ACE-3" table:formula="of:=[.F33]/events" office:value-type="float" office:value="0.001193">
            <text:p>0.00119</text:p>
          </table:table-cell>
          <table:table-cell table:style-name="ACE-3" table:formula="of:=[.G33]/events" office:value-type="float" office:value="0.00098679999999999992">
            <text:p>0.00099</text:p>
          </table:table-cell>
          <table:table-cell table:style-name="ACE-3" table:formula="of:=[.H33]/events" office:value-type="float" office:value="7.0999999999999998e-06">
            <text:p>7.1E-06</text:p>
          </table:table-cell>
          <table:table-cell table:style-name="ACE-3" table:formula="of:=[.I33]/events" office:value-type="float" office:value="1.9999999999999999e-07">
            <text:p>2E-07</text:p>
          </table:table-cell>
          <table:table-cell table:style-name="ACE-3" table:formula="of:=[.J33]/events" office:value-type="float" office:value="0">
            <text:p>0</text:p>
          </table:table-cell>
          <table:table-cell table:style-name="ACE-3" table:formula="of:=[.K33]/events" office:value-type="float" office:value="3.1999999999999999e-06">
            <text:p>3.2E-06</text:p>
          </table:table-cell>
          <table:table-cell table:style-name="ACE-3" table:formula="of:=[.L33]/events" office:value-type="float" office:value="1.3e-06">
            <text:p>1.3E-06</text:p>
          </table:table-cell>
          <table:table-cell table:style-name="ACE-3" table:formula="of:=[.M33]/events" office:value-type="float" office:value="4.5899999999999998e-05">
            <text:p>4.59E-05</text:p>
          </table:table-cell>
          <table:table-cell table:style-name="ACE-3" table:formula="of:=[.N33]/events" office:value-type="float" office:value="9.9999999999999995e-08">
            <text:p>1E-07</text:p>
          </table:table-cell>
          <table:table-cell table:style-name="ACE-3" table:formula="of:=[.O33]/events" office:value-type="float" office:value="0">
            <text:p>0</text:p>
          </table:table-cell>
          <table:table-cell table:style-name="ACE-3" table:formula="of:=[.P33]/events" office:value-type="float" office:value="0">
            <text:p>0</text:p>
          </table:table-cell>
          <table:table-cell table:style-name="ACE-3" table:formula="of:=[.Q33]/events" office:value-type="float" office:value="0.0002475">
            <text:p>0.00025</text:p>
          </table:table-cell>
          <table:table-cell table:style-name="ACE-3" table:formula="of:=[.R33]/events" office:value-type="float" office:value="0">
            <text:p>0</text:p>
          </table:table-cell>
          <table:table-cell table:style-name="ACE-3" table:formula="of:=[.S33]/events" office:value-type="float" office:value="7.2999999999999999e-05">
            <text:p>7.3E-05</text:p>
          </table:table-cell>
          <table:table-cell table:style-name="ACE-3" table:formula="of:=[.T33]/events" office:value-type="float" office:value="9.0000000000000006e-05">
            <text:p>9E-05</text:p>
          </table:table-cell>
          <table:table-cell table:style-name="ACE-3" table:formula="of:=[.U33]/events" office:value-type="float" office:value="0.0017037">
            <text:p>0.0017</text:p>
          </table:table-cell>
          <table:table-cell table:style-name="ACE-3" table:formula="of:=[.V33]/events" office:value-type="float" office:value="0.0067847000000000003">
            <text:p>0.00678</text:p>
          </table:table-cell>
          <table:table-cell table:style-name="ACE-3" table:formula="of:=[.W33]/events" office:value-type="float" office:value="0.00029540000000000002">
            <text:p>0.0003</text:p>
          </table:table-cell>
          <table:table-cell table:style-name="ACE-3" table:formula="of:=[.X33]/events" office:value-type="float" office:value="1.2300000000000001e-05">
            <text:p>1.23E-05</text:p>
          </table:table-cell>
          <table:table-cell table:style-name="ACE-3" table:formula="of:=[.Y33]/events" office:value-type="float" office:value="0">
            <text:p>0</text:p>
          </table:table-cell>
          <table:table-cell table:style-name="ACE-3" table:formula="of:=[.Z33]/events" office:value-type="float" office:value="0">
            <text:p>0</text:p>
          </table:table-cell>
          <table:table-cell table:style-name="ACE-3" table:formula="of:=[.AA33]/events" office:value-type="float" office:value="0">
            <text:p>0</text:p>
          </table:table-cell>
          <table:table-cell table:style-name="ACE-3" table:formula="of:=[.AB33]/events" office:value-type="float" office:value="4.6999999999999999e-06">
            <text:p>4.7E-06</text:p>
          </table:table-cell>
          <table:table-cell table:style-name="ACE-3" table:formula="of:=[.AC33]/events" office:value-type="float" office:value="0.0020095999999999998">
            <text:p>0.00201</text:p>
          </table:table-cell>
          <table:table-cell table:style-name="ACE-3" table:formula="of:=[.AD33]/events" office:value-type="float" office:value="0.085928400000000002">
            <text:p>0.08593</text:p>
          </table:table-cell>
          <table:table-cell table:style-name="ACE-3" table:formula="of:=[.AE33]/events" office:value-type="float" office:value="3.0700000000000001e-05">
            <text:p>3E−05</text:p>
          </table:table-cell>
          <table:table-cell table:style-name="ACE-3" table:formula="of:=[.AF33]/events" office:value-type="float" office:value="0">
            <text:p>0</text:p>
          </table:table-cell>
          <table:table-cell table:style-name="ACE-3" table:formula="of:=[.AG33]/events" office:value-type="float" office:value="1.1999999999999999e-06">
            <text:p>1.2E-06</text:p>
          </table:table-cell>
          <table:table-cell table:style-name="ACE-3" table:formula="of:=[.AH33]/events" office:value-type="float" office:value="5.4e-06">
            <text:p>5.4E-06</text:p>
          </table:table-cell>
          <table:table-cell table:style-name="ACE-3" table:formula="of:=[.AI33]/events" office:value-type="float" office:value="1.9999999999999999e-07">
            <text:p>2E-07</text:p>
          </table:table-cell>
          <table:table-cell table:style-name="ACE-3" table:formula="of:=[.AJ33]/events" office:value-type="float" office:value="0">
            <text:p>0</text:p>
          </table:table-cell>
          <table:table-cell table:style-name="ACE-3" table:formula="of:=[.AK33]/events" office:value-type="float" office:value="0">
            <text:p>0</text:p>
          </table:table-cell>
          <table:table-cell table:style-name="ACE-3" table:formula="of:=[.AL33]/events" office:value-type="float" office:value="0">
            <text:p>0</text:p>
          </table:table-cell>
          <table:table-cell table:style-name="ACE-3" table:formula="of:=[.AM33]/events" office:value-type="float" office:value="0.011346">
            <text:p>0.011346</text:p>
          </table:table-cell>
          <table:table-cell table:style-name="ACE-3" table:formula="of:=[.AN33]/events" office:value-type="float" office:value="5.0000000000000004e-06">
            <text:p>5E-06</text:p>
          </table:table-cell>
          <table:table-cell table:style-name="ACE-3" table:formula="of:=[.AO33]/events" office:value-type="float" office:value="0">
            <text:p>0</text:p>
          </table:table-cell>
          <table:table-cell table:style-name="ACE-3" table:formula="of:=[.AP33]/events" office:value-type="float" office:value="0">
            <text:p>0</text:p>
          </table:table-cell>
          <table:table-cell table:style-name="ACE-3" table:formula="of:=[.AQ33]/events" office:value-type="float" office:value="0.00038000000000000002">
            <text:p>0.00038</text:p>
          </table:table-cell>
          <table:table-cell table:style-name="ACE-3" table:formula="of:=[.AR33]/events" office:value-type="float" office:value="0">
            <text:p>0</text:p>
          </table:table-cell>
          <table:table-cell table:style-name="ACE-3" table:formula="of:=[.AS33]/events" office:value-type="float" office:value="0">
            <text:p>0</text:p>
          </table:table-cell>
          <table:table-cell table:style-name="ACE-3" table:formula="of:=[.AT33]/events" office:value-type="float" office:value="0">
            <text:p>0</text:p>
          </table:table-cell>
          <table:table-cell table:style-name="ACE-3" table:formula="of:=[.AU33]/events" office:value-type="float" office:value="0">
            <text:p>0</text:p>
          </table:table-cell>
          <table:table-cell table:style-name="ACE-3" table:formula="of:=[.AV33]/events" office:value-type="float" office:value="9.2e-06">
            <text:p>9.2E-06</text:p>
          </table:table-cell>
          <table:table-cell table:style-name="ACE-3" table:formula="of:=[.AW33]/events" office:value-type="float" office:value="0.00061220000000000003">
            <text:p>0.00061</text:p>
          </table:table-cell>
          <table:table-cell table:style-name="ACE-3" table:formula="of:=[.AX33]/events" office:value-type="float" office:value="5.7099999999999999e-05">
            <text:p>6E−05</text:p>
          </table:table-cell>
          <table:table-cell table:style-name="ACE-3" table:formula="of:=[.AY33]/events" office:value-type="float" office:value="2.2000000000000001e-06">
            <text:p>2.2E-06</text:p>
          </table:table-cell>
          <table:table-cell table:style-name="ACE-3" table:formula="of:=[.AZ33]/events" office:value-type="float" office:value="2.9999999999999999e-07">
            <text:p>3E-07</text:p>
          </table:table-cell>
          <table:table-cell table:style-name="ACE-3" table:formula="of:=[.BA33]/events" office:value-type="float" office:value="0">
            <text:p>0</text:p>
          </table:table-cell>
          <table:table-cell table:style-name="ACE-3" table:formula="of:=[.BB33]/events" office:value-type="float" office:value="0">
            <text:p>0</text:p>
          </table:table-cell>
          <table:table-cell table:style-name="ACE-3" table:formula="of:=[.BC33]/events" office:value-type="float" office:value="0">
            <text:p>0</text:p>
          </table:table-cell>
          <table:table-cell table:style-name="ACE-3" table:formula="of:=[.BD33]/events" office:value-type="float" office:value="6.9999999999999997e-07">
            <text:p>7E-07</text:p>
          </table:table-cell>
          <table:table-cell table:style-name="ACE-3" table:formula="of:=[.BE33]/events" office:value-type="float" office:value="2.3499999999999999e-05">
            <text:p>2.35E-05</text:p>
          </table:table-cell>
          <table:table-cell table:style-name="ACE-3" table:formula="of:=[.BF33]/events" office:value-type="float" office:value="0.0002197">
            <text:p>0.0002197</text:p>
          </table:table-cell>
          <table:table-cell table:style-name="ACE-3" table:formula="of:=[.BG33]/events" office:value-type="float" office:value="2.7e-06">
            <text:p>2.7E-06</text:p>
          </table:table-cell>
          <table:table-cell table:style-name="ACE-3" table:formula="of:=[.BH33]/events" office:value-type="float" office:value="0.00048119999999999999">
            <text:p>0.00048</text:p>
          </table:table-cell>
          <table:table-cell table:style-name="ACE-3" table:formula="of:=[.BI33]/events" office:value-type="float" office:value="0.00024580000000000001">
            <text:p>0.00025</text:p>
          </table:table-cell>
          <table:table-cell table:style-name="ACE-3" table:formula="of:=[.BJ33]/events" office:value-type="float" office:value="1.5e-06">
            <text:p>1.5E-06</text:p>
          </table:table-cell>
          <table:table-cell table:style-name="ACE-3" table:formula="of:=[.BK33]/events" office:value-type="float" office:value="1.9999999999999999e-07">
            <text:p>2E-07</text:p>
          </table:table-cell>
          <table:table-cell table:style-name="ACE-3" table:formula="of:=[.BL33]/events" office:value-type="float" office:value="0">
            <text:p>0</text:p>
          </table:table-cell>
          <table:table-cell table:style-name="ACE-3" table:formula="of:=[.BM33]/events" office:value-type="float" office:value="0">
            <text:p>0</text:p>
          </table:table-cell>
          <table:table-cell table:style-name="ACE-3" table:formula="of:=[.BN33]/events" office:value-type="float" office:value="0">
            <text:p>0</text:p>
          </table:table-cell>
          <table:table-cell table:style-name="ACE-3" table:formula="of:=[.BO33]/events" office:value-type="float" office:value="0">
            <text:p>0</text:p>
          </table:table-cell>
          <table:table-cell table:style-name="ACE-3" table:formula="of:=[.BP33]/events" office:value-type="float" office:value="9.9999999999999995e-08">
            <text:p>1E-07</text:p>
          </table:table-cell>
          <table:table-cell table:style-name="ACE-3" table:formula="of:=[.BQ33]/events" office:value-type="float" office:value="0">
            <text:p>0</text:p>
          </table:table-cell>
          <table:table-cell table:style-name="ACE-3" table:formula="of:=[.BR33]/events" office:value-type="float" office:value="0">
            <text:p>0</text:p>
          </table:table-cell>
          <table:table-cell table:style-name="ACE-3" table:formula="of:=[.BS33]/events" office:value-type="float" office:value="0.0118326">
            <text:p>0.0118326</text:p>
          </table:table-cell>
          <table:table-cell table:style-name="ACE-3" table:formula="of:=[.BT33]/events" office:value-type="float" office:value="0">
            <text:p>0</text:p>
          </table:table-cell>
          <table:table-cell table:style-name="ACE-3" table:formula="of:=[.BU33]/events" office:value-type="float" office:value="0">
            <text:p>0</text:p>
          </table:table-cell>
          <table:table-cell table:style-name="ACE-3" table:formula="of:=[.BV33]/events" office:value-type="float" office:value="0">
            <text:p>0</text:p>
          </table:table-cell>
          <table:table-cell table:style-name="ACE-3" table:formula="of:=[.BW33]/events" office:value-type="float" office:value="1.1999999999999999e-06">
            <text:p>1.2E-06</text:p>
          </table:table-cell>
          <table:table-cell table:style-name="ACE-3" table:formula="of:=[.BX33]/events" office:value-type="float" office:value="3.9199999999999997e-05">
            <text:p>4E−05</text:p>
          </table:table-cell>
          <table:table-cell table:style-name="ACE-3" table:formula="of:=[.BY33]/events" office:value-type="float" office:value="0.00041980000000000001">
            <text:p>0.00042</text:p>
          </table:table-cell>
          <table:table-cell table:style-name="ACE-3" table:formula="of:=[.BZ33]/events" office:value-type="float" office:value="0.0015118">
            <text:p>0.00151</text:p>
          </table:table-cell>
          <table:table-cell table:style-name="ACE-3" table:formula="of:=[.CA33]/events" office:value-type="float" office:value="2.5000000000000002e-06">
            <text:p>2.5E-06</text:p>
          </table:table-cell>
          <table:table-cell table:style-name="ACE-3" table:formula="of:=[.CB33]/events" office:value-type="float" office:value="2.5000000000000002e-06">
            <text:p>2.5E-06</text:p>
          </table:table-cell>
          <table:table-cell table:style-name="ACE-3" table:formula="of:=[.CC33]/events" office:value-type="float" office:value="0">
            <text:p>0</text:p>
          </table:table-cell>
          <table:table-cell table:style-name="ACE-3" table:formula="of:=[.CD33]/events" office:value-type="float" office:value="0">
            <text:p>0</text:p>
          </table:table-cell>
          <table:table-cell table:style-name="ACE-3" table:formula="of:=[.CE33]/events" office:value-type="float" office:value="0">
            <text:p>0</text:p>
          </table:table-cell>
          <table:table-cell table:style-name="ACE-3" table:formula="of:=[.CF33]/events" office:value-type="float" office:value="0.0238318">
            <text:p>0.02383</text:p>
          </table:table-cell>
          <table:table-cell table:style-name="ACE-3" table:formula="of:=[.CG33]/events" office:value-type="float" office:value="0.00018359999999999999">
            <text:p>0.0001836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4]" office:value-type="float" office:value="100">
            <text:p>100</text:p>
          </table:table-cell>
          <table:table-cell table:style-name="ACE-3" table:formula="of:=[.C34]/events" office:value-type="float" office:value="0">
            <text:p>0</text:p>
          </table:table-cell>
          <table:table-cell table:style-name="ACE-3" table:formula="of:=[.D34]/events" office:value-type="float" office:value="0.0105956">
            <text:p>0.0106</text:p>
          </table:table-cell>
          <table:table-cell table:style-name="ACE-3" table:formula="of:=[.E34]/events" office:value-type="float" office:value="0">
            <text:p>0</text:p>
          </table:table-cell>
          <table:table-cell table:style-name="ACE-3" table:formula="of:=[.F34]/events" office:value-type="float" office:value="0.0013646000000000001">
            <text:p>0.00136</text:p>
          </table:table-cell>
          <table:table-cell table:style-name="ACE-3" table:formula="of:=[.G34]/events" office:value-type="float" office:value="0.00082859999999999997">
            <text:p>0.00083</text:p>
          </table:table-cell>
          <table:table-cell table:style-name="ACE-3" table:formula="of:=[.H34]/events" office:value-type="float" office:value="5.4999999999999999e-06">
            <text:p>5.5E-06</text:p>
          </table:table-cell>
          <table:table-cell table:style-name="ACE-3" table:formula="of:=[.I34]/events" office:value-type="float" office:value="0">
            <text:p>0</text:p>
          </table:table-cell>
          <table:table-cell table:style-name="ACE-3" table:formula="of:=[.J34]/events" office:value-type="float" office:value="0">
            <text:p>0</text:p>
          </table:table-cell>
          <table:table-cell table:style-name="ACE-3" table:formula="of:=[.K34]/events" office:value-type="float" office:value="1.9999999999999999e-06">
            <text:p>2E-06</text:p>
          </table:table-cell>
          <table:table-cell table:style-name="ACE-3" table:formula="of:=[.L34]/events" office:value-type="float" office:value="1.1999999999999999e-06">
            <text:p>1.2E-06</text:p>
          </table:table-cell>
          <table:table-cell table:style-name="ACE-3" table:formula="of:=[.M34]/events" office:value-type="float" office:value="2.8500000000000002e-05">
            <text:p>2.85E-05</text:p>
          </table:table-cell>
          <table:table-cell table:style-name="ACE-3" table:formula="of:=[.N34]/events" office:value-type="float" office:value="9.9999999999999995e-08">
            <text:p>1E-07</text:p>
          </table:table-cell>
          <table:table-cell table:style-name="ACE-3" table:formula="of:=[.O34]/events" office:value-type="float" office:value="0">
            <text:p>0</text:p>
          </table:table-cell>
          <table:table-cell table:style-name="ACE-3" table:formula="of:=[.P34]/events" office:value-type="float" office:value="9.9999999999999995e-08">
            <text:p>1E-07</text:p>
          </table:table-cell>
          <table:table-cell table:style-name="ACE-3" table:formula="of:=[.Q34]/events" office:value-type="float" office:value="0.00028860000000000002">
            <text:p>0.00029</text:p>
          </table:table-cell>
          <table:table-cell table:style-name="ACE-3" table:formula="of:=[.R34]/events" office:value-type="float" office:value="0">
            <text:p>0</text:p>
          </table:table-cell>
          <table:table-cell table:style-name="ACE-3" table:formula="of:=[.S34]/events" office:value-type="float" office:value="6.9499999999999995e-05">
            <text:p>7E−05</text:p>
          </table:table-cell>
          <table:table-cell table:style-name="ACE-3" table:formula="of:=[.T34]/events" office:value-type="float" office:value="6.2000000000000003e-05">
            <text:p>6.2E-05</text:p>
          </table:table-cell>
          <table:table-cell table:style-name="ACE-3" table:formula="of:=[.U34]/events" office:value-type="float" office:value="0.0017949000000000001">
            <text:p>0.00179</text:p>
          </table:table-cell>
          <table:table-cell table:style-name="ACE-3" table:formula="of:=[.V34]/events" office:value-type="float" office:value="0.010650099999999999">
            <text:p>0.01065</text:p>
          </table:table-cell>
          <table:table-cell table:style-name="ACE-3" table:formula="of:=[.W34]/events" office:value-type="float" office:value="0.00036420000000000002">
            <text:p>0.00036</text:p>
          </table:table-cell>
          <table:table-cell table:style-name="ACE-3" table:formula="of:=[.X34]/events" office:value-type="float" office:value="8.6000000000000007e-06">
            <text:p>8.6E-06</text:p>
          </table:table-cell>
          <table:table-cell table:style-name="ACE-3" table:formula="of:=[.Y34]/events" office:value-type="float" office:value="0">
            <text:p>0</text:p>
          </table:table-cell>
          <table:table-cell table:style-name="ACE-3" table:formula="of:=[.Z34]/events" office:value-type="float" office:value="0">
            <text:p>0</text:p>
          </table:table-cell>
          <table:table-cell table:style-name="ACE-3" table:formula="of:=[.AA34]/events" office:value-type="float" office:value="0">
            <text:p>0</text:p>
          </table:table-cell>
          <table:table-cell table:style-name="ACE-3" table:formula="of:=[.AB34]/events" office:value-type="float" office:value="1.3e-06">
            <text:p>1.3E-06</text:p>
          </table:table-cell>
          <table:table-cell table:style-name="ACE-3" table:formula="of:=[.AC34]/events" office:value-type="float" office:value="0.0019637000000000001">
            <text:p>0.00196</text:p>
          </table:table-cell>
          <table:table-cell table:style-name="ACE-3" table:formula="of:=[.AD34]/events" office:value-type="float" office:value="0.0017232">
            <text:p>0.00172</text:p>
          </table:table-cell>
          <table:table-cell table:style-name="ACE-3" table:formula="of:=[.AE34]/events" office:value-type="float" office:value="3.5200000000000002e-05">
            <text:p>4E−05</text:p>
          </table:table-cell>
          <table:table-cell table:style-name="ACE-3" table:formula="of:=[.AF34]/events" office:value-type="float" office:value="0">
            <text:p>0</text:p>
          </table:table-cell>
          <table:table-cell table:style-name="ACE-3" table:formula="of:=[.AG34]/events" office:value-type="float" office:value="1.1000000000000001e-06">
            <text:p>1.1E-06</text:p>
          </table:table-cell>
          <table:table-cell table:style-name="ACE-3" table:formula="of:=[.AH34]/events" office:value-type="float" office:value="8.6000000000000007e-06">
            <text:p>8.6E-06</text:p>
          </table:table-cell>
          <table:table-cell table:style-name="ACE-3" table:formula="of:=[.AI34]/events" office:value-type="float" office:value="9.9999999999999995e-08">
            <text:p>1E-07</text:p>
          </table:table-cell>
          <table:table-cell table:style-name="ACE-3" table:formula="of:=[.AJ34]/events" office:value-type="float" office:value="0">
            <text:p>0</text:p>
          </table:table-cell>
          <table:table-cell table:style-name="ACE-3" table:formula="of:=[.AK34]/events" office:value-type="float" office:value="0">
            <text:p>0</text:p>
          </table:table-cell>
          <table:table-cell table:style-name="ACE-3" table:formula="of:=[.AL34]/events" office:value-type="float" office:value="0">
            <text:p>0</text:p>
          </table:table-cell>
          <table:table-cell table:style-name="ACE-3" table:formula="of:=[.AM34]/events" office:value-type="float" office:value="0.011345900000000001">
            <text:p>0.0113459</text:p>
          </table:table-cell>
          <table:table-cell table:style-name="ACE-3" table:formula="of:=[.AN34]/events" office:value-type="float" office:value="1.3999999999999999e-06">
            <text:p>1.4E-06</text:p>
          </table:table-cell>
          <table:table-cell table:style-name="ACE-3" table:formula="of:=[.AO34]/events" office:value-type="float" office:value="0">
            <text:p>0</text:p>
          </table:table-cell>
          <table:table-cell table:style-name="ACE-3" table:formula="of:=[.AP34]/events" office:value-type="float" office:value="0">
            <text:p>0</text:p>
          </table:table-cell>
          <table:table-cell table:style-name="ACE-3" table:formula="of:=[.AQ34]/events" office:value-type="float" office:value="0.00037589999999999998">
            <text:p>0.00038</text:p>
          </table:table-cell>
          <table:table-cell table:style-name="ACE-3" table:formula="of:=[.AR34]/events" office:value-type="float" office:value="0">
            <text:p>0</text:p>
          </table:table-cell>
          <table:table-cell table:style-name="ACE-3" table:formula="of:=[.AS34]/events" office:value-type="float" office:value="1.9999999999999999e-07">
            <text:p>2E-07</text:p>
          </table:table-cell>
          <table:table-cell table:style-name="ACE-3" table:formula="of:=[.AT34]/events" office:value-type="float" office:value="0">
            <text:p>0</text:p>
          </table:table-cell>
          <table:table-cell table:style-name="ACE-3" table:formula="of:=[.AU34]/events" office:value-type="float" office:value="0">
            <text:p>0</text:p>
          </table:table-cell>
          <table:table-cell table:style-name="ACE-3" table:formula="of:=[.AV34]/events" office:value-type="float" office:value="6.6000000000000003e-06">
            <text:p>6.6E-06</text:p>
          </table:table-cell>
          <table:table-cell table:style-name="ACE-3" table:formula="of:=[.AW34]/events" office:value-type="float" office:value="0.00069090000000000004">
            <text:p>0.00069</text:p>
          </table:table-cell>
          <table:table-cell table:style-name="ACE-3" table:formula="of:=[.AX34]/events" office:value-type="float" office:value="5.94e-05">
            <text:p>6E−05</text:p>
          </table:table-cell>
          <table:table-cell table:style-name="ACE-3" table:formula="of:=[.AY34]/events" office:value-type="float" office:value="4.9999999999999998e-07">
            <text:p>5E-07</text:p>
          </table:table-cell>
          <table:table-cell table:style-name="ACE-3" table:formula="of:=[.AZ34]/events" office:value-type="float" office:value="0">
            <text:p>0</text:p>
          </table:table-cell>
          <table:table-cell table:style-name="ACE-3" table:formula="of:=[.BA34]/events" office:value-type="float" office:value="0">
            <text:p>0</text:p>
          </table:table-cell>
          <table:table-cell table:style-name="ACE-3" table:formula="of:=[.BB34]/events" office:value-type="float" office:value="0">
            <text:p>0</text:p>
          </table:table-cell>
          <table:table-cell table:style-name="ACE-3" table:formula="of:=[.BC34]/events" office:value-type="float" office:value="0">
            <text:p>0</text:p>
          </table:table-cell>
          <table:table-cell table:style-name="ACE-3" table:formula="of:=[.BD34]/events" office:value-type="float" office:value="6.9999999999999997e-07">
            <text:p>7E-07</text:p>
          </table:table-cell>
          <table:table-cell table:style-name="ACE-3" table:formula="of:=[.BE34]/events" office:value-type="float" office:value="2.5299999999999998e-05">
            <text:p>2.53E-05</text:p>
          </table:table-cell>
          <table:table-cell table:style-name="ACE-3" table:formula="of:=[.BF34]/events" office:value-type="float" office:value="0.0002764">
            <text:p>0.0002764</text:p>
          </table:table-cell>
          <table:table-cell table:style-name="ACE-3" table:formula="of:=[.BG34]/events" office:value-type="float" office:value="1.3e-06">
            <text:p>1.3E-06</text:p>
          </table:table-cell>
          <table:table-cell table:style-name="ACE-3" table:formula="of:=[.BH34]/events" office:value-type="float" office:value="0.00059400000000000002">
            <text:p>0.00059</text:p>
          </table:table-cell>
          <table:table-cell table:style-name="ACE-3" table:formula="of:=[.BI34]/events" office:value-type="float" office:value="0.00023570000000000001">
            <text:p>0.00024</text:p>
          </table:table-cell>
          <table:table-cell table:style-name="ACE-3" table:formula="of:=[.BJ34]/events" office:value-type="float" office:value="1.1999999999999999e-06">
            <text:p>1.2E-06</text:p>
          </table:table-cell>
          <table:table-cell table:style-name="ACE-3" table:formula="of:=[.BK34]/events" office:value-type="float" office:value="0">
            <text:p>0</text:p>
          </table:table-cell>
          <table:table-cell table:style-name="ACE-3" table:formula="of:=[.BL34]/events" office:value-type="float" office:value="0">
            <text:p>0</text:p>
          </table:table-cell>
          <table:table-cell table:style-name="ACE-3" table:formula="of:=[.BM34]/events" office:value-type="float" office:value="0">
            <text:p>0</text:p>
          </table:table-cell>
          <table:table-cell table:style-name="ACE-3" table:formula="of:=[.BN34]/events" office:value-type="float" office:value="0">
            <text:p>0</text:p>
          </table:table-cell>
          <table:table-cell table:style-name="ACE-3" table:formula="of:=[.BO34]/events" office:value-type="float" office:value="0">
            <text:p>0</text:p>
          </table:table-cell>
          <table:table-cell table:style-name="ACE-3" table:formula="of:=[.BP34]/events" office:value-type="float" office:value="1.9999999999999999e-07">
            <text:p>2E-07</text:p>
          </table:table-cell>
          <table:table-cell table:style-name="ACE-3" table:formula="of:=[.BQ34]/events" office:value-type="float" office:value="0">
            <text:p>0</text:p>
          </table:table-cell>
          <table:table-cell table:style-name="ACE-3" table:formula="of:=[.BR34]/events" office:value-type="float" office:value="0">
            <text:p>0</text:p>
          </table:table-cell>
          <table:table-cell table:style-name="ACE-3" table:formula="of:=[.BS34]/events" office:value-type="float" office:value="0.010525700000000001">
            <text:p>0.0105257</text:p>
          </table:table-cell>
          <table:table-cell table:style-name="ACE-3" table:formula="of:=[.BT34]/events" office:value-type="float" office:value="0">
            <text:p>0</text:p>
          </table:table-cell>
          <table:table-cell table:style-name="ACE-3" table:formula="of:=[.BU34]/events" office:value-type="float" office:value="0">
            <text:p>0</text:p>
          </table:table-cell>
          <table:table-cell table:style-name="ACE-3" table:formula="of:=[.BV34]/events" office:value-type="float" office:value="0">
            <text:p>0</text:p>
          </table:table-cell>
          <table:table-cell table:style-name="ACE-3" table:formula="of:=[.BW34]/events" office:value-type="float" office:value="9.9999999999999995e-08">
            <text:p>1E-07</text:p>
          </table:table-cell>
          <table:table-cell table:style-name="ACE-3" table:formula="of:=[.BX34]/events" office:value-type="float" office:value="3.8399999999999998e-05">
            <text:p>4E−05</text:p>
          </table:table-cell>
          <table:table-cell table:style-name="ACE-3" table:formula="of:=[.BY34]/events" office:value-type="float" office:value="0.000435">
            <text:p>0.00044</text:p>
          </table:table-cell>
          <table:table-cell table:style-name="ACE-3" table:formula="of:=[.BZ34]/events" office:value-type="float" office:value="0.0024007">
            <text:p>0.0024</text:p>
          </table:table-cell>
          <table:table-cell table:style-name="ACE-3" table:formula="of:=[.CA34]/events" office:value-type="float" office:value="1.9e-06">
            <text:p>1.9E-06</text:p>
          </table:table-cell>
          <table:table-cell table:style-name="ACE-3" table:formula="of:=[.CB34]/events" office:value-type="float" office:value="5.6999999999999996e-06">
            <text:p>5.7E-06</text:p>
          </table:table-cell>
          <table:table-cell table:style-name="ACE-3" table:formula="of:=[.CC34]/events" office:value-type="float" office:value="0">
            <text:p>0</text:p>
          </table:table-cell>
          <table:table-cell table:style-name="ACE-3" table:formula="of:=[.CD34]/events" office:value-type="float" office:value="0">
            <text:p>0</text:p>
          </table:table-cell>
          <table:table-cell table:style-name="ACE-3" table:formula="of:=[.CE34]/events" office:value-type="float" office:value="0">
            <text:p>0</text:p>
          </table:table-cell>
          <table:table-cell table:style-name="ACE-3" table:formula="of:=[.CF34]/events" office:value-type="float" office:value="0.022913300000000001">
            <text:p>0.02291</text:p>
          </table:table-cell>
          <table:table-cell table:style-name="ACE-3" table:formula="of:=[.CG34]/events" office:value-type="float" office:value="0.0001337">
            <text:p>0.0001337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1">
            <text:p>1</text:p>
          </table:table-cell>
          <table:table-cell table:style-name="ACE-3" table:formula="of:=[.B35]" office:value-type="float" office:value="70">
            <text:p>70</text:p>
          </table:table-cell>
          <table:table-cell table:style-name="ACE-3" table:formula="of:=[.C35]/events" office:value-type="float" office:value="0">
            <text:p>0</text:p>
          </table:table-cell>
          <table:table-cell table:style-name="ACE-3" table:formula="of:=[.D35]/events" office:value-type="float" office:value="0.0122214">
            <text:p>0.01222</text:p>
          </table:table-cell>
          <table:table-cell table:style-name="ACE-3" table:formula="of:=[.E35]/events" office:value-type="float" office:value="0">
            <text:p>0</text:p>
          </table:table-cell>
          <table:table-cell table:style-name="ACE-3" table:formula="of:=[.F35]/events" office:value-type="float" office:value="0.0017902">
            <text:p>0.00179</text:p>
          </table:table-cell>
          <table:table-cell table:style-name="ACE-3" table:formula="of:=[.G35]/events" office:value-type="float" office:value="0.00084520000000000005">
            <text:p>0.00085</text:p>
          </table:table-cell>
          <table:table-cell table:style-name="ACE-3" table:formula="of:=[.H35]/events" office:value-type="float" office:value="4.5000000000000001e-06">
            <text:p>4.5E-06</text:p>
          </table:table-cell>
          <table:table-cell table:style-name="ACE-3" table:formula="of:=[.I35]/events" office:value-type="float" office:value="0">
            <text:p>0</text:p>
          </table:table-cell>
          <table:table-cell table:style-name="ACE-3" table:formula="of:=[.J35]/events" office:value-type="float" office:value="0">
            <text:p>0</text:p>
          </table:table-cell>
          <table:table-cell table:style-name="ACE-3" table:formula="of:=[.K35]/events" office:value-type="float" office:value="1.7999999999999999e-06">
            <text:p>1.8E-06</text:p>
          </table:table-cell>
          <table:table-cell table:style-name="ACE-3" table:formula="of:=[.L35]/events" office:value-type="float" office:value="1.1000000000000001e-06">
            <text:p>1.1E-06</text:p>
          </table:table-cell>
          <table:table-cell table:style-name="ACE-3" table:formula="of:=[.M35]/events" office:value-type="float" office:value="1.1600000000000001e-05">
            <text:p>1.16E-05</text:p>
          </table:table-cell>
          <table:table-cell table:style-name="ACE-3" table:formula="of:=[.N35]/events" office:value-type="float" office:value="0">
            <text:p>0</text:p>
          </table:table-cell>
          <table:table-cell table:style-name="ACE-3" table:formula="of:=[.O35]/events" office:value-type="float" office:value="0">
            <text:p>0</text:p>
          </table:table-cell>
          <table:table-cell table:style-name="ACE-3" table:formula="of:=[.P35]/events" office:value-type="float" office:value="9.9999999999999995e-08">
            <text:p>1E-07</text:p>
          </table:table-cell>
          <table:table-cell table:style-name="ACE-3" table:formula="of:=[.Q35]/events" office:value-type="float" office:value="0.00040170000000000001">
            <text:p>0.0004</text:p>
          </table:table-cell>
          <table:table-cell table:style-name="ACE-3" table:formula="of:=[.R35]/events" office:value-type="float" office:value="0">
            <text:p>0</text:p>
          </table:table-cell>
          <table:table-cell table:style-name="ACE-3" table:formula="of:=[.S35]/events" office:value-type="float" office:value="6.8499999999999998e-05">
            <text:p>7E−05</text:p>
          </table:table-cell>
          <table:table-cell table:style-name="ACE-3" table:formula="of:=[.T35]/events" office:value-type="float" office:value="2.58e-05">
            <text:p>3E−05</text:p>
          </table:table-cell>
          <table:table-cell table:style-name="ACE-3" table:formula="of:=[.U35]/events" office:value-type="float" office:value="0.0021153000000000001">
            <text:p>0.00212</text:p>
          </table:table-cell>
          <table:table-cell table:style-name="ACE-3" table:formula="of:=[.V35]/events" office:value-type="float" office:value="0.017896700000000001">
            <text:p>0.0179</text:p>
          </table:table-cell>
          <table:table-cell table:style-name="ACE-3" table:formula="of:=[.W35]/events" office:value-type="float" office:value="0.00046809999999999999">
            <text:p>0.00047</text:p>
          </table:table-cell>
          <table:table-cell table:style-name="ACE-3" table:formula="of:=[.X35]/events" office:value-type="float" office:value="5.9000000000000003e-06">
            <text:p>5.9E-06</text:p>
          </table:table-cell>
          <table:table-cell table:style-name="ACE-3" table:formula="of:=[.Y35]/events" office:value-type="float" office:value="0">
            <text:p>0</text:p>
          </table:table-cell>
          <table:table-cell table:style-name="ACE-3" table:formula="of:=[.Z35]/events" office:value-type="float" office:value="0">
            <text:p>0</text:p>
          </table:table-cell>
          <table:table-cell table:style-name="ACE-3" table:formula="of:=[.AA35]/events" office:value-type="float" office:value="0">
            <text:p>0</text:p>
          </table:table-cell>
          <table:table-cell table:style-name="ACE-3" table:formula="of:=[.AB35]/events" office:value-type="float" office:value="1.9999999999999999e-07">
            <text:p>2E-07</text:p>
          </table:table-cell>
          <table:table-cell table:style-name="ACE-3" table:formula="of:=[.AC35]/events" office:value-type="float" office:value="0.0019892">
            <text:p>0.00199</text:p>
          </table:table-cell>
          <table:table-cell table:style-name="ACE-3" table:formula="of:=[.AD35]/events" office:value-type="float" office:value="0.0021813000000000002">
            <text:p>0.00218</text:p>
          </table:table-cell>
          <table:table-cell table:style-name="ACE-3" table:formula="of:=[.AE35]/events" office:value-type="float" office:value="5.4599999999999999e-05">
            <text:p>5E−05</text:p>
          </table:table-cell>
          <table:table-cell table:style-name="ACE-3" table:formula="of:=[.AF35]/events" office:value-type="float" office:value="0">
            <text:p>0</text:p>
          </table:table-cell>
          <table:table-cell table:style-name="ACE-3" table:formula="of:=[.AG35]/events" office:value-type="float" office:value="2.0999999999999998e-06">
            <text:p>2.1E-06</text:p>
          </table:table-cell>
          <table:table-cell table:style-name="ACE-3" table:formula="of:=[.AH35]/events" office:value-type="float" office:value="9.7000000000000003e-06">
            <text:p>9.7E-06</text:p>
          </table:table-cell>
          <table:table-cell table:style-name="ACE-3" table:formula="of:=[.AI35]/events" office:value-type="float" office:value="3.9999999999999998e-07">
            <text:p>4E-07</text:p>
          </table:table-cell>
          <table:table-cell table:style-name="ACE-3" table:formula="of:=[.AJ35]/events" office:value-type="float" office:value="1.9999999999999999e-07">
            <text:p>2E-07</text:p>
          </table:table-cell>
          <table:table-cell table:style-name="ACE-3" table:formula="of:=[.AK35]/events" office:value-type="float" office:value="0">
            <text:p>0</text:p>
          </table:table-cell>
          <table:table-cell table:style-name="ACE-3" table:formula="of:=[.AL35]/events" office:value-type="float" office:value="0">
            <text:p>0</text:p>
          </table:table-cell>
          <table:table-cell table:style-name="ACE-3" table:formula="of:=[.AM35]/events" office:value-type="float" office:value="0.014700700000000001">
            <text:p>0.0147007</text:p>
          </table:table-cell>
          <table:table-cell table:style-name="ACE-3" table:formula="of:=[.AN35]/events" office:value-type="float" office:value="0">
            <text:p>0</text:p>
          </table:table-cell>
          <table:table-cell table:style-name="ACE-3" table:formula="of:=[.AO35]/events" office:value-type="float" office:value="0">
            <text:p>0</text:p>
          </table:table-cell>
          <table:table-cell table:style-name="ACE-3" table:formula="of:=[.AP35]/events" office:value-type="float" office:value="0">
            <text:p>0</text:p>
          </table:table-cell>
          <table:table-cell table:style-name="ACE-3" table:formula="of:=[.AQ35]/events" office:value-type="float" office:value="0.00040259999999999997">
            <text:p>0.0004</text:p>
          </table:table-cell>
          <table:table-cell table:style-name="ACE-3" table:formula="of:=[.AR35]/events" office:value-type="float" office:value="0">
            <text:p>0</text:p>
          </table:table-cell>
          <table:table-cell table:style-name="ACE-3" table:formula="of:=[.AS35]/events" office:value-type="float" office:value="0">
            <text:p>0</text:p>
          </table:table-cell>
          <table:table-cell table:style-name="ACE-3" table:formula="of:=[.AT35]/events" office:value-type="float" office:value="0">
            <text:p>0</text:p>
          </table:table-cell>
          <table:table-cell table:style-name="ACE-3" table:formula="of:=[.AU35]/events" office:value-type="float" office:value="0">
            <text:p>0</text:p>
          </table:table-cell>
          <table:table-cell table:style-name="ACE-3" table:formula="of:=[.AV35]/events" office:value-type="float" office:value="9.0000000000000002e-06">
            <text:p>9E-06</text:p>
          </table:table-cell>
          <table:table-cell table:style-name="ACE-3" table:formula="of:=[.AW35]/events" office:value-type="float" office:value="0.00081680000000000001">
            <text:p>0.00082</text:p>
          </table:table-cell>
          <table:table-cell table:style-name="ACE-3" table:formula="of:=[.AX35]/events" office:value-type="float" office:value="7.64e-05">
            <text:p>8E−05</text:p>
          </table:table-cell>
          <table:table-cell table:style-name="ACE-3" table:formula="of:=[.AY35]/events" office:value-type="float" office:value="3.9999999999999998e-07">
            <text:p>4E-07</text:p>
          </table:table-cell>
          <table:table-cell table:style-name="ACE-3" table:formula="of:=[.AZ35]/events" office:value-type="float" office:value="0">
            <text:p>0</text:p>
          </table:table-cell>
          <table:table-cell table:style-name="ACE-3" table:formula="of:=[.BA35]/events" office:value-type="float" office:value="0">
            <text:p>0</text:p>
          </table:table-cell>
          <table:table-cell table:style-name="ACE-3" table:formula="of:=[.BB35]/events" office:value-type="float" office:value="0">
            <text:p>0</text:p>
          </table:table-cell>
          <table:table-cell table:style-name="ACE-3" table:formula="of:=[.BC35]/events" office:value-type="float" office:value="0">
            <text:p>0</text:p>
          </table:table-cell>
          <table:table-cell table:style-name="ACE-3" table:formula="of:=[.BD35]/events" office:value-type="float" office:value="0">
            <text:p>0</text:p>
          </table:table-cell>
          <table:table-cell table:style-name="ACE-3" table:formula="of:=[.BE35]/events" office:value-type="float" office:value="2.76e-05">
            <text:p>2.76E-05</text:p>
          </table:table-cell>
          <table:table-cell table:style-name="ACE-3" table:formula="of:=[.BF35]/events" office:value-type="float" office:value="0.00042880000000000001">
            <text:p>0.0004288</text:p>
          </table:table-cell>
          <table:table-cell table:style-name="ACE-3" table:formula="of:=[.BG35]/events" office:value-type="float" office:value="6.9999999999999997e-07">
            <text:p>7E-07</text:p>
          </table:table-cell>
          <table:table-cell table:style-name="ACE-3" table:formula="of:=[.BH35]/events" office:value-type="float" office:value="0.00073720000000000003">
            <text:p>0.00074</text:p>
          </table:table-cell>
          <table:table-cell table:style-name="ACE-3" table:formula="of:=[.BI35]/events" office:value-type="float" office:value="0.00028140000000000001">
            <text:p>0.00028</text:p>
          </table:table-cell>
          <table:table-cell table:style-name="ACE-3" table:formula="of:=[.BJ35]/events" office:value-type="float" office:value="9.9999999999999995e-07">
            <text:p>1E-06</text:p>
          </table:table-cell>
          <table:table-cell table:style-name="ACE-3" table:formula="of:=[.BK35]/events" office:value-type="float" office:value="0">
            <text:p>0</text:p>
          </table:table-cell>
          <table:table-cell table:style-name="ACE-3" table:formula="of:=[.BL35]/events" office:value-type="float" office:value="0">
            <text:p>0</text:p>
          </table:table-cell>
          <table:table-cell table:style-name="ACE-3" table:formula="of:=[.BM35]/events" office:value-type="float" office:value="0">
            <text:p>0</text:p>
          </table:table-cell>
          <table:table-cell table:style-name="ACE-3" table:formula="of:=[.BN35]/events" office:value-type="float" office:value="0">
            <text:p>0</text:p>
          </table:table-cell>
          <table:table-cell table:style-name="ACE-3" table:formula="of:=[.BO35]/events" office:value-type="float" office:value="0">
            <text:p>0</text:p>
          </table:table-cell>
          <table:table-cell table:style-name="ACE-3" table:formula="of:=[.BP35]/events" office:value-type="float" office:value="9.9999999999999995e-08">
            <text:p>1E-07</text:p>
          </table:table-cell>
          <table:table-cell table:style-name="ACE-3" table:formula="of:=[.BQ35]/events" office:value-type="float" office:value="0">
            <text:p>0</text:p>
          </table:table-cell>
          <table:table-cell table:style-name="ACE-3" table:formula="of:=[.BR35]/events" office:value-type="float" office:value="0">
            <text:p>0</text:p>
          </table:table-cell>
          <table:table-cell table:style-name="ACE-3" table:formula="of:=[.BS35]/events" office:value-type="float" office:value="0.0092755000000000008">
            <text:p>0.0092755</text:p>
          </table:table-cell>
          <table:table-cell table:style-name="ACE-3" table:formula="of:=[.BT35]/events" office:value-type="float" office:value="0">
            <text:p>0</text:p>
          </table:table-cell>
          <table:table-cell table:style-name="ACE-3" table:formula="of:=[.BU35]/events" office:value-type="float" office:value="0">
            <text:p>0</text:p>
          </table:table-cell>
          <table:table-cell table:style-name="ACE-3" table:formula="of:=[.BV35]/events" office:value-type="float" office:value="0">
            <text:p>0</text:p>
          </table:table-cell>
          <table:table-cell table:style-name="ACE-3" table:formula="of:=[.BW35]/events" office:value-type="float" office:value="9.9999999999999995e-08">
            <text:p>1E-07</text:p>
          </table:table-cell>
          <table:table-cell table:style-name="ACE-3" table:formula="of:=[.BX35]/events" office:value-type="float" office:value="2.4199999999999999e-05">
            <text:p>2E−05</text:p>
          </table:table-cell>
          <table:table-cell table:style-name="ACE-3" table:formula="of:=[.BY35]/events" office:value-type="float" office:value="0.00050460000000000001">
            <text:p>0.0005</text:p>
          </table:table-cell>
          <table:table-cell table:style-name="ACE-3" table:formula="of:=[.BZ35]/events" office:value-type="float" office:value="0.0040943999999999998">
            <text:p>0.00409</text:p>
          </table:table-cell>
          <table:table-cell table:style-name="ACE-3" table:formula="of:=[.CA35]/events" office:value-type="float" office:value="3.0000000000000001e-06">
            <text:p>3E-06</text:p>
          </table:table-cell>
          <table:table-cell table:style-name="ACE-3" table:formula="of:=[.CB35]/events" office:value-type="float" office:value="9.0000000000000002e-06">
            <text:p>9E-06</text:p>
          </table:table-cell>
          <table:table-cell table:style-name="ACE-3" table:formula="of:=[.CC35]/events" office:value-type="float" office:value="0">
            <text:p>0</text:p>
          </table:table-cell>
          <table:table-cell table:style-name="ACE-3" table:formula="of:=[.CD35]/events" office:value-type="float" office:value="0">
            <text:p>0</text:p>
          </table:table-cell>
          <table:table-cell table:style-name="ACE-3" table:formula="of:=[.CE35]/events" office:value-type="float" office:value="0">
            <text:p>0</text:p>
          </table:table-cell>
          <table:table-cell table:style-name="ACE-3" table:formula="of:=[.CF35]/events" office:value-type="float" office:value="0.023724700000000001">
            <text:p>0.02372</text:p>
          </table:table-cell>
          <table:table-cell table:style-name="ACE-3" table:formula="of:=[.CG35]/events" office:value-type="float" office:value="0.0001071">
            <text:p>0.0001071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36]" office:value-type="float" office:value="250">
            <text:p>250</text:p>
          </table:table-cell>
          <table:table-cell table:style-name="ACE-3" table:formula="of:=[.C36]/events" office:value-type="float" office:value="0">
            <text:p>0</text:p>
          </table:table-cell>
          <table:table-cell table:style-name="ACE-3" table:formula="of:=[.D36]/events" office:value-type="float" office:value="0.019496300000000001">
            <text:p>0.0195</text:p>
          </table:table-cell>
          <table:table-cell table:style-name="ACE-3" table:formula="of:=[.E36]/events" office:value-type="float" office:value="1.9999999999999999e-07">
            <text:p>2E-07</text:p>
          </table:table-cell>
          <table:table-cell table:style-name="ACE-3" table:formula="of:=[.F36]/events" office:value-type="float" office:value="0.0022568000000000002">
            <text:p>0.00226</text:p>
          </table:table-cell>
          <table:table-cell table:style-name="ACE-3" table:formula="of:=[.G36]/events" office:value-type="float" office:value="0.0026009000000000002">
            <text:p>0.0026</text:p>
          </table:table-cell>
          <table:table-cell table:style-name="ACE-3" table:formula="of:=[.H36]/events" office:value-type="float" office:value="1.9599999999999999e-05">
            <text:p>2E−05</text:p>
          </table:table-cell>
          <table:table-cell table:style-name="ACE-3" table:formula="of:=[.I36]/events" office:value-type="float" office:value="4.9999999999999998e-07">
            <text:p>5E-07</text:p>
          </table:table-cell>
          <table:table-cell table:style-name="ACE-3" table:formula="of:=[.J36]/events" office:value-type="float" office:value="0">
            <text:p>0</text:p>
          </table:table-cell>
          <table:table-cell table:style-name="ACE-3" table:formula="of:=[.K36]/events" office:value-type="float" office:value="5.1000000000000003e-06">
            <text:p>5.1E-06</text:p>
          </table:table-cell>
          <table:table-cell table:style-name="ACE-3" table:formula="of:=[.L36]/events" office:value-type="float" office:value="2.6000000000000001e-06">
            <text:p>2.6E-06</text:p>
          </table:table-cell>
          <table:table-cell table:style-name="ACE-3" table:formula="of:=[.M36]/events" office:value-type="float" office:value="0.0001416">
            <text:p>0.0001416</text:p>
          </table:table-cell>
          <table:table-cell table:style-name="ACE-3" table:formula="of:=[.N36]/events" office:value-type="float" office:value="5.9999999999999997e-07">
            <text:p>6E-07</text:p>
          </table:table-cell>
          <table:table-cell table:style-name="ACE-3" table:formula="of:=[.O36]/events" office:value-type="float" office:value="0">
            <text:p>0</text:p>
          </table:table-cell>
          <table:table-cell table:style-name="ACE-3" table:formula="of:=[.P36]/events" office:value-type="float" office:value="7.9999999999999996e-07">
            <text:p>8E-07</text:p>
          </table:table-cell>
          <table:table-cell table:style-name="ACE-3" table:formula="of:=[.Q36]/events" office:value-type="float" office:value="0.00042939999999999997">
            <text:p>0.00043</text:p>
          </table:table-cell>
          <table:table-cell table:style-name="ACE-3" table:formula="of:=[.R36]/events" office:value-type="float" office:value="0">
            <text:p>0</text:p>
          </table:table-cell>
          <table:table-cell table:style-name="ACE-3" table:formula="of:=[.S36]/events" office:value-type="float" office:value="0.00016689999999999999">
            <text:p>0.00017</text:p>
          </table:table-cell>
          <table:table-cell table:style-name="ACE-3" table:formula="of:=[.T36]/events" office:value-type="float" office:value="0.00019259999999999999">
            <text:p>0.00019</text:p>
          </table:table-cell>
          <table:table-cell table:style-name="ACE-3" table:formula="of:=[.U36]/events" office:value-type="float" office:value="0.0033436">
            <text:p>0.00334</text:p>
          </table:table-cell>
          <table:table-cell table:style-name="ACE-3" table:formula="of:=[.V36]/events" office:value-type="float" office:value="0.0116813">
            <text:p>0.01168</text:p>
          </table:table-cell>
          <table:table-cell table:style-name="ACE-3" table:formula="of:=[.W36]/events" office:value-type="float" office:value="0.0005352">
            <text:p>0.00054</text:p>
          </table:table-cell>
          <table:table-cell table:style-name="ACE-3" table:formula="of:=[.X36]/events" office:value-type="float" office:value="3.8500000000000001e-05">
            <text:p>3.85E-05</text:p>
          </table:table-cell>
          <table:table-cell table:style-name="ACE-3" table:formula="of:=[.Y36]/events" office:value-type="float" office:value="1.9999999999999999e-07">
            <text:p>2E-07</text:p>
          </table:table-cell>
          <table:table-cell table:style-name="ACE-3" table:formula="of:=[.Z36]/events" office:value-type="float" office:value="0">
            <text:p>0</text:p>
          </table:table-cell>
          <table:table-cell table:style-name="ACE-3" table:formula="of:=[.AA36]/events" office:value-type="float" office:value="3.9999999999999998e-07">
            <text:p>4E-07</text:p>
          </table:table-cell>
          <table:table-cell table:style-name="ACE-3" table:formula="of:=[.AB36]/events" office:value-type="float" office:value="1.5299999999999999e-05">
            <text:p>2E−05</text:p>
          </table:table-cell>
          <table:table-cell table:style-name="ACE-3" table:formula="of:=[.AC36]/events" office:value-type="float" office:value="0.0041006999999999997">
            <text:p>0.0041</text:p>
          </table:table-cell>
          <table:table-cell table:style-name="ACE-3" table:formula="of:=[.AD36]/events" office:value-type="float" office:value="0.6410304">
            <text:p>0.64103</text:p>
          </table:table-cell>
          <table:table-cell table:style-name="ACE-3" table:formula="of:=[.AE36]/events" office:value-type="float" office:value="9.3800000000000003e-05">
            <text:p>9E−05</text:p>
          </table:table-cell>
          <table:table-cell table:style-name="ACE-3" table:formula="of:=[.AF36]/events" office:value-type="float" office:value="9.9999999999999995e-08">
            <text:p>1E-07</text:p>
          </table:table-cell>
          <table:table-cell table:style-name="ACE-3" table:formula="of:=[.AG36]/events" office:value-type="float" office:value="3.4000000000000001e-06">
            <text:p>3.4E-06</text:p>
          </table:table-cell>
          <table:table-cell table:style-name="ACE-3" table:formula="of:=[.AH36]/events" office:value-type="float" office:value="9.0000000000000002e-06">
            <text:p>9E-06</text:p>
          </table:table-cell>
          <table:table-cell table:style-name="ACE-3" table:formula="of:=[.AI36]/events" office:value-type="float" office:value="7.9999999999999996e-07">
            <text:p>8E-07</text:p>
          </table:table-cell>
          <table:table-cell table:style-name="ACE-3" table:formula="of:=[.AJ36]/events" office:value-type="float" office:value="1.9999999999999999e-07">
            <text:p>2E-07</text:p>
          </table:table-cell>
          <table:table-cell table:style-name="ACE-3" table:formula="of:=[.AK36]/events" office:value-type="float" office:value="0">
            <text:p>0</text:p>
          </table:table-cell>
          <table:table-cell table:style-name="ACE-3" table:formula="of:=[.AL36]/events" office:value-type="float" office:value="9.9999999999999995e-08">
            <text:p>1E-07</text:p>
          </table:table-cell>
          <table:table-cell table:style-name="ACE-3" table:formula="of:=[.AM36]/events" office:value-type="float" office:value="0.032457399999999997">
            <text:p>0.0324574</text:p>
          </table:table-cell>
          <table:table-cell table:style-name="ACE-3" table:formula="of:=[.AN36]/events" office:value-type="float" office:value="1.5500000000000001e-05">
            <text:p>1.55E-05</text:p>
          </table:table-cell>
          <table:table-cell table:style-name="ACE-3" table:formula="of:=[.AO36]/events" office:value-type="float" office:value="0">
            <text:p>0</text:p>
          </table:table-cell>
          <table:table-cell table:style-name="ACE-3" table:formula="of:=[.AP36]/events" office:value-type="float" office:value="0">
            <text:p>0</text:p>
          </table:table-cell>
          <table:table-cell table:style-name="ACE-3" table:formula="of:=[.AQ36]/events" office:value-type="float" office:value="0.00076020000000000005">
            <text:p>0.00076</text:p>
          </table:table-cell>
          <table:table-cell table:style-name="ACE-3" table:formula="of:=[.AR36]/events" office:value-type="float" office:value="0">
            <text:p>0</text:p>
          </table:table-cell>
          <table:table-cell table:style-name="ACE-3" table:formula="of:=[.AS36]/events" office:value-type="float" office:value="4.9999999999999998e-07">
            <text:p>5E-07</text:p>
          </table:table-cell>
          <table:table-cell table:style-name="ACE-3" table:formula="of:=[.AT36]/events" office:value-type="float" office:value="2.9999999999999999e-07">
            <text:p>3E-07</text:p>
          </table:table-cell>
          <table:table-cell table:style-name="ACE-3" table:formula="of:=[.AU36]/events" office:value-type="float" office:value="1.9999999999999999e-07">
            <text:p>2E-07</text:p>
          </table:table-cell>
          <table:table-cell table:style-name="ACE-3" table:formula="of:=[.AV36]/events" office:value-type="float" office:value="1.98e-05">
            <text:p>1.98E-05</text:p>
          </table:table-cell>
          <table:table-cell table:style-name="ACE-3" table:formula="of:=[.AW36]/events" office:value-type="float" office:value="0.0011424">
            <text:p>0.00114</text:p>
          </table:table-cell>
          <table:table-cell table:style-name="ACE-3" table:formula="of:=[.AX36]/events" office:value-type="float" office:value="0.00015750000000000001">
            <text:p>0.00016</text:p>
          </table:table-cell>
          <table:table-cell table:style-name="ACE-3" table:formula="of:=[.AY36]/events" office:value-type="float" office:value="5.9000000000000003e-06">
            <text:p>5.9E-06</text:p>
          </table:table-cell>
          <table:table-cell table:style-name="ACE-3" table:formula="of:=[.AZ36]/events" office:value-type="float" office:value="1.7999999999999999e-06">
            <text:p>1.8E-06</text:p>
          </table:table-cell>
          <table:table-cell table:style-name="ACE-3" table:formula="of:=[.BA36]/events" office:value-type="float" office:value="0">
            <text:p>0</text:p>
          </table:table-cell>
          <table:table-cell table:style-name="ACE-3" table:formula="of:=[.BB36]/events" office:value-type="float" office:value="9.9999999999999995e-08">
            <text:p>1E-07</text:p>
          </table:table-cell>
          <table:table-cell table:style-name="ACE-3" table:formula="of:=[.BC36]/events" office:value-type="float" office:value="9.9999999999999995e-08">
            <text:p>1E-07</text:p>
          </table:table-cell>
          <table:table-cell table:style-name="ACE-3" table:formula="of:=[.BD36]/events" office:value-type="float" office:value="3.1999999999999999e-06">
            <text:p>3.2E-06</text:p>
          </table:table-cell>
          <table:table-cell table:style-name="ACE-3" table:formula="of:=[.BE36]/events" office:value-type="float" office:value="3.3599999999999997e-05">
            <text:p>3.36E-05</text:p>
          </table:table-cell>
          <table:table-cell table:style-name="ACE-3" table:formula="of:=[.BF36]/events" office:value-type="float" office:value="0.00030929999999999998">
            <text:p>0.0003093</text:p>
          </table:table-cell>
          <table:table-cell table:style-name="ACE-3" table:formula="of:=[.BG36]/events" office:value-type="float" office:value="5.4e-06">
            <text:p>5.4E-06</text:p>
          </table:table-cell>
          <table:table-cell table:style-name="ACE-3" table:formula="of:=[.BH36]/events" office:value-type="float" office:value="0.0008698">
            <text:p>0.00087</text:p>
          </table:table-cell>
          <table:table-cell table:style-name="ACE-3" table:formula="of:=[.BI36]/events" office:value-type="float" office:value="0.00062600000000000004">
            <text:p>0.00063</text:p>
          </table:table-cell>
          <table:table-cell table:style-name="ACE-3" table:formula="of:=[.BJ36]/events" office:value-type="float" office:value="2.5000000000000002e-06">
            <text:p>2.5E-06</text:p>
          </table:table-cell>
          <table:table-cell table:style-name="ACE-3" table:formula="of:=[.BK36]/events" office:value-type="float" office:value="5.9999999999999997e-07">
            <text:p>6E-07</text:p>
          </table:table-cell>
          <table:table-cell table:style-name="ACE-3" table:formula="of:=[.BL36]/events" office:value-type="float" office:value="0">
            <text:p>0</text:p>
          </table:table-cell>
          <table:table-cell table:style-name="ACE-3" table:formula="of:=[.BM36]/events" office:value-type="float" office:value="0">
            <text:p>0</text:p>
          </table:table-cell>
          <table:table-cell table:style-name="ACE-3" table:formula="of:=[.BN36]/events" office:value-type="float" office:value="0">
            <text:p>0</text:p>
          </table:table-cell>
          <table:table-cell table:style-name="ACE-3" table:formula="of:=[.BO36]/events" office:value-type="float" office:value="0">
            <text:p>0</text:p>
          </table:table-cell>
          <table:table-cell table:style-name="ACE-3" table:formula="of:=[.BP36]/events" office:value-type="float" office:value="9.9999999999999995e-08">
            <text:p>1E-07</text:p>
          </table:table-cell>
          <table:table-cell table:style-name="ACE-3" table:formula="of:=[.BQ36]/events" office:value-type="float" office:value="0">
            <text:p>0</text:p>
          </table:table-cell>
          <table:table-cell table:style-name="ACE-3" table:formula="of:=[.BR36]/events" office:value-type="float" office:value="0">
            <text:p>0</text:p>
          </table:table-cell>
          <table:table-cell table:style-name="ACE-3" table:formula="of:=[.BS36]/events" office:value-type="float" office:value="0.026232800000000001">
            <text:p>0.0262328</text:p>
          </table:table-cell>
          <table:table-cell table:style-name="ACE-3" table:formula="of:=[.BT36]/events" office:value-type="float" office:value="9.9999999999999995e-08">
            <text:p>1E-07</text:p>
          </table:table-cell>
          <table:table-cell table:style-name="ACE-3" table:formula="of:=[.BU36]/events" office:value-type="float" office:value="9.9999999999999995e-08">
            <text:p>1E-07</text:p>
          </table:table-cell>
          <table:table-cell table:style-name="ACE-3" table:formula="of:=[.BV36]/events" office:value-type="float" office:value="0">
            <text:p>0</text:p>
          </table:table-cell>
          <table:table-cell table:style-name="ACE-3" table:formula="of:=[.BW36]/events" office:value-type="float" office:value="3.1999999999999999e-06">
            <text:p>3.2E-06</text:p>
          </table:table-cell>
          <table:table-cell table:style-name="ACE-3" table:formula="of:=[.BX36]/events" office:value-type="float" office:value="8.0500000000000005e-05">
            <text:p>8E−05</text:p>
          </table:table-cell>
          <table:table-cell table:style-name="ACE-3" table:formula="of:=[.BY36]/events" office:value-type="float" office:value="0.00077280000000000003">
            <text:p>0.00077</text:p>
          </table:table-cell>
          <table:table-cell table:style-name="ACE-3" table:formula="of:=[.BZ36]/events" office:value-type="float" office:value="0.0024053999999999998">
            <text:p>0.00241</text:p>
          </table:table-cell>
          <table:table-cell table:style-name="ACE-3" table:formula="of:=[.CA36]/events" office:value-type="float" office:value="2.5000000000000002e-06">
            <text:p>2.5E-06</text:p>
          </table:table-cell>
          <table:table-cell table:style-name="ACE-3" table:formula="of:=[.CB36]/events" office:value-type="float" office:value="4.7999999999999998e-06">
            <text:p>4.8E-06</text:p>
          </table:table-cell>
          <table:table-cell table:style-name="ACE-3" table:formula="of:=[.CC36]/events" office:value-type="float" office:value="1.9999999999999999e-07">
            <text:p>2E-07</text:p>
          </table:table-cell>
          <table:table-cell table:style-name="ACE-3" table:formula="of:=[.CD36]/events" office:value-type="float" office:value="4.9999999999999998e-07">
            <text:p>5E-07</text:p>
          </table:table-cell>
          <table:table-cell table:style-name="ACE-3" table:formula="of:=[.CE36]/events" office:value-type="float" office:value="4.9999999999999998e-07">
            <text:p>5E-07</text:p>
          </table:table-cell>
          <table:table-cell table:style-name="ACE-3" table:formula="of:=[.CF36]/events" office:value-type="float" office:value="0.053811299999999999">
            <text:p>0.05381</text:p>
          </table:table-cell>
          <table:table-cell table:style-name="ACE-3" table:formula="of:=[.CG36]/events" office:value-type="float" office:value="0.00048710000000000002">
            <text:p>0.0004871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37]" office:value-type="float" office:value="230">
            <text:p>230</text:p>
          </table:table-cell>
          <table:table-cell table:style-name="ACE-3" table:formula="of:=[.C37]/events" office:value-type="float" office:value="0">
            <text:p>0</text:p>
          </table:table-cell>
          <table:table-cell table:style-name="ACE-3" table:formula="of:=[.D37]/events" office:value-type="float" office:value="0.019643500000000001">
            <text:p>0.01964</text:p>
          </table:table-cell>
          <table:table-cell table:style-name="ACE-3" table:formula="of:=[.E37]/events" office:value-type="float" office:value="0">
            <text:p>0</text:p>
          </table:table-cell>
          <table:table-cell table:style-name="ACE-3" table:formula="of:=[.F37]/events" office:value-type="float" office:value="0.0023083999999999999">
            <text:p>0.00231</text:p>
          </table:table-cell>
          <table:table-cell table:style-name="ACE-3" table:formula="of:=[.G37]/events" office:value-type="float" office:value="0.0025025">
            <text:p>0.0025</text:p>
          </table:table-cell>
          <table:table-cell table:style-name="ACE-3" table:formula="of:=[.H37]/events" office:value-type="float" office:value="1.9199999999999999e-05">
            <text:p>2E−05</text:p>
          </table:table-cell>
          <table:table-cell table:style-name="ACE-3" table:formula="of:=[.I37]/events" office:value-type="float" office:value="3.9999999999999998e-07">
            <text:p>4E-07</text:p>
          </table:table-cell>
          <table:table-cell table:style-name="ACE-3" table:formula="of:=[.J37]/events" office:value-type="float" office:value="0">
            <text:p>0</text:p>
          </table:table-cell>
          <table:table-cell table:style-name="ACE-3" table:formula="of:=[.K37]/events" office:value-type="float" office:value="5.6999999999999996e-06">
            <text:p>5.7E-06</text:p>
          </table:table-cell>
          <table:table-cell table:style-name="ACE-3" table:formula="of:=[.L37]/events" office:value-type="float" office:value="2.3999999999999999e-06">
            <text:p>2.4E-06</text:p>
          </table:table-cell>
          <table:table-cell table:style-name="ACE-3" table:formula="of:=[.M37]/events" office:value-type="float" office:value="0.00014540000000000001">
            <text:p>0.0001454</text:p>
          </table:table-cell>
          <table:table-cell table:style-name="ACE-3" table:formula="of:=[.N37]/events" office:value-type="float" office:value="7.9999999999999996e-07">
            <text:p>8E-07</text:p>
          </table:table-cell>
          <table:table-cell table:style-name="ACE-3" table:formula="of:=[.O37]/events" office:value-type="float" office:value="0">
            <text:p>0</text:p>
          </table:table-cell>
          <table:table-cell table:style-name="ACE-3" table:formula="of:=[.P37]/events" office:value-type="float" office:value="3.9999999999999998e-07">
            <text:p>4E-07</text:p>
          </table:table-cell>
          <table:table-cell table:style-name="ACE-3" table:formula="of:=[.Q37]/events" office:value-type="float" office:value="0.00044519999999999998">
            <text:p>0.00045</text:p>
          </table:table-cell>
          <table:table-cell table:style-name="ACE-3" table:formula="of:=[.R37]/events" office:value-type="float" office:value="0">
            <text:p>0</text:p>
          </table:table-cell>
          <table:table-cell table:style-name="ACE-3" table:formula="of:=[.S37]/events" office:value-type="float" office:value="0.00016479999999999999">
            <text:p>0.00016</text:p>
          </table:table-cell>
          <table:table-cell table:style-name="ACE-3" table:formula="of:=[.T37]/events" office:value-type="float" office:value="0.00019489999999999999">
            <text:p>0.00019</text:p>
          </table:table-cell>
          <table:table-cell table:style-name="ACE-3" table:formula="of:=[.U37]/events" office:value-type="float" office:value="0.0033820999999999999">
            <text:p>0.00338</text:p>
          </table:table-cell>
          <table:table-cell table:style-name="ACE-3" table:formula="of:=[.V37]/events" office:value-type="float" office:value="0.012025900000000001">
            <text:p>0.01203</text:p>
          </table:table-cell>
          <table:table-cell table:style-name="ACE-3" table:formula="of:=[.W37]/events" office:value-type="float" office:value="0.00053930000000000004">
            <text:p>0.00054</text:p>
          </table:table-cell>
          <table:table-cell table:style-name="ACE-3" table:formula="of:=[.X37]/events" office:value-type="float" office:value="3.65e-05">
            <text:p>3.65E-05</text:p>
          </table:table-cell>
          <table:table-cell table:style-name="ACE-3" table:formula="of:=[.Y37]/events" office:value-type="float" office:value="2.9999999999999999e-07">
            <text:p>3E-07</text:p>
          </table:table-cell>
          <table:table-cell table:style-name="ACE-3" table:formula="of:=[.Z37]/events" office:value-type="float" office:value="0">
            <text:p>0</text:p>
          </table:table-cell>
          <table:table-cell table:style-name="ACE-3" table:formula="of:=[.AA37]/events" office:value-type="float" office:value="1.9999999999999999e-07">
            <text:p>2E-07</text:p>
          </table:table-cell>
          <table:table-cell table:style-name="ACE-3" table:formula="of:=[.AB37]/events" office:value-type="float" office:value="1.4399999999999999e-05">
            <text:p>1E−05</text:p>
          </table:table-cell>
          <table:table-cell table:style-name="ACE-3" table:formula="of:=[.AC37]/events" office:value-type="float" office:value="0.0040731999999999999">
            <text:p>0.00407</text:p>
          </table:table-cell>
          <table:table-cell table:style-name="ACE-3" table:formula="of:=[.AD37]/events" office:value-type="float" office:value="0.60359569999999996">
            <text:p>0.6036</text:p>
          </table:table-cell>
          <table:table-cell table:style-name="ACE-3" table:formula="of:=[.AE37]/events" office:value-type="float" office:value="9.7499999999999998e-05">
            <text:p>1E−04</text:p>
          </table:table-cell>
          <table:table-cell table:style-name="ACE-3" table:formula="of:=[.AF37]/events" office:value-type="float" office:value="0">
            <text:p>0</text:p>
          </table:table-cell>
          <table:table-cell table:style-name="ACE-3" table:formula="of:=[.AG37]/events" office:value-type="float" office:value="3.4000000000000001e-06">
            <text:p>3.4E-06</text:p>
          </table:table-cell>
          <table:table-cell table:style-name="ACE-3" table:formula="of:=[.AH37]/events" office:value-type="float" office:value="1.0699999999999999e-05">
            <text:p>1.07E-05</text:p>
          </table:table-cell>
          <table:table-cell table:style-name="ACE-3" table:formula="of:=[.AI37]/events" office:value-type="float" office:value="9.9999999999999995e-07">
            <text:p>1E-06</text:p>
          </table:table-cell>
          <table:table-cell table:style-name="ACE-3" table:formula="of:=[.AJ37]/events" office:value-type="float" office:value="0">
            <text:p>0</text:p>
          </table:table-cell>
          <table:table-cell table:style-name="ACE-3" table:formula="of:=[.AK37]/events" office:value-type="float" office:value="0">
            <text:p>0</text:p>
          </table:table-cell>
          <table:table-cell table:style-name="ACE-3" table:formula="of:=[.AL37]/events" office:value-type="float" office:value="0">
            <text:p>0</text:p>
          </table:table-cell>
          <table:table-cell table:style-name="ACE-3" table:formula="of:=[.AM37]/events" office:value-type="float" office:value="0.0315333">
            <text:p>0.0315333</text:p>
          </table:table-cell>
          <table:table-cell table:style-name="ACE-3" table:formula="of:=[.AN37]/events" office:value-type="float" office:value="1.52e-05">
            <text:p>1.52E-05</text:p>
          </table:table-cell>
          <table:table-cell table:style-name="ACE-3" table:formula="of:=[.AO37]/events" office:value-type="float" office:value="0">
            <text:p>0</text:p>
          </table:table-cell>
          <table:table-cell table:style-name="ACE-3" table:formula="of:=[.AP37]/events" office:value-type="float" office:value="0">
            <text:p>0</text:p>
          </table:table-cell>
          <table:table-cell table:style-name="ACE-3" table:formula="of:=[.AQ37]/events" office:value-type="float" office:value="0.00078069999999999995">
            <text:p>0.00078</text:p>
          </table:table-cell>
          <table:table-cell table:style-name="ACE-3" table:formula="of:=[.AR37]/events" office:value-type="float" office:value="0">
            <text:p>0</text:p>
          </table:table-cell>
          <table:table-cell table:style-name="ACE-3" table:formula="of:=[.AS37]/events" office:value-type="float" office:value="9.9999999999999995e-07">
            <text:p>1E-06</text:p>
          </table:table-cell>
          <table:table-cell table:style-name="ACE-3" table:formula="of:=[.AT37]/events" office:value-type="float" office:value="0">
            <text:p>0</text:p>
          </table:table-cell>
          <table:table-cell table:style-name="ACE-3" table:formula="of:=[.AU37]/events" office:value-type="float" office:value="0">
            <text:p>0</text:p>
          </table:table-cell>
          <table:table-cell table:style-name="ACE-3" table:formula="of:=[.AV37]/events" office:value-type="float" office:value="1.8600000000000001e-05">
            <text:p>1.86E-05</text:p>
          </table:table-cell>
          <table:table-cell table:style-name="ACE-3" table:formula="of:=[.AW37]/events" office:value-type="float" office:value="0.0011471000000000001">
            <text:p>0.00115</text:p>
          </table:table-cell>
          <table:table-cell table:style-name="ACE-3" table:formula="of:=[.AX37]/events" office:value-type="float" office:value="0.00015129999999999999">
            <text:p>0.00015</text:p>
          </table:table-cell>
          <table:table-cell table:style-name="ACE-3" table:formula="of:=[.AY37]/events" office:value-type="float" office:value="7.0999999999999998e-06">
            <text:p>7.1E-06</text:p>
          </table:table-cell>
          <table:table-cell table:style-name="ACE-3" table:formula="of:=[.AZ37]/events" office:value-type="float" office:value="1.9e-06">
            <text:p>1.9E-06</text:p>
          </table:table-cell>
          <table:table-cell table:style-name="ACE-3" table:formula="of:=[.BA37]/events" office:value-type="float" office:value="9.9999999999999995e-08">
            <text:p>1E-07</text:p>
          </table:table-cell>
          <table:table-cell table:style-name="ACE-3" table:formula="of:=[.BB37]/events" office:value-type="float" office:value="0">
            <text:p>0</text:p>
          </table:table-cell>
          <table:table-cell table:style-name="ACE-3" table:formula="of:=[.BC37]/events" office:value-type="float" office:value="0">
            <text:p>0</text:p>
          </table:table-cell>
          <table:table-cell table:style-name="ACE-3" table:formula="of:=[.BD37]/events" office:value-type="float" office:value="3.0000000000000001e-06">
            <text:p>3E-06</text:p>
          </table:table-cell>
          <table:table-cell table:style-name="ACE-3" table:formula="of:=[.BE37]/events" office:value-type="float" office:value="4.0500000000000002e-05">
            <text:p>4.05E-05</text:p>
          </table:table-cell>
          <table:table-cell table:style-name="ACE-3" table:formula="of:=[.BF37]/events" office:value-type="float" office:value="0.00034919999999999998">
            <text:p>0.0003492</text:p>
          </table:table-cell>
          <table:table-cell table:style-name="ACE-3" table:formula="of:=[.BG37]/events" office:value-type="float" office:value="3.4000000000000001e-06">
            <text:p>3.4E-06</text:p>
          </table:table-cell>
          <table:table-cell table:style-name="ACE-3" table:formula="of:=[.BH37]/events" office:value-type="float" office:value="0.00087250000000000001">
            <text:p>0.00087</text:p>
          </table:table-cell>
          <table:table-cell table:style-name="ACE-3" table:formula="of:=[.BI37]/events" office:value-type="float" office:value="0.00062589999999999998">
            <text:p>0.00063</text:p>
          </table:table-cell>
          <table:table-cell table:style-name="ACE-3" table:formula="of:=[.BJ37]/events" office:value-type="float" office:value="3.3000000000000002e-06">
            <text:p>3.3E-06</text:p>
          </table:table-cell>
          <table:table-cell table:style-name="ACE-3" table:formula="of:=[.BK37]/events" office:value-type="float" office:value="4.9999999999999998e-07">
            <text:p>5E-07</text:p>
          </table:table-cell>
          <table:table-cell table:style-name="ACE-3" table:formula="of:=[.BL37]/events" office:value-type="float" office:value="0">
            <text:p>0</text:p>
          </table:table-cell>
          <table:table-cell table:style-name="ACE-3" table:formula="of:=[.BM37]/events" office:value-type="float" office:value="0">
            <text:p>0</text:p>
          </table:table-cell>
          <table:table-cell table:style-name="ACE-3" table:formula="of:=[.BN37]/events" office:value-type="float" office:value="0">
            <text:p>0</text:p>
          </table:table-cell>
          <table:table-cell table:style-name="ACE-3" table:formula="of:=[.BO37]/events" office:value-type="float" office:value="0">
            <text:p>0</text:p>
          </table:table-cell>
          <table:table-cell table:style-name="ACE-3" table:formula="of:=[.BP37]/events" office:value-type="float" office:value="9.9999999999999995e-08">
            <text:p>1E-07</text:p>
          </table:table-cell>
          <table:table-cell table:style-name="ACE-3" table:formula="of:=[.BQ37]/events" office:value-type="float" office:value="0">
            <text:p>0</text:p>
          </table:table-cell>
          <table:table-cell table:style-name="ACE-3" table:formula="of:=[.BR37]/events" office:value-type="float" office:value="0">
            <text:p>0</text:p>
          </table:table-cell>
          <table:table-cell table:style-name="ACE-3" table:formula="of:=[.BS37]/events" office:value-type="float" office:value="0.026078199999999999">
            <text:p>0.0260782</text:p>
          </table:table-cell>
          <table:table-cell table:style-name="ACE-3" table:formula="of:=[.BT37]/events" office:value-type="float" office:value="0">
            <text:p>0</text:p>
          </table:table-cell>
          <table:table-cell table:style-name="ACE-3" table:formula="of:=[.BU37]/events" office:value-type="float" office:value="0">
            <text:p>0</text:p>
          </table:table-cell>
          <table:table-cell table:style-name="ACE-3" table:formula="of:=[.BV37]/events" office:value-type="float" office:value="0">
            <text:p>0</text:p>
          </table:table-cell>
          <table:table-cell table:style-name="ACE-3" table:formula="of:=[.BW37]/events" office:value-type="float" office:value="2.5000000000000002e-06">
            <text:p>2.5E-06</text:p>
          </table:table-cell>
          <table:table-cell table:style-name="ACE-3" table:formula="of:=[.BX37]/events" office:value-type="float" office:value="8.2399999999999997e-05">
            <text:p>8E−05</text:p>
          </table:table-cell>
          <table:table-cell table:style-name="ACE-3" table:formula="of:=[.BY37]/events" office:value-type="float" office:value="0.00079549999999999998">
            <text:p>0.0008</text:p>
          </table:table-cell>
          <table:table-cell table:style-name="ACE-3" table:formula="of:=[.BZ37]/events" office:value-type="float" office:value="0.0025263999999999998">
            <text:p>0.00253</text:p>
          </table:table-cell>
          <table:table-cell table:style-name="ACE-3" table:formula="of:=[.CA37]/events" office:value-type="float" office:value="3.7000000000000002e-06">
            <text:p>3.7E-06</text:p>
          </table:table-cell>
          <table:table-cell table:style-name="ACE-3" table:formula="of:=[.CB37]/events" office:value-type="float" office:value="4.8999999999999997e-06">
            <text:p>4.9E-06</text:p>
          </table:table-cell>
          <table:table-cell table:style-name="ACE-3" table:formula="of:=[.CC37]/events" office:value-type="float" office:value="0">
            <text:p>0</text:p>
          </table:table-cell>
          <table:table-cell table:style-name="ACE-3" table:formula="of:=[.CD37]/events" office:value-type="float" office:value="2.9999999999999999e-07">
            <text:p>3E-07</text:p>
          </table:table-cell>
          <table:table-cell table:style-name="ACE-3" table:formula="of:=[.CE37]/events" office:value-type="float" office:value="1.9999999999999999e-07">
            <text:p>2E-07</text:p>
          </table:table-cell>
          <table:table-cell table:style-name="ACE-3" table:formula="of:=[.CF37]/events" office:value-type="float" office:value="0.0535992">
            <text:p>0.0536</text:p>
          </table:table-cell>
          <table:table-cell table:style-name="ACE-3" table:formula="of:=[.CG37]/events" office:value-type="float" office:value="0.0004663">
            <text:p>0.0004663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38]" office:value-type="float" office:value="200">
            <text:p>200</text:p>
          </table:table-cell>
          <table:table-cell table:style-name="ACE-3" table:formula="of:=[.C38]/events" office:value-type="float" office:value="0">
            <text:p>0</text:p>
          </table:table-cell>
          <table:table-cell table:style-name="ACE-3" table:formula="of:=[.D38]/events" office:value-type="float" office:value="0.019812">
            <text:p>0.01981</text:p>
          </table:table-cell>
          <table:table-cell table:style-name="ACE-3" table:formula="of:=[.E38]/events" office:value-type="float" office:value="0">
            <text:p>0</text:p>
          </table:table-cell>
          <table:table-cell table:style-name="ACE-3" table:formula="of:=[.F38]/events" office:value-type="float" office:value="0.0023731999999999998">
            <text:p>0.00237</text:p>
          </table:table-cell>
          <table:table-cell table:style-name="ACE-3" table:formula="of:=[.G38]/events" office:value-type="float" office:value="0.0023184999999999998">
            <text:p>0.00232</text:p>
          </table:table-cell>
          <table:table-cell table:style-name="ACE-3" table:formula="of:=[.H38]/events" office:value-type="float" office:value="1.8899999999999999e-05">
            <text:p>2E−05</text:p>
          </table:table-cell>
          <table:table-cell table:style-name="ACE-3" table:formula="of:=[.I38]/events" office:value-type="float" office:value="3.9999999999999998e-07">
            <text:p>4E-07</text:p>
          </table:table-cell>
          <table:table-cell table:style-name="ACE-3" table:formula="of:=[.J38]/events" office:value-type="float" office:value="0">
            <text:p>0</text:p>
          </table:table-cell>
          <table:table-cell table:style-name="ACE-3" table:formula="of:=[.K38]/events" office:value-type="float" office:value="5.5999999999999997e-06">
            <text:p>5.6E-06</text:p>
          </table:table-cell>
          <table:table-cell table:style-name="ACE-3" table:formula="of:=[.L38]/events" office:value-type="float" office:value="2.7e-06">
            <text:p>2.7E-06</text:p>
          </table:table-cell>
          <table:table-cell table:style-name="ACE-3" table:formula="of:=[.M38]/events" office:value-type="float" office:value="0.0001239">
            <text:p>0.0001239</text:p>
          </table:table-cell>
          <table:table-cell table:style-name="ACE-3" table:formula="of:=[.N38]/events" office:value-type="float" office:value="2.9999999999999999e-07">
            <text:p>3E-07</text:p>
          </table:table-cell>
          <table:table-cell table:style-name="ACE-3" table:formula="of:=[.O38]/events" office:value-type="float" office:value="9.9999999999999995e-08">
            <text:p>1E-07</text:p>
          </table:table-cell>
          <table:table-cell table:style-name="ACE-3" table:formula="of:=[.P38]/events" office:value-type="float" office:value="5.9999999999999997e-07">
            <text:p>6E-07</text:p>
          </table:table-cell>
          <table:table-cell table:style-name="ACE-3" table:formula="of:=[.Q38]/events" office:value-type="float" office:value="0.00045229999999999999">
            <text:p>0.00045</text:p>
          </table:table-cell>
          <table:table-cell table:style-name="ACE-3" table:formula="of:=[.R38]/events" office:value-type="float" office:value="0">
            <text:p>0</text:p>
          </table:table-cell>
          <table:table-cell table:style-name="ACE-3" table:formula="of:=[.S38]/events" office:value-type="float" office:value="0.0001661">
            <text:p>0.00017</text:p>
          </table:table-cell>
          <table:table-cell table:style-name="ACE-3" table:formula="of:=[.T38]/events" office:value-type="float" office:value="0.00020320000000000001">
            <text:p>0.0002</text:p>
          </table:table-cell>
          <table:table-cell table:style-name="ACE-3" table:formula="of:=[.U38]/events" office:value-type="float" office:value="0.0033836999999999999">
            <text:p>0.00338</text:p>
          </table:table-cell>
          <table:table-cell table:style-name="ACE-3" table:formula="of:=[.V38]/events" office:value-type="float" office:value="0.012751800000000001">
            <text:p>0.01275</text:p>
          </table:table-cell>
          <table:table-cell table:style-name="ACE-3" table:formula="of:=[.W38]/events" office:value-type="float" office:value="0.00055789999999999995">
            <text:p>0.00056</text:p>
          </table:table-cell>
          <table:table-cell table:style-name="ACE-3" table:formula="of:=[.X38]/events" office:value-type="float" office:value="3.4600000000000001e-05">
            <text:p>3.46E-05</text:p>
          </table:table-cell>
          <table:table-cell table:style-name="ACE-3" table:formula="of:=[.Y38]/events" office:value-type="float" office:value="0">
            <text:p>0</text:p>
          </table:table-cell>
          <table:table-cell table:style-name="ACE-3" table:formula="of:=[.Z38]/events" office:value-type="float" office:value="0">
            <text:p>0</text:p>
          </table:table-cell>
          <table:table-cell table:style-name="ACE-3" table:formula="of:=[.AA38]/events" office:value-type="float" office:value="5.9999999999999997e-07">
            <text:p>6E-07</text:p>
          </table:table-cell>
          <table:table-cell table:style-name="ACE-3" table:formula="of:=[.AB38]/events" office:value-type="float" office:value="1.15e-05">
            <text:p>1E−05</text:p>
          </table:table-cell>
          <table:table-cell table:style-name="ACE-3" table:formula="of:=[.AC38]/events" office:value-type="float" office:value="0.0040600000000000002">
            <text:p>0.00406</text:p>
          </table:table-cell>
          <table:table-cell table:style-name="ACE-3" table:formula="of:=[.AD38]/events" office:value-type="float" office:value="0.53061999999999998">
            <text:p>0.53062</text:p>
          </table:table-cell>
          <table:table-cell table:style-name="ACE-3" table:formula="of:=[.AE38]/events" office:value-type="float" office:value="9.7e-05">
            <text:p>9.7E-05</text:p>
          </table:table-cell>
          <table:table-cell table:style-name="ACE-3" table:formula="of:=[.AF38]/events" office:value-type="float" office:value="0">
            <text:p>0</text:p>
          </table:table-cell>
          <table:table-cell table:style-name="ACE-3" table:formula="of:=[.AG38]/events" office:value-type="float" office:value="3.0000000000000001e-06">
            <text:p>3E-06</text:p>
          </table:table-cell>
          <table:table-cell table:style-name="ACE-3" table:formula="of:=[.AH38]/events" office:value-type="float" office:value="1.0499999999999999e-05">
            <text:p>1.05E-05</text:p>
          </table:table-cell>
          <table:table-cell table:style-name="ACE-3" table:formula="of:=[.AI38]/events" office:value-type="float" office:value="1.9999999999999999e-07">
            <text:p>2E-07</text:p>
          </table:table-cell>
          <table:table-cell table:style-name="ACE-3" table:formula="of:=[.AJ38]/events" office:value-type="float" office:value="1.9999999999999999e-07">
            <text:p>2E-07</text:p>
          </table:table-cell>
          <table:table-cell table:style-name="ACE-3" table:formula="of:=[.AK38]/events" office:value-type="float" office:value="0">
            <text:p>0</text:p>
          </table:table-cell>
          <table:table-cell table:style-name="ACE-3" table:formula="of:=[.AL38]/events" office:value-type="float" office:value="0">
            <text:p>0</text:p>
          </table:table-cell>
          <table:table-cell table:style-name="ACE-3" table:formula="of:=[.AM38]/events" office:value-type="float" office:value="0.029570099999999998">
            <text:p>0.0295701</text:p>
          </table:table-cell>
          <table:table-cell table:style-name="ACE-3" table:formula="of:=[.AN38]/events" office:value-type="float" office:value="1.1399999999999999e-05">
            <text:p>1.14E-05</text:p>
          </table:table-cell>
          <table:table-cell table:style-name="ACE-3" table:formula="of:=[.AO38]/events" office:value-type="float" office:value="9.9999999999999995e-08">
            <text:p>1E-07</text:p>
          </table:table-cell>
          <table:table-cell table:style-name="ACE-3" table:formula="of:=[.AP38]/events" office:value-type="float" office:value="0">
            <text:p>0</text:p>
          </table:table-cell>
          <table:table-cell table:style-name="ACE-3" table:formula="of:=[.AQ38]/events" office:value-type="float" office:value="0.00076349999999999996">
            <text:p>0.00076</text:p>
          </table:table-cell>
          <table:table-cell table:style-name="ACE-3" table:formula="of:=[.AR38]/events" office:value-type="float" office:value="1.9999999999999999e-07">
            <text:p>2E-07</text:p>
          </table:table-cell>
          <table:table-cell table:style-name="ACE-3" table:formula="of:=[.AS38]/events" office:value-type="float" office:value="5.9999999999999997e-07">
            <text:p>6E-07</text:p>
          </table:table-cell>
          <table:table-cell table:style-name="ACE-3" table:formula="of:=[.AT38]/events" office:value-type="float" office:value="0">
            <text:p>0</text:p>
          </table:table-cell>
          <table:table-cell table:style-name="ACE-3" table:formula="of:=[.AU38]/events" office:value-type="float" office:value="0">
            <text:p>0</text:p>
          </table:table-cell>
          <table:table-cell table:style-name="ACE-3" table:formula="of:=[.AV38]/events" office:value-type="float" office:value="1.9300000000000002e-05">
            <text:p>1.93E-05</text:p>
          </table:table-cell>
          <table:table-cell table:style-name="ACE-3" table:formula="of:=[.AW38]/events" office:value-type="float" office:value="0.0011588">
            <text:p>0.00116</text:p>
          </table:table-cell>
          <table:table-cell table:style-name="ACE-3" table:formula="of:=[.AX38]/events" office:value-type="float" office:value="0.0001403">
            <text:p>0.00014</text:p>
          </table:table-cell>
          <table:table-cell table:style-name="ACE-3" table:formula="of:=[.AY38]/events" office:value-type="float" office:value="5.2000000000000002e-06">
            <text:p>5.2E-06</text:p>
          </table:table-cell>
          <table:table-cell table:style-name="ACE-3" table:formula="of:=[.AZ38]/events" office:value-type="float" office:value="1.1000000000000001e-06">
            <text:p>1.1E-06</text:p>
          </table:table-cell>
          <table:table-cell table:style-name="ACE-3" table:formula="of:=[.BA38]/events" office:value-type="float" office:value="0">
            <text:p>0</text:p>
          </table:table-cell>
          <table:table-cell table:style-name="ACE-3" table:formula="of:=[.BB38]/events" office:value-type="float" office:value="0">
            <text:p>0</text:p>
          </table:table-cell>
          <table:table-cell table:style-name="ACE-3" table:formula="of:=[.BC38]/events" office:value-type="float" office:value="0">
            <text:p>0</text:p>
          </table:table-cell>
          <table:table-cell table:style-name="ACE-3" table:formula="of:=[.BD38]/events" office:value-type="float" office:value="1.9999999999999999e-06">
            <text:p>2E-06</text:p>
          </table:table-cell>
          <table:table-cell table:style-name="ACE-3" table:formula="of:=[.BE38]/events" office:value-type="float" office:value="3.9700000000000003e-05">
            <text:p>3.97E-05</text:p>
          </table:table-cell>
          <table:table-cell table:style-name="ACE-3" table:formula="of:=[.BF38]/events" office:value-type="float" office:value="0.00037369999999999998">
            <text:p>0.0003737</text:p>
          </table:table-cell>
          <table:table-cell table:style-name="ACE-3" table:formula="of:=[.BG38]/events" office:value-type="float" office:value="6.0000000000000002e-06">
            <text:p>6E-06</text:p>
          </table:table-cell>
          <table:table-cell table:style-name="ACE-3" table:formula="of:=[.BH38]/events" office:value-type="float" office:value="0.00091850000000000005">
            <text:p>0.00092</text:p>
          </table:table-cell>
          <table:table-cell table:style-name="ACE-3" table:formula="of:=[.BI38]/events" office:value-type="float" office:value="0.00056749999999999997">
            <text:p>0.00057</text:p>
          </table:table-cell>
          <table:table-cell table:style-name="ACE-3" table:formula="of:=[.BJ38]/events" office:value-type="float" office:value="3.4000000000000001e-06">
            <text:p>3.4E-06</text:p>
          </table:table-cell>
          <table:table-cell table:style-name="ACE-3" table:formula="of:=[.BK38]/events" office:value-type="float" office:value="9.9999999999999995e-07">
            <text:p>1E-06</text:p>
          </table:table-cell>
          <table:table-cell table:style-name="ACE-3" table:formula="of:=[.BL38]/events" office:value-type="float" office:value="0">
            <text:p>0</text:p>
          </table:table-cell>
          <table:table-cell table:style-name="ACE-3" table:formula="of:=[.BM38]/events" office:value-type="float" office:value="0">
            <text:p>0</text:p>
          </table:table-cell>
          <table:table-cell table:style-name="ACE-3" table:formula="of:=[.BN38]/events" office:value-type="float" office:value="0">
            <text:p>0</text:p>
          </table:table-cell>
          <table:table-cell table:style-name="ACE-3" table:formula="of:=[.BO38]/events" office:value-type="float" office:value="0">
            <text:p>0</text:p>
          </table:table-cell>
          <table:table-cell table:style-name="ACE-3" table:formula="of:=[.BP38]/events" office:value-type="float" office:value="4.9999999999999998e-07">
            <text:p>5E-07</text:p>
          </table:table-cell>
          <table:table-cell table:style-name="ACE-3" table:formula="of:=[.BQ38]/events" office:value-type="float" office:value="0">
            <text:p>0</text:p>
          </table:table-cell>
          <table:table-cell table:style-name="ACE-3" table:formula="of:=[.BR38]/events" office:value-type="float" office:value="0">
            <text:p>0</text:p>
          </table:table-cell>
          <table:table-cell table:style-name="ACE-3" table:formula="of:=[.BS38]/events" office:value-type="float" office:value="0.0253818">
            <text:p>0.0253818</text:p>
          </table:table-cell>
          <table:table-cell table:style-name="ACE-3" table:formula="of:=[.BT38]/events" office:value-type="float" office:value="0">
            <text:p>0</text:p>
          </table:table-cell>
          <table:table-cell table:style-name="ACE-3" table:formula="of:=[.BU38]/events" office:value-type="float" office:value="0">
            <text:p>0</text:p>
          </table:table-cell>
          <table:table-cell table:style-name="ACE-3" table:formula="of:=[.BV38]/events" office:value-type="float" office:value="0">
            <text:p>0</text:p>
          </table:table-cell>
          <table:table-cell table:style-name="ACE-3" table:formula="of:=[.BW38]/events" office:value-type="float" office:value="2.6000000000000001e-06">
            <text:p>2.6E-06</text:p>
          </table:table-cell>
          <table:table-cell table:style-name="ACE-3" table:formula="of:=[.BX38]/events" office:value-type="float" office:value="7.9499999999999994e-05">
            <text:p>8E−05</text:p>
          </table:table-cell>
          <table:table-cell table:style-name="ACE-3" table:formula="of:=[.BY38]/events" office:value-type="float" office:value="0.00080159999999999997">
            <text:p>0.0008</text:p>
          </table:table-cell>
          <table:table-cell table:style-name="ACE-3" table:formula="of:=[.BZ38]/events" office:value-type="float" office:value="0.0026930000000000001">
            <text:p>0.00269</text:p>
          </table:table-cell>
          <table:table-cell table:style-name="ACE-3" table:formula="of:=[.CA38]/events" office:value-type="float" office:value="3.8999999999999999e-06">
            <text:p>3.9E-06</text:p>
          </table:table-cell>
          <table:table-cell table:style-name="ACE-3" table:formula="of:=[.CB38]/events" office:value-type="float" office:value="6.0000000000000002e-06">
            <text:p>6E-06</text:p>
          </table:table-cell>
          <table:table-cell table:style-name="ACE-3" table:formula="of:=[.CC38]/events" office:value-type="float" office:value="0">
            <text:p>0</text:p>
          </table:table-cell>
          <table:table-cell table:style-name="ACE-3" table:formula="of:=[.CD38]/events" office:value-type="float" office:value="0">
            <text:p>0</text:p>
          </table:table-cell>
          <table:table-cell table:style-name="ACE-3" table:formula="of:=[.CE38]/events" office:value-type="float" office:value="0">
            <text:p>0</text:p>
          </table:table-cell>
          <table:table-cell table:style-name="ACE-3" table:formula="of:=[.CF38]/events" office:value-type="float" office:value="0.052400599999999999">
            <text:p>0.0524</text:p>
          </table:table-cell>
          <table:table-cell table:style-name="ACE-3" table:formula="of:=[.CG38]/events" office:value-type="float" office:value="0.00044430000000000001">
            <text:p>0.0004443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39]" office:value-type="float" office:value="150">
            <text:p>150</text:p>
          </table:table-cell>
          <table:table-cell table:style-name="ACE-3" table:formula="of:=[.C39]/events" office:value-type="float" office:value="0">
            <text:p>0</text:p>
          </table:table-cell>
          <table:table-cell table:style-name="ACE-3" table:formula="of:=[.D39]/events" office:value-type="float" office:value="0.020236500000000001">
            <text:p>0.02024</text:p>
          </table:table-cell>
          <table:table-cell table:style-name="ACE-3" table:formula="of:=[.E39]/events" office:value-type="float" office:value="0">
            <text:p>0</text:p>
          </table:table-cell>
          <table:table-cell table:style-name="ACE-3" table:formula="of:=[.F39]/events" office:value-type="float" office:value="0.0024125000000000001">
            <text:p>0.00241</text:p>
          </table:table-cell>
          <table:table-cell table:style-name="ACE-3" table:formula="of:=[.G39]/events" office:value-type="float" office:value="0.0019455">
            <text:p>0.00195</text:p>
          </table:table-cell>
          <table:table-cell table:style-name="ACE-3" table:formula="of:=[.H39]/events" office:value-type="float" office:value="1.45e-05">
            <text:p>1E−05</text:p>
          </table:table-cell>
          <table:table-cell table:style-name="ACE-3" table:formula="of:=[.I39]/events" office:value-type="float" office:value="3.9999999999999998e-07">
            <text:p>4E-07</text:p>
          </table:table-cell>
          <table:table-cell table:style-name="ACE-3" table:formula="of:=[.J39]/events" office:value-type="float" office:value="0">
            <text:p>0</text:p>
          </table:table-cell>
          <table:table-cell table:style-name="ACE-3" table:formula="of:=[.K39]/events" office:value-type="float" office:value="6.8000000000000001e-06">
            <text:p>6.8E-06</text:p>
          </table:table-cell>
          <table:table-cell table:style-name="ACE-3" table:formula="of:=[.L39]/events" office:value-type="float" office:value="2.2000000000000001e-06">
            <text:p>2.2E-06</text:p>
          </table:table-cell>
          <table:table-cell table:style-name="ACE-3" table:formula="of:=[.M39]/events" office:value-type="float" office:value="9.98e-05">
            <text:p>9.98E-05</text:p>
          </table:table-cell>
          <table:table-cell table:style-name="ACE-3" table:formula="of:=[.N39]/events" office:value-type="float" office:value="1.9999999999999999e-07">
            <text:p>2E-07</text:p>
          </table:table-cell>
          <table:table-cell table:style-name="ACE-3" table:formula="of:=[.O39]/events" office:value-type="float" office:value="0">
            <text:p>0</text:p>
          </table:table-cell>
          <table:table-cell table:style-name="ACE-3" table:formula="of:=[.P39]/events" office:value-type="float" office:value="2.9999999999999999e-07">
            <text:p>3E-07</text:p>
          </table:table-cell>
          <table:table-cell table:style-name="ACE-3" table:formula="of:=[.Q39]/events" office:value-type="float" office:value="0.00049680000000000004">
            <text:p>0.0005</text:p>
          </table:table-cell>
          <table:table-cell table:style-name="ACE-3" table:formula="of:=[.R39]/events" office:value-type="float" office:value="0">
            <text:p>0</text:p>
          </table:table-cell>
          <table:table-cell table:style-name="ACE-3" table:formula="of:=[.S39]/events" office:value-type="float" office:value="0.00016660000000000001">
            <text:p>0.00017</text:p>
          </table:table-cell>
          <table:table-cell table:style-name="ACE-3" table:formula="of:=[.T39]/events" office:value-type="float" office:value="0.0001751">
            <text:p>0.00018</text:p>
          </table:table-cell>
          <table:table-cell table:style-name="ACE-3" table:formula="of:=[.U39]/events" office:value-type="float" office:value="0.0034072999999999998">
            <text:p>0.00341</text:p>
          </table:table-cell>
          <table:table-cell table:style-name="ACE-3" table:formula="of:=[.V39]/events" office:value-type="float" office:value="0.015654299999999999">
            <text:p>0.01565</text:p>
          </table:table-cell>
          <table:table-cell table:style-name="ACE-3" table:formula="of:=[.W39]/events" office:value-type="float" office:value="0.0006267">
            <text:p>0.00063</text:p>
          </table:table-cell>
          <table:table-cell table:style-name="ACE-3" table:formula="of:=[.X39]/events" office:value-type="float" office:value="2.65e-05">
            <text:p>2.65E-05</text:p>
          </table:table-cell>
          <table:table-cell table:style-name="ACE-3" table:formula="of:=[.Y39]/events" office:value-type="float" office:value="1.9999999999999999e-07">
            <text:p>2E-07</text:p>
          </table:table-cell>
          <table:table-cell table:style-name="ACE-3" table:formula="of:=[.Z39]/events" office:value-type="float" office:value="0">
            <text:p>0</text:p>
          </table:table-cell>
          <table:table-cell table:style-name="ACE-3" table:formula="of:=[.AA39]/events" office:value-type="float" office:value="9.9999999999999995e-08">
            <text:p>1E-07</text:p>
          </table:table-cell>
          <table:table-cell table:style-name="ACE-3" table:formula="of:=[.AB39]/events" office:value-type="float" office:value="8.1999999999999994e-06">
            <text:p>8.2E-06</text:p>
          </table:table-cell>
          <table:table-cell table:style-name="ACE-3" table:formula="of:=[.AC39]/events" office:value-type="float" office:value="0.0039592999999999998">
            <text:p>0.00396</text:p>
          </table:table-cell>
          <table:table-cell table:style-name="ACE-3" table:formula="of:=[.AD39]/events" office:value-type="float" office:value="0.14200789999999999">
            <text:p>0.14201</text:p>
          </table:table-cell>
          <table:table-cell table:style-name="ACE-3" table:formula="of:=[.AE39]/events" office:value-type="float" office:value="0.00011349999999999999">
            <text:p>0.00011</text:p>
          </table:table-cell>
          <table:table-cell table:style-name="ACE-3" table:formula="of:=[.AF39]/events" office:value-type="float" office:value="0">
            <text:p>0</text:p>
          </table:table-cell>
          <table:table-cell table:style-name="ACE-3" table:formula="of:=[.AG39]/events" office:value-type="float" office:value="3.1e-06">
            <text:p>3.1E-06</text:p>
          </table:table-cell>
          <table:table-cell table:style-name="ACE-3" table:formula="of:=[.AH39]/events" office:value-type="float" office:value="1.4399999999999999e-05">
            <text:p>1.44E-05</text:p>
          </table:table-cell>
          <table:table-cell table:style-name="ACE-3" table:formula="of:=[.AI39]/events" office:value-type="float" office:value="8.9999999999999996e-07">
            <text:p>9E-07</text:p>
          </table:table-cell>
          <table:table-cell table:style-name="ACE-3" table:formula="of:=[.AJ39]/events" office:value-type="float" office:value="1.9999999999999999e-07">
            <text:p>2E-07</text:p>
          </table:table-cell>
          <table:table-cell table:style-name="ACE-3" table:formula="of:=[.AK39]/events" office:value-type="float" office:value="0">
            <text:p>0</text:p>
          </table:table-cell>
          <table:table-cell table:style-name="ACE-3" table:formula="of:=[.AL39]/events" office:value-type="float" office:value="0">
            <text:p>0</text:p>
          </table:table-cell>
          <table:table-cell table:style-name="ACE-3" table:formula="of:=[.AM39]/events" office:value-type="float" office:value="0.023453700000000001">
            <text:p>0.0234537</text:p>
          </table:table-cell>
          <table:table-cell table:style-name="ACE-3" table:formula="of:=[.AN39]/events" office:value-type="float" office:value="6.7000000000000002e-06">
            <text:p>6.7E-06</text:p>
          </table:table-cell>
          <table:table-cell table:style-name="ACE-3" table:formula="of:=[.AO39]/events" office:value-type="float" office:value="0">
            <text:p>0</text:p>
          </table:table-cell>
          <table:table-cell table:style-name="ACE-3" table:formula="of:=[.AP39]/events" office:value-type="float" office:value="0">
            <text:p>0</text:p>
          </table:table-cell>
          <table:table-cell table:style-name="ACE-3" table:formula="of:=[.AQ39]/events" office:value-type="float" office:value="0.00078180000000000003">
            <text:p>0.00078</text:p>
          </table:table-cell>
          <table:table-cell table:style-name="ACE-3" table:formula="of:=[.AR39]/events" office:value-type="float" office:value="0">
            <text:p>0</text:p>
          </table:table-cell>
          <table:table-cell table:style-name="ACE-3" table:formula="of:=[.AS39]/events" office:value-type="float" office:value="4.9999999999999998e-07">
            <text:p>5E-07</text:p>
          </table:table-cell>
          <table:table-cell table:style-name="ACE-3" table:formula="of:=[.AT39]/events" office:value-type="float" office:value="9.9999999999999995e-08">
            <text:p>1E-07</text:p>
          </table:table-cell>
          <table:table-cell table:style-name="ACE-3" table:formula="of:=[.AU39]/events" office:value-type="float" office:value="0">
            <text:p>0</text:p>
          </table:table-cell>
          <table:table-cell table:style-name="ACE-3" table:formula="of:=[.AV39]/events" office:value-type="float" office:value="1.88e-05">
            <text:p>1.88E-05</text:p>
          </table:table-cell>
          <table:table-cell table:style-name="ACE-3" table:formula="of:=[.AW39]/events" office:value-type="float" office:value="0.0012114999999999999">
            <text:p>0.00121</text:p>
          </table:table-cell>
          <table:table-cell table:style-name="ACE-3" table:formula="of:=[.AX39]/events" office:value-type="float" office:value="0.0001284">
            <text:p>0.00013</text:p>
          </table:table-cell>
          <table:table-cell table:style-name="ACE-3" table:formula="of:=[.AY39]/events" office:value-type="float" office:value="3.1e-06">
            <text:p>3.1E-06</text:p>
          </table:table-cell>
          <table:table-cell table:style-name="ACE-3" table:formula="of:=[.AZ39]/events" office:value-type="float" office:value="4.9999999999999998e-07">
            <text:p>5E-07</text:p>
          </table:table-cell>
          <table:table-cell table:style-name="ACE-3" table:formula="of:=[.BA39]/events" office:value-type="float" office:value="0">
            <text:p>0</text:p>
          </table:table-cell>
          <table:table-cell table:style-name="ACE-3" table:formula="of:=[.BB39]/events" office:value-type="float" office:value="0">
            <text:p>0</text:p>
          </table:table-cell>
          <table:table-cell table:style-name="ACE-3" table:formula="of:=[.BC39]/events" office:value-type="float" office:value="0">
            <text:p>0</text:p>
          </table:table-cell>
          <table:table-cell table:style-name="ACE-3" table:formula="of:=[.BD39]/events" office:value-type="float" office:value="3.4999999999999999e-06">
            <text:p>3.5E-06</text:p>
          </table:table-cell>
          <table:table-cell table:style-name="ACE-3" table:formula="of:=[.BE39]/events" office:value-type="float" office:value="4.7500000000000003e-05">
            <text:p>4.75E-05</text:p>
          </table:table-cell>
          <table:table-cell table:style-name="ACE-3" table:formula="of:=[.BF39]/events" office:value-type="float" office:value="0.00046000000000000001">
            <text:p>0.00046</text:p>
          </table:table-cell>
          <table:table-cell table:style-name="ACE-3" table:formula="of:=[.BG39]/events" office:value-type="float" office:value="5.3000000000000001e-06">
            <text:p>5.3E-06</text:p>
          </table:table-cell>
          <table:table-cell table:style-name="ACE-3" table:formula="of:=[.BH39]/events" office:value-type="float" office:value="0.0009928999999999999">
            <text:p>0.00099</text:p>
          </table:table-cell>
          <table:table-cell table:style-name="ACE-3" table:formula="of:=[.BI39]/events" office:value-type="float" office:value="0.00052349999999999999">
            <text:p>0.00052</text:p>
          </table:table-cell>
          <table:table-cell table:style-name="ACE-3" table:formula="of:=[.BJ39]/events" office:value-type="float" office:value="3.8999999999999999e-06">
            <text:p>3.9E-06</text:p>
          </table:table-cell>
          <table:table-cell table:style-name="ACE-3" table:formula="of:=[.BK39]/events" office:value-type="float" office:value="4.9999999999999998e-07">
            <text:p>5E-07</text:p>
          </table:table-cell>
          <table:table-cell table:style-name="ACE-3" table:formula="of:=[.BL39]/events" office:value-type="float" office:value="0">
            <text:p>0</text:p>
          </table:table-cell>
          <table:table-cell table:style-name="ACE-3" table:formula="of:=[.BM39]/events" office:value-type="float" office:value="0">
            <text:p>0</text:p>
          </table:table-cell>
          <table:table-cell table:style-name="ACE-3" table:formula="of:=[.BN39]/events" office:value-type="float" office:value="0">
            <text:p>0</text:p>
          </table:table-cell>
          <table:table-cell table:style-name="ACE-3" table:formula="of:=[.BO39]/events" office:value-type="float" office:value="0">
            <text:p>0</text:p>
          </table:table-cell>
          <table:table-cell table:style-name="ACE-3" table:formula="of:=[.BP39]/events" office:value-type="float" office:value="9.9999999999999995e-08">
            <text:p>1E-07</text:p>
          </table:table-cell>
          <table:table-cell table:style-name="ACE-3" table:formula="of:=[.BQ39]/events" office:value-type="float" office:value="0">
            <text:p>0</text:p>
          </table:table-cell>
          <table:table-cell table:style-name="ACE-3" table:formula="of:=[.BR39]/events" office:value-type="float" office:value="0">
            <text:p>0</text:p>
          </table:table-cell>
          <table:table-cell table:style-name="ACE-3" table:formula="of:=[.BS39]/events" office:value-type="float" office:value="0.023822400000000001">
            <text:p>0.0238224</text:p>
          </table:table-cell>
          <table:table-cell table:style-name="ACE-3" table:formula="of:=[.BT39]/events" office:value-type="float" office:value="0">
            <text:p>0</text:p>
          </table:table-cell>
          <table:table-cell table:style-name="ACE-3" table:formula="of:=[.BU39]/events" office:value-type="float" office:value="0">
            <text:p>0</text:p>
          </table:table-cell>
          <table:table-cell table:style-name="ACE-3" table:formula="of:=[.BV39]/events" office:value-type="float" office:value="9.9999999999999995e-08">
            <text:p>1E-07</text:p>
          </table:table-cell>
          <table:table-cell table:style-name="ACE-3" table:formula="of:=[.BW39]/events" office:value-type="float" office:value="2.5000000000000002e-06">
            <text:p>2.5E-06</text:p>
          </table:table-cell>
          <table:table-cell table:style-name="ACE-3" table:formula="of:=[.BX39]/events" office:value-type="float" office:value="8.7000000000000001e-05">
            <text:p>8.7E-05</text:p>
          </table:table-cell>
          <table:table-cell table:style-name="ACE-3" table:formula="of:=[.BY39]/events" office:value-type="float" office:value="0.00082799999999999996">
            <text:p>0.00083</text:p>
          </table:table-cell>
          <table:table-cell table:style-name="ACE-3" table:formula="of:=[.BZ39]/events" office:value-type="float" office:value="0.0034085999999999999">
            <text:p>0.00341</text:p>
          </table:table-cell>
          <table:table-cell table:style-name="ACE-3" table:formula="of:=[.CA39]/events" office:value-type="float" office:value="2.7999999999999999e-06">
            <text:p>2.8E-06</text:p>
          </table:table-cell>
          <table:table-cell table:style-name="ACE-3" table:formula="of:=[.CB39]/events" office:value-type="float" office:value="7.7999999999999999e-06">
            <text:p>7.8E-06</text:p>
          </table:table-cell>
          <table:table-cell table:style-name="ACE-3" table:formula="of:=[.CC39]/events" office:value-type="float" office:value="0">
            <text:p>0</text:p>
          </table:table-cell>
          <table:table-cell table:style-name="ACE-3" table:formula="of:=[.CD39]/events" office:value-type="float" office:value="0">
            <text:p>0</text:p>
          </table:table-cell>
          <table:table-cell table:style-name="ACE-3" table:formula="of:=[.CE39]/events" office:value-type="float" office:value="0">
            <text:p>0</text:p>
          </table:table-cell>
          <table:table-cell table:style-name="ACE-3" table:formula="of:=[.CF39]/events" office:value-type="float" office:value="0.050149699999999998">
            <text:p>0.05015</text:p>
          </table:table-cell>
          <table:table-cell table:style-name="ACE-3" table:formula="of:=[.CG39]/events" office:value-type="float" office:value="0.00036969999999999999">
            <text:p>0.0003697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40]" office:value-type="float" office:value="100">
            <text:p>100</text:p>
          </table:table-cell>
          <table:table-cell table:style-name="ACE-3" table:formula="of:=[.C40]/events" office:value-type="float" office:value="0">
            <text:p>0</text:p>
          </table:table-cell>
          <table:table-cell table:style-name="ACE-3" table:formula="of:=[.D40]/events" office:value-type="float" office:value="0.021812100000000001">
            <text:p>0.02181</text:p>
          </table:table-cell>
          <table:table-cell table:style-name="ACE-3" table:formula="of:=[.E40]/events" office:value-type="float" office:value="0">
            <text:p>0</text:p>
          </table:table-cell>
          <table:table-cell table:style-name="ACE-3" table:formula="of:=[.F40]/events" office:value-type="float" office:value="0.0028249">
            <text:p>0.00282</text:p>
          </table:table-cell>
          <table:table-cell table:style-name="ACE-3" table:formula="of:=[.G40]/events" office:value-type="float" office:value="0.0016837">
            <text:p>0.00168</text:p>
          </table:table-cell>
          <table:table-cell table:style-name="ACE-3" table:formula="of:=[.H40]/events" office:value-type="float" office:value="1.11e-05">
            <text:p>1E−05</text:p>
          </table:table-cell>
          <table:table-cell table:style-name="ACE-3" table:formula="of:=[.I40]/events" office:value-type="float" office:value="0">
            <text:p>0</text:p>
          </table:table-cell>
          <table:table-cell table:style-name="ACE-3" table:formula="of:=[.J40]/events" office:value-type="float" office:value="0">
            <text:p>0</text:p>
          </table:table-cell>
          <table:table-cell table:style-name="ACE-3" table:formula="of:=[.K40]/events" office:value-type="float" office:value="5.5999999999999997e-06">
            <text:p>5.6E-06</text:p>
          </table:table-cell>
          <table:table-cell table:style-name="ACE-3" table:formula="of:=[.L40]/events" office:value-type="float" office:value="4.1999999999999996e-06">
            <text:p>4.2E-06</text:p>
          </table:table-cell>
          <table:table-cell table:style-name="ACE-3" table:formula="of:=[.M40]/events" office:value-type="float" office:value="5.1900000000000001e-05">
            <text:p>5.19E-05</text:p>
          </table:table-cell>
          <table:table-cell table:style-name="ACE-3" table:formula="of:=[.N40]/events" office:value-type="float" office:value="1.9999999999999999e-07">
            <text:p>2E-07</text:p>
          </table:table-cell>
          <table:table-cell table:style-name="ACE-3" table:formula="of:=[.O40]/events" office:value-type="float" office:value="9.9999999999999995e-08">
            <text:p>1E-07</text:p>
          </table:table-cell>
          <table:table-cell table:style-name="ACE-3" table:formula="of:=[.P40]/events" office:value-type="float" office:value="6.9999999999999997e-07">
            <text:p>7E-07</text:p>
          </table:table-cell>
          <table:table-cell table:style-name="ACE-3" table:formula="of:=[.Q40]/events" office:value-type="float" office:value="0.0005976">
            <text:p>0.0006</text:p>
          </table:table-cell>
          <table:table-cell table:style-name="ACE-3" table:formula="of:=[.R40]/events" office:value-type="float" office:value="0">
            <text:p>0</text:p>
          </table:table-cell>
          <table:table-cell table:style-name="ACE-3" table:formula="of:=[.S40]/events" office:value-type="float" office:value="0.0001563">
            <text:p>0.00016</text:p>
          </table:table-cell>
          <table:table-cell table:style-name="ACE-3" table:formula="of:=[.T40]/events" office:value-type="float" office:value="0.0001239">
            <text:p>0.00012</text:p>
          </table:table-cell>
          <table:table-cell table:style-name="ACE-3" table:formula="of:=[.U40]/events" office:value-type="float" office:value="0.0036494000000000001">
            <text:p>0.00365</text:p>
          </table:table-cell>
          <table:table-cell table:style-name="ACE-3" table:formula="of:=[.V40]/events" office:value-type="float" office:value="0.024392799999999999">
            <text:p>0.02439</text:p>
          </table:table-cell>
          <table:table-cell table:style-name="ACE-3" table:formula="of:=[.W40]/events" office:value-type="float" office:value="0.00079819999999999999">
            <text:p>0.0008</text:p>
          </table:table-cell>
          <table:table-cell table:style-name="ACE-3" table:formula="of:=[.X40]/events" office:value-type="float" office:value="1.49e-05">
            <text:p>1.49E-05</text:p>
          </table:table-cell>
          <table:table-cell table:style-name="ACE-3" table:formula="of:=[.Y40]/events" office:value-type="float" office:value="9.9999999999999995e-08">
            <text:p>1E-07</text:p>
          </table:table-cell>
          <table:table-cell table:style-name="ACE-3" table:formula="of:=[.Z40]/events" office:value-type="float" office:value="0">
            <text:p>0</text:p>
          </table:table-cell>
          <table:table-cell table:style-name="ACE-3" table:formula="of:=[.AA40]/events" office:value-type="float" office:value="0">
            <text:p>0</text:p>
          </table:table-cell>
          <table:table-cell table:style-name="ACE-3" table:formula="of:=[.AB40]/events" office:value-type="float" office:value="1.5e-06">
            <text:p>1.5E-06</text:p>
          </table:table-cell>
          <table:table-cell table:style-name="ACE-3" table:formula="of:=[.AC40]/events" office:value-type="float" office:value="0.0039994000000000002">
            <text:p>0.004</text:p>
          </table:table-cell>
          <table:table-cell table:style-name="ACE-3" table:formula="of:=[.AD40]/events" office:value-type="float" office:value="0.0066559000000000002">
            <text:p>0.00666</text:p>
          </table:table-cell>
          <table:table-cell table:style-name="ACE-3" table:formula="of:=[.AE40]/events" office:value-type="float" office:value="0.00014019999999999999">
            <text:p>0.00014</text:p>
          </table:table-cell>
          <table:table-cell table:style-name="ACE-3" table:formula="of:=[.AF40]/events" office:value-type="float" office:value="9.9999999999999995e-08">
            <text:p>1E-07</text:p>
          </table:table-cell>
          <table:table-cell table:style-name="ACE-3" table:formula="of:=[.AG40]/events" office:value-type="float" office:value="3.8e-06">
            <text:p>3.8E-06</text:p>
          </table:table-cell>
          <table:table-cell table:style-name="ACE-3" table:formula="of:=[.AH40]/events" office:value-type="float" office:value="1.5099999999999999e-05">
            <text:p>1.51E-05</text:p>
          </table:table-cell>
          <table:table-cell table:style-name="ACE-3" table:formula="of:=[.AI40]/events" office:value-type="float" office:value="7.9999999999999996e-07">
            <text:p>8E-07</text:p>
          </table:table-cell>
          <table:table-cell table:style-name="ACE-3" table:formula="of:=[.AJ40]/events" office:value-type="float" office:value="0">
            <text:p>0</text:p>
          </table:table-cell>
          <table:table-cell table:style-name="ACE-3" table:formula="of:=[.AK40]/events" office:value-type="float" office:value="0">
            <text:p>0</text:p>
          </table:table-cell>
          <table:table-cell table:style-name="ACE-3" table:formula="of:=[.AL40]/events" office:value-type="float" office:value="0">
            <text:p>0</text:p>
          </table:table-cell>
          <table:table-cell table:style-name="ACE-3" table:formula="of:=[.AM40]/events" office:value-type="float" office:value="0.024299500000000002">
            <text:p>0.0242995</text:p>
          </table:table-cell>
          <table:table-cell table:style-name="ACE-3" table:formula="of:=[.AN40]/events" office:value-type="float" office:value="1.1999999999999999e-06">
            <text:p>1.2E-06</text:p>
          </table:table-cell>
          <table:table-cell table:style-name="ACE-3" table:formula="of:=[.AO40]/events" office:value-type="float" office:value="0">
            <text:p>0</text:p>
          </table:table-cell>
          <table:table-cell table:style-name="ACE-3" table:formula="of:=[.AP40]/events" office:value-type="float" office:value="0">
            <text:p>0</text:p>
          </table:table-cell>
          <table:table-cell table:style-name="ACE-3" table:formula="of:=[.AQ40]/events" office:value-type="float" office:value="0.00074739999999999995">
            <text:p>0.00075</text:p>
          </table:table-cell>
          <table:table-cell table:style-name="ACE-3" table:formula="of:=[.AR40]/events" office:value-type="float" office:value="0">
            <text:p>0</text:p>
          </table:table-cell>
          <table:table-cell table:style-name="ACE-3" table:formula="of:=[.AS40]/events" office:value-type="float" office:value="0">
            <text:p>0</text:p>
          </table:table-cell>
          <table:table-cell table:style-name="ACE-3" table:formula="of:=[.AT40]/events" office:value-type="float" office:value="0">
            <text:p>0</text:p>
          </table:table-cell>
          <table:table-cell table:style-name="ACE-3" table:formula="of:=[.AU40]/events" office:value-type="float" office:value="9.9999999999999995e-08">
            <text:p>1E-07</text:p>
          </table:table-cell>
          <table:table-cell table:style-name="ACE-3" table:formula="of:=[.AV40]/events" office:value-type="float" office:value="1.33e-05">
            <text:p>1.33E-05</text:p>
          </table:table-cell>
          <table:table-cell table:style-name="ACE-3" table:formula="of:=[.AW40]/events" office:value-type="float" office:value="0.0014195">
            <text:p>0.00142</text:p>
          </table:table-cell>
          <table:table-cell table:style-name="ACE-3" table:formula="of:=[.AX40]/events" office:value-type="float" office:value="0.0001317">
            <text:p>0.00013</text:p>
          </table:table-cell>
          <table:table-cell table:style-name="ACE-3" table:formula="of:=[.AY40]/events" office:value-type="float" office:value="1.7999999999999999e-06">
            <text:p>1.8E-06</text:p>
          </table:table-cell>
          <table:table-cell table:style-name="ACE-3" table:formula="of:=[.AZ40]/events" office:value-type="float" office:value="0">
            <text:p>0</text:p>
          </table:table-cell>
          <table:table-cell table:style-name="ACE-3" table:formula="of:=[.BA40]/events" office:value-type="float" office:value="0">
            <text:p>0</text:p>
          </table:table-cell>
          <table:table-cell table:style-name="ACE-3" table:formula="of:=[.BB40]/events" office:value-type="float" office:value="0">
            <text:p>0</text:p>
          </table:table-cell>
          <table:table-cell table:style-name="ACE-3" table:formula="of:=[.BC40]/events" office:value-type="float" office:value="0">
            <text:p>0</text:p>
          </table:table-cell>
          <table:table-cell table:style-name="ACE-3" table:formula="of:=[.BD40]/events" office:value-type="float" office:value="1.1999999999999999e-06">
            <text:p>1.2E-06</text:p>
          </table:table-cell>
          <table:table-cell table:style-name="ACE-3" table:formula="of:=[.BE40]/events" office:value-type="float" office:value="5.0300000000000003e-05">
            <text:p>5.03E-05</text:p>
          </table:table-cell>
          <table:table-cell table:style-name="ACE-3" table:formula="of:=[.BF40]/events" office:value-type="float" office:value="0.00057839999999999996">
            <text:p>0.0005784</text:p>
          </table:table-cell>
          <table:table-cell table:style-name="ACE-3" table:formula="of:=[.BG40]/events" office:value-type="float" office:value="1.9e-06">
            <text:p>1.9E-06</text:p>
          </table:table-cell>
          <table:table-cell table:style-name="ACE-3" table:formula="of:=[.BH40]/events" office:value-type="float" office:value="0.0011952">
            <text:p>0.0012</text:p>
          </table:table-cell>
          <table:table-cell table:style-name="ACE-3" table:formula="of:=[.BI40]/events" office:value-type="float" office:value="0.00049069999999999995">
            <text:p>0.00049</text:p>
          </table:table-cell>
          <table:table-cell table:style-name="ACE-3" table:formula="of:=[.BJ40]/events" office:value-type="float" office:value="2.3e-06">
            <text:p>2.3E-06</text:p>
          </table:table-cell>
          <table:table-cell table:style-name="ACE-3" table:formula="of:=[.BK40]/events" office:value-type="float" office:value="1.9999999999999999e-07">
            <text:p>2E-07</text:p>
          </table:table-cell>
          <table:table-cell table:style-name="ACE-3" table:formula="of:=[.BL40]/events" office:value-type="float" office:value="0">
            <text:p>0</text:p>
          </table:table-cell>
          <table:table-cell table:style-name="ACE-3" table:formula="of:=[.BM40]/events" office:value-type="float" office:value="0">
            <text:p>0</text:p>
          </table:table-cell>
          <table:table-cell table:style-name="ACE-3" table:formula="of:=[.BN40]/events" office:value-type="float" office:value="0">
            <text:p>0</text:p>
          </table:table-cell>
          <table:table-cell table:style-name="ACE-3" table:formula="of:=[.BO40]/events" office:value-type="float" office:value="0">
            <text:p>0</text:p>
          </table:table-cell>
          <table:table-cell table:style-name="ACE-3" table:formula="of:=[.BP40]/events" office:value-type="float" office:value="7.9999999999999996e-07">
            <text:p>8E-07</text:p>
          </table:table-cell>
          <table:table-cell table:style-name="ACE-3" table:formula="of:=[.BQ40]/events" office:value-type="float" office:value="0">
            <text:p>0</text:p>
          </table:table-cell>
          <table:table-cell table:style-name="ACE-3" table:formula="of:=[.BR40]/events" office:value-type="float" office:value="0">
            <text:p>0</text:p>
          </table:table-cell>
          <table:table-cell table:style-name="ACE-3" table:formula="of:=[.BS40]/events" office:value-type="float" office:value="0.020967099999999999">
            <text:p>0.0209671</text:p>
          </table:table-cell>
          <table:table-cell table:style-name="ACE-3" table:formula="of:=[.BT40]/events" office:value-type="float" office:value="0">
            <text:p>0</text:p>
          </table:table-cell>
          <table:table-cell table:style-name="ACE-3" table:formula="of:=[.BU40]/events" office:value-type="float" office:value="0">
            <text:p>0</text:p>
          </table:table-cell>
          <table:table-cell table:style-name="ACE-3" table:formula="of:=[.BV40]/events" office:value-type="float" office:value="0">
            <text:p>0</text:p>
          </table:table-cell>
          <table:table-cell table:style-name="ACE-3" table:formula="of:=[.BW40]/events" office:value-type="float" office:value="8.9999999999999996e-07">
            <text:p>9E-07</text:p>
          </table:table-cell>
          <table:table-cell table:style-name="ACE-3" table:formula="of:=[.BX40]/events" office:value-type="float" office:value="7.2299999999999996e-05">
            <text:p>7E−05</text:p>
          </table:table-cell>
          <table:table-cell table:style-name="ACE-3" table:formula="of:=[.BY40]/events" office:value-type="float" office:value="0.00088880000000000003">
            <text:p>0.00089</text:p>
          </table:table-cell>
          <table:table-cell table:style-name="ACE-3" table:formula="of:=[.BZ40]/events" office:value-type="float" office:value="0.0055494999999999997">
            <text:p>0.00555</text:p>
          </table:table-cell>
          <table:table-cell table:style-name="ACE-3" table:formula="of:=[.CA40]/events" office:value-type="float" office:value="5.5999999999999997e-06">
            <text:p>5.6E-06</text:p>
          </table:table-cell>
          <table:table-cell table:style-name="ACE-3" table:formula="of:=[.CB40]/events" office:value-type="float" office:value="1.1600000000000001e-05">
            <text:p>1E−05</text:p>
          </table:table-cell>
          <table:table-cell table:style-name="ACE-3" table:formula="of:=[.CC40]/events" office:value-type="float" office:value="0">
            <text:p>0</text:p>
          </table:table-cell>
          <table:table-cell table:style-name="ACE-3" table:formula="of:=[.CD40]/events" office:value-type="float" office:value="0">
            <text:p>0</text:p>
          </table:table-cell>
          <table:table-cell table:style-name="ACE-3" table:formula="of:=[.CE40]/events" office:value-type="float" office:value="0">
            <text:p>0</text:p>
          </table:table-cell>
          <table:table-cell table:style-name="ACE-3" table:formula="of:=[.CF40]/events" office:value-type="float" office:value="0.048434199999999997">
            <text:p>0.04843</text:p>
          </table:table-cell>
          <table:table-cell table:style-name="ACE-3" table:formula="of:=[.CG40]/events" office:value-type="float" office:value="0.00026580000000000001">
            <text:p>0.0002658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2">
            <text:p>2</text:p>
          </table:table-cell>
          <table:table-cell table:style-name="ACE-3" table:formula="of:=[.B41]" office:value-type="float" office:value="70">
            <text:p>70</text:p>
          </table:table-cell>
          <table:table-cell table:style-name="ACE-3" table:formula="of:=[.C41]/events" office:value-type="float" office:value="0">
            <text:p>0</text:p>
          </table:table-cell>
          <table:table-cell table:style-name="ACE-3" table:formula="of:=[.D41]/events" office:value-type="float" office:value="0.026462599999999999">
            <text:p>0.02646</text:p>
          </table:table-cell>
          <table:table-cell table:style-name="ACE-3" table:formula="of:=[.E41]/events" office:value-type="float" office:value="0">
            <text:p>0</text:p>
          </table:table-cell>
          <table:table-cell table:style-name="ACE-3" table:formula="of:=[.F41]/events" office:value-type="float" office:value="0.0038386000000000002">
            <text:p>0.00384</text:p>
          </table:table-cell>
          <table:table-cell table:style-name="ACE-3" table:formula="of:=[.G41]/events" office:value-type="float" office:value="0.001776">
            <text:p>0.00178</text:p>
          </table:table-cell>
          <table:table-cell table:style-name="ACE-3" table:formula="of:=[.H41]/events" office:value-type="float" office:value="1.0000000000000001e-05">
            <text:p>1E-05</text:p>
          </table:table-cell>
          <table:table-cell table:style-name="ACE-3" table:formula="of:=[.I41]/events" office:value-type="float" office:value="9.9999999999999995e-08">
            <text:p>1E-07</text:p>
          </table:table-cell>
          <table:table-cell table:style-name="ACE-3" table:formula="of:=[.J41]/events" office:value-type="float" office:value="0">
            <text:p>0</text:p>
          </table:table-cell>
          <table:table-cell table:style-name="ACE-3" table:formula="of:=[.K41]/events" office:value-type="float" office:value="1.3e-06">
            <text:p>1.3E-06</text:p>
          </table:table-cell>
          <table:table-cell table:style-name="ACE-3" table:formula="of:=[.L41]/events" office:value-type="float" office:value="6.1e-06">
            <text:p>6.1E-06</text:p>
          </table:table-cell>
          <table:table-cell table:style-name="ACE-3" table:formula="of:=[.M41]/events" office:value-type="float" office:value="1.7600000000000001e-05">
            <text:p>1.76E-05</text:p>
          </table:table-cell>
          <table:table-cell table:style-name="ACE-3" table:formula="of:=[.N41]/events" office:value-type="float" office:value="0">
            <text:p>0</text:p>
          </table:table-cell>
          <table:table-cell table:style-name="ACE-3" table:formula="of:=[.O41]/events" office:value-type="float" office:value="0">
            <text:p>0</text:p>
          </table:table-cell>
          <table:table-cell table:style-name="ACE-3" table:formula="of:=[.P41]/events" office:value-type="float" office:value="0">
            <text:p>0</text:p>
          </table:table-cell>
          <table:table-cell table:style-name="ACE-3" table:formula="of:=[.Q41]/events" office:value-type="float" office:value="0.0009144">
            <text:p>0.00091</text:p>
          </table:table-cell>
          <table:table-cell table:style-name="ACE-3" table:formula="of:=[.R41]/events" office:value-type="float" office:value="0">
            <text:p>0</text:p>
          </table:table-cell>
          <table:table-cell table:style-name="ACE-3" table:formula="of:=[.S41]/events" office:value-type="float" office:value="0.00015449999999999999">
            <text:p>0.00015</text:p>
          </table:table-cell>
          <table:table-cell table:style-name="ACE-3" table:formula="of:=[.T41]/events" office:value-type="float" office:value="3.2199999999999997e-05">
            <text:p>3E−05</text:p>
          </table:table-cell>
          <table:table-cell table:style-name="ACE-3" table:formula="of:=[.U41]/events" office:value-type="float" office:value="0.0044079000000000002">
            <text:p>0.00441</text:p>
          </table:table-cell>
          <table:table-cell table:style-name="ACE-3" table:formula="of:=[.V41]/events" office:value-type="float" office:value="0.043278200000000003">
            <text:p>0.04328</text:p>
          </table:table-cell>
          <table:table-cell table:style-name="ACE-3" table:formula="of:=[.W41]/events" office:value-type="float" office:value="0.00098419999999999996">
            <text:p>0.00098</text:p>
          </table:table-cell>
          <table:table-cell table:style-name="ACE-3" table:formula="of:=[.X41]/events" office:value-type="float" office:value="6.1999999999999999e-06">
            <text:p>6.2E-06</text:p>
          </table:table-cell>
          <table:table-cell table:style-name="ACE-3" table:formula="of:=[.Y41]/events" office:value-type="float" office:value="0">
            <text:p>0</text:p>
          </table:table-cell>
          <table:table-cell table:style-name="ACE-3" table:formula="of:=[.Z41]/events" office:value-type="float" office:value="0">
            <text:p>0</text:p>
          </table:table-cell>
          <table:table-cell table:style-name="ACE-3" table:formula="of:=[.AA41]/events" office:value-type="float" office:value="0">
            <text:p>0</text:p>
          </table:table-cell>
          <table:table-cell table:style-name="ACE-3" table:formula="of:=[.AB41]/events" office:value-type="float" office:value="9.9999999999999995e-08">
            <text:p>1E-07</text:p>
          </table:table-cell>
          <table:table-cell table:style-name="ACE-3" table:formula="of:=[.AC41]/events" office:value-type="float" office:value="0.0039992999999999999">
            <text:p>0.004</text:p>
          </table:table-cell>
          <table:table-cell table:style-name="ACE-3" table:formula="of:=[.AD41]/events" office:value-type="float" office:value="0.0087571000000000003">
            <text:p>0.00876</text:p>
          </table:table-cell>
          <table:table-cell table:style-name="ACE-3" table:formula="of:=[.AE41]/events" office:value-type="float" office:value="0.0001983">
            <text:p>0.0002</text:p>
          </table:table-cell>
          <table:table-cell table:style-name="ACE-3" table:formula="of:=[.AF41]/events" office:value-type="float" office:value="0">
            <text:p>0</text:p>
          </table:table-cell>
          <table:table-cell table:style-name="ACE-3" table:formula="of:=[.AG41]/events" office:value-type="float" office:value="4.4000000000000002e-06">
            <text:p>4.4E-06</text:p>
          </table:table-cell>
          <table:table-cell table:style-name="ACE-3" table:formula="of:=[.AH41]/events" office:value-type="float" office:value="2.65e-05">
            <text:p>2.65E-05</text:p>
          </table:table-cell>
          <table:table-cell table:style-name="ACE-3" table:formula="of:=[.AI41]/events" office:value-type="float" office:value="1.1000000000000001e-06">
            <text:p>1.1E-06</text:p>
          </table:table-cell>
          <table:table-cell table:style-name="ACE-3" table:formula="of:=[.AJ41]/events" office:value-type="float" office:value="9.9999999999999995e-08">
            <text:p>1E-07</text:p>
          </table:table-cell>
          <table:table-cell table:style-name="ACE-3" table:formula="of:=[.AK41]/events" office:value-type="float" office:value="0">
            <text:p>0</text:p>
          </table:table-cell>
          <table:table-cell table:style-name="ACE-3" table:formula="of:=[.AL41]/events" office:value-type="float" office:value="0">
            <text:p>0</text:p>
          </table:table-cell>
          <table:table-cell table:style-name="ACE-3" table:formula="of:=[.AM41]/events" office:value-type="float" office:value="0.033360500000000001">
            <text:p>0.0333605</text:p>
          </table:table-cell>
          <table:table-cell table:style-name="ACE-3" table:formula="of:=[.AN41]/events" office:value-type="float" office:value="1.9999999999999999e-07">
            <text:p>2E-07</text:p>
          </table:table-cell>
          <table:table-cell table:style-name="ACE-3" table:formula="of:=[.AO41]/events" office:value-type="float" office:value="0">
            <text:p>0</text:p>
          </table:table-cell>
          <table:table-cell table:style-name="ACE-3" table:formula="of:=[.AP41]/events" office:value-type="float" office:value="0">
            <text:p>0</text:p>
          </table:table-cell>
          <table:table-cell table:style-name="ACE-3" table:formula="of:=[.AQ41]/events" office:value-type="float" office:value="0.00077899999999999996">
            <text:p>0.00078</text:p>
          </table:table-cell>
          <table:table-cell table:style-name="ACE-3" table:formula="of:=[.AR41]/events" office:value-type="float" office:value="0">
            <text:p>0</text:p>
          </table:table-cell>
          <table:table-cell table:style-name="ACE-3" table:formula="of:=[.AS41]/events" office:value-type="float" office:value="0">
            <text:p>0</text:p>
          </table:table-cell>
          <table:table-cell table:style-name="ACE-3" table:formula="of:=[.AT41]/events" office:value-type="float" office:value="0">
            <text:p>0</text:p>
          </table:table-cell>
          <table:table-cell table:style-name="ACE-3" table:formula="of:=[.AU41]/events" office:value-type="float" office:value="0">
            <text:p>0</text:p>
          </table:table-cell>
          <table:table-cell table:style-name="ACE-3" table:formula="of:=[.AV41]/events" office:value-type="float" office:value="1.6099999999999998e-05">
            <text:p>1.61E-05</text:p>
          </table:table-cell>
          <table:table-cell table:style-name="ACE-3" table:formula="of:=[.AW41]/events" office:value-type="float" office:value="0.0014982000000000001">
            <text:p>0.0015</text:p>
          </table:table-cell>
          <table:table-cell table:style-name="ACE-3" table:formula="of:=[.AX41]/events" office:value-type="float" office:value="0.0001752">
            <text:p>0.00018</text:p>
          </table:table-cell>
          <table:table-cell table:style-name="ACE-3" table:formula="of:=[.AY41]/events" office:value-type="float" office:value="3.9999999999999998e-07">
            <text:p>4E-07</text:p>
          </table:table-cell>
          <table:table-cell table:style-name="ACE-3" table:formula="of:=[.AZ41]/events" office:value-type="float" office:value="0">
            <text:p>0</text:p>
          </table:table-cell>
          <table:table-cell table:style-name="ACE-3" table:formula="of:=[.BA41]/events" office:value-type="float" office:value="0">
            <text:p>0</text:p>
          </table:table-cell>
          <table:table-cell table:style-name="ACE-3" table:formula="of:=[.BB41]/events" office:value-type="float" office:value="0">
            <text:p>0</text:p>
          </table:table-cell>
          <table:table-cell table:style-name="ACE-3" table:formula="of:=[.BC41]/events" office:value-type="float" office:value="0">
            <text:p>0</text:p>
          </table:table-cell>
          <table:table-cell table:style-name="ACE-3" table:formula="of:=[.BD41]/events" office:value-type="float" office:value="0">
            <text:p>0</text:p>
          </table:table-cell>
          <table:table-cell table:style-name="ACE-3" table:formula="of:=[.BE41]/events" office:value-type="float" office:value="4.8699999999999998e-05">
            <text:p>4.87E-05</text:p>
          </table:table-cell>
          <table:table-cell table:style-name="ACE-3" table:formula="of:=[.BF41]/events" office:value-type="float" office:value="0.0010378">
            <text:p>0.0010378</text:p>
          </table:table-cell>
          <table:table-cell table:style-name="ACE-3" table:formula="of:=[.BG41]/events" office:value-type="float" office:value="1.3e-06">
            <text:p>1.3E-06</text:p>
          </table:table-cell>
          <table:table-cell table:style-name="ACE-3" table:formula="of:=[.BH41]/events" office:value-type="float" office:value="0.0016080999999999999">
            <text:p>0.00161</text:p>
          </table:table-cell>
          <table:table-cell table:style-name="ACE-3" table:formula="of:=[.BI41]/events" office:value-type="float" office:value="0.00059299999999999999">
            <text:p>0.00059</text:p>
          </table:table-cell>
          <table:table-cell table:style-name="ACE-3" table:formula="of:=[.BJ41]/events" office:value-type="float" office:value="3.8e-06">
            <text:p>3.8E-06</text:p>
          </table:table-cell>
          <table:table-cell table:style-name="ACE-3" table:formula="of:=[.BK41]/events" office:value-type="float" office:value="9.9999999999999995e-08">
            <text:p>1E-07</text:p>
          </table:table-cell>
          <table:table-cell table:style-name="ACE-3" table:formula="of:=[.BL41]/events" office:value-type="float" office:value="0">
            <text:p>0</text:p>
          </table:table-cell>
          <table:table-cell table:style-name="ACE-3" table:formula="of:=[.BM41]/events" office:value-type="float" office:value="0">
            <text:p>0</text:p>
          </table:table-cell>
          <table:table-cell table:style-name="ACE-3" table:formula="of:=[.BN41]/events" office:value-type="float" office:value="0">
            <text:p>0</text:p>
          </table:table-cell>
          <table:table-cell table:style-name="ACE-3" table:formula="of:=[.BO41]/events" office:value-type="float" office:value="0">
            <text:p>0</text:p>
          </table:table-cell>
          <table:table-cell table:style-name="ACE-3" table:formula="of:=[.BP41]/events" office:value-type="float" office:value="2.9999999999999999e-07">
            <text:p>3E-07</text:p>
          </table:table-cell>
          <table:table-cell table:style-name="ACE-3" table:formula="of:=[.BQ41]/events" office:value-type="float" office:value="0">
            <text:p>0</text:p>
          </table:table-cell>
          <table:table-cell table:style-name="ACE-3" table:formula="of:=[.BR41]/events" office:value-type="float" office:value="0">
            <text:p>0</text:p>
          </table:table-cell>
          <table:table-cell table:style-name="ACE-3" table:formula="of:=[.BS41]/events" office:value-type="float" office:value="0.017329500000000001">
            <text:p>0.0173295</text:p>
          </table:table-cell>
          <table:table-cell table:style-name="ACE-3" table:formula="of:=[.BT41]/events" office:value-type="float" office:value="0">
            <text:p>0</text:p>
          </table:table-cell>
          <table:table-cell table:style-name="ACE-3" table:formula="of:=[.BU41]/events" office:value-type="float" office:value="0">
            <text:p>0</text:p>
          </table:table-cell>
          <table:table-cell table:style-name="ACE-3" table:formula="of:=[.BV41]/events" office:value-type="float" office:value="0">
            <text:p>0</text:p>
          </table:table-cell>
          <table:table-cell table:style-name="ACE-3" table:formula="of:=[.BW41]/events" office:value-type="float" office:value="9.9999999999999995e-08">
            <text:p>1E-07</text:p>
          </table:table-cell>
          <table:table-cell table:style-name="ACE-3" table:formula="of:=[.BX41]/events" office:value-type="float" office:value="3.5899999999999998e-05">
            <text:p>4E−05</text:p>
          </table:table-cell>
          <table:table-cell table:style-name="ACE-3" table:formula="of:=[.BY41]/events" office:value-type="float" office:value="0.0010673">
            <text:p>0.00107</text:p>
          </table:table-cell>
          <table:table-cell table:style-name="ACE-3" table:formula="of:=[.BZ41]/events" office:value-type="float" office:value="0.0097301999999999996">
            <text:p>0.00973</text:p>
          </table:table-cell>
          <table:table-cell table:style-name="ACE-3" table:formula="of:=[.CA41]/events" office:value-type="float" office:value="6.2999999999999998e-06">
            <text:p>6.3E-06</text:p>
          </table:table-cell>
          <table:table-cell table:style-name="ACE-3" table:formula="of:=[.CB41]/events" office:value-type="float" office:value="1.9400000000000001e-05">
            <text:p>2E−05</text:p>
          </table:table-cell>
          <table:table-cell table:style-name="ACE-3" table:formula="of:=[.CC41]/events" office:value-type="float" office:value="0">
            <text:p>0</text:p>
          </table:table-cell>
          <table:table-cell table:style-name="ACE-3" table:formula="of:=[.CD41]/events" office:value-type="float" office:value="0">
            <text:p>0</text:p>
          </table:table-cell>
          <table:table-cell table:style-name="ACE-3" table:formula="of:=[.CE41]/events" office:value-type="float" office:value="0">
            <text:p>0</text:p>
          </table:table-cell>
          <table:table-cell table:style-name="ACE-3" table:formula="of:=[.CF41]/events" office:value-type="float" office:value="0.050424900000000002">
            <text:p>0.05042</text:p>
          </table:table-cell>
          <table:table-cell table:style-name="ACE-3" table:formula="of:=[.CG41]/events" office:value-type="float" office:value="0.00017699999999999999">
            <text:p>0.000177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2]" office:value-type="float" office:value="250">
            <text:p>250</text:p>
          </table:table-cell>
          <table:table-cell table:style-name="ACE-3" table:formula="of:=[.C42]/events" office:value-type="float" office:value="0">
            <text:p>0</text:p>
          </table:table-cell>
          <table:table-cell table:style-name="ACE-3" table:formula="of:=[.D42]/events" office:value-type="float" office:value="0.0299127">
            <text:p>0.02991</text:p>
          </table:table-cell>
          <table:table-cell table:style-name="ACE-3" table:formula="of:=[.E42]/events" office:value-type="float" office:value="2.9999999999999999e-07">
            <text:p>3E-07</text:p>
          </table:table-cell>
          <table:table-cell table:style-name="ACE-3" table:formula="of:=[.F42]/events" office:value-type="float" office:value="0.0033861">
            <text:p>0.00339</text:p>
          </table:table-cell>
          <table:table-cell table:style-name="ACE-3" table:formula="of:=[.G42]/events" office:value-type="float" office:value="0.0039223000000000001">
            <text:p>0.00392</text:p>
          </table:table-cell>
          <table:table-cell table:style-name="ACE-3" table:formula="of:=[.H42]/events" office:value-type="float" office:value="3.43e-05">
            <text:p>3E−05</text:p>
          </table:table-cell>
          <table:table-cell table:style-name="ACE-3" table:formula="of:=[.I42]/events" office:value-type="float" office:value="6.9999999999999997e-07">
            <text:p>7E-07</text:p>
          </table:table-cell>
          <table:table-cell table:style-name="ACE-3" table:formula="of:=[.J42]/events" office:value-type="float" office:value="0">
            <text:p>0</text:p>
          </table:table-cell>
          <table:table-cell table:style-name="ACE-3" table:formula="of:=[.K42]/events" office:value-type="float" office:value="7.5000000000000002e-06">
            <text:p>7.5E-06</text:p>
          </table:table-cell>
          <table:table-cell table:style-name="ACE-3" table:formula="of:=[.L42]/events" office:value-type="float" office:value="4.1999999999999996e-06">
            <text:p>4.2E-06</text:p>
          </table:table-cell>
          <table:table-cell table:style-name="ACE-3" table:formula="of:=[.M42]/events" office:value-type="float" office:value="0.0002342">
            <text:p>0.0002342</text:p>
          </table:table-cell>
          <table:table-cell table:style-name="ACE-3" table:formula="of:=[.N42]/events" office:value-type="float" office:value="5.9999999999999997e-07">
            <text:p>6E-07</text:p>
          </table:table-cell>
          <table:table-cell table:style-name="ACE-3" table:formula="of:=[.O42]/events" office:value-type="float" office:value="0">
            <text:p>0</text:p>
          </table:table-cell>
          <table:table-cell table:style-name="ACE-3" table:formula="of:=[.P42]/events" office:value-type="float" office:value="7.9999999999999996e-07">
            <text:p>8E-07</text:p>
          </table:table-cell>
          <table:table-cell table:style-name="ACE-3" table:formula="of:=[.Q42]/events" office:value-type="float" office:value="0.00063560000000000005">
            <text:p>0.00064</text:p>
          </table:table-cell>
          <table:table-cell table:style-name="ACE-3" table:formula="of:=[.R42]/events" office:value-type="float" office:value="0">
            <text:p>0</text:p>
          </table:table-cell>
          <table:table-cell table:style-name="ACE-3" table:formula="of:=[.S42]/events" office:value-type="float" office:value="0.00028449999999999998">
            <text:p>0.00028</text:p>
          </table:table-cell>
          <table:table-cell table:style-name="ACE-3" table:formula="of:=[.T42]/events" office:value-type="float" office:value="0.000299">
            <text:p>0.0003</text:p>
          </table:table-cell>
          <table:table-cell table:style-name="ACE-3" table:formula="of:=[.U42]/events" office:value-type="float" office:value="0.0050740000000000004">
            <text:p>0.00507</text:p>
          </table:table-cell>
          <table:table-cell table:style-name="ACE-3" table:formula="of:=[.V42]/events" office:value-type="float" office:value="0.021031399999999999">
            <text:p>0.02103</text:p>
          </table:table-cell>
          <table:table-cell table:style-name="ACE-3" table:formula="of:=[.W42]/events" office:value-type="float" office:value="0.00087670000000000001">
            <text:p>0.00088</text:p>
          </table:table-cell>
          <table:table-cell table:style-name="ACE-3" table:formula="of:=[.X42]/events" office:value-type="float" office:value="5.8300000000000001e-05">
            <text:p>5.83E-05</text:p>
          </table:table-cell>
          <table:table-cell table:style-name="ACE-3" table:formula="of:=[.Y42]/events" office:value-type="float" office:value="1.9999999999999999e-07">
            <text:p>2E-07</text:p>
          </table:table-cell>
          <table:table-cell table:style-name="ACE-3" table:formula="of:=[.Z42]/events" office:value-type="float" office:value="0">
            <text:p>0</text:p>
          </table:table-cell>
          <table:table-cell table:style-name="ACE-3" table:formula="of:=[.AA42]/events" office:value-type="float" office:value="8.9999999999999996e-07">
            <text:p>9E-07</text:p>
          </table:table-cell>
          <table:table-cell table:style-name="ACE-3" table:formula="of:=[.AB42]/events" office:value-type="float" office:value="2.34e-05">
            <text:p>2E−05</text:p>
          </table:table-cell>
          <table:table-cell table:style-name="ACE-3" table:formula="of:=[.AC42]/events" office:value-type="float" office:value="0.0062192000000000002">
            <text:p>0.00622</text:p>
          </table:table-cell>
          <table:table-cell table:style-name="ACE-3" table:formula="of:=[.AD42]/events" office:value-type="float" office:value="0.95752720000000002">
            <text:p>0.95753</text:p>
          </table:table-cell>
          <table:table-cell table:style-name="ACE-3" table:formula="of:=[.AE42]/events" office:value-type="float" office:value="0.0001975">
            <text:p>0.0002</text:p>
          </table:table-cell>
          <table:table-cell table:style-name="ACE-3" table:formula="of:=[.AF42]/events" office:value-type="float" office:value="0">
            <text:p>0</text:p>
          </table:table-cell>
          <table:table-cell table:style-name="ACE-3" table:formula="of:=[.AG42]/events" office:value-type="float" office:value="4.7999999999999998e-06">
            <text:p>4.8E-06</text:p>
          </table:table-cell>
          <table:table-cell table:style-name="ACE-3" table:formula="of:=[.AH42]/events" office:value-type="float" office:value="1.45e-05">
            <text:p>1.45E-05</text:p>
          </table:table-cell>
          <table:table-cell table:style-name="ACE-3" table:formula="of:=[.AI42]/events" office:value-type="float" office:value="1.7e-06">
            <text:p>1.7E-06</text:p>
          </table:table-cell>
          <table:table-cell table:style-name="ACE-3" table:formula="of:=[.AJ42]/events" office:value-type="float" office:value="0">
            <text:p>0</text:p>
          </table:table-cell>
          <table:table-cell table:style-name="ACE-3" table:formula="of:=[.AK42]/events" office:value-type="float" office:value="9.9999999999999995e-08">
            <text:p>1E-07</text:p>
          </table:table-cell>
          <table:table-cell table:style-name="ACE-3" table:formula="of:=[.AL42]/events" office:value-type="float" office:value="0">
            <text:p>0</text:p>
          </table:table-cell>
          <table:table-cell table:style-name="ACE-3" table:formula="of:=[.AM42]/events" office:value-type="float" office:value="0.049962899999999998">
            <text:p>0.0499629</text:p>
          </table:table-cell>
          <table:table-cell table:style-name="ACE-3" table:formula="of:=[.AN42]/events" office:value-type="float" office:value="2.2900000000000001e-05">
            <text:p>2.29E-05</text:p>
          </table:table-cell>
          <table:table-cell table:style-name="ACE-3" table:formula="of:=[.AO42]/events" office:value-type="float" office:value="9.9999999999999995e-08">
            <text:p>1E-07</text:p>
          </table:table-cell>
          <table:table-cell table:style-name="ACE-3" table:formula="of:=[.AP42]/events" office:value-type="float" office:value="1.9999999999999999e-07">
            <text:p>2E-07</text:p>
          </table:table-cell>
          <table:table-cell table:style-name="ACE-3" table:formula="of:=[.AQ42]/events" office:value-type="float" office:value="0.0011708000000000001">
            <text:p>0.00117</text:p>
          </table:table-cell>
          <table:table-cell table:style-name="ACE-3" table:formula="of:=[.AR42]/events" office:value-type="float" office:value="9.9999999999999995e-08">
            <text:p>1E-07</text:p>
          </table:table-cell>
          <table:table-cell table:style-name="ACE-3" table:formula="of:=[.AS42]/events" office:value-type="float" office:value="1.7e-06">
            <text:p>1.7E-06</text:p>
          </table:table-cell>
          <table:table-cell table:style-name="ACE-3" table:formula="of:=[.AT42]/events" office:value-type="float" office:value="3.9999999999999998e-07">
            <text:p>4E-07</text:p>
          </table:table-cell>
          <table:table-cell table:style-name="ACE-3" table:formula="of:=[.AU42]/events" office:value-type="float" office:value="9.9999999999999995e-08">
            <text:p>1E-07</text:p>
          </table:table-cell>
          <table:table-cell table:style-name="ACE-3" table:formula="of:=[.AV42]/events" office:value-type="float" office:value="3.2499999999999997e-05">
            <text:p>3.25E-05</text:p>
          </table:table-cell>
          <table:table-cell table:style-name="ACE-3" table:formula="of:=[.AW42]/events" office:value-type="float" office:value="0.0017453">
            <text:p>0.00175</text:p>
          </table:table-cell>
          <table:table-cell table:style-name="ACE-3" table:formula="of:=[.AX42]/events" office:value-type="float" office:value="0.00022359999999999999">
            <text:p>0.00022</text:p>
          </table:table-cell>
          <table:table-cell table:style-name="ACE-3" table:formula="of:=[.AY42]/events" office:value-type="float" office:value="9.7999999999999993e-06">
            <text:p>9.8E-06</text:p>
          </table:table-cell>
          <table:table-cell table:style-name="ACE-3" table:formula="of:=[.AZ42]/events" office:value-type="float" office:value="2.9000000000000002e-06">
            <text:p>2.9E-06</text:p>
          </table:table-cell>
          <table:table-cell table:style-name="ACE-3" table:formula="of:=[.BA42]/events" office:value-type="float" office:value="0">
            <text:p>0</text:p>
          </table:table-cell>
          <table:table-cell table:style-name="ACE-3" table:formula="of:=[.BB42]/events" office:value-type="float" office:value="0">
            <text:p>0</text:p>
          </table:table-cell>
          <table:table-cell table:style-name="ACE-3" table:formula="of:=[.BC42]/events" office:value-type="float" office:value="2.9999999999999999e-07">
            <text:p>3E-07</text:p>
          </table:table-cell>
          <table:table-cell table:style-name="ACE-3" table:formula="of:=[.BD42]/events" office:value-type="float" office:value="3.5999999999999998e-06">
            <text:p>3.6E-06</text:p>
          </table:table-cell>
          <table:table-cell table:style-name="ACE-3" table:formula="of:=[.BE42]/events" office:value-type="float" office:value="5.3399999999999997e-05">
            <text:p>5.34E-05</text:p>
          </table:table-cell>
          <table:table-cell table:style-name="ACE-3" table:formula="of:=[.BF42]/events" office:value-type="float" office:value="0.00047229999999999999">
            <text:p>0.0004723</text:p>
          </table:table-cell>
          <table:table-cell table:style-name="ACE-3" table:formula="of:=[.BG42]/events" office:value-type="float" office:value="7.6000000000000001e-06">
            <text:p>7.6E-06</text:p>
          </table:table-cell>
          <table:table-cell table:style-name="ACE-3" table:formula="of:=[.BH42]/events" office:value-type="float" office:value="0.0013083000000000001">
            <text:p>0.00131</text:p>
          </table:table-cell>
          <table:table-cell table:style-name="ACE-3" table:formula="of:=[.BI42]/events" office:value-type="float" office:value="0.00097179999999999999">
            <text:p>0.00097</text:p>
          </table:table-cell>
          <table:table-cell table:style-name="ACE-3" table:formula="of:=[.BJ42]/events" office:value-type="float" office:value="6.9e-06">
            <text:p>6.9E-06</text:p>
          </table:table-cell>
          <table:table-cell table:style-name="ACE-3" table:formula="of:=[.BK42]/events" office:value-type="float" office:value="7.9999999999999996e-07">
            <text:p>8E-07</text:p>
          </table:table-cell>
          <table:table-cell table:style-name="ACE-3" table:formula="of:=[.BL42]/events" office:value-type="float" office:value="0">
            <text:p>0</text:p>
          </table:table-cell>
          <table:table-cell table:style-name="ACE-3" table:formula="of:=[.BM42]/events" office:value-type="float" office:value="0">
            <text:p>0</text:p>
          </table:table-cell>
          <table:table-cell table:style-name="ACE-3" table:formula="of:=[.BN42]/events" office:value-type="float" office:value="9.9999999999999995e-08">
            <text:p>1E-07</text:p>
          </table:table-cell>
          <table:table-cell table:style-name="ACE-3" table:formula="of:=[.BO42]/events" office:value-type="float" office:value="0">
            <text:p>0</text:p>
          </table:table-cell>
          <table:table-cell table:style-name="ACE-3" table:formula="of:=[.BP42]/events" office:value-type="float" office:value="5.9999999999999997e-07">
            <text:p>6E-07</text:p>
          </table:table-cell>
          <table:table-cell table:style-name="ACE-3" table:formula="of:=[.BQ42]/events" office:value-type="float" office:value="0">
            <text:p>0</text:p>
          </table:table-cell>
          <table:table-cell table:style-name="ACE-3" table:formula="of:=[.BR42]/events" office:value-type="float" office:value="0">
            <text:p>0</text:p>
          </table:table-cell>
          <table:table-cell table:style-name="ACE-3" table:formula="of:=[.BS42]/events" office:value-type="float" office:value="0.040129499999999999">
            <text:p>0.0401295</text:p>
          </table:table-cell>
          <table:table-cell table:style-name="ACE-3" table:formula="of:=[.BT42]/events" office:value-type="float" office:value="2.9999999999999999e-07">
            <text:p>3E-07</text:p>
          </table:table-cell>
          <table:table-cell table:style-name="ACE-3" table:formula="of:=[.BU42]/events" office:value-type="float" office:value="2.9999999999999999e-07">
            <text:p>3E-07</text:p>
          </table:table-cell>
          <table:table-cell table:style-name="ACE-3" table:formula="of:=[.BV42]/events" office:value-type="float" office:value="0">
            <text:p>0</text:p>
          </table:table-cell>
          <table:table-cell table:style-name="ACE-3" table:formula="of:=[.BW42]/events" office:value-type="float" office:value="5.6999999999999996e-06">
            <text:p>5.7E-06</text:p>
          </table:table-cell>
          <table:table-cell table:style-name="ACE-3" table:formula="of:=[.BX42]/events" office:value-type="float" office:value="0.0001237">
            <text:p>0.00012</text:p>
          </table:table-cell>
          <table:table-cell table:style-name="ACE-3" table:formula="of:=[.BY42]/events" office:value-type="float" office:value="0.0011617000000000001">
            <text:p>0.00116</text:p>
          </table:table-cell>
          <table:table-cell table:style-name="ACE-3" table:formula="of:=[.BZ42]/events" office:value-type="float" office:value="0.0043052999999999998">
            <text:p>0.00431</text:p>
          </table:table-cell>
          <table:table-cell table:style-name="ACE-3" table:formula="of:=[.CA42]/events" office:value-type="float" office:value="5.3000000000000001e-06">
            <text:p>5.3E-06</text:p>
          </table:table-cell>
          <table:table-cell table:style-name="ACE-3" table:formula="of:=[.CB42]/events" office:value-type="float" office:value="6.2999999999999998e-06">
            <text:p>6.3E-06</text:p>
          </table:table-cell>
          <table:table-cell table:style-name="ACE-3" table:formula="of:=[.CC42]/events" office:value-type="float" office:value="4.9999999999999998e-07">
            <text:p>5E-07</text:p>
          </table:table-cell>
          <table:table-cell table:style-name="ACE-3" table:formula="of:=[.CD42]/events" office:value-type="float" office:value="8.9999999999999996e-07">
            <text:p>9E-07</text:p>
          </table:table-cell>
          <table:table-cell table:style-name="ACE-3" table:formula="of:=[.CE42]/events" office:value-type="float" office:value="5.9999999999999997e-07">
            <text:p>6E-07</text:p>
          </table:table-cell>
          <table:table-cell table:style-name="ACE-3" table:formula="of:=[.CF42]/events" office:value-type="float" office:value="0.086855000000000002">
            <text:p>0.08686</text:p>
          </table:table-cell>
          <table:table-cell table:style-name="ACE-3" table:formula="of:=[.CG42]/events" office:value-type="float" office:value="0.00073050000000000003">
            <text:p>0.0007305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3]" office:value-type="float" office:value="230">
            <text:p>230</text:p>
          </table:table-cell>
          <table:table-cell table:style-name="ACE-3" table:formula="of:=[.C43]/events" office:value-type="float" office:value="0">
            <text:p>0</text:p>
          </table:table-cell>
          <table:table-cell table:style-name="ACE-3" table:formula="of:=[.D43]/events" office:value-type="float" office:value="0.029815700000000001">
            <text:p>0.02982</text:p>
          </table:table-cell>
          <table:table-cell table:style-name="ACE-3" table:formula="of:=[.E43]/events" office:value-type="float" office:value="9.9999999999999995e-08">
            <text:p>1E-07</text:p>
          </table:table-cell>
          <table:table-cell table:style-name="ACE-3" table:formula="of:=[.F43]/events" office:value-type="float" office:value="0.0035095">
            <text:p>0.00351</text:p>
          </table:table-cell>
          <table:table-cell table:style-name="ACE-3" table:formula="of:=[.G43]/events" office:value-type="float" office:value="0.0037954999999999998">
            <text:p>0.0038</text:p>
          </table:table-cell>
          <table:table-cell table:style-name="ACE-3" table:formula="of:=[.H43]/events" office:value-type="float" office:value="3.4600000000000001e-05">
            <text:p>3E−05</text:p>
          </table:table-cell>
          <table:table-cell table:style-name="ACE-3" table:formula="of:=[.I43]/events" office:value-type="float" office:value="5.9999999999999997e-07">
            <text:p>6E-07</text:p>
          </table:table-cell>
          <table:table-cell table:style-name="ACE-3" table:formula="of:=[.J43]/events" office:value-type="float" office:value="0">
            <text:p>0</text:p>
          </table:table-cell>
          <table:table-cell table:style-name="ACE-3" table:formula="of:=[.K43]/events" office:value-type="float" office:value="9.0000000000000002e-06">
            <text:p>9E-06</text:p>
          </table:table-cell>
          <table:table-cell table:style-name="ACE-3" table:formula="of:=[.L43]/events" office:value-type="float" office:value="4.4000000000000002e-06">
            <text:p>4.4E-06</text:p>
          </table:table-cell>
          <table:table-cell table:style-name="ACE-3" table:formula="of:=[.M43]/events" office:value-type="float" office:value="0.00021450000000000001">
            <text:p>0.0002145</text:p>
          </table:table-cell>
          <table:table-cell table:style-name="ACE-3" table:formula="of:=[.N43]/events" office:value-type="float" office:value="6.9999999999999997e-07">
            <text:p>7E-07</text:p>
          </table:table-cell>
          <table:table-cell table:style-name="ACE-3" table:formula="of:=[.O43]/events" office:value-type="float" office:value="0">
            <text:p>0</text:p>
          </table:table-cell>
          <table:table-cell table:style-name="ACE-3" table:formula="of:=[.P43]/events" office:value-type="float" office:value="8.9999999999999996e-07">
            <text:p>9E-07</text:p>
          </table:table-cell>
          <table:table-cell table:style-name="ACE-3" table:formula="of:=[.Q43]/events" office:value-type="float" office:value="0.00066500000000000001">
            <text:p>0.00067</text:p>
          </table:table-cell>
          <table:table-cell table:style-name="ACE-3" table:formula="of:=[.R43]/events" office:value-type="float" office:value="9.9999999999999995e-08">
            <text:p>1E-07</text:p>
          </table:table-cell>
          <table:table-cell table:style-name="ACE-3" table:formula="of:=[.S43]/events" office:value-type="float" office:value="0.00028580000000000001">
            <text:p>0.00029</text:p>
          </table:table-cell>
          <table:table-cell table:style-name="ACE-3" table:formula="of:=[.T43]/events" office:value-type="float" office:value="0.00029109999999999997">
            <text:p>0.00029</text:p>
          </table:table-cell>
          <table:table-cell table:style-name="ACE-3" table:formula="of:=[.U43]/events" office:value-type="float" office:value="0.0050892000000000003">
            <text:p>0.00509</text:p>
          </table:table-cell>
          <table:table-cell table:style-name="ACE-3" table:formula="of:=[.V43]/events" office:value-type="float" office:value="0.021519">
            <text:p>0.02152</text:p>
          </table:table-cell>
          <table:table-cell table:style-name="ACE-3" table:formula="of:=[.W43]/events" office:value-type="float" office:value="0.00088340000000000001">
            <text:p>0.00088</text:p>
          </table:table-cell>
          <table:table-cell table:style-name="ACE-3" table:formula="of:=[.X43]/events" office:value-type="float" office:value="5.5800000000000001e-05">
            <text:p>5.58E-05</text:p>
          </table:table-cell>
          <table:table-cell table:style-name="ACE-3" table:formula="of:=[.Y43]/events" office:value-type="float" office:value="3.9999999999999998e-07">
            <text:p>4E-07</text:p>
          </table:table-cell>
          <table:table-cell table:style-name="ACE-3" table:formula="of:=[.Z43]/events" office:value-type="float" office:value="9.9999999999999995e-08">
            <text:p>1E-07</text:p>
          </table:table-cell>
          <table:table-cell table:style-name="ACE-3" table:formula="of:=[.AA43]/events" office:value-type="float" office:value="3.9999999999999998e-07">
            <text:p>4E-07</text:p>
          </table:table-cell>
          <table:table-cell table:style-name="ACE-3" table:formula="of:=[.AB43]/events" office:value-type="float" office:value="1.9199999999999999e-05">
            <text:p>2E−05</text:p>
          </table:table-cell>
          <table:table-cell table:style-name="ACE-3" table:formula="of:=[.AC43]/events" office:value-type="float" office:value="0.0061646000000000001">
            <text:p>0.00616</text:p>
          </table:table-cell>
          <table:table-cell table:style-name="ACE-3" table:formula="of:=[.AD43]/events" office:value-type="float" office:value="0.89939119999999995">
            <text:p>0.89939</text:p>
          </table:table-cell>
          <table:table-cell table:style-name="ACE-3" table:formula="of:=[.AE43]/events" office:value-type="float" office:value="0.00020589999999999999">
            <text:p>0.00021</text:p>
          </table:table-cell>
          <table:table-cell table:style-name="ACE-3" table:formula="of:=[.AF43]/events" office:value-type="float" office:value="0">
            <text:p>0</text:p>
          </table:table-cell>
          <table:table-cell table:style-name="ACE-3" table:formula="of:=[.AG43]/events" office:value-type="float" office:value="4.8999999999999997e-06">
            <text:p>4.9E-06</text:p>
          </table:table-cell>
          <table:table-cell table:style-name="ACE-3" table:formula="of:=[.AH43]/events" office:value-type="float" office:value="1.6200000000000001e-05">
            <text:p>1.62E-05</text:p>
          </table:table-cell>
          <table:table-cell table:style-name="ACE-3" table:formula="of:=[.AI43]/events" office:value-type="float" office:value="9.9999999999999995e-07">
            <text:p>1E-06</text:p>
          </table:table-cell>
          <table:table-cell table:style-name="ACE-3" table:formula="of:=[.AJ43]/events" office:value-type="float" office:value="0">
            <text:p>0</text:p>
          </table:table-cell>
          <table:table-cell table:style-name="ACE-3" table:formula="of:=[.AK43]/events" office:value-type="float" office:value="9.9999999999999995e-08">
            <text:p>1E-07</text:p>
          </table:table-cell>
          <table:table-cell table:style-name="ACE-3" table:formula="of:=[.AL43]/events" office:value-type="float" office:value="0">
            <text:p>0</text:p>
          </table:table-cell>
          <table:table-cell table:style-name="ACE-3" table:formula="of:=[.AM43]/events" office:value-type="float" office:value="0.048414899999999997">
            <text:p>0.0484149</text:p>
          </table:table-cell>
          <table:table-cell table:style-name="ACE-3" table:formula="of:=[.AN43]/events" office:value-type="float" office:value="2.1699999999999999e-05">
            <text:p>2.17E-05</text:p>
          </table:table-cell>
          <table:table-cell table:style-name="ACE-3" table:formula="of:=[.AO43]/events" office:value-type="float" office:value="0">
            <text:p>0</text:p>
          </table:table-cell>
          <table:table-cell table:style-name="ACE-3" table:formula="of:=[.AP43]/events" office:value-type="float" office:value="0">
            <text:p>0</text:p>
          </table:table-cell>
          <table:table-cell table:style-name="ACE-3" table:formula="of:=[.AQ43]/events" office:value-type="float" office:value="0.0011643000000000001">
            <text:p>0.00116</text:p>
          </table:table-cell>
          <table:table-cell table:style-name="ACE-3" table:formula="of:=[.AR43]/events" office:value-type="float" office:value="3.9999999999999998e-07">
            <text:p>4E-07</text:p>
          </table:table-cell>
          <table:table-cell table:style-name="ACE-3" table:formula="of:=[.AS43]/events" office:value-type="float" office:value="1.1000000000000001e-06">
            <text:p>1.1E-06</text:p>
          </table:table-cell>
          <table:table-cell table:style-name="ACE-3" table:formula="of:=[.AT43]/events" office:value-type="float" office:value="9.9999999999999995e-08">
            <text:p>1E-07</text:p>
          </table:table-cell>
          <table:table-cell table:style-name="ACE-3" table:formula="of:=[.AU43]/events" office:value-type="float" office:value="0">
            <text:p>0</text:p>
          </table:table-cell>
          <table:table-cell table:style-name="ACE-3" table:formula="of:=[.AV43]/events" office:value-type="float" office:value="3.0899999999999999e-05">
            <text:p>3.09E-05</text:p>
          </table:table-cell>
          <table:table-cell table:style-name="ACE-3" table:formula="of:=[.AW43]/events" office:value-type="float" office:value="0.0017435">
            <text:p>0.00174</text:p>
          </table:table-cell>
          <table:table-cell table:style-name="ACE-3" table:formula="of:=[.AX43]/events" office:value-type="float" office:value="0.00022139999999999999">
            <text:p>0.00022</text:p>
          </table:table-cell>
          <table:table-cell table:style-name="ACE-3" table:formula="of:=[.AY43]/events" office:value-type="float" office:value="1.0000000000000001e-05">
            <text:p>1E-05</text:p>
          </table:table-cell>
          <table:table-cell table:style-name="ACE-3" table:formula="of:=[.AZ43]/events" office:value-type="float" office:value="3.0000000000000001e-06">
            <text:p>3E-06</text:p>
          </table:table-cell>
          <table:table-cell table:style-name="ACE-3" table:formula="of:=[.BA43]/events" office:value-type="float" office:value="0">
            <text:p>0</text:p>
          </table:table-cell>
          <table:table-cell table:style-name="ACE-3" table:formula="of:=[.BB43]/events" office:value-type="float" office:value="0">
            <text:p>0</text:p>
          </table:table-cell>
          <table:table-cell table:style-name="ACE-3" table:formula="of:=[.BC43]/events" office:value-type="float" office:value="1.9999999999999999e-07">
            <text:p>2E-07</text:p>
          </table:table-cell>
          <table:table-cell table:style-name="ACE-3" table:formula="of:=[.BD43]/events" office:value-type="float" office:value="4.4000000000000002e-06">
            <text:p>4.4E-06</text:p>
          </table:table-cell>
          <table:table-cell table:style-name="ACE-3" table:formula="of:=[.BE43]/events" office:value-type="float" office:value="5.7099999999999999e-05">
            <text:p>5.71E-05</text:p>
          </table:table-cell>
          <table:table-cell table:style-name="ACE-3" table:formula="of:=[.BF43]/events" office:value-type="float" office:value="0.00051159999999999997">
            <text:p>0.0005116</text:p>
          </table:table-cell>
          <table:table-cell table:style-name="ACE-3" table:formula="of:=[.BG43]/events" office:value-type="float" office:value="8.3000000000000002e-06">
            <text:p>8.3E-06</text:p>
          </table:table-cell>
          <table:table-cell table:style-name="ACE-3" table:formula="of:=[.BH43]/events" office:value-type="float" office:value="0.0013217000000000001">
            <text:p>0.00132</text:p>
          </table:table-cell>
          <table:table-cell table:style-name="ACE-3" table:formula="of:=[.BI43]/events" office:value-type="float" office:value="0.00092159999999999996">
            <text:p>0.00092</text:p>
          </table:table-cell>
          <table:table-cell table:style-name="ACE-3" table:formula="of:=[.BJ43]/events" office:value-type="float" office:value="6.0000000000000002e-06">
            <text:p>6E-06</text:p>
          </table:table-cell>
          <table:table-cell table:style-name="ACE-3" table:formula="of:=[.BK43]/events" office:value-type="float" office:value="4.9999999999999998e-07">
            <text:p>5E-07</text:p>
          </table:table-cell>
          <table:table-cell table:style-name="ACE-3" table:formula="of:=[.BL43]/events" office:value-type="float" office:value="0">
            <text:p>0</text:p>
          </table:table-cell>
          <table:table-cell table:style-name="ACE-3" table:formula="of:=[.BM43]/events" office:value-type="float" office:value="0">
            <text:p>0</text:p>
          </table:table-cell>
          <table:table-cell table:style-name="ACE-3" table:formula="of:=[.BN43]/events" office:value-type="float" office:value="0">
            <text:p>0</text:p>
          </table:table-cell>
          <table:table-cell table:style-name="ACE-3" table:formula="of:=[.BO43]/events" office:value-type="float" office:value="9.9999999999999995e-08">
            <text:p>1E-07</text:p>
          </table:table-cell>
          <table:table-cell table:style-name="ACE-3" table:formula="of:=[.BP43]/events" office:value-type="float" office:value="9.9999999999999995e-07">
            <text:p>1E-06</text:p>
          </table:table-cell>
          <table:table-cell table:style-name="ACE-3" table:formula="of:=[.BQ43]/events" office:value-type="float" office:value="0">
            <text:p>0</text:p>
          </table:table-cell>
          <table:table-cell table:style-name="ACE-3" table:formula="of:=[.BR43]/events" office:value-type="float" office:value="0">
            <text:p>0</text:p>
          </table:table-cell>
          <table:table-cell table:style-name="ACE-3" table:formula="of:=[.BS43]/events" office:value-type="float" office:value="0.0393757">
            <text:p>0.0393757</text:p>
          </table:table-cell>
          <table:table-cell table:style-name="ACE-3" table:formula="of:=[.BT43]/events" office:value-type="float" office:value="9.9999999999999995e-08">
            <text:p>1E-07</text:p>
          </table:table-cell>
          <table:table-cell table:style-name="ACE-3" table:formula="of:=[.BU43]/events" office:value-type="float" office:value="1.9999999999999999e-07">
            <text:p>2E-07</text:p>
          </table:table-cell>
          <table:table-cell table:style-name="ACE-3" table:formula="of:=[.BV43]/events" office:value-type="float" office:value="0">
            <text:p>0</text:p>
          </table:table-cell>
          <table:table-cell table:style-name="ACE-3" table:formula="of:=[.BW43]/events" office:value-type="float" office:value="5.4e-06">
            <text:p>5.4E-06</text:p>
          </table:table-cell>
          <table:table-cell table:style-name="ACE-3" table:formula="of:=[.BX43]/events" office:value-type="float" office:value="0.0001209">
            <text:p>0.00012</text:p>
          </table:table-cell>
          <table:table-cell table:style-name="ACE-3" table:formula="of:=[.BY43]/events" office:value-type="float" office:value="0.0011921">
            <text:p>0.00119</text:p>
          </table:table-cell>
          <table:table-cell table:style-name="ACE-3" table:formula="of:=[.BZ43]/events" office:value-type="float" office:value="0.0044257000000000003">
            <text:p>0.00443</text:p>
          </table:table-cell>
          <table:table-cell table:style-name="ACE-3" table:formula="of:=[.CA43]/events" office:value-type="float" office:value="5.1000000000000003e-06">
            <text:p>5.1E-06</text:p>
          </table:table-cell>
          <table:table-cell table:style-name="ACE-3" table:formula="of:=[.CB43]/events" office:value-type="float" office:value="8.1999999999999994e-06">
            <text:p>8.2E-06</text:p>
          </table:table-cell>
          <table:table-cell table:style-name="ACE-3" table:formula="of:=[.CC43]/events" office:value-type="float" office:value="0">
            <text:p>0</text:p>
          </table:table-cell>
          <table:table-cell table:style-name="ACE-3" table:formula="of:=[.CD43]/events" office:value-type="float" office:value="3.9999999999999998e-07">
            <text:p>4E-07</text:p>
          </table:table-cell>
          <table:table-cell table:style-name="ACE-3" table:formula="of:=[.CE43]/events" office:value-type="float" office:value="2.9999999999999999e-07">
            <text:p>3E-07</text:p>
          </table:table-cell>
          <table:table-cell table:style-name="ACE-3" table:formula="of:=[.CF43]/events" office:value-type="float" office:value="0.085718699999999995">
            <text:p>0.08572</text:p>
          </table:table-cell>
          <table:table-cell table:style-name="ACE-3" table:formula="of:=[.CG43]/events" office:value-type="float" office:value="0.00068709999999999995">
            <text:p>0.0006871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4]" office:value-type="float" office:value="200">
            <text:p>200</text:p>
          </table:table-cell>
          <table:table-cell table:style-name="ACE-3" table:formula="of:=[.C44]/events" office:value-type="float" office:value="0">
            <text:p>0</text:p>
          </table:table-cell>
          <table:table-cell table:style-name="ACE-3" table:formula="of:=[.D44]/events" office:value-type="float" office:value="0.030264900000000001">
            <text:p>0.03026</text:p>
          </table:table-cell>
          <table:table-cell table:style-name="ACE-3" table:formula="of:=[.E44]/events" office:value-type="float" office:value="0">
            <text:p>0</text:p>
          </table:table-cell>
          <table:table-cell table:style-name="ACE-3" table:formula="of:=[.F44]/events" office:value-type="float" office:value="0.0035263">
            <text:p>0.00353</text:p>
          </table:table-cell>
          <table:table-cell table:style-name="ACE-3" table:formula="of:=[.G44]/events" office:value-type="float" office:value="0.0035278000000000002">
            <text:p>0.00353</text:p>
          </table:table-cell>
          <table:table-cell table:style-name="ACE-3" table:formula="of:=[.H44]/events" office:value-type="float" office:value="3.2700000000000002e-05">
            <text:p>3E−05</text:p>
          </table:table-cell>
          <table:table-cell table:style-name="ACE-3" table:formula="of:=[.I44]/events" office:value-type="float" office:value="5.9999999999999997e-07">
            <text:p>6E-07</text:p>
          </table:table-cell>
          <table:table-cell table:style-name="ACE-3" table:formula="of:=[.J44]/events" office:value-type="float" office:value="0">
            <text:p>0</text:p>
          </table:table-cell>
          <table:table-cell table:style-name="ACE-3" table:formula="of:=[.K44]/events" office:value-type="float" office:value="9.2e-06">
            <text:p>9.2E-06</text:p>
          </table:table-cell>
          <table:table-cell table:style-name="ACE-3" table:formula="of:=[.L44]/events" office:value-type="float" office:value="3.7000000000000002e-06">
            <text:p>3.7E-06</text:p>
          </table:table-cell>
          <table:table-cell table:style-name="ACE-3" table:formula="of:=[.M44]/events" office:value-type="float" office:value="0.000184">
            <text:p>0.000184</text:p>
          </table:table-cell>
          <table:table-cell table:style-name="ACE-3" table:formula="of:=[.N44]/events" office:value-type="float" office:value="4.9999999999999998e-07">
            <text:p>5E-07</text:p>
          </table:table-cell>
          <table:table-cell table:style-name="ACE-3" table:formula="of:=[.O44]/events" office:value-type="float" office:value="0">
            <text:p>0</text:p>
          </table:table-cell>
          <table:table-cell table:style-name="ACE-3" table:formula="of:=[.P44]/events" office:value-type="float" office:value="4.9999999999999998e-07">
            <text:p>5E-07</text:p>
          </table:table-cell>
          <table:table-cell table:style-name="ACE-3" table:formula="of:=[.Q44]/events" office:value-type="float" office:value="0.00068709999999999995">
            <text:p>0.00069</text:p>
          </table:table-cell>
          <table:table-cell table:style-name="ACE-3" table:formula="of:=[.R44]/events" office:value-type="float" office:value="0">
            <text:p>0</text:p>
          </table:table-cell>
          <table:table-cell table:style-name="ACE-3" table:formula="of:=[.S44]/events" office:value-type="float" office:value="0.0002721">
            <text:p>0.00027</text:p>
          </table:table-cell>
          <table:table-cell table:style-name="ACE-3" table:formula="of:=[.T44]/events" office:value-type="float" office:value="0.00028739999999999999">
            <text:p>0.00029</text:p>
          </table:table-cell>
          <table:table-cell table:style-name="ACE-3" table:formula="of:=[.U44]/events" office:value-type="float" office:value="0.0051149999999999998">
            <text:p>0.00511</text:p>
          </table:table-cell>
          <table:table-cell table:style-name="ACE-3" table:formula="of:=[.V44]/events" office:value-type="float" office:value="0.022605299999999998">
            <text:p>0.02261</text:p>
          </table:table-cell>
          <table:table-cell table:style-name="ACE-3" table:formula="of:=[.W44]/events" office:value-type="float" office:value="0.00090499999999999999">
            <text:p>0.0009</text:p>
          </table:table-cell>
          <table:table-cell table:style-name="ACE-3" table:formula="of:=[.X44]/events" office:value-type="float" office:value="4.9400000000000001e-05">
            <text:p>4.94E-05</text:p>
          </table:table-cell>
          <table:table-cell table:style-name="ACE-3" table:formula="of:=[.Y44]/events" office:value-type="float" office:value="2.9999999999999999e-07">
            <text:p>3E-07</text:p>
          </table:table-cell>
          <table:table-cell table:style-name="ACE-3" table:formula="of:=[.Z44]/events" office:value-type="float" office:value="1.9999999999999999e-07">
            <text:p>2E-07</text:p>
          </table:table-cell>
          <table:table-cell table:style-name="ACE-3" table:formula="of:=[.AA44]/events" office:value-type="float" office:value="1.9999999999999999e-07">
            <text:p>2E-07</text:p>
          </table:table-cell>
          <table:table-cell table:style-name="ACE-3" table:formula="of:=[.AB44]/events" office:value-type="float" office:value="1.7e-05">
            <text:p>1.7E-05</text:p>
          </table:table-cell>
          <table:table-cell table:style-name="ACE-3" table:formula="of:=[.AC44]/events" office:value-type="float" office:value="0.0062024999999999997">
            <text:p>0.0062</text:p>
          </table:table-cell>
          <table:table-cell table:style-name="ACE-3" table:formula="of:=[.AD44]/events" office:value-type="float" office:value="0.78542990000000001">
            <text:p>0.78543</text:p>
          </table:table-cell>
          <table:table-cell table:style-name="ACE-3" table:formula="of:=[.AE44]/events" office:value-type="float" office:value="0.00021110000000000001">
            <text:p>0.00021</text:p>
          </table:table-cell>
          <table:table-cell table:style-name="ACE-3" table:formula="of:=[.AF44]/events" office:value-type="float" office:value="1.9999999999999999e-07">
            <text:p>2E-07</text:p>
          </table:table-cell>
          <table:table-cell table:style-name="ACE-3" table:formula="of:=[.AG44]/events" office:value-type="float" office:value="4.4000000000000002e-06">
            <text:p>4.4E-06</text:p>
          </table:table-cell>
          <table:table-cell table:style-name="ACE-3" table:formula="of:=[.AH44]/events" office:value-type="float" office:value="1.6200000000000001e-05">
            <text:p>1.62E-05</text:p>
          </table:table-cell>
          <table:table-cell table:style-name="ACE-3" table:formula="of:=[.AI44]/events" office:value-type="float" office:value="1.3e-06">
            <text:p>1.3E-06</text:p>
          </table:table-cell>
          <table:table-cell table:style-name="ACE-3" table:formula="of:=[.AJ44]/events" office:value-type="float" office:value="2.9999999999999999e-07">
            <text:p>3E-07</text:p>
          </table:table-cell>
          <table:table-cell table:style-name="ACE-3" table:formula="of:=[.AK44]/events" office:value-type="float" office:value="0">
            <text:p>0</text:p>
          </table:table-cell>
          <table:table-cell table:style-name="ACE-3" table:formula="of:=[.AL44]/events" office:value-type="float" office:value="0">
            <text:p>0</text:p>
          </table:table-cell>
          <table:table-cell table:style-name="ACE-3" table:formula="of:=[.AM44]/events" office:value-type="float" office:value="0.045388299999999999">
            <text:p>0.0453883</text:p>
          </table:table-cell>
          <table:table-cell table:style-name="ACE-3" table:formula="of:=[.AN44]/events" office:value-type="float" office:value="1.7799999999999999e-05">
            <text:p>1.78E-05</text:p>
          </table:table-cell>
          <table:table-cell table:style-name="ACE-3" table:formula="of:=[.AO44]/events" office:value-type="float" office:value="0">
            <text:p>0</text:p>
          </table:table-cell>
          <table:table-cell table:style-name="ACE-3" table:formula="of:=[.AP44]/events" office:value-type="float" office:value="0">
            <text:p>0</text:p>
          </table:table-cell>
          <table:table-cell table:style-name="ACE-3" table:formula="of:=[.AQ44]/events" office:value-type="float" office:value="0.0011682000000000001">
            <text:p>0.00117</text:p>
          </table:table-cell>
          <table:table-cell table:style-name="ACE-3" table:formula="of:=[.AR44]/events" office:value-type="float" office:value="2.9999999999999999e-07">
            <text:p>3E-07</text:p>
          </table:table-cell>
          <table:table-cell table:style-name="ACE-3" table:formula="of:=[.AS44]/events" office:value-type="float" office:value="4.9999999999999998e-07">
            <text:p>5E-07</text:p>
          </table:table-cell>
          <table:table-cell table:style-name="ACE-3" table:formula="of:=[.AT44]/events" office:value-type="float" office:value="9.9999999999999995e-08">
            <text:p>1E-07</text:p>
          </table:table-cell>
          <table:table-cell table:style-name="ACE-3" table:formula="of:=[.AU44]/events" office:value-type="float" office:value="1.9999999999999999e-07">
            <text:p>2E-07</text:p>
          </table:table-cell>
          <table:table-cell table:style-name="ACE-3" table:formula="of:=[.AV44]/events" office:value-type="float" office:value="3.3599999999999997e-05">
            <text:p>3.36E-05</text:p>
          </table:table-cell>
          <table:table-cell table:style-name="ACE-3" table:formula="of:=[.AW44]/events" office:value-type="float" office:value="0.0017501000000000001">
            <text:p>0.00175</text:p>
          </table:table-cell>
          <table:table-cell table:style-name="ACE-3" table:formula="of:=[.AX44]/events" office:value-type="float" office:value="0.00022029999999999999">
            <text:p>0.00022</text:p>
          </table:table-cell>
          <table:table-cell table:style-name="ACE-3" table:formula="of:=[.AY44]/events" office:value-type="float" office:value="8.3000000000000002e-06">
            <text:p>8.3E-06</text:p>
          </table:table-cell>
          <table:table-cell table:style-name="ACE-3" table:formula="of:=[.AZ44]/events" office:value-type="float" office:value="2.0999999999999998e-06">
            <text:p>2.1E-06</text:p>
          </table:table-cell>
          <table:table-cell table:style-name="ACE-3" table:formula="of:=[.BA44]/events" office:value-type="float" office:value="0">
            <text:p>0</text:p>
          </table:table-cell>
          <table:table-cell table:style-name="ACE-3" table:formula="of:=[.BB44]/events" office:value-type="float" office:value="0">
            <text:p>0</text:p>
          </table:table-cell>
          <table:table-cell table:style-name="ACE-3" table:formula="of:=[.BC44]/events" office:value-type="float" office:value="0">
            <text:p>0</text:p>
          </table:table-cell>
          <table:table-cell table:style-name="ACE-3" table:formula="of:=[.BD44]/events" office:value-type="float" office:value="4.5000000000000001e-06">
            <text:p>4.5E-06</text:p>
          </table:table-cell>
          <table:table-cell table:style-name="ACE-3" table:formula="of:=[.BE44]/events" office:value-type="float" office:value="6.2100000000000005e-05">
            <text:p>6.21E-05</text:p>
          </table:table-cell>
          <table:table-cell table:style-name="ACE-3" table:formula="of:=[.BF44]/events" office:value-type="float" office:value="0.00056119999999999998">
            <text:p>0.0005612</text:p>
          </table:table-cell>
          <table:table-cell table:style-name="ACE-3" table:formula="of:=[.BG44]/events" office:value-type="float" office:value="6.4999999999999996e-06">
            <text:p>6.5E-06</text:p>
          </table:table-cell>
          <table:table-cell table:style-name="ACE-3" table:formula="of:=[.BH44]/events" office:value-type="float" office:value="0.0014123">
            <text:p>0.00141</text:p>
          </table:table-cell>
          <table:table-cell table:style-name="ACE-3" table:formula="of:=[.BI44]/events" office:value-type="float" office:value="0.00089860000000000005">
            <text:p>0.0009</text:p>
          </table:table-cell>
          <table:table-cell table:style-name="ACE-3" table:formula="of:=[.BJ44]/events" office:value-type="float" office:value="6.9e-06">
            <text:p>6.9E-06</text:p>
          </table:table-cell>
          <table:table-cell table:style-name="ACE-3" table:formula="of:=[.BK44]/events" office:value-type="float" office:value="5.9999999999999997e-07">
            <text:p>6E-07</text:p>
          </table:table-cell>
          <table:table-cell table:style-name="ACE-3" table:formula="of:=[.BL44]/events" office:value-type="float" office:value="0">
            <text:p>0</text:p>
          </table:table-cell>
          <table:table-cell table:style-name="ACE-3" table:formula="of:=[.BM44]/events" office:value-type="float" office:value="0">
            <text:p>0</text:p>
          </table:table-cell>
          <table:table-cell table:style-name="ACE-3" table:formula="of:=[.BN44]/events" office:value-type="float" office:value="0">
            <text:p>0</text:p>
          </table:table-cell>
          <table:table-cell table:style-name="ACE-3" table:formula="of:=[.BO44]/events" office:value-type="float" office:value="0">
            <text:p>0</text:p>
          </table:table-cell>
          <table:table-cell table:style-name="ACE-3" table:formula="of:=[.BP44]/events" office:value-type="float" office:value="1.1999999999999999e-06">
            <text:p>1.2E-06</text:p>
          </table:table-cell>
          <table:table-cell table:style-name="ACE-3" table:formula="of:=[.BQ44]/events" office:value-type="float" office:value="9.9999999999999995e-08">
            <text:p>1E-07</text:p>
          </table:table-cell>
          <table:table-cell table:style-name="ACE-3" table:formula="of:=[.BR44]/events" office:value-type="float" office:value="0">
            <text:p>0</text:p>
          </table:table-cell>
          <table:table-cell table:style-name="ACE-3" table:formula="of:=[.BS44]/events" office:value-type="float" office:value="0.038647300000000002">
            <text:p>0.0386473</text:p>
          </table:table-cell>
          <table:table-cell table:style-name="ACE-3" table:formula="of:=[.BT44]/events" office:value-type="float" office:value="0">
            <text:p>0</text:p>
          </table:table-cell>
          <table:table-cell table:style-name="ACE-3" table:formula="of:=[.BU44]/events" office:value-type="float" office:value="0">
            <text:p>0</text:p>
          </table:table-cell>
          <table:table-cell table:style-name="ACE-3" table:formula="of:=[.BV44]/events" office:value-type="float" office:value="0">
            <text:p>0</text:p>
          </table:table-cell>
          <table:table-cell table:style-name="ACE-3" table:formula="of:=[.BW44]/events" office:value-type="float" office:value="3.1e-06">
            <text:p>3.1E-06</text:p>
          </table:table-cell>
          <table:table-cell table:style-name="ACE-3" table:formula="of:=[.BX44]/events" office:value-type="float" office:value="0.0001248">
            <text:p>0.00012</text:p>
          </table:table-cell>
          <table:table-cell table:style-name="ACE-3" table:formula="of:=[.BY44]/events" office:value-type="float" office:value="0.001224">
            <text:p>0.00122</text:p>
          </table:table-cell>
          <table:table-cell table:style-name="ACE-3" table:formula="of:=[.BZ44]/events" office:value-type="float" office:value="0.0047362999999999997">
            <text:p>0.00474</text:p>
          </table:table-cell>
          <table:table-cell table:style-name="ACE-3" table:formula="of:=[.CA44]/events" office:value-type="float" office:value="5.1000000000000003e-06">
            <text:p>5.1E-06</text:p>
          </table:table-cell>
          <table:table-cell table:style-name="ACE-3" table:formula="of:=[.CB44]/events" office:value-type="float" office:value="8.6000000000000007e-06">
            <text:p>8.6E-06</text:p>
          </table:table-cell>
          <table:table-cell table:style-name="ACE-3" table:formula="of:=[.CC44]/events" office:value-type="float" office:value="9.9999999999999995e-08">
            <text:p>1E-07</text:p>
          </table:table-cell>
          <table:table-cell table:style-name="ACE-3" table:formula="of:=[.CD44]/events" office:value-type="float" office:value="0">
            <text:p>0</text:p>
          </table:table-cell>
          <table:table-cell table:style-name="ACE-3" table:formula="of:=[.CE44]/events" office:value-type="float" office:value="0">
            <text:p>0</text:p>
          </table:table-cell>
          <table:table-cell table:style-name="ACE-3" table:formula="of:=[.CF44]/events" office:value-type="float" office:value="0.084424799999999994">
            <text:p>0.08442</text:p>
          </table:table-cell>
          <table:table-cell table:style-name="ACE-3" table:formula="of:=[.CG44]/events" office:value-type="float" office:value="0.00064789999999999997">
            <text:p>0.0006479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5]" office:value-type="float" office:value="150">
            <text:p>150</text:p>
          </table:table-cell>
          <table:table-cell table:style-name="ACE-3" table:formula="of:=[.C45]/events" office:value-type="float" office:value="0">
            <text:p>0</text:p>
          </table:table-cell>
          <table:table-cell table:style-name="ACE-3" table:formula="of:=[.D45]/events" office:value-type="float" office:value="0.030641000000000002">
            <text:p>0.03064</text:p>
          </table:table-cell>
          <table:table-cell table:style-name="ACE-3" table:formula="of:=[.E45]/events" office:value-type="float" office:value="0">
            <text:p>0</text:p>
          </table:table-cell>
          <table:table-cell table:style-name="ACE-3" table:formula="of:=[.F45]/events" office:value-type="float" office:value="0.0036522999999999998">
            <text:p>0.00365</text:p>
          </table:table-cell>
          <table:table-cell table:style-name="ACE-3" table:formula="of:=[.G45]/events" office:value-type="float" office:value="0.0029458000000000002">
            <text:p>0.00295</text:p>
          </table:table-cell>
          <table:table-cell table:style-name="ACE-3" table:formula="of:=[.H45]/events" office:value-type="float" office:value="2.4300000000000001e-05">
            <text:p>2E−05</text:p>
          </table:table-cell>
          <table:table-cell table:style-name="ACE-3" table:formula="of:=[.I45]/events" office:value-type="float" office:value="2.9999999999999999e-07">
            <text:p>3E-07</text:p>
          </table:table-cell>
          <table:table-cell table:style-name="ACE-3" table:formula="of:=[.J45]/events" office:value-type="float" office:value="0">
            <text:p>0</text:p>
          </table:table-cell>
          <table:table-cell table:style-name="ACE-3" table:formula="of:=[.K45]/events" office:value-type="float" office:value="8.8999999999999995e-06">
            <text:p>8.9E-06</text:p>
          </table:table-cell>
          <table:table-cell table:style-name="ACE-3" table:formula="of:=[.L45]/events" office:value-type="float" office:value="5.6999999999999996e-06">
            <text:p>5.7E-06</text:p>
          </table:table-cell>
          <table:table-cell table:style-name="ACE-3" table:formula="of:=[.M45]/events" office:value-type="float" office:value="0.00013579999999999999">
            <text:p>0.0001358</text:p>
          </table:table-cell>
          <table:table-cell table:style-name="ACE-3" table:formula="of:=[.N45]/events" office:value-type="float" office:value="5.9999999999999997e-07">
            <text:p>6E-07</text:p>
          </table:table-cell>
          <table:table-cell table:style-name="ACE-3" table:formula="of:=[.O45]/events" office:value-type="float" office:value="0">
            <text:p>0</text:p>
          </table:table-cell>
          <table:table-cell table:style-name="ACE-3" table:formula="of:=[.P45]/events" office:value-type="float" office:value="7.9999999999999996e-07">
            <text:p>8E-07</text:p>
          </table:table-cell>
          <table:table-cell table:style-name="ACE-3" table:formula="of:=[.Q45]/events" office:value-type="float" office:value="0.00074279999999999995">
            <text:p>0.00074</text:p>
          </table:table-cell>
          <table:table-cell table:style-name="ACE-3" table:formula="of:=[.R45]/events" office:value-type="float" office:value="0">
            <text:p>0</text:p>
          </table:table-cell>
          <table:table-cell table:style-name="ACE-3" table:formula="of:=[.S45]/events" office:value-type="float" office:value="0.00026719999999999999">
            <text:p>0.00027</text:p>
          </table:table-cell>
          <table:table-cell table:style-name="ACE-3" table:formula="of:=[.T45]/events" office:value-type="float" office:value="0.00025930000000000001">
            <text:p>0.00026</text:p>
          </table:table-cell>
          <table:table-cell table:style-name="ACE-3" table:formula="of:=[.U45]/events" office:value-type="float" office:value="0.0051365999999999998">
            <text:p>0.00514</text:p>
          </table:table-cell>
          <table:table-cell table:style-name="ACE-3" table:formula="of:=[.V45]/events" office:value-type="float" office:value="0.026965800000000002">
            <text:p>0.02697</text:p>
          </table:table-cell>
          <table:table-cell table:style-name="ACE-3" table:formula="of:=[.W45]/events" office:value-type="float" office:value="0.00099010000000000005">
            <text:p>0.00099</text:p>
          </table:table-cell>
          <table:table-cell table:style-name="ACE-3" table:formula="of:=[.X45]/events" office:value-type="float" office:value="3.4600000000000001e-05">
            <text:p>3.46E-05</text:p>
          </table:table-cell>
          <table:table-cell table:style-name="ACE-3" table:formula="of:=[.Y45]/events" office:value-type="float" office:value="9.9999999999999995e-08">
            <text:p>1E-07</text:p>
          </table:table-cell>
          <table:table-cell table:style-name="ACE-3" table:formula="of:=[.Z45]/events" office:value-type="float" office:value="9.9999999999999995e-08">
            <text:p>1E-07</text:p>
          </table:table-cell>
          <table:table-cell table:style-name="ACE-3" table:formula="of:=[.AA45]/events" office:value-type="float" office:value="9.9999999999999995e-08">
            <text:p>1E-07</text:p>
          </table:table-cell>
          <table:table-cell table:style-name="ACE-3" table:formula="of:=[.AB45]/events" office:value-type="float" office:value="1.0499999999999999e-05">
            <text:p>1E−05</text:p>
          </table:table-cell>
          <table:table-cell table:style-name="ACE-3" table:formula="of:=[.AC45]/events" office:value-type="float" office:value="0.0060277999999999998">
            <text:p>0.00603</text:p>
          </table:table-cell>
          <table:table-cell table:style-name="ACE-3" table:formula="of:=[.AD45]/events" office:value-type="float" office:value="0.16675670000000001">
            <text:p>0.16676</text:p>
          </table:table-cell>
          <table:table-cell table:style-name="ACE-3" table:formula="of:=[.AE45]/events" office:value-type="float" office:value="0.00023020000000000001">
            <text:p>0.00023</text:p>
          </table:table-cell>
          <table:table-cell table:style-name="ACE-3" table:formula="of:=[.AF45]/events" office:value-type="float" office:value="1.9999999999999999e-07">
            <text:p>2E-07</text:p>
          </table:table-cell>
          <table:table-cell table:style-name="ACE-3" table:formula="of:=[.AG45]/events" office:value-type="float" office:value="5.6999999999999996e-06">
            <text:p>5.7E-06</text:p>
          </table:table-cell>
          <table:table-cell table:style-name="ACE-3" table:formula="of:=[.AH45]/events" office:value-type="float" office:value="2.23e-05">
            <text:p>2.23E-05</text:p>
          </table:table-cell>
          <table:table-cell table:style-name="ACE-3" table:formula="of:=[.AI45]/events" office:value-type="float" office:value="1.5e-06">
            <text:p>1.5E-06</text:p>
          </table:table-cell>
          <table:table-cell table:style-name="ACE-3" table:formula="of:=[.AJ45]/events" office:value-type="float" office:value="1.9999999999999999e-07">
            <text:p>2E-07</text:p>
          </table:table-cell>
          <table:table-cell table:style-name="ACE-3" table:formula="of:=[.AK45]/events" office:value-type="float" office:value="0">
            <text:p>0</text:p>
          </table:table-cell>
          <table:table-cell table:style-name="ACE-3" table:formula="of:=[.AL45]/events" office:value-type="float" office:value="0">
            <text:p>0</text:p>
          </table:table-cell>
          <table:table-cell table:style-name="ACE-3" table:formula="of:=[.AM45]/events" office:value-type="float" office:value="0.035507400000000001">
            <text:p>0.0355074</text:p>
          </table:table-cell>
          <table:table-cell table:style-name="ACE-3" table:formula="of:=[.AN45]/events" office:value-type="float" office:value="1.1e-05">
            <text:p>1.1E-05</text:p>
          </table:table-cell>
          <table:table-cell table:style-name="ACE-3" table:formula="of:=[.AO45]/events" office:value-type="float" office:value="0">
            <text:p>0</text:p>
          </table:table-cell>
          <table:table-cell table:style-name="ACE-3" table:formula="of:=[.AP45]/events" office:value-type="float" office:value="0">
            <text:p>0</text:p>
          </table:table-cell>
          <table:table-cell table:style-name="ACE-3" table:formula="of:=[.AQ45]/events" office:value-type="float" office:value="0.0011433000000000001">
            <text:p>0.00114</text:p>
          </table:table-cell>
          <table:table-cell table:style-name="ACE-3" table:formula="of:=[.AR45]/events" office:value-type="float" office:value="2.9999999999999999e-07">
            <text:p>3E-07</text:p>
          </table:table-cell>
          <table:table-cell table:style-name="ACE-3" table:formula="of:=[.AS45]/events" office:value-type="float" office:value="4.9999999999999998e-07">
            <text:p>5E-07</text:p>
          </table:table-cell>
          <table:table-cell table:style-name="ACE-3" table:formula="of:=[.AT45]/events" office:value-type="float" office:value="0">
            <text:p>0</text:p>
          </table:table-cell>
          <table:table-cell table:style-name="ACE-3" table:formula="of:=[.AU45]/events" office:value-type="float" office:value="1.9999999999999999e-07">
            <text:p>2E-07</text:p>
          </table:table-cell>
          <table:table-cell table:style-name="ACE-3" table:formula="of:=[.AV45]/events" office:value-type="float" office:value="2.58e-05">
            <text:p>2.58E-05</text:p>
          </table:table-cell>
          <table:table-cell table:style-name="ACE-3" table:formula="of:=[.AW45]/events" office:value-type="float" office:value="0.0018249">
            <text:p>0.00182</text:p>
          </table:table-cell>
          <table:table-cell table:style-name="ACE-3" table:formula="of:=[.AX45]/events" office:value-type="float" office:value="0.0001928">
            <text:p>0.00019</text:p>
          </table:table-cell>
          <table:table-cell table:style-name="ACE-3" table:formula="of:=[.AY45]/events" office:value-type="float" office:value="5.1000000000000003e-06">
            <text:p>5.1E-06</text:p>
          </table:table-cell>
          <table:table-cell table:style-name="ACE-3" table:formula="of:=[.AZ45]/events" office:value-type="float" office:value="1.1000000000000001e-06">
            <text:p>1.1E-06</text:p>
          </table:table-cell>
          <table:table-cell table:style-name="ACE-3" table:formula="of:=[.BA45]/events" office:value-type="float" office:value="0">
            <text:p>0</text:p>
          </table:table-cell>
          <table:table-cell table:style-name="ACE-3" table:formula="of:=[.BB45]/events" office:value-type="float" office:value="0">
            <text:p>0</text:p>
          </table:table-cell>
          <table:table-cell table:style-name="ACE-3" table:formula="of:=[.BC45]/events" office:value-type="float" office:value="0">
            <text:p>0</text:p>
          </table:table-cell>
          <table:table-cell table:style-name="ACE-3" table:formula="of:=[.BD45]/events" office:value-type="float" office:value="4.1999999999999996e-06">
            <text:p>4.2E-06</text:p>
          </table:table-cell>
          <table:table-cell table:style-name="ACE-3" table:formula="of:=[.BE45]/events" office:value-type="float" office:value="6.7299999999999996e-05">
            <text:p>6.73E-05</text:p>
          </table:table-cell>
          <table:table-cell table:style-name="ACE-3" table:formula="of:=[.BF45]/events" office:value-type="float" office:value="0.00068590000000000003">
            <text:p>0.0006859</text:p>
          </table:table-cell>
          <table:table-cell table:style-name="ACE-3" table:formula="of:=[.BG45]/events" office:value-type="float" office:value="8.8999999999999995e-06">
            <text:p>8.9E-06</text:p>
          </table:table-cell>
          <table:table-cell table:style-name="ACE-3" table:formula="of:=[.BH45]/events" office:value-type="float" office:value="0.0015024000000000001">
            <text:p>0.0015</text:p>
          </table:table-cell>
          <table:table-cell table:style-name="ACE-3" table:formula="of:=[.BI45]/events" office:value-type="float" office:value="0.00079049999999999997">
            <text:p>0.00079</text:p>
          </table:table-cell>
          <table:table-cell table:style-name="ACE-3" table:formula="of:=[.BJ45]/events" office:value-type="float" office:value="5.8000000000000004e-06">
            <text:p>5.8E-06</text:p>
          </table:table-cell>
          <table:table-cell table:style-name="ACE-3" table:formula="of:=[.BK45]/events" office:value-type="float" office:value="5.9999999999999997e-07">
            <text:p>6E-07</text:p>
          </table:table-cell>
          <table:table-cell table:style-name="ACE-3" table:formula="of:=[.BL45]/events" office:value-type="float" office:value="0">
            <text:p>0</text:p>
          </table:table-cell>
          <table:table-cell table:style-name="ACE-3" table:formula="of:=[.BM45]/events" office:value-type="float" office:value="0">
            <text:p>0</text:p>
          </table:table-cell>
          <table:table-cell table:style-name="ACE-3" table:formula="of:=[.BN45]/events" office:value-type="float" office:value="0">
            <text:p>0</text:p>
          </table:table-cell>
          <table:table-cell table:style-name="ACE-3" table:formula="of:=[.BO45]/events" office:value-type="float" office:value="0">
            <text:p>0</text:p>
          </table:table-cell>
          <table:table-cell table:style-name="ACE-3" table:formula="of:=[.BP45]/events" office:value-type="float" office:value="3.9999999999999998e-07">
            <text:p>4E-07</text:p>
          </table:table-cell>
          <table:table-cell table:style-name="ACE-3" table:formula="of:=[.BQ45]/events" office:value-type="float" office:value="9.9999999999999995e-08">
            <text:p>1E-07</text:p>
          </table:table-cell>
          <table:table-cell table:style-name="ACE-3" table:formula="of:=[.BR45]/events" office:value-type="float" office:value="9.9999999999999995e-08">
            <text:p>1E-07</text:p>
          </table:table-cell>
          <table:table-cell table:style-name="ACE-3" table:formula="of:=[.BS45]/events" office:value-type="float" office:value="0.035695299999999999">
            <text:p>0.0356953</text:p>
          </table:table-cell>
          <table:table-cell table:style-name="ACE-3" table:formula="of:=[.BT45]/events" office:value-type="float" office:value="0">
            <text:p>0</text:p>
          </table:table-cell>
          <table:table-cell table:style-name="ACE-3" table:formula="of:=[.BU45]/events" office:value-type="float" office:value="0">
            <text:p>0</text:p>
          </table:table-cell>
          <table:table-cell table:style-name="ACE-3" table:formula="of:=[.BV45]/events" office:value-type="float" office:value="0">
            <text:p>0</text:p>
          </table:table-cell>
          <table:table-cell table:style-name="ACE-3" table:formula="of:=[.BW45]/events" office:value-type="float" office:value="3.1e-06">
            <text:p>3.1E-06</text:p>
          </table:table-cell>
          <table:table-cell table:style-name="ACE-3" table:formula="of:=[.BX45]/events" office:value-type="float" office:value="0.0001209">
            <text:p>0.00012</text:p>
          </table:table-cell>
          <table:table-cell table:style-name="ACE-3" table:formula="of:=[.BY45]/events" office:value-type="float" office:value="0.0012558000000000001">
            <text:p>0.00126</text:p>
          </table:table-cell>
          <table:table-cell table:style-name="ACE-3" table:formula="of:=[.BZ45]/events" office:value-type="float" office:value="0.0058564999999999997">
            <text:p>0.00586</text:p>
          </table:table-cell>
          <table:table-cell table:style-name="ACE-3" table:formula="of:=[.CA45]/events" office:value-type="float" office:value="5.9000000000000003e-06">
            <text:p>5.9E-06</text:p>
          </table:table-cell>
          <table:table-cell table:style-name="ACE-3" table:formula="of:=[.CB45]/events" office:value-type="float" office:value="1.0699999999999999e-05">
            <text:p>1E−05</text:p>
          </table:table-cell>
          <table:table-cell table:style-name="ACE-3" table:formula="of:=[.CC45]/events" office:value-type="float" office:value="0">
            <text:p>0</text:p>
          </table:table-cell>
          <table:table-cell table:style-name="ACE-3" table:formula="of:=[.CD45]/events" office:value-type="float" office:value="0">
            <text:p>0</text:p>
          </table:table-cell>
          <table:table-cell table:style-name="ACE-3" table:formula="of:=[.CE45]/events" office:value-type="float" office:value="0">
            <text:p>0</text:p>
          </table:table-cell>
          <table:table-cell table:style-name="ACE-3" table:formula="of:=[.CF45]/events" office:value-type="float" office:value="0.080133999999999997">
            <text:p>0.08013</text:p>
          </table:table-cell>
          <table:table-cell table:style-name="ACE-3" table:formula="of:=[.CG45]/events" office:value-type="float" office:value="0.00054540000000000003">
            <text:p>0.0005454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6]" office:value-type="float" office:value="100">
            <text:p>100</text:p>
          </table:table-cell>
          <table:table-cell table:style-name="ACE-3" table:formula="of:=[.C46]/events" office:value-type="float" office:value="0">
            <text:p>0</text:p>
          </table:table-cell>
          <table:table-cell table:style-name="ACE-3" table:formula="of:=[.D46]/events" office:value-type="float" office:value="0.033462800000000001">
            <text:p>0.03346</text:p>
          </table:table-cell>
          <table:table-cell table:style-name="ACE-3" table:formula="of:=[.E46]/events" office:value-type="float" office:value="0">
            <text:p>0</text:p>
          </table:table-cell>
          <table:table-cell table:style-name="ACE-3" table:formula="of:=[.F46]/events" office:value-type="float" office:value="0.0043834">
            <text:p>0.00438</text:p>
          </table:table-cell>
          <table:table-cell table:style-name="ACE-3" table:formula="of:=[.G46]/events" office:value-type="float" office:value="0.0026004999999999999">
            <text:p>0.0026</text:p>
          </table:table-cell>
          <table:table-cell table:style-name="ACE-3" table:formula="of:=[.H46]/events" office:value-type="float" office:value="1.8600000000000001e-05">
            <text:p>2E−05</text:p>
          </table:table-cell>
          <table:table-cell table:style-name="ACE-3" table:formula="of:=[.I46]/events" office:value-type="float" office:value="2.9999999999999999e-07">
            <text:p>3E-07</text:p>
          </table:table-cell>
          <table:table-cell table:style-name="ACE-3" table:formula="of:=[.J46]/events" office:value-type="float" office:value="0">
            <text:p>0</text:p>
          </table:table-cell>
          <table:table-cell table:style-name="ACE-3" table:formula="of:=[.K46]/events" office:value-type="float" office:value="7.9999999999999996e-06">
            <text:p>8E-06</text:p>
          </table:table-cell>
          <table:table-cell table:style-name="ACE-3" table:formula="of:=[.L46]/events" office:value-type="float" office:value="6.0000000000000002e-06">
            <text:p>6E-06</text:p>
          </table:table-cell>
          <table:table-cell table:style-name="ACE-3" table:formula="of:=[.M46]/events" office:value-type="float" office:value="7.3800000000000005e-05">
            <text:p>7.38E-05</text:p>
          </table:table-cell>
          <table:table-cell table:style-name="ACE-3" table:formula="of:=[.N46]/events" office:value-type="float" office:value="2.9999999999999999e-07">
            <text:p>3E-07</text:p>
          </table:table-cell>
          <table:table-cell table:style-name="ACE-3" table:formula="of:=[.O46]/events" office:value-type="float" office:value="0">
            <text:p>0</text:p>
          </table:table-cell>
          <table:table-cell table:style-name="ACE-3" table:formula="of:=[.P46]/events" office:value-type="float" office:value="2.9999999999999999e-07">
            <text:p>3E-07</text:p>
          </table:table-cell>
          <table:table-cell table:style-name="ACE-3" table:formula="of:=[.Q46]/events" office:value-type="float" office:value="0.00092650000000000002">
            <text:p>0.00093</text:p>
          </table:table-cell>
          <table:table-cell table:style-name="ACE-3" table:formula="of:=[.R46]/events" office:value-type="float" office:value="0">
            <text:p>0</text:p>
          </table:table-cell>
          <table:table-cell table:style-name="ACE-3" table:formula="of:=[.S46]/events" office:value-type="float" office:value="0.00027700000000000001">
            <text:p>0.00028</text:p>
          </table:table-cell>
          <table:table-cell table:style-name="ACE-3" table:formula="of:=[.T46]/events" office:value-type="float" office:value="0.0001639">
            <text:p>0.00016</text:p>
          </table:table-cell>
          <table:table-cell table:style-name="ACE-3" table:formula="of:=[.U46]/events" office:value-type="float" office:value="0.0055382000000000001">
            <text:p>0.00554</text:p>
          </table:table-cell>
          <table:table-cell table:style-name="ACE-3" table:formula="of:=[.V46]/events" office:value-type="float" office:value="0.042262300000000003">
            <text:p>0.04226</text:p>
          </table:table-cell>
          <table:table-cell table:style-name="ACE-3" table:formula="of:=[.W46]/events" office:value-type="float" office:value="0.0012782">
            <text:p>0.00128</text:p>
          </table:table-cell>
          <table:table-cell table:style-name="ACE-3" table:formula="of:=[.X46]/events" office:value-type="float" office:value="2.34e-05">
            <text:p>2.34E-05</text:p>
          </table:table-cell>
          <table:table-cell table:style-name="ACE-3" table:formula="of:=[.Y46]/events" office:value-type="float" office:value="3.9999999999999998e-07">
            <text:p>4E-07</text:p>
          </table:table-cell>
          <table:table-cell table:style-name="ACE-3" table:formula="of:=[.Z46]/events" office:value-type="float" office:value="9.9999999999999995e-08">
            <text:p>1E-07</text:p>
          </table:table-cell>
          <table:table-cell table:style-name="ACE-3" table:formula="of:=[.AA46]/events" office:value-type="float" office:value="0">
            <text:p>0</text:p>
          </table:table-cell>
          <table:table-cell table:style-name="ACE-3" table:formula="of:=[.AB46]/events" office:value-type="float" office:value="3.1999999999999999e-06">
            <text:p>3.2E-06</text:p>
          </table:table-cell>
          <table:table-cell table:style-name="ACE-3" table:formula="of:=[.AC46]/events" office:value-type="float" office:value="0.0060442999999999998">
            <text:p>0.00604</text:p>
          </table:table-cell>
          <table:table-cell table:style-name="ACE-3" table:formula="of:=[.AD46]/events" office:value-type="float" office:value="0.015055499999999999">
            <text:p>0.01506</text:p>
          </table:table-cell>
          <table:table-cell table:style-name="ACE-3" table:formula="of:=[.AE46]/events" office:value-type="float" office:value="0.0002787">
            <text:p>0.00028</text:p>
          </table:table-cell>
          <table:table-cell table:style-name="ACE-3" table:formula="of:=[.AF46]/events" office:value-type="float" office:value="0">
            <text:p>0</text:p>
          </table:table-cell>
          <table:table-cell table:style-name="ACE-3" table:formula="of:=[.AG46]/events" office:value-type="float" office:value="5.8000000000000004e-06">
            <text:p>5.8E-06</text:p>
          </table:table-cell>
          <table:table-cell table:style-name="ACE-3" table:formula="of:=[.AH46]/events" office:value-type="float" office:value="2.5599999999999999e-05">
            <text:p>2.56E-05</text:p>
          </table:table-cell>
          <table:table-cell table:style-name="ACE-3" table:formula="of:=[.AI46]/events" office:value-type="float" office:value="1.3999999999999999e-06">
            <text:p>1.4E-06</text:p>
          </table:table-cell>
          <table:table-cell table:style-name="ACE-3" table:formula="of:=[.AJ46]/events" office:value-type="float" office:value="9.9999999999999995e-08">
            <text:p>1E-07</text:p>
          </table:table-cell>
          <table:table-cell table:style-name="ACE-3" table:formula="of:=[.AK46]/events" office:value-type="float" office:value="0">
            <text:p>0</text:p>
          </table:table-cell>
          <table:table-cell table:style-name="ACE-3" table:formula="of:=[.AL46]/events" office:value-type="float" office:value="0">
            <text:p>0</text:p>
          </table:table-cell>
          <table:table-cell table:style-name="ACE-3" table:formula="of:=[.AM46]/events" office:value-type="float" office:value="0.038690099999999998">
            <text:p>0.0386901</text:p>
          </table:table-cell>
          <table:table-cell table:style-name="ACE-3" table:formula="of:=[.AN46]/events" office:value-type="float" office:value="1.9e-06">
            <text:p>1.9E-06</text:p>
          </table:table-cell>
          <table:table-cell table:style-name="ACE-3" table:formula="of:=[.AO46]/events" office:value-type="float" office:value="0">
            <text:p>0</text:p>
          </table:table-cell>
          <table:table-cell table:style-name="ACE-3" table:formula="of:=[.AP46]/events" office:value-type="float" office:value="0">
            <text:p>0</text:p>
          </table:table-cell>
          <table:table-cell table:style-name="ACE-3" table:formula="of:=[.AQ46]/events" office:value-type="float" office:value="0.0011703">
            <text:p>0.00117</text:p>
          </table:table-cell>
          <table:table-cell table:style-name="ACE-3" table:formula="of:=[.AR46]/events" office:value-type="float" office:value="0">
            <text:p>0</text:p>
          </table:table-cell>
          <table:table-cell table:style-name="ACE-3" table:formula="of:=[.AS46]/events" office:value-type="float" office:value="0">
            <text:p>0</text:p>
          </table:table-cell>
          <table:table-cell table:style-name="ACE-3" table:formula="of:=[.AT46]/events" office:value-type="float" office:value="0">
            <text:p>0</text:p>
          </table:table-cell>
          <table:table-cell table:style-name="ACE-3" table:formula="of:=[.AU46]/events" office:value-type="float" office:value="0">
            <text:p>0</text:p>
          </table:table-cell>
          <table:table-cell table:style-name="ACE-3" table:formula="of:=[.AV46]/events" office:value-type="float" office:value="2.4899999999999999e-05">
            <text:p>2.49E-05</text:p>
          </table:table-cell>
          <table:table-cell table:style-name="ACE-3" table:formula="of:=[.AW46]/events" office:value-type="float" office:value="0.0021722">
            <text:p>0.00217</text:p>
          </table:table-cell>
          <table:table-cell table:style-name="ACE-3" table:formula="of:=[.AX46]/events" office:value-type="float" office:value="0.0002017">
            <text:p>0.0002</text:p>
          </table:table-cell>
          <table:table-cell table:style-name="ACE-3" table:formula="of:=[.AY46]/events" office:value-type="float" office:value="2.6000000000000001e-06">
            <text:p>2.6E-06</text:p>
          </table:table-cell>
          <table:table-cell table:style-name="ACE-3" table:formula="of:=[.AZ46]/events" office:value-type="float" office:value="0">
            <text:p>0</text:p>
          </table:table-cell>
          <table:table-cell table:style-name="ACE-3" table:formula="of:=[.BA46]/events" office:value-type="float" office:value="0">
            <text:p>0</text:p>
          </table:table-cell>
          <table:table-cell table:style-name="ACE-3" table:formula="of:=[.BB46]/events" office:value-type="float" office:value="0">
            <text:p>0</text:p>
          </table:table-cell>
          <table:table-cell table:style-name="ACE-3" table:formula="of:=[.BC46]/events" office:value-type="float" office:value="0">
            <text:p>0</text:p>
          </table:table-cell>
          <table:table-cell table:style-name="ACE-3" table:formula="of:=[.BD46]/events" office:value-type="float" office:value="1.9999999999999999e-06">
            <text:p>2E-06</text:p>
          </table:table-cell>
          <table:table-cell table:style-name="ACE-3" table:formula="of:=[.BE46]/events" office:value-type="float" office:value="8.42e-05">
            <text:p>8.42E-05</text:p>
          </table:table-cell>
          <table:table-cell table:style-name="ACE-3" table:formula="of:=[.BF46]/events" office:value-type="float" office:value="0.0009391">
            <text:p>0.0009391</text:p>
          </table:table-cell>
          <table:table-cell table:style-name="ACE-3" table:formula="of:=[.BG46]/events" office:value-type="float" office:value="2.7e-06">
            <text:p>2.7E-06</text:p>
          </table:table-cell>
          <table:table-cell table:style-name="ACE-3" table:formula="of:=[.BH46]/events" office:value-type="float" office:value="0.0018653000000000001">
            <text:p>0.00187</text:p>
          </table:table-cell>
          <table:table-cell table:style-name="ACE-3" table:formula="of:=[.BI46]/events" office:value-type="float" office:value="0.00075040000000000003">
            <text:p>0.00075</text:p>
          </table:table-cell>
          <table:table-cell table:style-name="ACE-3" table:formula="of:=[.BJ46]/events" office:value-type="float" office:value="5.9000000000000003e-06">
            <text:p>5.9E-06</text:p>
          </table:table-cell>
          <table:table-cell table:style-name="ACE-3" table:formula="of:=[.BK46]/events" office:value-type="float" office:value="3.9999999999999998e-07">
            <text:p>4E-07</text:p>
          </table:table-cell>
          <table:table-cell table:style-name="ACE-3" table:formula="of:=[.BL46]/events" office:value-type="float" office:value="0">
            <text:p>0</text:p>
          </table:table-cell>
          <table:table-cell table:style-name="ACE-3" table:formula="of:=[.BM46]/events" office:value-type="float" office:value="0">
            <text:p>0</text:p>
          </table:table-cell>
          <table:table-cell table:style-name="ACE-3" table:formula="of:=[.BN46]/events" office:value-type="float" office:value="0">
            <text:p>0</text:p>
          </table:table-cell>
          <table:table-cell table:style-name="ACE-3" table:formula="of:=[.BO46]/events" office:value-type="float" office:value="0">
            <text:p>0</text:p>
          </table:table-cell>
          <table:table-cell table:style-name="ACE-3" table:formula="of:=[.BP46]/events" office:value-type="float" office:value="6.9999999999999997e-07">
            <text:p>7E-07</text:p>
          </table:table-cell>
          <table:table-cell table:style-name="ACE-3" table:formula="of:=[.BQ46]/events" office:value-type="float" office:value="0">
            <text:p>0</text:p>
          </table:table-cell>
          <table:table-cell table:style-name="ACE-3" table:formula="of:=[.BR46]/events" office:value-type="float" office:value="0">
            <text:p>0</text:p>
          </table:table-cell>
          <table:table-cell table:style-name="ACE-3" table:formula="of:=[.BS46]/events" office:value-type="float" office:value="0.031268499999999998">
            <text:p>0.0312685</text:p>
          </table:table-cell>
          <table:table-cell table:style-name="ACE-3" table:formula="of:=[.BT46]/events" office:value-type="float" office:value="0">
            <text:p>0</text:p>
          </table:table-cell>
          <table:table-cell table:style-name="ACE-3" table:formula="of:=[.BU46]/events" office:value-type="float" office:value="0">
            <text:p>0</text:p>
          </table:table-cell>
          <table:table-cell table:style-name="ACE-3" table:formula="of:=[.BV46]/events" office:value-type="float" office:value="0">
            <text:p>0</text:p>
          </table:table-cell>
          <table:table-cell table:style-name="ACE-3" table:formula="of:=[.BW46]/events" office:value-type="float" office:value="1.5999999999999999e-06">
            <text:p>1.6E-06</text:p>
          </table:table-cell>
          <table:table-cell table:style-name="ACE-3" table:formula="of:=[.BX46]/events" office:value-type="float" office:value="0.0001032">
            <text:p>0.0001</text:p>
          </table:table-cell>
          <table:table-cell table:style-name="ACE-3" table:formula="of:=[.BY46]/events" office:value-type="float" office:value="0.0013456">
            <text:p>0.00135</text:p>
          </table:table-cell>
          <table:table-cell table:style-name="ACE-3" table:formula="of:=[.BZ46]/events" office:value-type="float" office:value="0.0094949000000000006">
            <text:p>0.00949</text:p>
          </table:table-cell>
          <table:table-cell table:style-name="ACE-3" table:formula="of:=[.CA46]/events" office:value-type="float" office:value="7.7999999999999999e-06">
            <text:p>7.8E-06</text:p>
          </table:table-cell>
          <table:table-cell table:style-name="ACE-3" table:formula="of:=[.CB46]/events" office:value-type="float" office:value="2.02e-05">
            <text:p>2E−05</text:p>
          </table:table-cell>
          <table:table-cell table:style-name="ACE-3" table:formula="of:=[.CC46]/events" office:value-type="float" office:value="0">
            <text:p>0</text:p>
          </table:table-cell>
          <table:table-cell table:style-name="ACE-3" table:formula="of:=[.CD46]/events" office:value-type="float" office:value="0">
            <text:p>0</text:p>
          </table:table-cell>
          <table:table-cell table:style-name="ACE-3" table:formula="of:=[.CE46]/events" office:value-type="float" office:value="0">
            <text:p>0</text:p>
          </table:table-cell>
          <table:table-cell table:style-name="ACE-3" table:formula="of:=[.CF46]/events" office:value-type="float" office:value="0.078209200000000006">
            <text:p>0.07821</text:p>
          </table:table-cell>
          <table:table-cell table:style-name="ACE-3" table:formula="of:=[.CG46]/events" office:value-type="float" office:value="0.0003947">
            <text:p>0.0003947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3">
            <text:p>3</text:p>
          </table:table-cell>
          <table:table-cell table:style-name="ACE-3" table:formula="of:=[.B47]" office:value-type="float" office:value="70">
            <text:p>70</text:p>
          </table:table-cell>
          <table:table-cell table:style-name="ACE-3" table:formula="of:=[.C47]/events" office:value-type="float" office:value="0">
            <text:p>0</text:p>
          </table:table-cell>
          <table:table-cell table:style-name="ACE-3" table:formula="of:=[.D47]/events" office:value-type="float" office:value="0.051839999999999997">
            <text:p>0.05184</text:p>
          </table:table-cell>
          <table:table-cell table:style-name="ACE-3" table:formula="of:=[.E47]/events" office:value-type="float" office:value="0">
            <text:p>0</text:p>
          </table:table-cell>
          <table:table-cell table:style-name="ACE-3" table:formula="of:=[.F47]/events" office:value-type="float" office:value="0.0050600999999999997">
            <text:p>0.00506</text:p>
          </table:table-cell>
          <table:table-cell table:style-name="ACE-3" table:formula="of:=[.G47]/events" office:value-type="float" office:value="0.0024575">
            <text:p>0.00246</text:p>
          </table:table-cell>
          <table:table-cell table:style-name="ACE-3" table:formula="of:=[.H47]/events" office:value-type="float" office:value="1.26e-05">
            <text:p>1E−05</text:p>
          </table:table-cell>
          <table:table-cell table:style-name="ACE-3" table:formula="of:=[.I47]/events" office:value-type="float" office:value="0">
            <text:p>0</text:p>
          </table:table-cell>
          <table:table-cell table:style-name="ACE-3" table:formula="of:=[.J47]/events" office:value-type="float" office:value="0">
            <text:p>0</text:p>
          </table:table-cell>
          <table:table-cell table:style-name="ACE-3" table:formula="of:=[.K47]/events" office:value-type="float" office:value="1.5999999999999999e-06">
            <text:p>1.6E-06</text:p>
          </table:table-cell>
          <table:table-cell table:style-name="ACE-3" table:formula="of:=[.L47]/events" office:value-type="float" office:value="7.3000000000000004e-06">
            <text:p>7.3E-06</text:p>
          </table:table-cell>
          <table:table-cell table:style-name="ACE-3" table:formula="of:=[.M47]/events" office:value-type="float" office:value="1.6099999999999998e-05">
            <text:p>1.61E-05</text:p>
          </table:table-cell>
          <table:table-cell table:style-name="ACE-3" table:formula="of:=[.N47]/events" office:value-type="float" office:value="0">
            <text:p>0</text:p>
          </table:table-cell>
          <table:table-cell table:style-name="ACE-3" table:formula="of:=[.O47]/events" office:value-type="float" office:value="0">
            <text:p>0</text:p>
          </table:table-cell>
          <table:table-cell table:style-name="ACE-3" table:formula="of:=[.P47]/events" office:value-type="float" office:value="0">
            <text:p>0</text:p>
          </table:table-cell>
          <table:table-cell table:style-name="ACE-3" table:formula="of:=[.Q47]/events" office:value-type="float" office:value="0.0013452">
            <text:p>0.00135</text:p>
          </table:table-cell>
          <table:table-cell table:style-name="ACE-3" table:formula="of:=[.R47]/events" office:value-type="float" office:value="0">
            <text:p>0</text:p>
          </table:table-cell>
          <table:table-cell table:style-name="ACE-3" table:formula="of:=[.S47]/events" office:value-type="float" office:value="0.0002008">
            <text:p>0.0002</text:p>
          </table:table-cell>
          <table:table-cell table:style-name="ACE-3" table:formula="of:=[.T47]/events" office:value-type="float" office:value="3.4900000000000001e-05">
            <text:p>3E−05</text:p>
          </table:table-cell>
          <table:table-cell table:style-name="ACE-3" table:formula="of:=[.U47]/events" office:value-type="float" office:value="0.0073991999999999999">
            <text:p>0.0074</text:p>
          </table:table-cell>
          <table:table-cell table:style-name="ACE-3" table:formula="of:=[.V47]/events" office:value-type="float" office:value="0.082670400000000005">
            <text:p>0.08267</text:p>
          </table:table-cell>
          <table:table-cell table:style-name="ACE-3" table:formula="of:=[.W47]/events" office:value-type="float" office:value="0.0015173999999999999">
            <text:p>0.00152</text:p>
          </table:table-cell>
          <table:table-cell table:style-name="ACE-3" table:formula="of:=[.X47]/events" office:value-type="float" office:value="8.3999999999999992e-06">
            <text:p>8.4E-06</text:p>
          </table:table-cell>
          <table:table-cell table:style-name="ACE-3" table:formula="of:=[.Y47]/events" office:value-type="float" office:value="5.9999999999999997e-07">
            <text:p>6E-07</text:p>
          </table:table-cell>
          <table:table-cell table:style-name="ACE-3" table:formula="of:=[.Z47]/events" office:value-type="float" office:value="0">
            <text:p>0</text:p>
          </table:table-cell>
          <table:table-cell table:style-name="ACE-3" table:formula="of:=[.AA47]/events" office:value-type="float" office:value="0">
            <text:p>0</text:p>
          </table:table-cell>
          <table:table-cell table:style-name="ACE-3" table:formula="of:=[.AB47]/events" office:value-type="float" office:value="9.9999999999999995e-08">
            <text:p>1E-07</text:p>
          </table:table-cell>
          <table:table-cell table:style-name="ACE-3" table:formula="of:=[.AC47]/events" office:value-type="float" office:value="0.0092645000000000002">
            <text:p>0.00926</text:p>
          </table:table-cell>
          <table:table-cell table:style-name="ACE-3" table:formula="of:=[.AD47]/events" office:value-type="float" office:value="0.019660799999999999">
            <text:p>0.01966</text:p>
          </table:table-cell>
          <table:table-cell table:style-name="ACE-3" table:formula="of:=[.AE47]/events" office:value-type="float" office:value="0.00050620000000000005">
            <text:p>0.00051</text:p>
          </table:table-cell>
          <table:table-cell table:style-name="ACE-3" table:formula="of:=[.AF47]/events" office:value-type="float" office:value="0">
            <text:p>0</text:p>
          </table:table-cell>
          <table:table-cell table:style-name="ACE-3" table:formula="of:=[.AG47]/events" office:value-type="float" office:value="4.5000000000000001e-06">
            <text:p>4.5E-06</text:p>
          </table:table-cell>
          <table:table-cell table:style-name="ACE-3" table:formula="of:=[.AH47]/events" office:value-type="float" office:value="3.6999999999999998e-05">
            <text:p>3.7E-05</text:p>
          </table:table-cell>
          <table:table-cell table:style-name="ACE-3" table:formula="of:=[.AI47]/events" office:value-type="float" office:value="2.2000000000000001e-06">
            <text:p>2.2E-06</text:p>
          </table:table-cell>
          <table:table-cell table:style-name="ACE-3" table:formula="of:=[.AJ47]/events" office:value-type="float" office:value="2.9999999999999999e-07">
            <text:p>3E-07</text:p>
          </table:table-cell>
          <table:table-cell table:style-name="ACE-3" table:formula="of:=[.AK47]/events" office:value-type="float" office:value="0">
            <text:p>0</text:p>
          </table:table-cell>
          <table:table-cell table:style-name="ACE-3" table:formula="of:=[.AL47]/events" office:value-type="float" office:value="0">
            <text:p>0</text:p>
          </table:table-cell>
          <table:table-cell table:style-name="ACE-3" table:formula="of:=[.AM47]/events" office:value-type="float" office:value="0.055156400000000001">
            <text:p>0.0551564</text:p>
          </table:table-cell>
          <table:table-cell table:style-name="ACE-3" table:formula="of:=[.AN47]/events" office:value-type="float" office:value="0">
            <text:p>0</text:p>
          </table:table-cell>
          <table:table-cell table:style-name="ACE-3" table:formula="of:=[.AO47]/events" office:value-type="float" office:value="0">
            <text:p>0</text:p>
          </table:table-cell>
          <table:table-cell table:style-name="ACE-3" table:formula="of:=[.AP47]/events" office:value-type="float" office:value="0">
            <text:p>0</text:p>
          </table:table-cell>
          <table:table-cell table:style-name="ACE-3" table:formula="of:=[.AQ47]/events" office:value-type="float" office:value="0.0010934">
            <text:p>0.00109</text:p>
          </table:table-cell>
          <table:table-cell table:style-name="ACE-3" table:formula="of:=[.AR47]/events" office:value-type="float" office:value="0">
            <text:p>0</text:p>
          </table:table-cell>
          <table:table-cell table:style-name="ACE-3" table:formula="of:=[.AS47]/events" office:value-type="float" office:value="0">
            <text:p>0</text:p>
          </table:table-cell>
          <table:table-cell table:style-name="ACE-3" table:formula="of:=[.AT47]/events" office:value-type="float" office:value="0">
            <text:p>0</text:p>
          </table:table-cell>
          <table:table-cell table:style-name="ACE-3" table:formula="of:=[.AU47]/events" office:value-type="float" office:value="0">
            <text:p>0</text:p>
          </table:table-cell>
          <table:table-cell table:style-name="ACE-3" table:formula="of:=[.AV47]/events" office:value-type="float" office:value="1.4800000000000001e-05">
            <text:p>1.48E-05</text:p>
          </table:table-cell>
          <table:table-cell table:style-name="ACE-3" table:formula="of:=[.AW47]/events" office:value-type="float" office:value="0.0016825">
            <text:p>0.00168</text:p>
          </table:table-cell>
          <table:table-cell table:style-name="ACE-3" table:formula="of:=[.AX47]/events" office:value-type="float" office:value="0.00027839999999999999">
            <text:p>0.00028</text:p>
          </table:table-cell>
          <table:table-cell table:style-name="ACE-3" table:formula="of:=[.AY47]/events" office:value-type="float" office:value="1.9999999999999999e-07">
            <text:p>2E-07</text:p>
          </table:table-cell>
          <table:table-cell table:style-name="ACE-3" table:formula="of:=[.AZ47]/events" office:value-type="float" office:value="0">
            <text:p>0</text:p>
          </table:table-cell>
          <table:table-cell table:style-name="ACE-3" table:formula="of:=[.BA47]/events" office:value-type="float" office:value="0">
            <text:p>0</text:p>
          </table:table-cell>
          <table:table-cell table:style-name="ACE-3" table:formula="of:=[.BB47]/events" office:value-type="float" office:value="0">
            <text:p>0</text:p>
          </table:table-cell>
          <table:table-cell table:style-name="ACE-3" table:formula="of:=[.BC47]/events" office:value-type="float" office:value="0">
            <text:p>0</text:p>
          </table:table-cell>
          <table:table-cell table:style-name="ACE-3" table:formula="of:=[.BD47]/events" office:value-type="float" office:value="0">
            <text:p>0</text:p>
          </table:table-cell>
          <table:table-cell table:style-name="ACE-3" table:formula="of:=[.BE47]/events" office:value-type="float" office:value="5.0099999999999998e-05">
            <text:p>5.01E-05</text:p>
          </table:table-cell>
          <table:table-cell table:style-name="ACE-3" table:formula="of:=[.BF47]/events" office:value-type="float" office:value="0.0014105000000000001">
            <text:p>0.0014105</text:p>
          </table:table-cell>
          <table:table-cell table:style-name="ACE-3" table:formula="of:=[.BG47]/events" office:value-type="float" office:value="2.7e-06">
            <text:p>2.7E-06</text:p>
          </table:table-cell>
          <table:table-cell table:style-name="ACE-3" table:formula="of:=[.BH47]/events" office:value-type="float" office:value="0.0024080999999999998">
            <text:p>0.00241</text:p>
          </table:table-cell>
          <table:table-cell table:style-name="ACE-3" table:formula="of:=[.BI47]/events" office:value-type="float" office:value="0.0010713000000000001">
            <text:p>0.00107</text:p>
          </table:table-cell>
          <table:table-cell table:style-name="ACE-3" table:formula="of:=[.BJ47]/events" office:value-type="float" office:value="4.6999999999999999e-06">
            <text:p>4.7E-06</text:p>
          </table:table-cell>
          <table:table-cell table:style-name="ACE-3" table:formula="of:=[.BK47]/events" office:value-type="float" office:value="3.9999999999999998e-07">
            <text:p>4E-07</text:p>
          </table:table-cell>
          <table:table-cell table:style-name="ACE-3" table:formula="of:=[.BL47]/events" office:value-type="float" office:value="0">
            <text:p>0</text:p>
          </table:table-cell>
          <table:table-cell table:style-name="ACE-3" table:formula="of:=[.BM47]/events" office:value-type="float" office:value="0">
            <text:p>0</text:p>
          </table:table-cell>
          <table:table-cell table:style-name="ACE-3" table:formula="of:=[.BN47]/events" office:value-type="float" office:value="0">
            <text:p>0</text:p>
          </table:table-cell>
          <table:table-cell table:style-name="ACE-3" table:formula="of:=[.BO47]/events" office:value-type="float" office:value="0">
            <text:p>0</text:p>
          </table:table-cell>
          <table:table-cell table:style-name="ACE-3" table:formula="of:=[.BP47]/events" office:value-type="float" office:value="9.9999999999999995e-07">
            <text:p>1E-06</text:p>
          </table:table-cell>
          <table:table-cell table:style-name="ACE-3" table:formula="of:=[.BQ47]/events" office:value-type="float" office:value="0">
            <text:p>0</text:p>
          </table:table-cell>
          <table:table-cell table:style-name="ACE-3" table:formula="of:=[.BR47]/events" office:value-type="float" office:value="0">
            <text:p>0</text:p>
          </table:table-cell>
          <table:table-cell table:style-name="ACE-3" table:formula="of:=[.BS47]/events" office:value-type="float" office:value="0.019602499999999998">
            <text:p>0.0196025</text:p>
          </table:table-cell>
          <table:table-cell table:style-name="ACE-3" table:formula="of:=[.BT47]/events" office:value-type="float" office:value="0">
            <text:p>0</text:p>
          </table:table-cell>
          <table:table-cell table:style-name="ACE-3" table:formula="of:=[.BU47]/events" office:value-type="float" office:value="0">
            <text:p>0</text:p>
          </table:table-cell>
          <table:table-cell table:style-name="ACE-3" table:formula="of:=[.BV47]/events" office:value-type="float" office:value="0">
            <text:p>0</text:p>
          </table:table-cell>
          <table:table-cell table:style-name="ACE-3" table:formula="of:=[.BW47]/events" office:value-type="float" office:value="9.9999999999999995e-08">
            <text:p>1E-07</text:p>
          </table:table-cell>
          <table:table-cell table:style-name="ACE-3" table:formula="of:=[.BX47]/events" office:value-type="float" office:value="3.5500000000000002e-05">
            <text:p>4E−05</text:p>
          </table:table-cell>
          <table:table-cell table:style-name="ACE-3" table:formula="of:=[.BY47]/events" office:value-type="float" office:value="0.0018668000000000001">
            <text:p>0.00187</text:p>
          </table:table-cell>
          <table:table-cell table:style-name="ACE-3" table:formula="of:=[.BZ47]/events" office:value-type="float" office:value="0.017383200000000001">
            <text:p>0.01738</text:p>
          </table:table-cell>
          <table:table-cell table:style-name="ACE-3" table:formula="of:=[.CA47]/events" office:value-type="float" office:value="1.08e-05">
            <text:p>1E−05</text:p>
          </table:table-cell>
          <table:table-cell table:style-name="ACE-3" table:formula="of:=[.CB47]/events" office:value-type="float" office:value="3.57e-05">
            <text:p>4E−05</text:p>
          </table:table-cell>
          <table:table-cell table:style-name="ACE-3" table:formula="of:=[.CC47]/events" office:value-type="float" office:value="0">
            <text:p>0</text:p>
          </table:table-cell>
          <table:table-cell table:style-name="ACE-3" table:formula="of:=[.CD47]/events" office:value-type="float" office:value="0">
            <text:p>0</text:p>
          </table:table-cell>
          <table:table-cell table:style-name="ACE-3" table:formula="of:=[.CE47]/events" office:value-type="float" office:value="0">
            <text:p>0</text:p>
          </table:table-cell>
          <table:table-cell table:style-name="ACE-3" table:formula="of:=[.CF47]/events" office:value-type="float" office:value="0.078165899999999996">
            <text:p>0.07817</text:p>
          </table:table-cell>
          <table:table-cell table:style-name="ACE-3" table:formula="of:=[.CG47]/events" office:value-type="float" office:value="0.00018589999999999999">
            <text:p>0.0001859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48]" office:value-type="float" office:value="250">
            <text:p>250</text:p>
          </table:table-cell>
          <table:table-cell table:style-name="ACE-3" table:formula="of:=[.C48]/events" office:value-type="float" office:value="9.9999999999999995e-08">
            <text:p>1E-07</text:p>
          </table:table-cell>
          <table:table-cell table:style-name="ACE-3" table:formula="of:=[.D48]/events" office:value-type="float" office:value="0.050858">
            <text:p>0.05086</text:p>
          </table:table-cell>
          <table:table-cell table:style-name="ACE-3" table:formula="of:=[.E48]/events" office:value-type="float" office:value="7.9999999999999996e-07">
            <text:p>8E-07</text:p>
          </table:table-cell>
          <table:table-cell table:style-name="ACE-3" table:formula="of:=[.F48]/events" office:value-type="float" office:value="0.0057596000000000001">
            <text:p>0.00576</text:p>
          </table:table-cell>
          <table:table-cell table:style-name="ACE-3" table:formula="of:=[.G48]/events" office:value-type="float" office:value="0.0066797999999999996">
            <text:p>0.00668</text:p>
          </table:table-cell>
          <table:table-cell table:style-name="ACE-3" table:formula="of:=[.H48]/events" office:value-type="float" office:value="6.6400000000000001e-05">
            <text:p>7E−05</text:p>
          </table:table-cell>
          <table:table-cell table:style-name="ACE-3" table:formula="of:=[.I48]/events" office:value-type="float" office:value="8.9999999999999996e-07">
            <text:p>9E-07</text:p>
          </table:table-cell>
          <table:table-cell table:style-name="ACE-3" table:formula="of:=[.J48]/events" office:value-type="float" office:value="0">
            <text:p>0</text:p>
          </table:table-cell>
          <table:table-cell table:style-name="ACE-3" table:formula="of:=[.K48]/events" office:value-type="float" office:value="1.4e-05">
            <text:p>1.4E-05</text:p>
          </table:table-cell>
          <table:table-cell table:style-name="ACE-3" table:formula="of:=[.L48]/events" office:value-type="float" office:value="5.5999999999999997e-06">
            <text:p>5.6E-06</text:p>
          </table:table-cell>
          <table:table-cell table:style-name="ACE-3" table:formula="of:=[.M48]/events" office:value-type="float" office:value="0.00038640000000000001">
            <text:p>0.0003864</text:p>
          </table:table-cell>
          <table:table-cell table:style-name="ACE-3" table:formula="of:=[.N48]/events" office:value-type="float" office:value="1.1000000000000001e-06">
            <text:p>1.1E-06</text:p>
          </table:table-cell>
          <table:table-cell table:style-name="ACE-3" table:formula="of:=[.O48]/events" office:value-type="float" office:value="0">
            <text:p>0</text:p>
          </table:table-cell>
          <table:table-cell table:style-name="ACE-3" table:formula="of:=[.P48]/events" office:value-type="float" office:value="9.9999999999999995e-07">
            <text:p>1E-06</text:p>
          </table:table-cell>
          <table:table-cell table:style-name="ACE-3" table:formula="of:=[.Q48]/events" office:value-type="float" office:value="0.0010897999999999999">
            <text:p>0.00109</text:p>
          </table:table-cell>
          <table:table-cell table:style-name="ACE-3" table:formula="of:=[.R48]/events" office:value-type="float" office:value="0">
            <text:p>0</text:p>
          </table:table-cell>
          <table:table-cell table:style-name="ACE-3" table:formula="of:=[.S48]/events" office:value-type="float" office:value="0.00053910000000000004">
            <text:p>0.00054</text:p>
          </table:table-cell>
          <table:table-cell table:style-name="ACE-3" table:formula="of:=[.T48]/events" office:value-type="float" office:value="0.00048700000000000002">
            <text:p>0.00049</text:p>
          </table:table-cell>
          <table:table-cell table:style-name="ACE-3" table:formula="of:=[.U48]/events" office:value-type="float" office:value="0.0085176999999999996">
            <text:p>0.00852</text:p>
          </table:table-cell>
          <table:table-cell table:style-name="ACE-3" table:formula="of:=[.V48]/events" office:value-type="float" office:value="0.048579200000000003">
            <text:p>0.04858</text:p>
          </table:table-cell>
          <table:table-cell table:style-name="ACE-3" table:formula="of:=[.W48]/events" office:value-type="float" office:value="0.0016329000000000001">
            <text:p>0.00163</text:p>
          </table:table-cell>
          <table:table-cell table:style-name="ACE-3" table:formula="of:=[.X48]/events" office:value-type="float" office:value="9.6000000000000002e-05">
            <text:p>9.6E-05</text:p>
          </table:table-cell>
          <table:table-cell table:style-name="ACE-3" table:formula="of:=[.Y48]/events" office:value-type="float" office:value="3.9999999999999998e-07">
            <text:p>4E-07</text:p>
          </table:table-cell>
          <table:table-cell table:style-name="ACE-3" table:formula="of:=[.Z48]/events" office:value-type="float" office:value="0">
            <text:p>0</text:p>
          </table:table-cell>
          <table:table-cell table:style-name="ACE-3" table:formula="of:=[.AA48]/events" office:value-type="float" office:value="6.9999999999999997e-07">
            <text:p>7E-07</text:p>
          </table:table-cell>
          <table:table-cell table:style-name="ACE-3" table:formula="of:=[.AB48]/events" office:value-type="float" office:value="3.7599999999999999e-05">
            <text:p>4E−05</text:p>
          </table:table-cell>
          <table:table-cell table:style-name="ACE-3" table:formula="of:=[.AC48]/events" office:value-type="float" office:value="0.0105807">
            <text:p>0.01058</text:p>
          </table:table-cell>
          <table:table-cell table:style-name="ACE-3" table:formula="of:=[.AD48]/events" office:value-type="float" office:value="1.5806754000000001">
            <text:p>1.58068</text:p>
          </table:table-cell>
          <table:table-cell table:style-name="ACE-3" table:formula="of:=[.AE48]/events" office:value-type="float" office:value="0.00050000000000000001">
            <text:p>0.0005</text:p>
          </table:table-cell>
          <table:table-cell table:style-name="ACE-3" table:formula="of:=[.AF48]/events" office:value-type="float" office:value="3.9999999999999998e-07">
            <text:p>4E-07</text:p>
          </table:table-cell>
          <table:table-cell table:style-name="ACE-3" table:formula="of:=[.AG48]/events" office:value-type="float" office:value="7.3000000000000004e-06">
            <text:p>7.3E-06</text:p>
          </table:table-cell>
          <table:table-cell table:style-name="ACE-3" table:formula="of:=[.AH48]/events" office:value-type="float" office:value="2.5000000000000001e-05">
            <text:p>2.5E-05</text:p>
          </table:table-cell>
          <table:table-cell table:style-name="ACE-3" table:formula="of:=[.AI48]/events" office:value-type="float" office:value="2.5000000000000002e-06">
            <text:p>2.5E-06</text:p>
          </table:table-cell>
          <table:table-cell table:style-name="ACE-3" table:formula="of:=[.AJ48]/events" office:value-type="float" office:value="2.9999999999999999e-07">
            <text:p>3E-07</text:p>
          </table:table-cell>
          <table:table-cell table:style-name="ACE-3" table:formula="of:=[.AK48]/events" office:value-type="float" office:value="0">
            <text:p>0</text:p>
          </table:table-cell>
          <table:table-cell table:style-name="ACE-3" table:formula="of:=[.AL48]/events" office:value-type="float" office:value="0">
            <text:p>0</text:p>
          </table:table-cell>
          <table:table-cell table:style-name="ACE-3" table:formula="of:=[.AM48]/events" office:value-type="float" office:value="0.086169499999999996">
            <text:p>0.0861695</text:p>
          </table:table-cell>
          <table:table-cell table:style-name="ACE-3" table:formula="of:=[.AN48]/events" office:value-type="float" office:value="3.1999999999999999e-05">
            <text:p>3.2E-05</text:p>
          </table:table-cell>
          <table:table-cell table:style-name="ACE-3" table:formula="of:=[.AO48]/events" office:value-type="float" office:value="9.9999999999999995e-08">
            <text:p>1E-07</text:p>
          </table:table-cell>
          <table:table-cell table:style-name="ACE-3" table:formula="of:=[.AP48]/events" office:value-type="float" office:value="9.9999999999999995e-08">
            <text:p>1E-07</text:p>
          </table:table-cell>
          <table:table-cell table:style-name="ACE-3" table:formula="of:=[.AQ48]/events" office:value-type="float" office:value="0.0019767000000000001">
            <text:p>0.00198</text:p>
          </table:table-cell>
          <table:table-cell table:style-name="ACE-3" table:formula="of:=[.AR48]/events" office:value-type="float" office:value="3.9999999999999998e-07">
            <text:p>4E-07</text:p>
          </table:table-cell>
          <table:table-cell table:style-name="ACE-3" table:formula="of:=[.AS48]/events" office:value-type="float" office:value="1.3e-06">
            <text:p>1.3E-06</text:p>
          </table:table-cell>
          <table:table-cell table:style-name="ACE-3" table:formula="of:=[.AT48]/events" office:value-type="float" office:value="9.9999999999999995e-08">
            <text:p>1E-07</text:p>
          </table:table-cell>
          <table:table-cell table:style-name="ACE-3" table:formula="of:=[.AU48]/events" office:value-type="float" office:value="9.9999999999999995e-08">
            <text:p>1E-07</text:p>
          </table:table-cell>
          <table:table-cell table:style-name="ACE-3" table:formula="of:=[.AV48]/events" office:value-type="float" office:value="5.1600000000000001e-05">
            <text:p>5.16E-05</text:p>
          </table:table-cell>
          <table:table-cell table:style-name="ACE-3" table:formula="of:=[.AW48]/events" office:value-type="float" office:value="0.0028652">
            <text:p>0.00287</text:p>
          </table:table-cell>
          <table:table-cell table:style-name="ACE-3" table:formula="of:=[.AX48]/events" office:value-type="float" office:value="0.00039659999999999999">
            <text:p>0.0004</text:p>
          </table:table-cell>
          <table:table-cell table:style-name="ACE-3" table:formula="of:=[.AY48]/events" office:value-type="float" office:value="2.2200000000000001e-05">
            <text:p>2E−05</text:p>
          </table:table-cell>
          <table:table-cell table:style-name="ACE-3" table:formula="of:=[.AZ48]/events" office:value-type="float" office:value="6.0000000000000002e-06">
            <text:p>6E-06</text:p>
          </table:table-cell>
          <table:table-cell table:style-name="ACE-3" table:formula="of:=[.BA48]/events" office:value-type="float" office:value="0">
            <text:p>0</text:p>
          </table:table-cell>
          <table:table-cell table:style-name="ACE-3" table:formula="of:=[.BB48]/events" office:value-type="float" office:value="0">
            <text:p>0</text:p>
          </table:table-cell>
          <table:table-cell table:style-name="ACE-3" table:formula="of:=[.BC48]/events" office:value-type="float" office:value="8.9999999999999996e-07">
            <text:p>9E-07</text:p>
          </table:table-cell>
          <table:table-cell table:style-name="ACE-3" table:formula="of:=[.BD48]/events" office:value-type="float" office:value="4.8999999999999997e-06">
            <text:p>4.9E-06</text:p>
          </table:table-cell>
          <table:table-cell table:style-name="ACE-3" table:formula="of:=[.BE48]/events" office:value-type="float" office:value="9.4699999999999998e-05">
            <text:p>9.47E-05</text:p>
          </table:table-cell>
          <table:table-cell table:style-name="ACE-3" table:formula="of:=[.BF48]/events" office:value-type="float" office:value="0.00079100000000000004">
            <text:p>0.000791</text:p>
          </table:table-cell>
          <table:table-cell table:style-name="ACE-3" table:formula="of:=[.BG48]/events" office:value-type="float" office:value="1.33e-05">
            <text:p>1E−05</text:p>
          </table:table-cell>
          <table:table-cell table:style-name="ACE-3" table:formula="of:=[.BH48]/events" office:value-type="float" office:value="0.0022325999999999999">
            <text:p>0.00223</text:p>
          </table:table-cell>
          <table:table-cell table:style-name="ACE-3" table:formula="of:=[.BI48]/events" office:value-type="float" office:value="0.0016249000000000001">
            <text:p>0.00162</text:p>
          </table:table-cell>
          <table:table-cell table:style-name="ACE-3" table:formula="of:=[.BJ48]/events" office:value-type="float" office:value="1.7099999999999999e-05">
            <text:p>2E−05</text:p>
          </table:table-cell>
          <table:table-cell table:style-name="ACE-3" table:formula="of:=[.BK48]/events" office:value-type="float" office:value="2.2000000000000001e-06">
            <text:p>2.2E-06</text:p>
          </table:table-cell>
          <table:table-cell table:style-name="ACE-3" table:formula="of:=[.BL48]/events" office:value-type="float" office:value="0">
            <text:p>0</text:p>
          </table:table-cell>
          <table:table-cell table:style-name="ACE-3" table:formula="of:=[.BM48]/events" office:value-type="float" office:value="0">
            <text:p>0</text:p>
          </table:table-cell>
          <table:table-cell table:style-name="ACE-3" table:formula="of:=[.BN48]/events" office:value-type="float" office:value="0">
            <text:p>0</text:p>
          </table:table-cell>
          <table:table-cell table:style-name="ACE-3" table:formula="of:=[.BO48]/events" office:value-type="float" office:value="0">
            <text:p>0</text:p>
          </table:table-cell>
          <table:table-cell table:style-name="ACE-3" table:formula="of:=[.BP48]/events" office:value-type="float" office:value="3.9999999999999998e-07">
            <text:p>4E-07</text:p>
          </table:table-cell>
          <table:table-cell table:style-name="ACE-3" table:formula="of:=[.BQ48]/events" office:value-type="float" office:value="0">
            <text:p>0</text:p>
          </table:table-cell>
          <table:table-cell table:style-name="ACE-3" table:formula="of:=[.BR48]/events" office:value-type="float" office:value="0">
            <text:p>0</text:p>
          </table:table-cell>
          <table:table-cell table:style-name="ACE-3" table:formula="of:=[.BS48]/events" office:value-type="float" office:value="0.067848000000000006">
            <text:p>0.067848</text:p>
          </table:table-cell>
          <table:table-cell table:style-name="ACE-3" table:formula="of:=[.BT48]/events" office:value-type="float" office:value="7.9999999999999996e-07">
            <text:p>8E-07</text:p>
          </table:table-cell>
          <table:table-cell table:style-name="ACE-3" table:formula="of:=[.BU48]/events" office:value-type="float" office:value="8.9999999999999996e-07">
            <text:p>9E-07</text:p>
          </table:table-cell>
          <table:table-cell table:style-name="ACE-3" table:formula="of:=[.BV48]/events" office:value-type="float" office:value="1.9999999999999999e-07">
            <text:p>2E-07</text:p>
          </table:table-cell>
          <table:table-cell table:style-name="ACE-3" table:formula="of:=[.BW48]/events" office:value-type="float" office:value="7.0999999999999998e-06">
            <text:p>7.1E-06</text:p>
          </table:table-cell>
          <table:table-cell table:style-name="ACE-3" table:formula="of:=[.BX48]/events" office:value-type="float" office:value="0.00020230000000000001">
            <text:p>0.0002</text:p>
          </table:table-cell>
          <table:table-cell table:style-name="ACE-3" table:formula="of:=[.BY48]/events" office:value-type="float" office:value="0.00198">
            <text:p>0.00198</text:p>
          </table:table-cell>
          <table:table-cell table:style-name="ACE-3" table:formula="of:=[.BZ48]/events" office:value-type="float" office:value="0.0097205999999999994">
            <text:p>0.00972</text:p>
          </table:table-cell>
          <table:table-cell table:style-name="ACE-3" table:formula="of:=[.CA48]/events" office:value-type="float" office:value="1.03e-05">
            <text:p>1E−05</text:p>
          </table:table-cell>
          <table:table-cell table:style-name="ACE-3" table:formula="of:=[.CB48]/events" office:value-type="float" office:value="1.63e-05">
            <text:p>2E−05</text:p>
          </table:table-cell>
          <table:table-cell table:style-name="ACE-3" table:formula="of:=[.CC48]/events" office:value-type="float" office:value="3.9999999999999998e-07">
            <text:p>4E-07</text:p>
          </table:table-cell>
          <table:table-cell table:style-name="ACE-3" table:formula="of:=[.CD48]/events" office:value-type="float" office:value="1.9e-06">
            <text:p>1.9E-06</text:p>
          </table:table-cell>
          <table:table-cell table:style-name="ACE-3" table:formula="of:=[.CE48]/events" office:value-type="float" office:value="8.9999999999999996e-07">
            <text:p>9E-07</text:p>
          </table:table-cell>
          <table:table-cell table:style-name="ACE-3" table:formula="of:=[.CF48]/events" office:value-type="float" office:value="0.1739936">
            <text:p>0.17399</text:p>
          </table:table-cell>
          <table:table-cell table:style-name="ACE-3" table:formula="of:=[.CG48]/events" office:value-type="float" office:value="0.0012047">
            <text:p>0.0012047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49]" office:value-type="float" office:value="230">
            <text:p>230</text:p>
          </table:table-cell>
          <table:table-cell table:style-name="ACE-3" table:formula="of:=[.C49]/events" office:value-type="float" office:value="0">
            <text:p>0</text:p>
          </table:table-cell>
          <table:table-cell table:style-name="ACE-3" table:formula="of:=[.D49]/events" office:value-type="float" office:value="0.050948">
            <text:p>0.05095</text:p>
          </table:table-cell>
          <table:table-cell table:style-name="ACE-3" table:formula="of:=[.E49]/events" office:value-type="float" office:value="9.9999999999999995e-08">
            <text:p>1E-07</text:p>
          </table:table-cell>
          <table:table-cell table:style-name="ACE-3" table:formula="of:=[.F49]/events" office:value-type="float" office:value="0.0058684999999999996">
            <text:p>0.00587</text:p>
          </table:table-cell>
          <table:table-cell table:style-name="ACE-3" table:formula="of:=[.G49]/events" office:value-type="float" office:value="0.0064050000000000001">
            <text:p>0.00641</text:p>
          </table:table-cell>
          <table:table-cell table:style-name="ACE-3" table:formula="of:=[.H49]/events" office:value-type="float" office:value="6.3499999999999999e-05">
            <text:p>6E−05</text:p>
          </table:table-cell>
          <table:table-cell table:style-name="ACE-3" table:formula="of:=[.I49]/events" office:value-type="float" office:value="1.9999999999999999e-06">
            <text:p>2E-06</text:p>
          </table:table-cell>
          <table:table-cell table:style-name="ACE-3" table:formula="of:=[.J49]/events" office:value-type="float" office:value="0">
            <text:p>0</text:p>
          </table:table-cell>
          <table:table-cell table:style-name="ACE-3" table:formula="of:=[.K49]/events" office:value-type="float" office:value="1.5e-05">
            <text:p>1.5E-05</text:p>
          </table:table-cell>
          <table:table-cell table:style-name="ACE-3" table:formula="of:=[.L49]/events" office:value-type="float" office:value="7.9999999999999996e-06">
            <text:p>8E-06</text:p>
          </table:table-cell>
          <table:table-cell table:style-name="ACE-3" table:formula="of:=[.M49]/events" office:value-type="float" office:value="0.00035060000000000001">
            <text:p>0.0003506</text:p>
          </table:table-cell>
          <table:table-cell table:style-name="ACE-3" table:formula="of:=[.N49]/events" office:value-type="float" office:value="1.3e-06">
            <text:p>1.3E-06</text:p>
          </table:table-cell>
          <table:table-cell table:style-name="ACE-3" table:formula="of:=[.O49]/events" office:value-type="float" office:value="0">
            <text:p>0</text:p>
          </table:table-cell>
          <table:table-cell table:style-name="ACE-3" table:formula="of:=[.P49]/events" office:value-type="float" office:value="1.3999999999999999e-06">
            <text:p>1.4E-06</text:p>
          </table:table-cell>
          <table:table-cell table:style-name="ACE-3" table:formula="of:=[.Q49]/events" office:value-type="float" office:value="0.0011049">
            <text:p>0.0011</text:p>
          </table:table-cell>
          <table:table-cell table:style-name="ACE-3" table:formula="of:=[.R49]/events" office:value-type="float" office:value="0">
            <text:p>0</text:p>
          </table:table-cell>
          <table:table-cell table:style-name="ACE-3" table:formula="of:=[.S49]/events" office:value-type="float" office:value="0.00054080000000000003">
            <text:p>0.00054</text:p>
          </table:table-cell>
          <table:table-cell table:style-name="ACE-3" table:formula="of:=[.T49]/events" office:value-type="float" office:value="0.00049140000000000002">
            <text:p>0.00049</text:p>
          </table:table-cell>
          <table:table-cell table:style-name="ACE-3" table:formula="of:=[.U49]/events" office:value-type="float" office:value="0.0085000000000000006">
            <text:p>0.0085</text:p>
          </table:table-cell>
          <table:table-cell table:style-name="ACE-3" table:formula="of:=[.V49]/events" office:value-type="float" office:value="0.049427899999999997">
            <text:p>0.04943</text:p>
          </table:table-cell>
          <table:table-cell table:style-name="ACE-3" table:formula="of:=[.W49]/events" office:value-type="float" office:value="0.0016351">
            <text:p>0.00164</text:p>
          </table:table-cell>
          <table:table-cell table:style-name="ACE-3" table:formula="of:=[.X49]/events" office:value-type="float" office:value="9.0600000000000007e-05">
            <text:p>9.06E-05</text:p>
          </table:table-cell>
          <table:table-cell table:style-name="ACE-3" table:formula="of:=[.Y49]/events" office:value-type="float" office:value="8.9999999999999996e-07">
            <text:p>9E-07</text:p>
          </table:table-cell>
          <table:table-cell table:style-name="ACE-3" table:formula="of:=[.Z49]/events" office:value-type="float" office:value="9.9999999999999995e-08">
            <text:p>1E-07</text:p>
          </table:table-cell>
          <table:table-cell table:style-name="ACE-3" table:formula="of:=[.AA49]/events" office:value-type="float" office:value="1.3e-06">
            <text:p>1.3E-06</text:p>
          </table:table-cell>
          <table:table-cell table:style-name="ACE-3" table:formula="of:=[.AB49]/events" office:value-type="float" office:value="3.1099999999999997e-05">
            <text:p>3E−05</text:p>
          </table:table-cell>
          <table:table-cell table:style-name="ACE-3" table:formula="of:=[.AC49]/events" office:value-type="float" office:value="0.0106494">
            <text:p>0.01065</text:p>
          </table:table-cell>
          <table:table-cell table:style-name="ACE-3" table:formula="of:=[.AD49]/events" office:value-type="float" office:value="1.4764405">
            <text:p>1.47644</text:p>
          </table:table-cell>
          <table:table-cell table:style-name="ACE-3" table:formula="of:=[.AE49]/events" office:value-type="float" office:value="0.00049969999999999995">
            <text:p>0.0005</text:p>
          </table:table-cell>
          <table:table-cell table:style-name="ACE-3" table:formula="of:=[.AF49]/events" office:value-type="float" office:value="1.9999999999999999e-07">
            <text:p>2E-07</text:p>
          </table:table-cell>
          <table:table-cell table:style-name="ACE-3" table:formula="of:=[.AG49]/events" office:value-type="float" office:value="7.9000000000000006e-06">
            <text:p>7.9E-06</text:p>
          </table:table-cell>
          <table:table-cell table:style-name="ACE-3" table:formula="of:=[.AH49]/events" office:value-type="float" office:value="2.73e-05">
            <text:p>2.73E-05</text:p>
          </table:table-cell>
          <table:table-cell table:style-name="ACE-3" table:formula="of:=[.AI49]/events" office:value-type="float" office:value="1.7e-06">
            <text:p>1.7E-06</text:p>
          </table:table-cell>
          <table:table-cell table:style-name="ACE-3" table:formula="of:=[.AJ49]/events" office:value-type="float" office:value="1.9999999999999999e-07">
            <text:p>2E-07</text:p>
          </table:table-cell>
          <table:table-cell table:style-name="ACE-3" table:formula="of:=[.AK49]/events" office:value-type="float" office:value="9.9999999999999995e-08">
            <text:p>1E-07</text:p>
          </table:table-cell>
          <table:table-cell table:style-name="ACE-3" table:formula="of:=[.AL49]/events" office:value-type="float" office:value="0">
            <text:p>0</text:p>
          </table:table-cell>
          <table:table-cell table:style-name="ACE-3" table:formula="of:=[.AM49]/events" office:value-type="float" office:value="0.082983699999999994">
            <text:p>0.0829837</text:p>
          </table:table-cell>
          <table:table-cell table:style-name="ACE-3" table:formula="of:=[.AN49]/events" office:value-type="float" office:value="3.5200000000000002e-05">
            <text:p>3.52E-05</text:p>
          </table:table-cell>
          <table:table-cell table:style-name="ACE-3" table:formula="of:=[.AO49]/events" office:value-type="float" office:value="0">
            <text:p>0</text:p>
          </table:table-cell>
          <table:table-cell table:style-name="ACE-3" table:formula="of:=[.AP49]/events" office:value-type="float" office:value="0">
            <text:p>0</text:p>
          </table:table-cell>
          <table:table-cell table:style-name="ACE-3" table:formula="of:=[.AQ49]/events" office:value-type="float" office:value="0.0019629999999999999">
            <text:p>0.00196</text:p>
          </table:table-cell>
          <table:table-cell table:style-name="ACE-3" table:formula="of:=[.AR49]/events" office:value-type="float" office:value="4.9999999999999998e-07">
            <text:p>5E-07</text:p>
          </table:table-cell>
          <table:table-cell table:style-name="ACE-3" table:formula="of:=[.AS49]/events" office:value-type="float" office:value="8.9999999999999996e-07">
            <text:p>9E-07</text:p>
          </table:table-cell>
          <table:table-cell table:style-name="ACE-3" table:formula="of:=[.AT49]/events" office:value-type="float" office:value="2.9999999999999999e-07">
            <text:p>3E-07</text:p>
          </table:table-cell>
          <table:table-cell table:style-name="ACE-3" table:formula="of:=[.AU49]/events" office:value-type="float" office:value="9.9999999999999995e-08">
            <text:p>1E-07</text:p>
          </table:table-cell>
          <table:table-cell table:style-name="ACE-3" table:formula="of:=[.AV49]/events" office:value-type="float" office:value="4.7800000000000003e-05">
            <text:p>4.78E-05</text:p>
          </table:table-cell>
          <table:table-cell table:style-name="ACE-3" table:formula="of:=[.AW49]/events" office:value-type="float" office:value="0.0029375">
            <text:p>0.00294</text:p>
          </table:table-cell>
          <table:table-cell table:style-name="ACE-3" table:formula="of:=[.AX49]/events" office:value-type="float" office:value="0.0003927">
            <text:p>0.00039</text:p>
          </table:table-cell>
          <table:table-cell table:style-name="ACE-3" table:formula="of:=[.AY49]/events" office:value-type="float" office:value="1.5299999999999999e-05">
            <text:p>2E−05</text:p>
          </table:table-cell>
          <table:table-cell table:style-name="ACE-3" table:formula="of:=[.AZ49]/events" office:value-type="float" office:value="4.7999999999999998e-06">
            <text:p>4.8E-06</text:p>
          </table:table-cell>
          <table:table-cell table:style-name="ACE-3" table:formula="of:=[.BA49]/events" office:value-type="float" office:value="0">
            <text:p>0</text:p>
          </table:table-cell>
          <table:table-cell table:style-name="ACE-3" table:formula="of:=[.BB49]/events" office:value-type="float" office:value="0">
            <text:p>0</text:p>
          </table:table-cell>
          <table:table-cell table:style-name="ACE-3" table:formula="of:=[.BC49]/events" office:value-type="float" office:value="9.9999999999999995e-08">
            <text:p>1E-07</text:p>
          </table:table-cell>
          <table:table-cell table:style-name="ACE-3" table:formula="of:=[.BD49]/events" office:value-type="float" office:value="6.2999999999999998e-06">
            <text:p>6.3E-06</text:p>
          </table:table-cell>
          <table:table-cell table:style-name="ACE-3" table:formula="of:=[.BE49]/events" office:value-type="float" office:value="9.2800000000000006e-05">
            <text:p>9.28E-05</text:p>
          </table:table-cell>
          <table:table-cell table:style-name="ACE-3" table:formula="of:=[.BF49]/events" office:value-type="float" office:value="0.00087270000000000002">
            <text:p>0.0008727</text:p>
          </table:table-cell>
          <table:table-cell table:style-name="ACE-3" table:formula="of:=[.BG49]/events" office:value-type="float" office:value="1.31e-05">
            <text:p>1E−05</text:p>
          </table:table-cell>
          <table:table-cell table:style-name="ACE-3" table:formula="of:=[.BH49]/events" office:value-type="float" office:value="0.0022935">
            <text:p>0.00229</text:p>
          </table:table-cell>
          <table:table-cell table:style-name="ACE-3" table:formula="of:=[.BI49]/events" office:value-type="float" office:value="0.0015735">
            <text:p>0.00157</text:p>
          </table:table-cell>
          <table:table-cell table:style-name="ACE-3" table:formula="of:=[.BJ49]/events" office:value-type="float" office:value="1.5e-05">
            <text:p>1.5E-05</text:p>
          </table:table-cell>
          <table:table-cell table:style-name="ACE-3" table:formula="of:=[.BK49]/events" office:value-type="float" office:value="1.7e-06">
            <text:p>1.7E-06</text:p>
          </table:table-cell>
          <table:table-cell table:style-name="ACE-3" table:formula="of:=[.BL49]/events" office:value-type="float" office:value="9.9999999999999995e-08">
            <text:p>1E-07</text:p>
          </table:table-cell>
          <table:table-cell table:style-name="ACE-3" table:formula="of:=[.BM49]/events" office:value-type="float" office:value="0">
            <text:p>0</text:p>
          </table:table-cell>
          <table:table-cell table:style-name="ACE-3" table:formula="of:=[.BN49]/events" office:value-type="float" office:value="0">
            <text:p>0</text:p>
          </table:table-cell>
          <table:table-cell table:style-name="ACE-3" table:formula="of:=[.BO49]/events" office:value-type="float" office:value="0">
            <text:p>0</text:p>
          </table:table-cell>
          <table:table-cell table:style-name="ACE-3" table:formula="of:=[.BP49]/events" office:value-type="float" office:value="8.9999999999999996e-07">
            <text:p>9E-07</text:p>
          </table:table-cell>
          <table:table-cell table:style-name="ACE-3" table:formula="of:=[.BQ49]/events" office:value-type="float" office:value="0">
            <text:p>0</text:p>
          </table:table-cell>
          <table:table-cell table:style-name="ACE-3" table:formula="of:=[.BR49]/events" office:value-type="float" office:value="0">
            <text:p>0</text:p>
          </table:table-cell>
          <table:table-cell table:style-name="ACE-3" table:formula="of:=[.BS49]/events" office:value-type="float" office:value="0.066860299999999998">
            <text:p>0.0668603</text:p>
          </table:table-cell>
          <table:table-cell table:style-name="ACE-3" table:formula="of:=[.BT49]/events" office:value-type="float" office:value="9.9999999999999995e-08">
            <text:p>1E-07</text:p>
          </table:table-cell>
          <table:table-cell table:style-name="ACE-3" table:formula="of:=[.BU49]/events" office:value-type="float" office:value="9.9999999999999995e-08">
            <text:p>1E-07</text:p>
          </table:table-cell>
          <table:table-cell table:style-name="ACE-3" table:formula="of:=[.BV49]/events" office:value-type="float" office:value="1.9999999999999999e-07">
            <text:p>2E-07</text:p>
          </table:table-cell>
          <table:table-cell table:style-name="ACE-3" table:formula="of:=[.BW49]/events" office:value-type="float" office:value="7.1999999999999997e-06">
            <text:p>7.2E-06</text:p>
          </table:table-cell>
          <table:table-cell table:style-name="ACE-3" table:formula="of:=[.BX49]/events" office:value-type="float" office:value="0.0002018">
            <text:p>0.0002</text:p>
          </table:table-cell>
          <table:table-cell table:style-name="ACE-3" table:formula="of:=[.BY49]/events" office:value-type="float" office:value="0.0019976">
            <text:p>0.002</text:p>
          </table:table-cell>
          <table:table-cell table:style-name="ACE-3" table:formula="of:=[.BZ49]/events" office:value-type="float" office:value="0.0098972999999999995">
            <text:p>0.0099</text:p>
          </table:table-cell>
          <table:table-cell table:style-name="ACE-3" table:formula="of:=[.CA49]/events" office:value-type="float" office:value="8.8000000000000004e-06">
            <text:p>8.8E-06</text:p>
          </table:table-cell>
          <table:table-cell table:style-name="ACE-3" table:formula="of:=[.CB49]/events" office:value-type="float" office:value="1.6699999999999999e-05">
            <text:p>2E−05</text:p>
          </table:table-cell>
          <table:table-cell table:style-name="ACE-3" table:formula="of:=[.CC49]/events" office:value-type="float" office:value="0">
            <text:p>0</text:p>
          </table:table-cell>
          <table:table-cell table:style-name="ACE-3" table:formula="of:=[.CD49]/events" office:value-type="float" office:value="1.9999999999999999e-07">
            <text:p>2E-07</text:p>
          </table:table-cell>
          <table:table-cell table:style-name="ACE-3" table:formula="of:=[.CE49]/events" office:value-type="float" office:value="3.9999999999999998e-07">
            <text:p>4E-07</text:p>
          </table:table-cell>
          <table:table-cell table:style-name="ACE-3" table:formula="of:=[.CF49]/events" office:value-type="float" office:value="0.17161960000000001">
            <text:p>0.17162</text:p>
          </table:table-cell>
          <table:table-cell table:style-name="ACE-3" table:formula="of:=[.CG49]/events" office:value-type="float" office:value="0.0011582000000000001">
            <text:p>0.0011582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50]" office:value-type="float" office:value="200">
            <text:p>200</text:p>
          </table:table-cell>
          <table:table-cell table:style-name="ACE-3" table:formula="of:=[.C50]/events" office:value-type="float" office:value="0">
            <text:p>0</text:p>
          </table:table-cell>
          <table:table-cell table:style-name="ACE-3" table:formula="of:=[.D50]/events" office:value-type="float" office:value="0.051329199999999998">
            <text:p>0.05133</text:p>
          </table:table-cell>
          <table:table-cell table:style-name="ACE-3" table:formula="of:=[.E50]/events" office:value-type="float" office:value="0">
            <text:p>0</text:p>
          </table:table-cell>
          <table:table-cell table:style-name="ACE-3" table:formula="of:=[.F50]/events" office:value-type="float" office:value="0.0059153000000000001">
            <text:p>0.00592</text:p>
          </table:table-cell>
          <table:table-cell table:style-name="ACE-3" table:formula="of:=[.G50]/events" office:value-type="float" office:value="0.0059102">
            <text:p>0.00591</text:p>
          </table:table-cell>
          <table:table-cell table:style-name="ACE-3" table:formula="of:=[.H50]/events" office:value-type="float" office:value="5.4599999999999999e-05">
            <text:p>5E−05</text:p>
          </table:table-cell>
          <table:table-cell table:style-name="ACE-3" table:formula="of:=[.I50]/events" office:value-type="float" office:value="3.9999999999999998e-07">
            <text:p>4E-07</text:p>
          </table:table-cell>
          <table:table-cell table:style-name="ACE-3" table:formula="of:=[.J50]/events" office:value-type="float" office:value="0">
            <text:p>0</text:p>
          </table:table-cell>
          <table:table-cell table:style-name="ACE-3" table:formula="of:=[.K50]/events" office:value-type="float" office:value="1.63e-05">
            <text:p>2E−05</text:p>
          </table:table-cell>
          <table:table-cell table:style-name="ACE-3" table:formula="of:=[.L50]/events" office:value-type="float" office:value="6.8000000000000001e-06">
            <text:p>6.8E-06</text:p>
          </table:table-cell>
          <table:table-cell table:style-name="ACE-3" table:formula="of:=[.M50]/events" office:value-type="float" office:value="0.00030610000000000001">
            <text:p>0.0003061</text:p>
          </table:table-cell>
          <table:table-cell table:style-name="ACE-3" table:formula="of:=[.N50]/events" office:value-type="float" office:value="9.9999999999999995e-07">
            <text:p>1E-06</text:p>
          </table:table-cell>
          <table:table-cell table:style-name="ACE-3" table:formula="of:=[.O50]/events" office:value-type="float" office:value="0">
            <text:p>0</text:p>
          </table:table-cell>
          <table:table-cell table:style-name="ACE-3" table:formula="of:=[.P50]/events" office:value-type="float" office:value="1.5999999999999999e-06">
            <text:p>1.6E-06</text:p>
          </table:table-cell>
          <table:table-cell table:style-name="ACE-3" table:formula="of:=[.Q50]/events" office:value-type="float" office:value="0.0011473">
            <text:p>0.00115</text:p>
          </table:table-cell>
          <table:table-cell table:style-name="ACE-3" table:formula="of:=[.R50]/events" office:value-type="float" office:value="0">
            <text:p>0</text:p>
          </table:table-cell>
          <table:table-cell table:style-name="ACE-3" table:formula="of:=[.S50]/events" office:value-type="float" office:value="0.00053660000000000003">
            <text:p>0.00054</text:p>
          </table:table-cell>
          <table:table-cell table:style-name="ACE-3" table:formula="of:=[.T50]/events" office:value-type="float" office:value="0.0004817">
            <text:p>0.00048</text:p>
          </table:table-cell>
          <table:table-cell table:style-name="ACE-3" table:formula="of:=[.U50]/events" office:value-type="float" office:value="0.0085071000000000001">
            <text:p>0.00851</text:p>
          </table:table-cell>
          <table:table-cell table:style-name="ACE-3" table:formula="of:=[.V50]/events" office:value-type="float" office:value="0.051019299999999997">
            <text:p>0.05102</text:p>
          </table:table-cell>
          <table:table-cell table:style-name="ACE-3" table:formula="of:=[.W50]/events" office:value-type="float" office:value="0.001681">
            <text:p>0.00168</text:p>
          </table:table-cell>
          <table:table-cell table:style-name="ACE-3" table:formula="of:=[.X50]/events" office:value-type="float" office:value="8.3900000000000006e-05">
            <text:p>8.39E-05</text:p>
          </table:table-cell>
          <table:table-cell table:style-name="ACE-3" table:formula="of:=[.Y50]/events" office:value-type="float" office:value="1.1000000000000001e-06">
            <text:p>1.1E-06</text:p>
          </table:table-cell>
          <table:table-cell table:style-name="ACE-3" table:formula="of:=[.Z50]/events" office:value-type="float" office:value="9.9999999999999995e-08">
            <text:p>1E-07</text:p>
          </table:table-cell>
          <table:table-cell table:style-name="ACE-3" table:formula="of:=[.AA50]/events" office:value-type="float" office:value="8.9999999999999996e-07">
            <text:p>9E-07</text:p>
          </table:table-cell>
          <table:table-cell table:style-name="ACE-3" table:formula="of:=[.AB50]/events" office:value-type="float" office:value="3.04e-05">
            <text:p>3E−05</text:p>
          </table:table-cell>
          <table:table-cell table:style-name="ACE-3" table:formula="of:=[.AC50]/events" office:value-type="float" office:value="0.0104653">
            <text:p>0.01047</text:p>
          </table:table-cell>
          <table:table-cell table:style-name="ACE-3" table:formula="of:=[.AD50]/events" office:value-type="float" office:value="1.2543169000000001">
            <text:p>1.25432</text:p>
          </table:table-cell>
          <table:table-cell table:style-name="ACE-3" table:formula="of:=[.AE50]/events" office:value-type="float" office:value="0.00050650000000000001">
            <text:p>0.00051</text:p>
          </table:table-cell>
          <table:table-cell table:style-name="ACE-3" table:formula="of:=[.AF50]/events" office:value-type="float" office:value="9.9999999999999995e-08">
            <text:p>1E-07</text:p>
          </table:table-cell>
          <table:table-cell table:style-name="ACE-3" table:formula="of:=[.AG50]/events" office:value-type="float" office:value="7.7000000000000008e-06">
            <text:p>7.7E-06</text:p>
          </table:table-cell>
          <table:table-cell table:style-name="ACE-3" table:formula="of:=[.AH50]/events" office:value-type="float" office:value="2.6999999999999999e-05">
            <text:p>2.7E-05</text:p>
          </table:table-cell>
          <table:table-cell table:style-name="ACE-3" table:formula="of:=[.AI50]/events" office:value-type="float" office:value="2.6000000000000001e-06">
            <text:p>2.6E-06</text:p>
          </table:table-cell>
          <table:table-cell table:style-name="ACE-3" table:formula="of:=[.AJ50]/events" office:value-type="float" office:value="2.9999999999999999e-07">
            <text:p>3E-07</text:p>
          </table:table-cell>
          <table:table-cell table:style-name="ACE-3" table:formula="of:=[.AK50]/events" office:value-type="float" office:value="1.9999999999999999e-07">
            <text:p>2E-07</text:p>
          </table:table-cell>
          <table:table-cell table:style-name="ACE-3" table:formula="of:=[.AL50]/events" office:value-type="float" office:value="0">
            <text:p>0</text:p>
          </table:table-cell>
          <table:table-cell table:style-name="ACE-3" table:formula="of:=[.AM50]/events" office:value-type="float" office:value="0.077304399999999995">
            <text:p>0.0773044</text:p>
          </table:table-cell>
          <table:table-cell table:style-name="ACE-3" table:formula="of:=[.AN50]/events" office:value-type="float" office:value="2.62e-05">
            <text:p>2.62E-05</text:p>
          </table:table-cell>
          <table:table-cell table:style-name="ACE-3" table:formula="of:=[.AO50]/events" office:value-type="float" office:value="9.9999999999999995e-08">
            <text:p>1E-07</text:p>
          </table:table-cell>
          <table:table-cell table:style-name="ACE-3" table:formula="of:=[.AP50]/events" office:value-type="float" office:value="0">
            <text:p>0</text:p>
          </table:table-cell>
          <table:table-cell table:style-name="ACE-3" table:formula="of:=[.AQ50]/events" office:value-type="float" office:value="0.0019295">
            <text:p>0.00193</text:p>
          </table:table-cell>
          <table:table-cell table:style-name="ACE-3" table:formula="of:=[.AR50]/events" office:value-type="float" office:value="2.9999999999999999e-07">
            <text:p>3E-07</text:p>
          </table:table-cell>
          <table:table-cell table:style-name="ACE-3" table:formula="of:=[.AS50]/events" office:value-type="float" office:value="9.9999999999999995e-07">
            <text:p>1E-06</text:p>
          </table:table-cell>
          <table:table-cell table:style-name="ACE-3" table:formula="of:=[.AT50]/events" office:value-type="float" office:value="2.9999999999999999e-07">
            <text:p>3E-07</text:p>
          </table:table-cell>
          <table:table-cell table:style-name="ACE-3" table:formula="of:=[.AU50]/events" office:value-type="float" office:value="9.9999999999999995e-08">
            <text:p>1E-07</text:p>
          </table:table-cell>
          <table:table-cell table:style-name="ACE-3" table:formula="of:=[.AV50]/events" office:value-type="float" office:value="4.7599999999999998e-05">
            <text:p>4.76E-05</text:p>
          </table:table-cell>
          <table:table-cell table:style-name="ACE-3" table:formula="of:=[.AW50]/events" office:value-type="float" office:value="0.0029705000000000001">
            <text:p>0.00297</text:p>
          </table:table-cell>
          <table:table-cell table:style-name="ACE-3" table:formula="of:=[.AX50]/events" office:value-type="float" office:value="0.00037110000000000002">
            <text:p>0.00037</text:p>
          </table:table-cell>
          <table:table-cell table:style-name="ACE-3" table:formula="of:=[.AY50]/events" office:value-type="float" office:value="1.38e-05">
            <text:p>1E−05</text:p>
          </table:table-cell>
          <table:table-cell table:style-name="ACE-3" table:formula="of:=[.AZ50]/events" office:value-type="float" office:value="3.8999999999999999e-06">
            <text:p>3.9E-06</text:p>
          </table:table-cell>
          <table:table-cell table:style-name="ACE-3" table:formula="of:=[.BA50]/events" office:value-type="float" office:value="0">
            <text:p>0</text:p>
          </table:table-cell>
          <table:table-cell table:style-name="ACE-3" table:formula="of:=[.BB50]/events" office:value-type="float" office:value="0">
            <text:p>0</text:p>
          </table:table-cell>
          <table:table-cell table:style-name="ACE-3" table:formula="of:=[.BC50]/events" office:value-type="float" office:value="0">
            <text:p>0</text:p>
          </table:table-cell>
          <table:table-cell table:style-name="ACE-3" table:formula="of:=[.BD50]/events" office:value-type="float" office:value="7.0999999999999998e-06">
            <text:p>7.1E-06</text:p>
          </table:table-cell>
          <table:table-cell table:style-name="ACE-3" table:formula="of:=[.BE50]/events" office:value-type="float" office:value="0.0001069">
            <text:p>0.0001069</text:p>
          </table:table-cell>
          <table:table-cell table:style-name="ACE-3" table:formula="of:=[.BF50]/events" office:value-type="float" office:value="0.00097490000000000001">
            <text:p>0.0009749</text:p>
          </table:table-cell>
          <table:table-cell table:style-name="ACE-3" table:formula="of:=[.BG50]/events" office:value-type="float" office:value="1.31e-05">
            <text:p>1E−05</text:p>
          </table:table-cell>
          <table:table-cell table:style-name="ACE-3" table:formula="of:=[.BH50]/events" office:value-type="float" office:value="0.0023985999999999999">
            <text:p>0.0024</text:p>
          </table:table-cell>
          <table:table-cell table:style-name="ACE-3" table:formula="of:=[.BI50]/events" office:value-type="float" office:value="0.0015302">
            <text:p>0.00153</text:p>
          </table:table-cell>
          <table:table-cell table:style-name="ACE-3" table:formula="of:=[.BJ50]/events" office:value-type="float" office:value="1.33e-05">
            <text:p>1E−05</text:p>
          </table:table-cell>
          <table:table-cell table:style-name="ACE-3" table:formula="of:=[.BK50]/events" office:value-type="float" office:value="1.1000000000000001e-06">
            <text:p>1.1E-06</text:p>
          </table:table-cell>
          <table:table-cell table:style-name="ACE-3" table:formula="of:=[.BL50]/events" office:value-type="float" office:value="0">
            <text:p>0</text:p>
          </table:table-cell>
          <table:table-cell table:style-name="ACE-3" table:formula="of:=[.BM50]/events" office:value-type="float" office:value="0">
            <text:p>0</text:p>
          </table:table-cell>
          <table:table-cell table:style-name="ACE-3" table:formula="of:=[.BN50]/events" office:value-type="float" office:value="0">
            <text:p>0</text:p>
          </table:table-cell>
          <table:table-cell table:style-name="ACE-3" table:formula="of:=[.BO50]/events" office:value-type="float" office:value="0">
            <text:p>0</text:p>
          </table:table-cell>
          <table:table-cell table:style-name="ACE-3" table:formula="of:=[.BP50]/events" office:value-type="float" office:value="6.9999999999999997e-07">
            <text:p>7E-07</text:p>
          </table:table-cell>
          <table:table-cell table:style-name="ACE-3" table:formula="of:=[.BQ50]/events" office:value-type="float" office:value="0">
            <text:p>0</text:p>
          </table:table-cell>
          <table:table-cell table:style-name="ACE-3" table:formula="of:=[.BR50]/events" office:value-type="float" office:value="0">
            <text:p>0</text:p>
          </table:table-cell>
          <table:table-cell table:style-name="ACE-3" table:formula="of:=[.BS50]/events" office:value-type="float" office:value="0.064906900000000003">
            <text:p>0.0649069</text:p>
          </table:table-cell>
          <table:table-cell table:style-name="ACE-3" table:formula="of:=[.BT50]/events" office:value-type="float" office:value="0">
            <text:p>0</text:p>
          </table:table-cell>
          <table:table-cell table:style-name="ACE-3" table:formula="of:=[.BU50]/events" office:value-type="float" office:value="0">
            <text:p>0</text:p>
          </table:table-cell>
          <table:table-cell table:style-name="ACE-3" table:formula="of:=[.BV50]/events" office:value-type="float" office:value="9.9999999999999995e-08">
            <text:p>1E-07</text:p>
          </table:table-cell>
          <table:table-cell table:style-name="ACE-3" table:formula="of:=[.BW50]/events" office:value-type="float" office:value="6.9999999999999999e-06">
            <text:p>7E-06</text:p>
          </table:table-cell>
          <table:table-cell table:style-name="ACE-3" table:formula="of:=[.BX50]/events" office:value-type="float" office:value="0.00020249999999999999">
            <text:p>0.0002</text:p>
          </table:table-cell>
          <table:table-cell table:style-name="ACE-3" table:formula="of:=[.BY50]/events" office:value-type="float" office:value="0.0020301">
            <text:p>0.00203</text:p>
          </table:table-cell>
          <table:table-cell table:style-name="ACE-3" table:formula="of:=[.BZ50]/events" office:value-type="float" office:value="0.0104233">
            <text:p>0.01042</text:p>
          </table:table-cell>
          <table:table-cell table:style-name="ACE-3" table:formula="of:=[.CA50]/events" office:value-type="float" office:value="1.0200000000000001e-05">
            <text:p>1E−05</text:p>
          </table:table-cell>
          <table:table-cell table:style-name="ACE-3" table:formula="of:=[.CB50]/events" office:value-type="float" office:value="2.0100000000000001e-05">
            <text:p>2E−05</text:p>
          </table:table-cell>
          <table:table-cell table:style-name="ACE-3" table:formula="of:=[.CC50]/events" office:value-type="float" office:value="0">
            <text:p>0</text:p>
          </table:table-cell>
          <table:table-cell table:style-name="ACE-3" table:formula="of:=[.CD50]/events" office:value-type="float" office:value="0">
            <text:p>0</text:p>
          </table:table-cell>
          <table:table-cell table:style-name="ACE-3" table:formula="of:=[.CE50]/events" office:value-type="float" office:value="9.9999999999999995e-08">
            <text:p>1E-07</text:p>
          </table:table-cell>
          <table:table-cell table:style-name="ACE-3" table:formula="of:=[.CF50]/events" office:value-type="float" office:value="0.1684388">
            <text:p>0.16844</text:p>
          </table:table-cell>
          <table:table-cell table:style-name="ACE-3" table:formula="of:=[.CG50]/events" office:value-type="float" office:value="0.001083">
            <text:p>0.001083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51]" office:value-type="float" office:value="150">
            <text:p>150</text:p>
          </table:table-cell>
          <table:table-cell table:style-name="ACE-3" table:formula="of:=[.C51]/events" office:value-type="float" office:value="0">
            <text:p>0</text:p>
          </table:table-cell>
          <table:table-cell table:style-name="ACE-3" table:formula="of:=[.D51]/events" office:value-type="float" office:value="0.052081500000000003">
            <text:p>0.05208</text:p>
          </table:table-cell>
          <table:table-cell table:style-name="ACE-3" table:formula="of:=[.E51]/events" office:value-type="float" office:value="0">
            <text:p>0</text:p>
          </table:table-cell>
          <table:table-cell table:style-name="ACE-3" table:formula="of:=[.F51]/events" office:value-type="float" office:value="0.0061745000000000003">
            <text:p>0.00617</text:p>
          </table:table-cell>
          <table:table-cell table:style-name="ACE-3" table:formula="of:=[.G51]/events" office:value-type="float" office:value="0.0049575000000000001">
            <text:p>0.00496</text:p>
          </table:table-cell>
          <table:table-cell table:style-name="ACE-3" table:formula="of:=[.H51]/events" office:value-type="float" office:value="5.1799999999999999e-05">
            <text:p>5E−05</text:p>
          </table:table-cell>
          <table:table-cell table:style-name="ACE-3" table:formula="of:=[.I51]/events" office:value-type="float" office:value="5.9999999999999997e-07">
            <text:p>6E-07</text:p>
          </table:table-cell>
          <table:table-cell table:style-name="ACE-3" table:formula="of:=[.J51]/events" office:value-type="float" office:value="0">
            <text:p>0</text:p>
          </table:table-cell>
          <table:table-cell table:style-name="ACE-3" table:formula="of:=[.K51]/events" office:value-type="float" office:value="1.7099999999999999e-05">
            <text:p>2E−05</text:p>
          </table:table-cell>
          <table:table-cell table:style-name="ACE-3" table:formula="of:=[.L51]/events" office:value-type="float" office:value="6.4999999999999996e-06">
            <text:p>6.5E-06</text:p>
          </table:table-cell>
          <table:table-cell table:style-name="ACE-3" table:formula="of:=[.M51]/events" office:value-type="float" office:value="0.00021120000000000001">
            <text:p>0.0002112</text:p>
          </table:table-cell>
          <table:table-cell table:style-name="ACE-3" table:formula="of:=[.N51]/events" office:value-type="float" office:value="1.9999999999999999e-07">
            <text:p>2E-07</text:p>
          </table:table-cell>
          <table:table-cell table:style-name="ACE-3" table:formula="of:=[.O51]/events" office:value-type="float" office:value="0">
            <text:p>0</text:p>
          </table:table-cell>
          <table:table-cell table:style-name="ACE-3" table:formula="of:=[.P51]/events" office:value-type="float" office:value="1.3999999999999999e-06">
            <text:p>1.4E-06</text:p>
          </table:table-cell>
          <table:table-cell table:style-name="ACE-3" table:formula="of:=[.Q51]/events" office:value-type="float" office:value="0.0012432000000000001">
            <text:p>0.00124</text:p>
          </table:table-cell>
          <table:table-cell table:style-name="ACE-3" table:formula="of:=[.R51]/events" office:value-type="float" office:value="0">
            <text:p>0</text:p>
          </table:table-cell>
          <table:table-cell table:style-name="ACE-3" table:formula="of:=[.S51]/events" office:value-type="float" office:value="0.00051920000000000004">
            <text:p>0.00052</text:p>
          </table:table-cell>
          <table:table-cell table:style-name="ACE-3" table:formula="of:=[.T51]/events" office:value-type="float" office:value="0.00042420000000000001">
            <text:p>0.00042</text:p>
          </table:table-cell>
          <table:table-cell table:style-name="ACE-3" table:formula="of:=[.U51]/events" office:value-type="float" office:value="0.0085828999999999992">
            <text:p>0.00858</text:p>
          </table:table-cell>
          <table:table-cell table:style-name="ACE-3" table:formula="of:=[.V51]/events" office:value-type="float" office:value="0.0594581">
            <text:p>0.05946</text:p>
          </table:table-cell>
          <table:table-cell table:style-name="ACE-3" table:formula="of:=[.W51]/events" office:value-type="float" office:value="0.0018782">
            <text:p>0.00188</text:p>
          </table:table-cell>
          <table:table-cell table:style-name="ACE-3" table:formula="of:=[.X51]/events" office:value-type="float" office:value="6.02e-05">
            <text:p>6.02E-05</text:p>
          </table:table-cell>
          <table:table-cell table:style-name="ACE-3" table:formula="of:=[.Y51]/events" office:value-type="float" office:value="7.9999999999999996e-07">
            <text:p>8E-07</text:p>
          </table:table-cell>
          <table:table-cell table:style-name="ACE-3" table:formula="of:=[.Z51]/events" office:value-type="float" office:value="0">
            <text:p>0</text:p>
          </table:table-cell>
          <table:table-cell table:style-name="ACE-3" table:formula="of:=[.AA51]/events" office:value-type="float" office:value="9.9999999999999995e-08">
            <text:p>1E-07</text:p>
          </table:table-cell>
          <table:table-cell table:style-name="ACE-3" table:formula="of:=[.AB51]/events" office:value-type="float" office:value="1.7900000000000001e-05">
            <text:p>2E−05</text:p>
          </table:table-cell>
          <table:table-cell table:style-name="ACE-3" table:formula="of:=[.AC51]/events" office:value-type="float" office:value="0.0101957">
            <text:p>0.0102</text:p>
          </table:table-cell>
          <table:table-cell table:style-name="ACE-3" table:formula="of:=[.AD51]/events" office:value-type="float" office:value="0.1904623">
            <text:p>0.19046</text:p>
          </table:table-cell>
          <table:table-cell table:style-name="ACE-3" table:formula="of:=[.AE51]/events" office:value-type="float" office:value="0.00055020000000000004">
            <text:p>0.00055</text:p>
          </table:table-cell>
          <table:table-cell table:style-name="ACE-3" table:formula="of:=[.AF51]/events" office:value-type="float" office:value="4.9999999999999998e-07">
            <text:p>5E-07</text:p>
          </table:table-cell>
          <table:table-cell table:style-name="ACE-3" table:formula="of:=[.AG51]/events" office:value-type="float" office:value="8.6000000000000007e-06">
            <text:p>8.6E-06</text:p>
          </table:table-cell>
          <table:table-cell table:style-name="ACE-3" table:formula="of:=[.AH51]/events" office:value-type="float" office:value="3.6300000000000001e-05">
            <text:p>3.63E-05</text:p>
          </table:table-cell>
          <table:table-cell table:style-name="ACE-3" table:formula="of:=[.AI51]/events" office:value-type="float" office:value="2.6000000000000001e-06">
            <text:p>2.6E-06</text:p>
          </table:table-cell>
          <table:table-cell table:style-name="ACE-3" table:formula="of:=[.AJ51]/events" office:value-type="float" office:value="4.9999999999999998e-07">
            <text:p>5E-07</text:p>
          </table:table-cell>
          <table:table-cell table:style-name="ACE-3" table:formula="of:=[.AK51]/events" office:value-type="float" office:value="9.9999999999999995e-08">
            <text:p>1E-07</text:p>
          </table:table-cell>
          <table:table-cell table:style-name="ACE-3" table:formula="of:=[.AL51]/events" office:value-type="float" office:value="0">
            <text:p>0</text:p>
          </table:table-cell>
          <table:table-cell table:style-name="ACE-3" table:formula="of:=[.AM51]/events" office:value-type="float" office:value="0.0616897">
            <text:p>0.0616897</text:p>
          </table:table-cell>
          <table:table-cell table:style-name="ACE-3" table:formula="of:=[.AN51]/events" office:value-type="float" office:value="1.7e-05">
            <text:p>1.7E-05</text:p>
          </table:table-cell>
          <table:table-cell table:style-name="ACE-3" table:formula="of:=[.AO51]/events" office:value-type="float" office:value="0">
            <text:p>0</text:p>
          </table:table-cell>
          <table:table-cell table:style-name="ACE-3" table:formula="of:=[.AP51]/events" office:value-type="float" office:value="0">
            <text:p>0</text:p>
          </table:table-cell>
          <table:table-cell table:style-name="ACE-3" table:formula="of:=[.AQ51]/events" office:value-type="float" office:value="0.0018890999999999999">
            <text:p>0.00189</text:p>
          </table:table-cell>
          <table:table-cell table:style-name="ACE-3" table:formula="of:=[.AR51]/events" office:value-type="float" office:value="1.9999999999999999e-07">
            <text:p>2E-07</text:p>
          </table:table-cell>
          <table:table-cell table:style-name="ACE-3" table:formula="of:=[.AS51]/events" office:value-type="float" office:value="4.9999999999999998e-07">
            <text:p>5E-07</text:p>
          </table:table-cell>
          <table:table-cell table:style-name="ACE-3" table:formula="of:=[.AT51]/events" office:value-type="float" office:value="0">
            <text:p>0</text:p>
          </table:table-cell>
          <table:table-cell table:style-name="ACE-3" table:formula="of:=[.AU51]/events" office:value-type="float" office:value="0">
            <text:p>0</text:p>
          </table:table-cell>
          <table:table-cell table:style-name="ACE-3" table:formula="of:=[.AV51]/events" office:value-type="float" office:value="4.32e-05">
            <text:p>4.32E-05</text:p>
          </table:table-cell>
          <table:table-cell table:style-name="ACE-3" table:formula="of:=[.AW51]/events" office:value-type="float" office:value="0.0031213999999999999">
            <text:p>0.00312</text:p>
          </table:table-cell>
          <table:table-cell table:style-name="ACE-3" table:formula="of:=[.AX51]/events" office:value-type="float" office:value="0.00033609999999999998">
            <text:p>0.00034</text:p>
          </table:table-cell>
          <table:table-cell table:style-name="ACE-3" table:formula="of:=[.AY51]/events" office:value-type="float" office:value="8.6999999999999997e-06">
            <text:p>8.7E-06</text:p>
          </table:table-cell>
          <table:table-cell table:style-name="ACE-3" table:formula="of:=[.AZ51]/events" office:value-type="float" office:value="8.9999999999999996e-07">
            <text:p>9E-07</text:p>
          </table:table-cell>
          <table:table-cell table:style-name="ACE-3" table:formula="of:=[.BA51]/events" office:value-type="float" office:value="0">
            <text:p>0</text:p>
          </table:table-cell>
          <table:table-cell table:style-name="ACE-3" table:formula="of:=[.BB51]/events" office:value-type="float" office:value="0">
            <text:p>0</text:p>
          </table:table-cell>
          <table:table-cell table:style-name="ACE-3" table:formula="of:=[.BC51]/events" office:value-type="float" office:value="0">
            <text:p>0</text:p>
          </table:table-cell>
          <table:table-cell table:style-name="ACE-3" table:formula="of:=[.BD51]/events" office:value-type="float" office:value="6.1e-06">
            <text:p>6.1E-06</text:p>
          </table:table-cell>
          <table:table-cell table:style-name="ACE-3" table:formula="of:=[.BE51]/events" office:value-type="float" office:value="0.0001188">
            <text:p>0.0001188</text:p>
          </table:table-cell>
          <table:table-cell table:style-name="ACE-3" table:formula="of:=[.BF51]/events" office:value-type="float" office:value="0.0011925">
            <text:p>0.0011925</text:p>
          </table:table-cell>
          <table:table-cell table:style-name="ACE-3" table:formula="of:=[.BG51]/events" office:value-type="float" office:value="1.2099999999999999e-05">
            <text:p>1E−05</text:p>
          </table:table-cell>
          <table:table-cell table:style-name="ACE-3" table:formula="of:=[.BH51]/events" office:value-type="float" office:value="0.002545">
            <text:p>0.00254</text:p>
          </table:table-cell>
          <table:table-cell table:style-name="ACE-3" table:formula="of:=[.BI51]/events" office:value-type="float" office:value="0.0013355999999999999">
            <text:p>0.00134</text:p>
          </table:table-cell>
          <table:table-cell table:style-name="ACE-3" table:formula="of:=[.BJ51]/events" office:value-type="float" office:value="1.42e-05">
            <text:p>1E−05</text:p>
          </table:table-cell>
          <table:table-cell table:style-name="ACE-3" table:formula="of:=[.BK51]/events" office:value-type="float" office:value="1.3e-06">
            <text:p>1.3E-06</text:p>
          </table:table-cell>
          <table:table-cell table:style-name="ACE-3" table:formula="of:=[.BL51]/events" office:value-type="float" office:value="9.9999999999999995e-08">
            <text:p>1E-07</text:p>
          </table:table-cell>
          <table:table-cell table:style-name="ACE-3" table:formula="of:=[.BM51]/events" office:value-type="float" office:value="0">
            <text:p>0</text:p>
          </table:table-cell>
          <table:table-cell table:style-name="ACE-3" table:formula="of:=[.BN51]/events" office:value-type="float" office:value="0">
            <text:p>0</text:p>
          </table:table-cell>
          <table:table-cell table:style-name="ACE-3" table:formula="of:=[.BO51]/events" office:value-type="float" office:value="0">
            <text:p>0</text:p>
          </table:table-cell>
          <table:table-cell table:style-name="ACE-3" table:formula="of:=[.BP51]/events" office:value-type="float" office:value="1.1999999999999999e-06">
            <text:p>1.2E-06</text:p>
          </table:table-cell>
          <table:table-cell table:style-name="ACE-3" table:formula="of:=[.BQ51]/events" office:value-type="float" office:value="0">
            <text:p>0</text:p>
          </table:table-cell>
          <table:table-cell table:style-name="ACE-3" table:formula="of:=[.BR51]/events" office:value-type="float" office:value="0">
            <text:p>0</text:p>
          </table:table-cell>
          <table:table-cell table:style-name="ACE-3" table:formula="of:=[.BS51]/events" office:value-type="float" office:value="0.059599899999999997">
            <text:p>0.0595999</text:p>
          </table:table-cell>
          <table:table-cell table:style-name="ACE-3" table:formula="of:=[.BT51]/events" office:value-type="float" office:value="0">
            <text:p>0</text:p>
          </table:table-cell>
          <table:table-cell table:style-name="ACE-3" table:formula="of:=[.BU51]/events" office:value-type="float" office:value="0">
            <text:p>0</text:p>
          </table:table-cell>
          <table:table-cell table:style-name="ACE-3" table:formula="of:=[.BV51]/events" office:value-type="float" office:value="0">
            <text:p>0</text:p>
          </table:table-cell>
          <table:table-cell table:style-name="ACE-3" table:formula="of:=[.BW51]/events" office:value-type="float" office:value="3.8e-06">
            <text:p>3.8E-06</text:p>
          </table:table-cell>
          <table:table-cell table:style-name="ACE-3" table:formula="of:=[.BX51]/events" office:value-type="float" office:value="0.00020149999999999999">
            <text:p>0.0002</text:p>
          </table:table-cell>
          <table:table-cell table:style-name="ACE-3" table:formula="of:=[.BY51]/events" office:value-type="float" office:value="0.0020934999999999999">
            <text:p>0.00209</text:p>
          </table:table-cell>
          <table:table-cell table:style-name="ACE-3" table:formula="of:=[.BZ51]/events" office:value-type="float" office:value="0.0124274">
            <text:p>0.01243</text:p>
          </table:table-cell>
          <table:table-cell table:style-name="ACE-3" table:formula="of:=[.CA51]/events" office:value-type="float" office:value="1.11e-05">
            <text:p>1E−05</text:p>
          </table:table-cell>
          <table:table-cell table:style-name="ACE-3" table:formula="of:=[.CB51]/events" office:value-type="float" office:value="2.6100000000000001e-05">
            <text:p>3E−05</text:p>
          </table:table-cell>
          <table:table-cell table:style-name="ACE-3" table:formula="of:=[.CC51]/events" office:value-type="float" office:value="0">
            <text:p>0</text:p>
          </table:table-cell>
          <table:table-cell table:style-name="ACE-3" table:formula="of:=[.CD51]/events" office:value-type="float" office:value="0">
            <text:p>0</text:p>
          </table:table-cell>
          <table:table-cell table:style-name="ACE-3" table:formula="of:=[.CE51]/events" office:value-type="float" office:value="0">
            <text:p>0</text:p>
          </table:table-cell>
          <table:table-cell table:style-name="ACE-3" table:formula="of:=[.CF51]/events" office:value-type="float" office:value="0.16061520000000001">
            <text:p>0.16062</text:p>
          </table:table-cell>
          <table:table-cell table:style-name="ACE-3" table:formula="of:=[.CG51]/events" office:value-type="float" office:value="0.00088139999999999996">
            <text:p>0.0008814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52]" office:value-type="float" office:value="100">
            <text:p>100</text:p>
          </table:table-cell>
          <table:table-cell table:style-name="ACE-3" table:formula="of:=[.C52]/events" office:value-type="float" office:value="0">
            <text:p>0</text:p>
          </table:table-cell>
          <table:table-cell table:style-name="ACE-3" table:formula="of:=[.D52]/events" office:value-type="float" office:value="0.059225">
            <text:p>0.05922</text:p>
          </table:table-cell>
          <table:table-cell table:style-name="ACE-3" table:formula="of:=[.E52]/events" office:value-type="float" office:value="0">
            <text:p>0</text:p>
          </table:table-cell>
          <table:table-cell table:style-name="ACE-3" table:formula="of:=[.F52]/events" office:value-type="float" office:value="0.0080295000000000002">
            <text:p>0.00803</text:p>
          </table:table-cell>
          <table:table-cell table:style-name="ACE-3" table:formula="of:=[.G52]/events" office:value-type="float" office:value="0.0044298000000000002">
            <text:p>0.00443</text:p>
          </table:table-cell>
          <table:table-cell table:style-name="ACE-3" table:formula="of:=[.H52]/events" office:value-type="float" office:value="3.7400000000000001e-05">
            <text:p>4E−05</text:p>
          </table:table-cell>
          <table:table-cell table:style-name="ACE-3" table:formula="of:=[.I52]/events" office:value-type="float" office:value="9.9999999999999995e-08">
            <text:p>1E-07</text:p>
          </table:table-cell>
          <table:table-cell table:style-name="ACE-3" table:formula="of:=[.J52]/events" office:value-type="float" office:value="0">
            <text:p>0</text:p>
          </table:table-cell>
          <table:table-cell table:style-name="ACE-3" table:formula="of:=[.K52]/events" office:value-type="float" office:value="1.2099999999999999e-05">
            <text:p>1E−05</text:p>
          </table:table-cell>
          <table:table-cell table:style-name="ACE-3" table:formula="of:=[.L52]/events" office:value-type="float" office:value="9.3000000000000007e-06">
            <text:p>9.3E-06</text:p>
          </table:table-cell>
          <table:table-cell table:style-name="ACE-3" table:formula="of:=[.M52]/events" office:value-type="float" office:value="8.7200000000000005e-05">
            <text:p>8.72E-05</text:p>
          </table:table-cell>
          <table:table-cell table:style-name="ACE-3" table:formula="of:=[.N52]/events" office:value-type="float" office:value="2.9999999999999999e-07">
            <text:p>3E-07</text:p>
          </table:table-cell>
          <table:table-cell table:style-name="ACE-3" table:formula="of:=[.O52]/events" office:value-type="float" office:value="0">
            <text:p>0</text:p>
          </table:table-cell>
          <table:table-cell table:style-name="ACE-3" table:formula="of:=[.P52]/events" office:value-type="float" office:value="2.9999999999999999e-07">
            <text:p>3E-07</text:p>
          </table:table-cell>
          <table:table-cell table:style-name="ACE-3" table:formula="of:=[.Q52]/events" office:value-type="float" office:value="0.0017753000000000001">
            <text:p>0.00178</text:p>
          </table:table-cell>
          <table:table-cell table:style-name="ACE-3" table:formula="of:=[.R52]/events" office:value-type="float" office:value="1.9999999999999999e-07">
            <text:p>2E-07</text:p>
          </table:table-cell>
          <table:table-cell table:style-name="ACE-3" table:formula="of:=[.S52]/events" office:value-type="float" office:value="0.00050659999999999995">
            <text:p>0.00051</text:p>
          </table:table-cell>
          <table:table-cell table:style-name="ACE-3" table:formula="of:=[.T52]/events" office:value-type="float" office:value="0.00020010000000000001">
            <text:p>0.0002</text:p>
          </table:table-cell>
          <table:table-cell table:style-name="ACE-3" table:formula="of:=[.U52]/events" office:value-type="float" office:value="0.0096950999999999999">
            <text:p>0.0097</text:p>
          </table:table-cell>
          <table:table-cell table:style-name="ACE-3" table:formula="of:=[.V52]/events" office:value-type="float" office:value="0.096732100000000001">
            <text:p>0.09673</text:p>
          </table:table-cell>
          <table:table-cell table:style-name="ACE-3" table:formula="of:=[.W52]/events" office:value-type="float" office:value="0.002418">
            <text:p>0.00242</text:p>
          </table:table-cell>
          <table:table-cell table:style-name="ACE-3" table:formula="of:=[.X52]/events" office:value-type="float" office:value="2.8200000000000001e-05">
            <text:p>2.82E-05</text:p>
          </table:table-cell>
          <table:table-cell table:style-name="ACE-3" table:formula="of:=[.Y52]/events" office:value-type="float" office:value="4.9999999999999998e-07">
            <text:p>5E-07</text:p>
          </table:table-cell>
          <table:table-cell table:style-name="ACE-3" table:formula="of:=[.Z52]/events" office:value-type="float" office:value="0">
            <text:p>0</text:p>
          </table:table-cell>
          <table:table-cell table:style-name="ACE-3" table:formula="of:=[.AA52]/events" office:value-type="float" office:value="0">
            <text:p>0</text:p>
          </table:table-cell>
          <table:table-cell table:style-name="ACE-3" table:formula="of:=[.AB52]/events" office:value-type="float" office:value="3.8e-06">
            <text:p>3.8E-06</text:p>
          </table:table-cell>
          <table:table-cell table:style-name="ACE-3" table:formula="of:=[.AC52]/events" office:value-type="float" office:value="0.010044600000000001">
            <text:p>0.01004</text:p>
          </table:table-cell>
          <table:table-cell table:style-name="ACE-3" table:formula="of:=[.AD52]/events" office:value-type="float" office:value="0.044167999999999999">
            <text:p>0.04417</text:p>
          </table:table-cell>
          <table:table-cell table:style-name="ACE-3" table:formula="of:=[.AE52]/events" office:value-type="float" office:value="0.00074799999999999997">
            <text:p>0.00075</text:p>
          </table:table-cell>
          <table:table-cell table:style-name="ACE-3" table:formula="of:=[.AF52]/events" office:value-type="float" office:value="9.9999999999999995e-08">
            <text:p>1E-07</text:p>
          </table:table-cell>
          <table:table-cell table:style-name="ACE-3" table:formula="of:=[.AG52]/events" office:value-type="float" office:value="9.5999999999999996e-06">
            <text:p>9.6E-06</text:p>
          </table:table-cell>
          <table:table-cell table:style-name="ACE-3" table:formula="of:=[.AH52]/events" office:value-type="float" office:value="4.7599999999999998e-05">
            <text:p>4.76E-05</text:p>
          </table:table-cell>
          <table:table-cell table:style-name="ACE-3" table:formula="of:=[.AI52]/events" office:value-type="float" office:value="3.1999999999999999e-06">
            <text:p>3.2E-06</text:p>
          </table:table-cell>
          <table:table-cell table:style-name="ACE-3" table:formula="of:=[.AJ52]/events" office:value-type="float" office:value="3.9999999999999998e-07">
            <text:p>4E-07</text:p>
          </table:table-cell>
          <table:table-cell table:style-name="ACE-3" table:formula="of:=[.AK52]/events" office:value-type="float" office:value="0">
            <text:p>0</text:p>
          </table:table-cell>
          <table:table-cell table:style-name="ACE-3" table:formula="of:=[.AL52]/events" office:value-type="float" office:value="0">
            <text:p>0</text:p>
          </table:table-cell>
          <table:table-cell table:style-name="ACE-3" table:formula="of:=[.AM52]/events" office:value-type="float" office:value="0.074548199999999995">
            <text:p>0.0745482</text:p>
          </table:table-cell>
          <table:table-cell table:style-name="ACE-3" table:formula="of:=[.AN52]/events" office:value-type="float" office:value="2.5000000000000002e-06">
            <text:p>2.5E-06</text:p>
          </table:table-cell>
          <table:table-cell table:style-name="ACE-3" table:formula="of:=[.AO52]/events" office:value-type="float" office:value="0">
            <text:p>0</text:p>
          </table:table-cell>
          <table:table-cell table:style-name="ACE-3" table:formula="of:=[.AP52]/events" office:value-type="float" office:value="0">
            <text:p>0</text:p>
          </table:table-cell>
          <table:table-cell table:style-name="ACE-3" table:formula="of:=[.AQ52]/events" office:value-type="float" office:value="0.0019073">
            <text:p>0.00191</text:p>
          </table:table-cell>
          <table:table-cell table:style-name="ACE-3" table:formula="of:=[.AR52]/events" office:value-type="float" office:value="0">
            <text:p>0</text:p>
          </table:table-cell>
          <table:table-cell table:style-name="ACE-3" table:formula="of:=[.AS52]/events" office:value-type="float" office:value="0">
            <text:p>0</text:p>
          </table:table-cell>
          <table:table-cell table:style-name="ACE-3" table:formula="of:=[.AT52]/events" office:value-type="float" office:value="0">
            <text:p>0</text:p>
          </table:table-cell>
          <table:table-cell table:style-name="ACE-3" table:formula="of:=[.AU52]/events" office:value-type="float" office:value="0">
            <text:p>0</text:p>
          </table:table-cell>
          <table:table-cell table:style-name="ACE-3" table:formula="of:=[.AV52]/events" office:value-type="float" office:value="3.7200000000000003e-05">
            <text:p>3.72E-05</text:p>
          </table:table-cell>
          <table:table-cell table:style-name="ACE-3" table:formula="of:=[.AW52]/events" office:value-type="float" office:value="0.0036635000000000001">
            <text:p>0.00366</text:p>
          </table:table-cell>
          <table:table-cell table:style-name="ACE-3" table:formula="of:=[.AX52]/events" office:value-type="float" office:value="0.00037139999999999997">
            <text:p>0.00037</text:p>
          </table:table-cell>
          <table:table-cell table:style-name="ACE-3" table:formula="of:=[.AY52]/events" office:value-type="float" office:value="3.1e-06">
            <text:p>3.1E-06</text:p>
          </table:table-cell>
          <table:table-cell table:style-name="ACE-3" table:formula="of:=[.AZ52]/events" office:value-type="float" office:value="0">
            <text:p>0</text:p>
          </table:table-cell>
          <table:table-cell table:style-name="ACE-3" table:formula="of:=[.BA52]/events" office:value-type="float" office:value="0">
            <text:p>0</text:p>
          </table:table-cell>
          <table:table-cell table:style-name="ACE-3" table:formula="of:=[.BB52]/events" office:value-type="float" office:value="0">
            <text:p>0</text:p>
          </table:table-cell>
          <table:table-cell table:style-name="ACE-3" table:formula="of:=[.BC52]/events" office:value-type="float" office:value="0">
            <text:p>0</text:p>
          </table:table-cell>
          <table:table-cell table:style-name="ACE-3" table:formula="of:=[.BD52]/events" office:value-type="float" office:value="1.1999999999999999e-06">
            <text:p>1.2E-06</text:p>
          </table:table-cell>
          <table:table-cell table:style-name="ACE-3" table:formula="of:=[.BE52]/events" office:value-type="float" office:value="0.0001305">
            <text:p>0.0001305</text:p>
          </table:table-cell>
          <table:table-cell table:style-name="ACE-3" table:formula="of:=[.BF52]/events" office:value-type="float" office:value="0.0018772000000000001">
            <text:p>0.0018772</text:p>
          </table:table-cell>
          <table:table-cell table:style-name="ACE-3" table:formula="of:=[.BG52]/events" office:value-type="float" office:value="3.5999999999999998e-06">
            <text:p>3.6E-06</text:p>
          </table:table-cell>
          <table:table-cell table:style-name="ACE-3" table:formula="of:=[.BH52]/events" office:value-type="float" office:value="0.0033609999999999998">
            <text:p>0.00336</text:p>
          </table:table-cell>
          <table:table-cell table:style-name="ACE-3" table:formula="of:=[.BI52]/events" office:value-type="float" office:value="0.0013730999999999999">
            <text:p>0.00137</text:p>
          </table:table-cell>
          <table:table-cell table:style-name="ACE-3" table:formula="of:=[.BJ52]/events" office:value-type="float" office:value="1.56e-05">
            <text:p>2E−05</text:p>
          </table:table-cell>
          <table:table-cell table:style-name="ACE-3" table:formula="of:=[.BK52]/events" office:value-type="float" office:value="9.9999999999999995e-07">
            <text:p>1E-06</text:p>
          </table:table-cell>
          <table:table-cell table:style-name="ACE-3" table:formula="of:=[.BL52]/events" office:value-type="float" office:value="9.9999999999999995e-08">
            <text:p>1E-07</text:p>
          </table:table-cell>
          <table:table-cell table:style-name="ACE-3" table:formula="of:=[.BM52]/events" office:value-type="float" office:value="0">
            <text:p>0</text:p>
          </table:table-cell>
          <table:table-cell table:style-name="ACE-3" table:formula="of:=[.BN52]/events" office:value-type="float" office:value="0">
            <text:p>0</text:p>
          </table:table-cell>
          <table:table-cell table:style-name="ACE-3" table:formula="of:=[.BO52]/events" office:value-type="float" office:value="0">
            <text:p>0</text:p>
          </table:table-cell>
          <table:table-cell table:style-name="ACE-3" table:formula="of:=[.BP52]/events" office:value-type="float" office:value="5.9999999999999997e-07">
            <text:p>6E-07</text:p>
          </table:table-cell>
          <table:table-cell table:style-name="ACE-3" table:formula="of:=[.BQ52]/events" office:value-type="float" office:value="9.9999999999999995e-08">
            <text:p>1E-07</text:p>
          </table:table-cell>
          <table:table-cell table:style-name="ACE-3" table:formula="of:=[.BR52]/events" office:value-type="float" office:value="0">
            <text:p>0</text:p>
          </table:table-cell>
          <table:table-cell table:style-name="ACE-3" table:formula="of:=[.BS52]/events" office:value-type="float" office:value="0.049518300000000001">
            <text:p>0.0495183</text:p>
          </table:table-cell>
          <table:table-cell table:style-name="ACE-3" table:formula="of:=[.BT52]/events" office:value-type="float" office:value="0">
            <text:p>0</text:p>
          </table:table-cell>
          <table:table-cell table:style-name="ACE-3" table:formula="of:=[.BU52]/events" office:value-type="float" office:value="0">
            <text:p>0</text:p>
          </table:table-cell>
          <table:table-cell table:style-name="ACE-3" table:formula="of:=[.BV52]/events" office:value-type="float" office:value="0">
            <text:p>0</text:p>
          </table:table-cell>
          <table:table-cell table:style-name="ACE-3" table:formula="of:=[.BW52]/events" office:value-type="float" office:value="1.1000000000000001e-06">
            <text:p>1.1E-06</text:p>
          </table:table-cell>
          <table:table-cell table:style-name="ACE-3" table:formula="of:=[.BX52]/events" office:value-type="float" office:value="0.00014249999999999999">
            <text:p>0.00014</text:p>
          </table:table-cell>
          <table:table-cell table:style-name="ACE-3" table:formula="of:=[.BY52]/events" office:value-type="float" office:value="0.0023503999999999999">
            <text:p>0.00235</text:p>
          </table:table-cell>
          <table:table-cell table:style-name="ACE-3" table:formula="of:=[.BZ52]/events" office:value-type="float" office:value="0.0210908">
            <text:p>0.02109</text:p>
          </table:table-cell>
          <table:table-cell table:style-name="ACE-3" table:formula="of:=[.CA52]/events" office:value-type="float" office:value="1.5400000000000002e-05">
            <text:p>2E−05</text:p>
          </table:table-cell>
          <table:table-cell table:style-name="ACE-3" table:formula="of:=[.CB52]/events" office:value-type="float" office:value="4.0500000000000002e-05">
            <text:p>4E−05</text:p>
          </table:table-cell>
          <table:table-cell table:style-name="ACE-3" table:formula="of:=[.CC52]/events" office:value-type="float" office:value="0">
            <text:p>0</text:p>
          </table:table-cell>
          <table:table-cell table:style-name="ACE-3" table:formula="of:=[.CD52]/events" office:value-type="float" office:value="0">
            <text:p>0</text:p>
          </table:table-cell>
          <table:table-cell table:style-name="ACE-3" table:formula="of:=[.CE52]/events" office:value-type="float" office:value="0">
            <text:p>0</text:p>
          </table:table-cell>
          <table:table-cell table:style-name="ACE-3" table:formula="of:=[.CF52]/events" office:value-type="float" office:value="0.15884719999999999">
            <text:p>0.15885</text:p>
          </table:table-cell>
          <table:table-cell table:style-name="ACE-3" table:formula="of:=[.CG52]/events" office:value-type="float" office:value="0.00057640000000000002">
            <text:p>0.0005764</text:p>
          </table:table-cell>
          <table:table-cell table:number-columns-repeated="171" table:style-name="ACE-3"/>
        </table:table-row>
        <table:table-row table:style-name="AROW-1">
          <table:table-cell table:style-name="ACE-3" office:value-type="float" office:value="5">
            <text:p>5</text:p>
          </table:table-cell>
          <table:table-cell table:style-name="ACE-3" table:formula="of:=[.B53]" office:value-type="float" office:value="70">
            <text:p>70</text:p>
          </table:table-cell>
          <table:table-cell table:style-name="ACE-3" table:formula="of:=[.C53]/events" office:value-type="float" office:value="0">
            <text:p>0</text:p>
          </table:table-cell>
          <table:table-cell table:style-name="ACE-3" table:formula="of:=[.D53]/events" office:value-type="float" office:value="0.059090400000000001">
            <text:p>0.05909</text:p>
          </table:table-cell>
          <table:table-cell table:style-name="ACE-3" table:formula="of:=[.E53]/events" office:value-type="float" office:value="0">
            <text:p>0</text:p>
          </table:table-cell>
          <table:table-cell table:style-name="ACE-3" table:formula="of:=[.F53]/events" office:value-type="float" office:value="0.0051091000000000001">
            <text:p>0.00511</text:p>
          </table:table-cell>
          <table:table-cell table:style-name="ACE-3" table:formula="of:=[.G53]/events" office:value-type="float" office:value="0.0024999000000000002">
            <text:p>0.0025</text:p>
          </table:table-cell>
          <table:table-cell table:style-name="ACE-3" table:formula="of:=[.H53]/events" office:value-type="float" office:value="1.5099999999999999e-05">
            <text:p>2E−05</text:p>
          </table:table-cell>
          <table:table-cell table:style-name="ACE-3" table:formula="of:=[.I53]/events" office:value-type="float" office:value="0">
            <text:p>0</text:p>
          </table:table-cell>
          <table:table-cell table:style-name="ACE-3" table:formula="of:=[.J53]/events" office:value-type="float" office:value="0">
            <text:p>0</text:p>
          </table:table-cell>
          <table:table-cell table:style-name="ACE-3" table:formula="of:=[.K53]/events" office:value-type="float" office:value="1.5e-06">
            <text:p>1.5E-06</text:p>
          </table:table-cell>
          <table:table-cell table:style-name="ACE-3" table:formula="of:=[.L53]/events" office:value-type="float" office:value="6.6000000000000003e-06">
            <text:p>6.6E-06</text:p>
          </table:table-cell>
          <table:table-cell table:style-name="ACE-3" table:formula="of:=[.M53]/events" office:value-type="float" office:value="1.88e-05">
            <text:p>1.88E-05</text:p>
          </table:table-cell>
          <table:table-cell table:style-name="ACE-3" table:formula="of:=[.N53]/events" office:value-type="float" office:value="0">
            <text:p>0</text:p>
          </table:table-cell>
          <table:table-cell table:style-name="ACE-3" table:formula="of:=[.O53]/events" office:value-type="float" office:value="0">
            <text:p>0</text:p>
          </table:table-cell>
          <table:table-cell table:style-name="ACE-3" table:formula="of:=[.P53]/events" office:value-type="float" office:value="9.9999999999999995e-08">
            <text:p>1E-07</text:p>
          </table:table-cell>
          <table:table-cell table:style-name="ACE-3" table:formula="of:=[.Q53]/events" office:value-type="float" office:value="0.0013309000000000001">
            <text:p>0.00133</text:p>
          </table:table-cell>
          <table:table-cell table:style-name="ACE-3" table:formula="of:=[.R53]/events" office:value-type="float" office:value="2.9999999999999999e-07">
            <text:p>3E-07</text:p>
          </table:table-cell>
          <table:table-cell table:style-name="ACE-3" table:formula="of:=[.S53]/events" office:value-type="float" office:value="0.00026120000000000001">
            <text:p>0.00026</text:p>
          </table:table-cell>
          <table:table-cell table:style-name="ACE-3" table:formula="of:=[.T53]/events" office:value-type="float" office:value="3.3000000000000003e-05">
            <text:p>3.3E-05</text:p>
          </table:table-cell>
          <table:table-cell table:style-name="ACE-3" table:formula="of:=[.U53]/events" office:value-type="float" office:value="0.0073907">
            <text:p>0.00739</text:p>
          </table:table-cell>
          <table:table-cell table:style-name="ACE-3" table:formula="of:=[.V53]/events" office:value-type="float" office:value="0.1183789">
            <text:p>0.11838</text:p>
          </table:table-cell>
          <table:table-cell table:style-name="ACE-3" table:formula="of:=[.W53]/events" office:value-type="float" office:value="0.0018625">
            <text:p>0.00186</text:p>
          </table:table-cell>
          <table:table-cell table:style-name="ACE-3" table:formula="of:=[.X53]/events" office:value-type="float" office:value="8.8999999999999995e-06">
            <text:p>8.9E-06</text:p>
          </table:table-cell>
          <table:table-cell table:style-name="ACE-3" table:formula="of:=[.Y53]/events" office:value-type="float" office:value="1.9999999999999999e-07">
            <text:p>2E-07</text:p>
          </table:table-cell>
          <table:table-cell table:style-name="ACE-3" table:formula="of:=[.Z53]/events" office:value-type="float" office:value="0">
            <text:p>0</text:p>
          </table:table-cell>
          <table:table-cell table:style-name="ACE-3" table:formula="of:=[.AA53]/events" office:value-type="float" office:value="0">
            <text:p>0</text:p>
          </table:table-cell>
          <table:table-cell table:style-name="ACE-3" table:formula="of:=[.AB53]/events" office:value-type="float" office:value="9.9999999999999995e-08">
            <text:p>1E-07</text:p>
          </table:table-cell>
          <table:table-cell table:style-name="ACE-3" table:formula="of:=[.AC53]/events" office:value-type="float" office:value="0.0093755999999999996">
            <text:p>0.00938</text:p>
          </table:table-cell>
          <table:table-cell table:style-name="ACE-3" table:formula="of:=[.AD53]/events" office:value-type="float" office:value="0.038910899999999998">
            <text:p>0.03891</text:p>
          </table:table-cell>
          <table:table-cell table:style-name="ACE-3" table:formula="of:=[.AE53]/events" office:value-type="float" office:value="0.0010388999999999999">
            <text:p>0.00104</text:p>
          </table:table-cell>
          <table:table-cell table:style-name="ACE-3" table:formula="of:=[.AF53]/events" office:value-type="float" office:value="0">
            <text:p>0</text:p>
          </table:table-cell>
          <table:table-cell table:style-name="ACE-3" table:formula="of:=[.AG53]/events" office:value-type="float" office:value="3.1999999999999999e-06">
            <text:p>3.2E-06</text:p>
          </table:table-cell>
          <table:table-cell table:style-name="ACE-3" table:formula="of:=[.AH53]/events" office:value-type="float" office:value="3.8300000000000003e-05">
            <text:p>3.83E-05</text:p>
          </table:table-cell>
          <table:table-cell table:style-name="ACE-3" table:formula="of:=[.AI53]/events" office:value-type="float" office:value="3.9400000000000002e-05">
            <text:p>4E−05</text:p>
          </table:table-cell>
          <table:table-cell table:style-name="ACE-3" table:formula="of:=[.AJ53]/events" office:value-type="float" office:value="5.9999999999999997e-07">
            <text:p>6E-07</text:p>
          </table:table-cell>
          <table:table-cell table:style-name="ACE-3" table:formula="of:=[.AK53]/events" office:value-type="float" office:value="0">
            <text:p>0</text:p>
          </table:table-cell>
          <table:table-cell table:style-name="ACE-3" table:formula="of:=[.AL53]/events" office:value-type="float" office:value="0">
            <text:p>0</text:p>
          </table:table-cell>
          <table:table-cell table:style-name="ACE-3" table:formula="of:=[.AM53]/events" office:value-type="float" office:value="0.071510799999999999">
            <text:p>0.0715108</text:p>
          </table:table-cell>
          <table:table-cell table:style-name="ACE-3" table:formula="of:=[.AN53]/events" office:value-type="float" office:value="1.9999999999999999e-07">
            <text:p>2E-07</text:p>
          </table:table-cell>
          <table:table-cell table:style-name="ACE-3" table:formula="of:=[.AO53]/events" office:value-type="float" office:value="0">
            <text:p>0</text:p>
          </table:table-cell>
          <table:table-cell table:style-name="ACE-3" table:formula="of:=[.AP53]/events" office:value-type="float" office:value="0">
            <text:p>0</text:p>
          </table:table-cell>
          <table:table-cell table:style-name="ACE-3" table:formula="of:=[.AQ53]/events" office:value-type="float" office:value="0.0010644000000000001">
            <text:p>0.00106</text:p>
          </table:table-cell>
          <table:table-cell table:style-name="ACE-3" table:formula="of:=[.AR53]/events" office:value-type="float" office:value="0">
            <text:p>0</text:p>
          </table:table-cell>
          <table:table-cell table:style-name="ACE-3" table:formula="of:=[.AS53]/events" office:value-type="float" office:value="0">
            <text:p>0</text:p>
          </table:table-cell>
          <table:table-cell table:style-name="ACE-3" table:formula="of:=[.AT53]/events" office:value-type="float" office:value="0">
            <text:p>0</text:p>
          </table:table-cell>
          <table:table-cell table:style-name="ACE-3" table:formula="of:=[.AU53]/events" office:value-type="float" office:value="0">
            <text:p>0</text:p>
          </table:table-cell>
          <table:table-cell table:style-name="ACE-3" table:formula="of:=[.AV53]/events" office:value-type="float" office:value="1.5500000000000001e-05">
            <text:p>1.55E-05</text:p>
          </table:table-cell>
          <table:table-cell table:style-name="ACE-3" table:formula="of:=[.AW53]/events" office:value-type="float" office:value="0.0016715">
            <text:p>0.00167</text:p>
          </table:table-cell>
          <table:table-cell table:style-name="ACE-3" table:formula="of:=[.AX53]/events" office:value-type="float" office:value="0.00027510000000000002">
            <text:p>0.00028</text:p>
          </table:table-cell>
          <table:table-cell table:style-name="ACE-3" table:formula="of:=[.AY53]/events" office:value-type="float" office:value="1.9999999999999999e-07">
            <text:p>2E-07</text:p>
          </table:table-cell>
          <table:table-cell table:style-name="ACE-3" table:formula="of:=[.AZ53]/events" office:value-type="float" office:value="0">
            <text:p>0</text:p>
          </table:table-cell>
          <table:table-cell table:style-name="ACE-3" table:formula="of:=[.BA53]/events" office:value-type="float" office:value="0">
            <text:p>0</text:p>
          </table:table-cell>
          <table:table-cell table:style-name="ACE-3" table:formula="of:=[.BB53]/events" office:value-type="float" office:value="0">
            <text:p>0</text:p>
          </table:table-cell>
          <table:table-cell table:style-name="ACE-3" table:formula="of:=[.BC53]/events" office:value-type="float" office:value="0">
            <text:p>0</text:p>
          </table:table-cell>
          <table:table-cell table:style-name="ACE-3" table:formula="of:=[.BD53]/events" office:value-type="float" office:value="0">
            <text:p>0</text:p>
          </table:table-cell>
          <table:table-cell table:style-name="ACE-3" table:formula="of:=[.BE53]/events" office:value-type="float" office:value="4.5599999999999997e-05">
            <text:p>4.56E-05</text:p>
          </table:table-cell>
          <table:table-cell table:style-name="ACE-3" table:formula="of:=[.BF53]/events" office:value-type="float" office:value="0.0013851">
            <text:p>0.0013851</text:p>
          </table:table-cell>
          <table:table-cell table:style-name="ACE-3" table:formula="of:=[.BG53]/events" office:value-type="float" office:value="2.6000000000000001e-06">
            <text:p>2.6E-06</text:p>
          </table:table-cell>
          <table:table-cell table:style-name="ACE-3" table:formula="of:=[.BH53]/events" office:value-type="float" office:value="0.0023882">
            <text:p>0.00239</text:p>
          </table:table-cell>
          <table:table-cell table:style-name="ACE-3" table:formula="of:=[.BI53]/events" office:value-type="float" office:value="0.0011681">
            <text:p>0.00117</text:p>
          </table:table-cell>
          <table:table-cell table:style-name="ACE-3" table:formula="of:=[.BJ53]/events" office:value-type="float" office:value="7.9000000000000006e-06">
            <text:p>7.9E-06</text:p>
          </table:table-cell>
          <table:table-cell table:style-name="ACE-3" table:formula="of:=[.BK53]/events" office:value-type="float" office:value="4.9999999999999998e-07">
            <text:p>5E-07</text:p>
          </table:table-cell>
          <table:table-cell table:style-name="ACE-3" table:formula="of:=[.BL53]/events" office:value-type="float" office:value="0">
            <text:p>0</text:p>
          </table:table-cell>
          <table:table-cell table:style-name="ACE-3" table:formula="of:=[.BM53]/events" office:value-type="float" office:value="0">
            <text:p>0</text:p>
          </table:table-cell>
          <table:table-cell table:style-name="ACE-3" table:formula="of:=[.BN53]/events" office:value-type="float" office:value="0">
            <text:p>0</text:p>
          </table:table-cell>
          <table:table-cell table:style-name="ACE-3" table:formula="of:=[.BO53]/events" office:value-type="float" office:value="0">
            <text:p>0</text:p>
          </table:table-cell>
          <table:table-cell table:style-name="ACE-3" table:formula="of:=[.BP53]/events" office:value-type="float" office:value="9.9999999999999995e-07">
            <text:p>1E-06</text:p>
          </table:table-cell>
          <table:table-cell table:style-name="ACE-3" table:formula="of:=[.BQ53]/events" office:value-type="float" office:value="0">
            <text:p>0</text:p>
          </table:table-cell>
          <table:table-cell table:style-name="ACE-3" table:formula="of:=[.BR53]/events" office:value-type="float" office:value="0">
            <text:p>0</text:p>
          </table:table-cell>
          <table:table-cell table:style-name="ACE-3" table:formula="of:=[.BS53]/events" office:value-type="float" office:value="0.020141099999999999">
            <text:p>0.0201411</text:p>
          </table:table-cell>
          <table:table-cell table:style-name="ACE-3" table:formula="of:=[.BT53]/events" office:value-type="float" office:value="0">
            <text:p>0</text:p>
          </table:table-cell>
          <table:table-cell table:style-name="ACE-3" table:formula="of:=[.BU53]/events" office:value-type="float" office:value="0">
            <text:p>0</text:p>
          </table:table-cell>
          <table:table-cell table:style-name="ACE-3" table:formula="of:=[.BV53]/events" office:value-type="float" office:value="0">
            <text:p>0</text:p>
          </table:table-cell>
          <table:table-cell table:style-name="ACE-3" table:formula="of:=[.BW53]/events" office:value-type="float" office:value="0">
            <text:p>0</text:p>
          </table:table-cell>
          <table:table-cell table:style-name="ACE-3" table:formula="of:=[.BX53]/events" office:value-type="float" office:value="3.3300000000000003e-05">
            <text:p>3E−05</text:p>
          </table:table-cell>
          <table:table-cell table:style-name="ACE-3" table:formula="of:=[.BY53]/events" office:value-type="float" office:value="0.0019494">
            <text:p>0.00195</text:p>
          </table:table-cell>
          <table:table-cell table:style-name="ACE-3" table:formula="of:=[.BZ53]/events" office:value-type="float" office:value="0.023239099999999999">
            <text:p>0.02324</text:p>
          </table:table-cell>
          <table:table-cell table:style-name="ACE-3" table:formula="of:=[.CA53]/events" office:value-type="float" office:value="1.43e-05">
            <text:p>1E−05</text:p>
          </table:table-cell>
          <table:table-cell table:style-name="ACE-3" table:formula="of:=[.CB53]/events" office:value-type="float" office:value="4.1499999999999999e-05">
            <text:p>4E−05</text:p>
          </table:table-cell>
          <table:table-cell table:style-name="ACE-3" table:formula="of:=[.CC53]/events" office:value-type="float" office:value="0">
            <text:p>0</text:p>
          </table:table-cell>
          <table:table-cell table:style-name="ACE-3" table:formula="of:=[.CD53]/events" office:value-type="float" office:value="0">
            <text:p>0</text:p>
          </table:table-cell>
          <table:table-cell table:style-name="ACE-3" table:formula="of:=[.CE53]/events" office:value-type="float" office:value="0">
            <text:p>0</text:p>
          </table:table-cell>
          <table:table-cell table:style-name="ACE-3" table:formula="of:=[.CF53]/events" office:value-type="float" office:value="0.1104316">
            <text:p>0.11043</text:p>
          </table:table-cell>
          <table:table-cell table:style-name="ACE-3" table:formula="of:=[.CG53]/events" office:value-type="float" office:value="0.00018799999999999999">
            <text:p>0.000188</text:p>
          </table:table-cell>
          <table:table-cell table:number-columns-repeated="171" table:style-name="ACE-3"/>
        </table:table-row>
        <table:table-row table:style-name="AROW-1">
          <table:table-cell table:style-name="ACE-11" office:value-type="string">
            <text:p>mean</text:p>
          </table:table-cell>
          <table:table-cell table:style-name="ACE-11" table:formula="of:=AVERAGE([.B2:.B25])" office:value-type="float" office:value="166.66666666666666">
            <text:p>166.6666666667</text:p>
          </table:table-cell>
          <table:table-cell table:style-name="ACE-11" table:formula="of:=AVERAGE([.C2:.C25])" office:value-type="float" office:value="4.1666666666666668e-09">
            <text:p>4E−09</text:p>
          </table:table-cell>
          <table:table-cell table:style-name="ACE-11" table:formula="of:=AVERAGE([.D2:.D25])" office:value-type="float" office:value="0.0299539625">
            <text:p>0.02995</text:p>
          </table:table-cell>
          <table:table-cell table:style-name="ACE-11" table:formula="of:=AVERAGE([.E2:.E25])" office:value-type="float" office:value="6.2499999999999997e-08">
            <text:p>6E−08</text:p>
          </table:table-cell>
          <table:table-cell table:style-name="ACE-11" table:formula="of:=AVERAGE([.F2:.F25])" office:value-type="float" office:value="0.0035063083333333332">
            <text:p>0.00351</text:p>
          </table:table-cell>
          <table:table-cell table:style-name="ACE-11" table:formula="of:=AVERAGE([.G2:.G25])" office:value-type="float" office:value="0.0028868041666666668">
            <text:p>0.00289</text:p>
          </table:table-cell>
          <table:table-cell table:style-name="ACE-11" table:formula="of:=AVERAGE([.H2:.H25])" office:value-type="float" office:value="2.4254166666666666e-05">
            <text:p>2E−05</text:p>
          </table:table-cell>
          <table:table-cell table:style-name="ACE-11" table:formula="of:=AVERAGE([.I2:.I25])" office:value-type="float" office:value="3.8333333333333335e-07">
            <text:p>3.8333E−07</text:p>
          </table:table-cell>
          <table:table-cell table:style-name="ACE-11" table:formula="of:=AVERAGE([.J2:.J25])" office:value-type="float" office:value="4.1666666666666668e-09">
            <text:p>4.1667E−09</text:p>
          </table:table-cell>
          <table:table-cell table:style-name="ACE-11" table:formula="of:=AVERAGE([.K2:.K25])" office:value-type="float" office:value="6.9666666666666663e-06">
            <text:p>7E−06</text:p>
          </table:table-cell>
          <table:table-cell table:style-name="ACE-11" table:formula="of:=AVERAGE([.L2:.L25])" office:value-type="float" office:value="4.25e-06">
            <text:p>4E−06</text:p>
          </table:table-cell>
          <table:table-cell table:style-name="ACE-11" table:formula="of:=AVERAGE([.M2:.M25])" office:value-type="float" office:value="0.00012849583333333334">
            <text:p>0.00012849583</text:p>
          </table:table-cell>
          <table:table-cell table:style-name="ACE-11" table:formula="of:=AVERAGE([.N2:.N25])" office:value-type="float" office:value="3.7500000000000001e-07">
            <text:p>4E−07</text:p>
          </table:table-cell>
          <table:table-cell table:style-name="ACE-11" table:formula="of:=AVERAGE([.O2:.O25])" office:value-type="float" office:value="8.3333333333333335e-09">
            <text:p>8E−09</text:p>
          </table:table-cell>
          <table:table-cell table:style-name="ACE-11" table:formula="of:=AVERAGE([.P2:.P25])" office:value-type="float" office:value="5.2916666666666665e-07">
            <text:p>5E−07</text:p>
          </table:table-cell>
          <table:table-cell table:style-name="ACE-11" table:formula="of:=AVERAGE([.Q2:.Q25])" office:value-type="float" office:value="0.00073414583333333329">
            <text:p>0.00073</text:p>
          </table:table-cell>
          <table:table-cell table:style-name="ACE-11" table:formula="of:=AVERAGE([.R2:.R25])" office:value-type="float" office:value="2.4999999999999999e-08">
            <text:p>2.5E-08</text:p>
          </table:table-cell>
          <table:table-cell table:style-name="ACE-11" table:formula="of:=AVERAGE([.S2:.S25])" office:value-type="float" office:value="0.00024573333333333336">
            <text:p>0.00025</text:p>
          </table:table-cell>
          <table:table-cell table:style-name="ACE-11" table:formula="of:=AVERAGE([.T2:.T25])" office:value-type="float" office:value="0.00020183750000000002">
            <text:p>0.0002</text:p>
          </table:table-cell>
          <table:table-cell table:style-name="ACE-11" table:formula="of:=AVERAGE([.U2:.U25])" office:value-type="float" office:value="0.0048653583333333333">
            <text:p>0.00487</text:p>
          </table:table-cell>
          <table:table-cell table:style-name="ACE-11" table:formula="of:=AVERAGE([.V2:.V25])" office:value-type="float" office:value="0.033777645833333335">
            <text:p>0.03378</text:p>
          </table:table-cell>
          <table:table-cell table:style-name="ACE-11" table:formula="of:=AVERAGE([.W2:.W25])" office:value-type="float" office:value="0.00097910833333333339">
            <text:p>0.00098</text:p>
          </table:table-cell>
          <table:table-cell table:style-name="ACE-11" table:formula="of:=AVERAGE([.X2:.X25])" office:value-type="float" office:value="3.4804166666666668e-05">
            <text:p>3.48042E−05</text:p>
          </table:table-cell>
          <table:table-cell table:style-name="ACE-11" table:formula="of:=AVERAGE([.Y2:.Y25])" office:value-type="float" office:value="2.875e-07">
            <text:p>3E−07</text:p>
          </table:table-cell>
          <table:table-cell table:style-name="ACE-11" table:formula="of:=AVERAGE([.Z2:.Z25])" office:value-type="float" office:value="3.3333333333333334e-08">
            <text:p>3E−08</text:p>
          </table:table-cell>
          <table:table-cell table:style-name="ACE-11" table:formula="of:=AVERAGE([.AA2:.AA25])" office:value-type="float" office:value="2.7916666666666666e-07">
            <text:p>3E−07</text:p>
          </table:table-cell>
          <table:table-cell table:style-name="ACE-11" table:formula="of:=AVERAGE([.AB2:.AB25])" office:value-type="float" office:value="1.1408333333333332e-05">
            <text:p>1E−05</text:p>
          </table:table-cell>
          <table:table-cell table:style-name="ACE-11" table:formula="of:=AVERAGE([.AC2:.AC25])" office:value-type="float" office:value="0.0057246250000000005">
            <text:p>0.00572</text:p>
          </table:table-cell>
          <table:table-cell table:style-name="ACE-11" table:formula="of:=AVERAGE([.AD2:.AD25])" office:value-type="float" office:value="0.43099752916666673">
            <text:p>0.431</text:p>
          </table:table-cell>
          <table:table-cell table:style-name="ACE-11" table:formula="of:=AVERAGE([.AE2:.AE25])" office:value-type="float" office:value="0.00026734583333333332">
            <text:p>0.00027</text:p>
          </table:table-cell>
          <table:table-cell table:style-name="ACE-11" table:formula="of:=AVERAGE([.AF2:.AF25])" office:value-type="float" office:value="8.7499999999999996e-08">
            <text:p>9E−08</text:p>
          </table:table-cell>
          <table:table-cell table:style-name="ACE-11" table:formula="of:=AVERAGE([.AG2:.AG25])" office:value-type="float" office:value="4.3458333333333334e-06">
            <text:p>4E−06</text:p>
          </table:table-cell>
          <table:table-cell table:style-name="ACE-11" table:formula="of:=AVERAGE([.AH2:.AH25])" office:value-type="float" office:value="1.8991666666666666e-05">
            <text:p>1.9E−05</text:p>
          </table:table-cell>
          <table:table-cell table:style-name="ACE-11" table:formula="of:=AVERAGE([.AI2:.AI25])" office:value-type="float" office:value="2.8125000000000002e-06">
            <text:p>3E−06</text:p>
          </table:table-cell>
          <table:table-cell table:style-name="ACE-11" table:formula="of:=AVERAGE([.AJ2:.AJ25])" office:value-type="float" office:value="1.7916666666666664e-07">
            <text:p>2E−07</text:p>
          </table:table-cell>
          <table:table-cell table:style-name="ACE-11" table:formula="of:=AVERAGE([.AK2:.AK25])" office:value-type="float" office:value="2.4999999999999999e-08">
            <text:p>2.5E-08</text:p>
          </table:table-cell>
          <table:table-cell table:style-name="ACE-11" table:formula="of:=AVERAGE([.AL2:.AL25])" office:value-type="float" office:value="4.1666666666666668e-09">
            <text:p>4E−09</text:p>
          </table:table-cell>
          <table:table-cell table:style-name="ACE-11" table:formula="of:=AVERAGE([.AM2:.AM25])" office:value-type="float" office:value="0.041030841666666665">
            <text:p>0.0410308</text:p>
          </table:table-cell>
          <table:table-cell table:style-name="ACE-11" table:formula="of:=AVERAGE([.AN2:.AN25])" office:value-type="float" office:value="1.10625e-05">
            <text:p>1.10625E-05</text:p>
          </table:table-cell>
          <table:table-cell table:style-name="ACE-11" table:formula="of:=AVERAGE([.AO2:.AO25])" office:value-type="float" office:value="1.6666666666666667e-08">
            <text:p>2E−08</text:p>
          </table:table-cell>
          <table:table-cell table:style-name="ACE-11" table:formula="of:=AVERAGE([.AP2:.AP25])" office:value-type="float" office:value="2.0833333333333331e-08">
            <text:p>2E−08</text:p>
          </table:table-cell>
          <table:table-cell table:style-name="ACE-11" table:formula="of:=AVERAGE([.AQ2:.AQ25])" office:value-type="float" office:value="0.0010236750000000001">
            <text:p>0.00102</text:p>
          </table:table-cell>
          <table:table-cell table:style-name="ACE-11" table:formula="of:=AVERAGE([.AR2:.AR25])" office:value-type="float" office:value="1.2916666666666667e-07">
            <text:p>1E−07</text:p>
          </table:table-cell>
          <table:table-cell table:style-name="ACE-11" table:formula="of:=AVERAGE([.AS2:.AS25])" office:value-type="float" office:value="4.9583333333333328e-07">
            <text:p>5E−07</text:p>
          </table:table-cell>
          <table:table-cell table:style-name="ACE-11" table:formula="of:=AVERAGE([.AT2:.AT25])" office:value-type="float" office:value="7.4999999999999997e-08">
            <text:p>7.5E-08</text:p>
          </table:table-cell>
          <table:table-cell table:style-name="ACE-11" table:formula="of:=AVERAGE([.AU2:.AU25])" office:value-type="float" office:value="4.5833333333333333e-08">
            <text:p>5E−08</text:p>
          </table:table-cell>
          <table:table-cell table:style-name="ACE-11" table:formula="of:=AVERAGE([.AV2:.AV25])" office:value-type="float" office:value="2.3629166666666664e-05">
            <text:p>2.3629E−05</text:p>
          </table:table-cell>
          <table:table-cell table:style-name="ACE-11" table:formula="of:=AVERAGE([.AW2:.AW25])" office:value-type="float" office:value="0.0016487374999999999">
            <text:p>0.00165</text:p>
          </table:table-cell>
          <table:table-cell table:style-name="ACE-11" table:formula="of:=AVERAGE([.AX2:.AX25])" office:value-type="float" office:value="0.00019875416666666668">
            <text:p>0.0002</text:p>
          </table:table-cell>
          <table:table-cell table:style-name="ACE-11" table:formula="of:=AVERAGE([.AY2:.AY25])" office:value-type="float" office:value="5.6000000000000006e-06">
            <text:p>6E−06</text:p>
          </table:table-cell>
          <table:table-cell table:style-name="ACE-11" table:formula="of:=AVERAGE([.AZ2:.AZ25])" office:value-type="float" office:value="1.35e-06">
            <text:p>1E−06</text:p>
          </table:table-cell>
          <table:table-cell table:style-name="ACE-11" table:formula="of:=AVERAGE([.BA2:.BA25])" office:value-type="float" office:value="4.1666666666666668e-09">
            <text:p>4E−09</text:p>
          </table:table-cell>
          <table:table-cell table:style-name="ACE-11" table:formula="of:=AVERAGE([.BB2:.BB25])" office:value-type="float" office:value="4.1666666666666668e-09">
            <text:p>4E−09</text:p>
          </table:table-cell>
          <table:table-cell table:style-name="ACE-11" table:formula="of:=AVERAGE([.BC2:.BC25])" office:value-type="float" office:value="6.6666666666666668e-08">
            <text:p>7E−08</text:p>
          </table:table-cell>
          <table:table-cell table:style-name="ACE-11" table:formula="of:=AVERAGE([.BD2:.BD25])" office:value-type="float" office:value="2.5833333333333333e-06">
            <text:p>3E−06</text:p>
          </table:table-cell>
          <table:table-cell table:style-name="ACE-11" table:formula="of:=AVERAGE([.BE2:.BE25])" office:value-type="float" office:value="5.6662500000000002e-05">
            <text:p>5.66625E-05</text:p>
          </table:table-cell>
          <table:table-cell table:style-name="ACE-11" table:formula="of:=AVERAGE([.BF2:.BF25])" office:value-type="float" office:value="0.0006753958333333334">
            <text:p>0.0006754</text:p>
          </table:table-cell>
          <table:table-cell table:style-name="ACE-11" table:formula="of:=AVERAGE([.BG2:.BG25])" office:value-type="float" office:value="5.4666666666666663e-06">
            <text:p>5E−06</text:p>
          </table:table-cell>
          <table:table-cell table:style-name="ACE-11" table:formula="of:=AVERAGE([.BH2:.BH25])" office:value-type="float" office:value="0.0014427916666666667">
            <text:p>0.00144</text:p>
          </table:table-cell>
          <table:table-cell table:style-name="ACE-11" table:formula="of:=AVERAGE([.BI2:.BI25])" office:value-type="float" office:value="0.00079534583333333326">
            <text:p>0.0008</text:p>
          </table:table-cell>
          <table:table-cell table:style-name="ACE-11" table:formula="of:=AVERAGE([.BJ2:.BJ25])" office:value-type="float" office:value="6.0625000000000008e-06">
            <text:p>6E−06</text:p>
          </table:table-cell>
          <table:table-cell table:style-name="ACE-11" table:formula="of:=AVERAGE([.BK2:.BK25])" office:value-type="float" office:value="6.2083333333333335e-07">
            <text:p>6E−07</text:p>
          </table:table-cell>
          <table:table-cell table:style-name="ACE-11" table:formula="of:=AVERAGE([.BL2:.BL25])" office:value-type="float" office:value="1.6666666666666667e-08">
            <text:p>2E−08</text:p>
          </table:table-cell>
          <table:table-cell table:style-name="ACE-11" table:formula="of:=AVERAGE([.BM2:.BM25])" office:value-type="float" office:value="4.1666666666666668e-09">
            <text:p>4E−09</text:p>
          </table:table-cell>
          <table:table-cell table:style-name="ACE-11" table:formula="of:=AVERAGE([.BN2:.BN25])" office:value-type="float" office:value="4.1666666666666668e-09">
            <text:p>4E−09</text:p>
          </table:table-cell>
          <table:table-cell table:style-name="ACE-11" table:formula="of:=AVERAGE([.BO2:.BO25])" office:value-type="float" office:value="4.1666666666666668e-09">
            <text:p>4E−09</text:p>
          </table:table-cell>
          <table:table-cell table:style-name="ACE-11" table:formula="of:=AVERAGE([.BP2:.BP25])" office:value-type="float" office:value="5.2083333333333325e-07">
            <text:p>5E−07</text:p>
          </table:table-cell>
          <table:table-cell table:style-name="ACE-11" table:formula="of:=AVERAGE([.BQ2:.BQ25])" office:value-type="float" office:value="1.2499999999999999e-08">
            <text:p>1E−08</text:p>
          </table:table-cell>
          <table:table-cell table:style-name="ACE-11" table:formula="of:=AVERAGE([.BR2:.BR25])" office:value-type="float" office:value="4.1666666666666668e-09">
            <text:p>4E−09</text:p>
          </table:table-cell>
          <table:table-cell table:style-name="ACE-11" table:formula="of:=AVERAGE([.BS2:.BS25])" office:value-type="float" office:value="0.030975083333333334">
            <text:p>0.03097508</text:p>
          </table:table-cell>
          <table:table-cell table:style-name="ACE-11" table:formula="of:=AVERAGE([.BT2:.BT25])" office:value-type="float" office:value="5.8333333333333333e-08">
            <text:p>6E−08</text:p>
          </table:table-cell>
          <table:table-cell table:style-name="ACE-11" table:formula="of:=AVERAGE([.BU2:.BU25])" office:value-type="float" office:value="6.6666666666666668e-08">
            <text:p>7E−08</text:p>
          </table:table-cell>
          <table:table-cell table:style-name="ACE-11" table:formula="of:=AVERAGE([.BV2:.BV25])" office:value-type="float" office:value="4.1666666666666663e-08">
            <text:p>4.2E−08</text:p>
          </table:table-cell>
          <table:table-cell table:style-name="ACE-11" table:formula="of:=AVERAGE([.BW2:.BW25])" office:value-type="float" office:value="2.5791666666666668e-06">
            <text:p>3E−06</text:p>
          </table:table-cell>
          <table:table-cell table:style-name="ACE-11" table:formula="of:=AVERAGE([.BX2:.BX25])" office:value-type="float" office:value="9.44875e-05">
            <text:p>9E−05</text:p>
          </table:table-cell>
          <table:table-cell table:style-name="ACE-11" table:formula="of:=AVERAGE([.BY2:.BY25])" office:value-type="float" office:value="0.001173225">
            <text:p>0.00117</text:p>
          </table:table-cell>
          <table:table-cell table:style-name="ACE-11" table:formula="of:=AVERAGE([.BZ2:.BZ25])" office:value-type="float" office:value="0.0071041916666666665">
            <text:p>0.0071</text:p>
          </table:table-cell>
          <table:table-cell table:style-name="ACE-11" table:formula="of:=AVERAGE([.CA2:.CA25])" office:value-type="float" office:value="6.1041666666666674e-06">
            <text:p>6E−06</text:p>
          </table:table-cell>
          <table:table-cell table:style-name="ACE-11" table:formula="of:=AVERAGE([.CB2:.CB25])" office:value-type="float" office:value="1.36625e-05">
            <text:p>1E−05</text:p>
          </table:table-cell>
          <table:table-cell table:style-name="ACE-11" table:formula="of:=AVERAGE([.CC2:.CC25])" office:value-type="float" office:value="5.4166666666666662e-08">
            <text:p>5E−08</text:p>
          </table:table-cell>
          <table:table-cell table:style-name="ACE-11" table:formula="of:=AVERAGE([.CD2:.CD25])" office:value-type="float" office:value="1.7916666666666664e-07">
            <text:p>2E−07</text:p>
          </table:table-cell>
          <table:table-cell table:style-name="ACE-11" table:formula="of:=AVERAGE([.CE2:.CE25])" office:value-type="float" office:value="1.5833333333333333e-07">
            <text:p>2E−07</text:p>
          </table:table-cell>
          <table:table-cell table:style-name="ACE-11" table:formula="of:=AVERAGE([.CF2:.CF25])" office:value-type="float" office:value="0.078856737499999996">
            <text:p>0.07886</text:p>
          </table:table-cell>
          <table:table-cell table:style-name="ACE-11" table:formula="of:=AVERAGE([.CG2:.CG25])" office:value-type="float" office:value="0.00048353749999999998">
            <text:p>0.000484</text:p>
          </table:table-cell>
          <table:table-cell table:number-columns-repeated="171" table:style-name="ACE-11"/>
        </table:table-row>
        <table:table-row table:style-name="AROW-2">
          <table:table-cell table:style-name="ACE-10" office:value-type="string">
            <text:p>half</text:p>
          </table:table-cell>
          <table:table-cell table:number-columns-repeated="4" table:style-name="ACE-10"/>
          <table:table-cell table:style-name="ACE-10" office:value-type="string">
            <text:p>STABLE</text:p>
          </table:table-cell>
          <table:table-cell table:style-name="ACE-10" office:value-type="string">
            <text:p>STABLE</text:p>
          </table:table-cell>
          <table:table-cell table:style-name="ACE-10" office:value-type="float" office:value="0.020199999999999999">
            <text:p>0.0202</text:p>
          </table:table-cell>
          <table:table-cell table:number-columns-repeated="2" table:style-name="ACE-10"/>
          <table:table-cell table:style-name="ACE-10" office:value-type="float" office:value="2.4999999999999998e-22">
            <text:p>2.5E-22</text:p>
          </table:table-cell>
          <table:table-cell table:style-name="ACE-10" office:value-type="float" office:value="0.77000000000000002">
            <text:p>0.77</text:p>
          </table:table-cell>
          <table:table-cell table:style-name="ACE-10" office:value-type="float" office:value="43000000000000">
            <text:p>43000000000000</text:p>
          </table:table-cell>
          <table:table-cell table:number-columns-repeated="3" table:style-name="ACE-10"/>
          <table:table-cell table:style-name="ACE-10" office:value-type="float" office:value="4590000">
            <text:p>4590000</text:p>
          </table:table-cell>
          <table:table-cell table:style-name="ACE-10"/>
          <table:table-cell table:style-name="ACE-10" office:value-type="string">
            <text:p>STABLE</text:p>
          </table:table-cell>
          <table:table-cell table:style-name="ACE-10" office:value-type="float" office:value="19.289999999999999">
            <text:p>19.29</text:p>
          </table:table-cell>
          <table:table-cell table:style-name="ACE-10" office:value-type="float" office:value="1220">
            <text:p>1220</text:p>
          </table:table-cell>
          <table:table-cell table:style-name="ACE-10" office:value-type="string">
            <text:p>STABLE</text:p>
          </table:table-cell>
          <table:table-cell table:style-name="ACE-10" office:value-type="string">
            <text:p>STABLE</text:p>
          </table:table-cell>
          <table:table-cell table:style-name="ACE-10" office:value-type="float" office:value="181000000000">
            <text:p>181000000000</text:p>
          </table:table-cell>
          <table:table-cell table:number-columns-repeated="3" table:style-name="ACE-10"/>
          <table:table-cell table:style-name="ACE-10" office:value-type="float" office:value="0.1265">
            <text:p>0.1265</text:p>
          </table:table-cell>
          <table:table-cell table:style-name="ACE-10" office:value-type="string">
            <text:p>STABLE</text:p>
          </table:table-cell>
          <table:table-cell table:number-columns-repeated="4" table:style-name="ACE-10"/>
          <table:table-cell table:style-name="ACE-10" office:value-type="float" office:value="1.16e-20">
            <text:p>1.16E-20</text:p>
          </table:table-cell>
          <table:table-cell table:style-name="ACE-10" office:value-type="float" office:value="64.489999999999995">
            <text:p>64.49</text:p>
          </table:table-cell>
          <table:table-cell table:number-columns-repeated="4" table:style-name="ACE-10"/>
          <table:table-cell table:style-name="ACE-9" office:value-type="float" office:value="1.39e-22">
            <text:p>1.39×10−22</text:p>
          </table:table-cell>
          <table:table-cell table:number-columns-repeated="2" table:style-name="ACE-7"/>
          <table:table-cell table:style-name="ACE-7" office:value-type="string">
            <text:p>stable</text:p>
          </table:table-cell>
          <table:table-cell table:number-columns-repeated="4" table:style-name="ACE-7"/>
          <table:table-cell table:style-name="ACE-9" office:value-type="float" office:value="9.0999999999999999e-23">
            <text:p>9.10×10−23</text:p>
          </table:table-cell>
          <table:table-cell table:style-name="ACE-7" office:value-type="string">
            <text:p>stable</text:p>
          </table:table-cell>
          <table:table-cell table:style-name="ACE-7" office:value-type="string">
            <text:p>stable</text:p>
          </table:table-cell>
          <table:table-cell table:style-name="ACE-7" office:value-type="float" office:value="0.84030000000000005">
            <text:p>0.8403</text:p>
          </table:table-cell>
          <table:table-cell table:number-columns-repeated="5" table:style-name="ACE-7"/>
          <table:table-cell table:style-name="ACE-9" office:value-type="float" office:value="5.9000000000000001e-22">
            <text:p>5.90×10−22</text:p>
          </table:table-cell>
          <table:table-cell table:style-name="ACE-9" office:value-type="float" office:value="0.010999999999999999">
            <text:p>1.10×10−02</text:p>
          </table:table-cell>
          <table:table-cell table:style-name="ACE-7" office:value-type="float" office:value="597.89999999999998">
            <text:p>597.9</text:p>
          </table:table-cell>
          <table:table-cell table:style-name="ACE-7" office:value-type="string">
            <text:p>stable</text:p>
          </table:table-cell>
          <table:table-cell table:style-name="ACE-7" office:value-type="string">
            <text:p>stable</text:p>
          </table:table-cell>
          <table:table-cell table:style-name="ACE-7" office:value-type="float" office:value="7.1319999999999997">
            <text:p>7.132</text:p>
          </table:table-cell>
          <table:table-cell table:number-columns-repeated="13" table:style-name="ACE-7"/>
          <table:table-cell table:style-name="ACE-7" office:value-type="float" office:value="70.597999999999999">
            <text:p>70.598</text:p>
          </table:table-cell>
          <table:table-cell table:style-name="ACE-7" office:value-type="float" office:value="122.23999999999999">
            <text:p>122.24</text:p>
          </table:table-cell>
          <table:table-cell table:style-name="ACE-7" office:value-type="string">
            <text:p>stable</text:p>
          </table:table-cell>
          <table:table-cell table:style-name="ACE-7" office:value-type="string">
            <text:p>stable</text:p>
          </table:table-cell>
          <table:table-cell table:style-name="ACE-7" office:value-type="string">
            <text:p>stable</text:p>
          </table:table-cell>
          <table:table-cell table:style-name="ACE-7"/>
          <table:table-cell table:number-columns-repeated="3" table:style-name="ACE-10"/>
          <table:table-cell table:style-name="ACE-10" office:value-type="float" office:value="389000000">
            <text:p>389000000</text:p>
          </table:table-cell>
          <table:table-cell table:number-columns-repeated="171" table:style-name="ACE-10"/>
        </table:table-row>
        <table:table-row table:style-name="AROW-1">
          <table:table-cell table:style-name="ACE-4" office:value-type="string">
            <text:p>Input Protons</text:p>
          </table:table-cell>
          <table:table-cell table:style-name="ACE-8" office:value-type="float" office:value="10000000">
            <text:p>10000000</text:p>
          </table:table-cell>
          <table:table-cell table:number-columns-repeated="254" table:style-name="ACE-3"/>
        </table:table-row>
        <table:table-row table:style-name="AROW-3">
          <table:table-cell table:style-name="ACE-0" office:value-type="string">
            <text:p>thickness (cm)</text:p>
          </table:table-cell>
          <table:table-cell table:style-name="ACE-0" office:value-type="string">
            <text:p>energy (MeV)</text:p>
          </table:table-cell>
          <table:table-cell table:style-name="ACE-1" office:value-type="string">
            <text:p>Al27</text:p>
          </table:table-cell>
          <table:table-cell table:style-name="ACE-0" office:value-type="string">
            <text:p>alpha</text:p>
          </table:table-cell>
          <table:table-cell table:style-name="ACE-0" office:value-type="string">
            <text:p>anti_nu_mu</text:p>
          </table:table-cell>
          <table:table-cell table:style-name="ACE-0" office:value-type="string">
            <text:p>B10</text:p>
          </table:table-cell>
          <table:table-cell table:style-name="ACE-1" office:value-type="string">
            <text:p>B11</text:p>
          </table:table-cell>
          <table:table-cell table:style-name="ACE-1" office:value-type="string">
            <text:p>B12</text:p>
          </table:table-cell>
          <table:table-cell table:style-name="ACE-0" office:value-type="string">
            <text:p>B13</text:p>
          </table:table-cell>
          <table:table-cell table:style-name="ACE-0" office:value-type="string">
            <text:p>B14</text:p>
          </table:table-cell>
          <table:table-cell table:style-name="ACE-0" office:value-type="string">
            <text:p>B7</text:p>
          </table:table-cell>
          <table:table-cell table:style-name="ACE-1" office:value-type="string">
            <text:p>B8</text:p>
          </table:table-cell>
          <table:table-cell table:style-name="ACE-1" office:value-type="string">
            <text:p>Be10</text:p>
          </table:table-cell>
          <table:table-cell table:style-name="ACE-1" office:value-type="string">
            <text:p>Be11</text:p>
          </table:table-cell>
          <table:table-cell table:style-name="ACE-0" office:value-type="string">
            <text:p>Be12</text:p>
          </table:table-cell>
          <table:table-cell table:style-name="ACE-1" office:value-type="string">
            <text:p>Be6</text:p>
          </table:table-cell>
          <table:table-cell table:style-name="ACE-0" office:value-type="string">
            <text:p>Be7</text:p>
          </table:table-cell>
          <table:table-cell table:style-name="ACE-0" office:value-type="string">
            <text:p>Be8</text:p>
          </table:table-cell>
          <table:table-cell table:style-name="ACE-0" office:value-type="string">
            <text:p>Be9</text:p>
          </table:table-cell>
          <table:table-cell table:style-name="ACE-0" office:value-type="string">
            <text:p>C10</text:p>
          </table:table-cell>
          <table:table-cell table:style-name="ACE-0" office:value-type="string">
            <text:p>C11</text:p>
          </table:table-cell>
          <table:table-cell table:style-name="ACE-0" office:value-type="string">
            <text:p>C12</text:p>
          </table:table-cell>
          <table:table-cell table:style-name="ACE-1" office:value-type="string">
            <text:p>C13</text:p>
          </table:table-cell>
          <table:table-cell table:style-name="ACE-1" office:value-type="string">
            <text:p>C14</text:p>
          </table:table-cell>
          <table:table-cell table:style-name="ACE-1" office:value-type="string">
            <text:p>C15</text:p>
          </table:table-cell>
          <table:table-cell table:style-name="ACE-0" office:value-type="string">
            <text:p>C16</text:p>
          </table:table-cell>
          <table:table-cell table:style-name="ACE-1" office:value-type="string">
            <text:p>C8</text:p>
          </table:table-cell>
          <table:table-cell table:style-name="ACE-0" office:value-type="string">
            <text:p>C9</text:p>
          </table:table-cell>
          <table:table-cell table:style-name="ACE-0" office:value-type="string">
            <text:p>deuteron</text:p>
          </table:table-cell>
          <table:table-cell table:style-name="ACE-0" office:value-type="string">
            <text:p>e-</text:p>
          </table:table-cell>
          <table:table-cell table:style-name="ACE-1" office:value-type="string">
            <text:p>e+</text:p>
          </table:table-cell>
          <table:table-cell table:style-name="ACE-1" office:value-type="string">
            <text:p>F14</text:p>
          </table:table-cell>
          <table:table-cell table:style-name="ACE-1" office:value-type="string">
            <text:p>F15</text:p>
          </table:table-cell>
          <table:table-cell table:style-name="ACE-1" office:value-type="string">
            <text:p>F16</text:p>
          </table:table-cell>
          <table:table-cell table:style-name="ACE-1" office:value-type="string">
            <text:p>F17</text:p>
          </table:table-cell>
          <table:table-cell table:style-name="ACE-1" office:value-type="string">
            <text:p>F18</text:p>
          </table:table-cell>
          <table:table-cell table:style-name="ACE-0" office:value-type="string">
            <text:p>F19</text:p>
          </table:table-cell>
          <table:table-cell table:style-name="ACE-1" office:value-type="string">
            <text:p>F20</text:p>
          </table:table-cell>
          <table:table-cell table:style-name="ACE-1" office:value-type="string">
            <text:p>gamma</text:p>
          </table:table-cell>
          <table:table-cell table:style-name="ACE-1" office:value-type="string">
            <text:p>H4</text:p>
          </table:table-cell>
          <table:table-cell table:style-name="ACE-1" office:value-type="string">
            <text:p>H5</text:p>
          </table:table-cell>
          <table:table-cell table:style-name="ACE-0" office:value-type="string">
            <text:p>H6</text:p>
          </table:table-cell>
          <table:table-cell table:style-name="ACE-0" office:value-type="string">
            <text:p>He3</text:p>
          </table:table-cell>
          <table:table-cell table:style-name="ACE-0" office:value-type="string">
            <text:p>He6</text:p>
          </table:table-cell>
          <table:table-cell table:style-name="ACE-0" office:value-type="string">
            <text:p>He7</text:p>
          </table:table-cell>
          <table:table-cell table:style-name="ACE-1" office:value-type="string">
            <text:p>He8</text:p>
          </table:table-cell>
          <table:table-cell table:style-name="ACE-1" office:value-type="string">
            <text:p>Li10</text:p>
          </table:table-cell>
          <table:table-cell table:style-name="ACE-1" office:value-type="string">
            <text:p>Li4</text:p>
          </table:table-cell>
          <table:table-cell table:style-name="ACE-0" office:value-type="string">
            <text:p>Li6</text:p>
          </table:table-cell>
          <table:table-cell table:style-name="ACE-0" office:value-type="string">
            <text:p>Li7</text:p>
          </table:table-cell>
          <table:table-cell table:style-name="ACE-0" office:value-type="string">
            <text:p>Li8</text:p>
          </table:table-cell>
          <table:table-cell table:style-name="ACE-0" office:value-type="string">
            <text:p>Li9</text:p>
          </table:table-cell>
          <table:table-cell table:style-name="ACE-0" office:value-type="string">
            <text:p>Mg25</text:p>
          </table:table-cell>
          <table:table-cell table:style-name="ACE-0" office:value-type="string">
            <text:p>mu-</text:p>
          </table:table-cell>
          <table:table-cell table:style-name="ACE-1" office:value-type="string">
            <text:p>mu+</text:p>
          </table:table-cell>
          <table:table-cell table:style-name="ACE-1" office:value-type="string">
            <text:p>N10</text:p>
          </table:table-cell>
          <table:table-cell table:style-name="ACE-1" office:value-type="string">
            <text:p>N11</text:p>
          </table:table-cell>
          <table:table-cell table:style-name="ACE-1" office:value-type="string">
            <text:p>N12</text:p>
          </table:table-cell>
          <table:table-cell table:style-name="ACE-1" office:value-type="string">
            <text:p>N13</text:p>
          </table:table-cell>
          <table:table-cell table:style-name="ACE-1" office:value-type="string">
            <text:p>N14</text:p>
          </table:table-cell>
          <table:table-cell table:style-name="ACE-1" office:value-type="string">
            <text:p>N15</text:p>
          </table:table-cell>
          <table:table-cell table:style-name="ACE-1" office:value-type="string">
            <text:p>N16</text:p>
          </table:table-cell>
          <table:table-cell table:style-name="ACE-1" office:value-type="string">
            <text:p>N17</text:p>
          </table:table-cell>
          <table:table-cell table:style-name="ACE-1" office:value-type="string">
            <text:p>N18</text:p>
          </table:table-cell>
          <table:table-cell table:style-name="ACE-0" office:value-type="string">
            <text:p>Na21</text:p>
          </table:table-cell>
          <table:table-cell table:style-name="ACE-0" office:value-type="string">
            <text:p>Na24</text:p>
          </table:table-cell>
          <table:table-cell table:style-name="ACE-0" office:value-type="string">
            <text:p>Ne19</text:p>
          </table:table-cell>
          <table:table-cell table:style-name="ACE-0" office:value-type="string">
            <text:p>Ne20</text:p>
          </table:table-cell>
          <table:table-cell table:style-name="ACE-0" office:value-type="string">
            <text:p>Ne21</text:p>
          </table:table-cell>
          <table:table-cell table:style-name="ACE-0" office:value-type="string">
            <text:p>Ne22</text:p>
          </table:table-cell>
          <table:table-cell table:style-name="ACE-1" office:value-type="string">
            <text:p>neutron</text:p>
          </table:table-cell>
          <table:table-cell table:style-name="ACE-0" office:value-type="string">
            <text:p>nu_e</text:p>
          </table:table-cell>
          <table:table-cell table:style-name="ACE-0" office:value-type="string">
            <text:p>nu_mu</text:p>
          </table:table-cell>
          <table:table-cell table:style-name="ACE-0" office:value-type="string">
            <text:p>O12</text:p>
          </table:table-cell>
          <table:table-cell table:style-name="ACE-0" office:value-type="string">
            <text:p>O13</text:p>
          </table:table-cell>
          <table:table-cell table:style-name="ACE-1" office:value-type="string">
            <text:p>O14</text:p>
          </table:table-cell>
          <table:table-cell table:style-name="ACE-1" office:value-type="string">
            <text:p>O15</text:p>
          </table:table-cell>
          <table:table-cell table:style-name="ACE-0" office:value-type="string">
            <text:p>O16</text:p>
          </table:table-cell>
          <table:table-cell table:style-name="ACE-1" office:value-type="string">
            <text:p>O17</text:p>
          </table:table-cell>
          <table:table-cell table:style-name="ACE-1" office:value-type="string">
            <text:p>O18</text:p>
          </table:table-cell>
          <table:table-cell table:style-name="ACE-1" office:value-type="string">
            <text:p>pi-</text:p>
          </table:table-cell>
          <table:table-cell table:style-name="ACE-1" office:value-type="string">
            <text:p>pi+</text:p>
          </table:table-cell>
          <table:table-cell table:style-name="ACE-1" office:value-type="string">
            <text:p>pi0</text:p>
          </table:table-cell>
          <table:table-cell table:style-name="ACE-0" office:value-type="string">
            <text:p>proton</text:p>
          </table:table-cell>
          <table:table-cell table:style-name="ACE-0" office:value-type="string">
            <text:p>triton</text:p>
          </table:table-cell>
          <table:table-cell table:number-columns-repeated="171" table:style-name="ACE-0"/>
        </table:table-row>
        <table:table-row table:style-name="AROW-1">
          <table:table-cell table:style-name="ACE-3"/>
          <table:table-cell table:style-name="ACE-3" office:value-type="float" office:value="250">
            <text:p>2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96509">
            <text:p>9650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153">
            <text:p>11153</text:p>
          </table:table-cell>
          <table:table-cell table:style-name="ACE-5" office:value-type="float" office:value="12885">
            <text:p>12885.0</text:p>
          </table:table-cell>
          <table:table-cell table:style-name="ACE-5" office:value-type="float" office:value="92">
            <text:p>92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5" office:value-type="float" office:value="16">
            <text:p>16.0</text:p>
          </table:table-cell>
          <table:table-cell table:style-name="ACE-5" office:value-type="float" office:value="738">
            <text:p>73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2212">
            <text:p>221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54">
            <text:p>754</text:p>
          </table:table-cell>
          <table:table-cell table:style-name="ACE-3" office:value-type="float" office:value="970">
            <text:p>970</text:p>
          </table:table-cell>
          <table:table-cell table:style-name="ACE-3" office:value-type="float" office:value="16612">
            <text:p>16612</text:p>
          </table:table-cell>
          <table:table-cell table:style-name="ACE-3" office:value-type="float" office:value="47438">
            <text:p>47438</text:p>
          </table:table-cell>
          <table:table-cell table:style-name="ACE-5" office:value-type="float" office:value="2519">
            <text:p>2519.0</text:p>
          </table:table-cell>
          <table:table-cell table:style-name="ACE-5" office:value-type="float" office:value="183">
            <text:p>183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89">
            <text:p>89</text:p>
          </table:table-cell>
          <table:table-cell table:style-name="ACE-3" office:value-type="float" office:value="20156">
            <text:p>20156</text:p>
          </table:table-cell>
          <table:table-cell table:style-name="ACE-3" office:value-type="float" office:value="3211877">
            <text:p>3211877</text:p>
          </table:table-cell>
          <table:table-cell table:style-name="ACE-5" office:value-type="float" office:value="256">
            <text:p>256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42">
            <text:p>42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57719">
            <text:p>157719.0</text:p>
          </table:table-cell>
          <table:table-cell table:style-name="ACE-5" office:value-type="float" office:value="76">
            <text:p>7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3949">
            <text:p>394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01">
            <text:p>101.0</text:p>
          </table:table-cell>
          <table:table-cell table:style-name="ACE-3" office:value-type="float" office:value="5769">
            <text:p>5769</text:p>
          </table:table-cell>
          <table:table-cell table:style-name="ACE-3" office:value-type="float" office:value="761">
            <text:p>76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190">
            <text:p>190.0</text:p>
          </table:table-cell>
          <table:table-cell table:style-name="ACE-5" office:value-type="float" office:value="1506">
            <text:p>1506.0</text:p>
          </table:table-cell>
          <table:table-cell table:style-name="ACE-5" office:value-type="float" office:value="28">
            <text:p>28.0</text:p>
          </table:table-cell>
          <table:table-cell table:style-name="ACE-5" office:value-type="float" office:value="4231">
            <text:p>4231.0</text:p>
          </table:table-cell>
          <table:table-cell table:style-name="ACE-5" office:value-type="float" office:value="2953">
            <text:p>2953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29481">
            <text:p>12948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1">
            <text:p>11</text:p>
          </table:table-cell>
          <table:table-cell table:style-name="ACE-5" office:value-type="float" office:value="384">
            <text:p>384.0</text:p>
          </table:table-cell>
          <table:table-cell table:style-name="ACE-5" office:value-type="float" office:value="3929">
            <text:p>3929.0</text:p>
          </table:table-cell>
          <table:table-cell table:style-name="ACE-3" office:value-type="float" office:value="10105">
            <text:p>10105</text:p>
          </table:table-cell>
          <table:table-cell table:style-name="ACE-5" office:value-type="float" office:value="14">
            <text:p>14.0</text:p>
          </table:table-cell>
          <table:table-cell table:style-name="ACE-5" office:value-type="float" office:value="17">
            <text:p>17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255429">
            <text:p>255429</text:p>
          </table:table-cell>
          <table:table-cell table:style-name="ACE-3" office:value-type="float" office:value="2414">
            <text:p>2414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30">
            <text:p>23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96946">
            <text:p>9694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249">
            <text:p>11249</text:p>
          </table:table-cell>
          <table:table-cell table:style-name="ACE-5" office:value-type="float" office:value="12249">
            <text:p>12249.0</text:p>
          </table:table-cell>
          <table:table-cell table:style-name="ACE-5" office:value-type="float" office:value="74">
            <text:p>74.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5">
            <text:p>35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662">
            <text:p>66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151">
            <text:p>215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26">
            <text:p>726</text:p>
          </table:table-cell>
          <table:table-cell table:style-name="ACE-3" office:value-type="float" office:value="1000">
            <text:p>1000</text:p>
          </table:table-cell>
          <table:table-cell table:style-name="ACE-3" office:value-type="float" office:value="16812">
            <text:p>16812</text:p>
          </table:table-cell>
          <table:table-cell table:style-name="ACE-3" office:value-type="float" office:value="49218">
            <text:p>49218</text:p>
          </table:table-cell>
          <table:table-cell table:style-name="ACE-5" office:value-type="float" office:value="2488">
            <text:p>2488.0</text:p>
          </table:table-cell>
          <table:table-cell table:style-name="ACE-5" office:value-type="float" office:value="195">
            <text:p>195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19907">
            <text:p>19907</text:p>
          </table:table-cell>
          <table:table-cell table:style-name="ACE-3" office:value-type="float" office:value="3033633">
            <text:p>3033633</text:p>
          </table:table-cell>
          <table:table-cell table:style-name="ACE-5" office:value-type="float" office:value="252">
            <text:p>252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40">
            <text:p>40.0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51805">
            <text:p>151805.0</text:p>
          </table:table-cell>
          <table:table-cell table:style-name="ACE-5" office:value-type="float" office:value="67">
            <text:p>67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24">
            <text:p>382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88">
            <text:p>88.0</text:p>
          </table:table-cell>
          <table:table-cell table:style-name="ACE-3" office:value-type="float" office:value="5668">
            <text:p>5668</text:p>
          </table:table-cell>
          <table:table-cell table:style-name="ACE-3" office:value-type="float" office:value="683">
            <text:p>683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194">
            <text:p>194.0</text:p>
          </table:table-cell>
          <table:table-cell table:style-name="ACE-5" office:value-type="float" office:value="1671">
            <text:p>1671.0</text:p>
          </table:table-cell>
          <table:table-cell table:style-name="ACE-5" office:value-type="float" office:value="23">
            <text:p>23.0</text:p>
          </table:table-cell>
          <table:table-cell table:style-name="ACE-5" office:value-type="float" office:value="4434">
            <text:p>4434.0</text:p>
          </table:table-cell>
          <table:table-cell table:style-name="ACE-5" office:value-type="float" office:value="3012">
            <text:p>3012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28441">
            <text:p>12844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9">
            <text:p>9</text:p>
          </table:table-cell>
          <table:table-cell table:style-name="ACE-5" office:value-type="float" office:value="399">
            <text:p>399.0</text:p>
          </table:table-cell>
          <table:table-cell table:style-name="ACE-5" office:value-type="float" office:value="3939">
            <text:p>3939.0</text:p>
          </table:table-cell>
          <table:table-cell table:style-name="ACE-3" office:value-type="float" office:value="10488">
            <text:p>10488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19">
            <text:p>19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253581">
            <text:p>253581</text:p>
          </table:table-cell>
          <table:table-cell table:style-name="ACE-3" office:value-type="float" office:value="2345">
            <text:p>2345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00">
            <text:p>2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97955">
            <text:p>9795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748">
            <text:p>11748</text:p>
          </table:table-cell>
          <table:table-cell table:style-name="ACE-5" office:value-type="float" office:value="11506">
            <text:p>11506.0</text:p>
          </table:table-cell>
          <table:table-cell table:style-name="ACE-5" office:value-type="float" office:value="92">
            <text:p>92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2">
            <text:p>32</text:p>
          </table:table-cell>
          <table:table-cell table:style-name="ACE-5" office:value-type="float" office:value="14">
            <text:p>14.0</text:p>
          </table:table-cell>
          <table:table-cell table:style-name="ACE-5" office:value-type="float" office:value="590">
            <text:p>590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2161">
            <text:p>216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25">
            <text:p>725</text:p>
          </table:table-cell>
          <table:table-cell table:style-name="ACE-3" office:value-type="float" office:value="944">
            <text:p>944</text:p>
          </table:table-cell>
          <table:table-cell table:style-name="ACE-3" office:value-type="float" office:value="16926">
            <text:p>16926</text:p>
          </table:table-cell>
          <table:table-cell table:style-name="ACE-3" office:value-type="float" office:value="52324">
            <text:p>52324</text:p>
          </table:table-cell>
          <table:table-cell table:style-name="ACE-5" office:value-type="float" office:value="2702">
            <text:p>2702.0</text:p>
          </table:table-cell>
          <table:table-cell table:style-name="ACE-5" office:value-type="float" office:value="158">
            <text:p>15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19961">
            <text:p>19961</text:p>
          </table:table-cell>
          <table:table-cell table:style-name="ACE-3" office:value-type="float" office:value="2680945">
            <text:p>2680945</text:p>
          </table:table-cell>
          <table:table-cell table:style-name="ACE-5" office:value-type="float" office:value="318">
            <text:p>318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1">
            <text:p>21.0</text:p>
          </table:table-cell>
          <table:table-cell table:style-name="ACE-5" office:value-type="float" office:value="44">
            <text:p>44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43944">
            <text:p>143944.0</text:p>
          </table:table-cell>
          <table:table-cell table:style-name="ACE-5" office:value-type="float" office:value="62">
            <text:p>6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795">
            <text:p>379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7">
            <text:p>7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21">
            <text:p>121.0</text:p>
          </table:table-cell>
          <table:table-cell table:style-name="ACE-3" office:value-type="float" office:value="5805">
            <text:p>5805</text:p>
          </table:table-cell>
          <table:table-cell table:style-name="ACE-3" office:value-type="float" office:value="672">
            <text:p>672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213">
            <text:p>213.0</text:p>
          </table:table-cell>
          <table:table-cell table:style-name="ACE-5" office:value-type="float" office:value="1845">
            <text:p>1845.0</text:p>
          </table:table-cell>
          <table:table-cell table:style-name="ACE-5" office:value-type="float" office:value="36">
            <text:p>36.0</text:p>
          </table:table-cell>
          <table:table-cell table:style-name="ACE-5" office:value-type="float" office:value="4541">
            <text:p>4541.0</text:p>
          </table:table-cell>
          <table:table-cell table:style-name="ACE-5" office:value-type="float" office:value="2927">
            <text:p>2927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25709">
            <text:p>125709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5">
            <text:p>15</text:p>
          </table:table-cell>
          <table:table-cell table:style-name="ACE-5" office:value-type="float" office:value="371">
            <text:p>371.0</text:p>
          </table:table-cell>
          <table:table-cell table:style-name="ACE-5" office:value-type="float" office:value="4102">
            <text:p>4102.0</text:p>
          </table:table-cell>
          <table:table-cell table:style-name="ACE-3" office:value-type="float" office:value="11209">
            <text:p>11209</text:p>
          </table:table-cell>
          <table:table-cell table:style-name="ACE-5" office:value-type="float" office:value="16">
            <text:p>16.0</text:p>
          </table:table-cell>
          <table:table-cell table:style-name="ACE-5" office:value-type="float" office:value="17">
            <text:p>1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49174">
            <text:p>249174</text:p>
          </table:table-cell>
          <table:table-cell table:style-name="ACE-3" office:value-type="float" office:value="2112">
            <text:p>2112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50">
            <text:p>1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00049">
            <text:p>10004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930">
            <text:p>11930</text:p>
          </table:table-cell>
          <table:table-cell table:style-name="ACE-5" office:value-type="float" office:value="9868">
            <text:p>9868.0</text:p>
          </table:table-cell>
          <table:table-cell table:style-name="ACE-5" office:value-type="float" office:value="71">
            <text:p>71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5" office:value-type="float" office:value="13">
            <text:p>13.0</text:p>
          </table:table-cell>
          <table:table-cell table:style-name="ACE-5" office:value-type="float" office:value="459">
            <text:p>459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475">
            <text:p>247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30">
            <text:p>730</text:p>
          </table:table-cell>
          <table:table-cell table:style-name="ACE-3" office:value-type="float" office:value="900">
            <text:p>900</text:p>
          </table:table-cell>
          <table:table-cell table:style-name="ACE-3" office:value-type="float" office:value="17037">
            <text:p>17037</text:p>
          </table:table-cell>
          <table:table-cell table:style-name="ACE-3" office:value-type="float" office:value="67847">
            <text:p>67847</text:p>
          </table:table-cell>
          <table:table-cell table:style-name="ACE-5" office:value-type="float" office:value="2954">
            <text:p>2954.0</text:p>
          </table:table-cell>
          <table:table-cell table:style-name="ACE-5" office:value-type="float" office:value="123">
            <text:p>123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20096">
            <text:p>20096</text:p>
          </table:table-cell>
          <table:table-cell table:style-name="ACE-3" office:value-type="float" office:value="859284">
            <text:p>859284</text:p>
          </table:table-cell>
          <table:table-cell table:style-name="ACE-5" office:value-type="float" office:value="307">
            <text:p>30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54">
            <text:p>54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13460">
            <text:p>113460.0</text:p>
          </table:table-cell>
          <table:table-cell table:style-name="ACE-5" office:value-type="float" office:value="50">
            <text:p>5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00">
            <text:p>38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92">
            <text:p>92.0</text:p>
          </table:table-cell>
          <table:table-cell table:style-name="ACE-3" office:value-type="float" office:value="6122">
            <text:p>6122</text:p>
          </table:table-cell>
          <table:table-cell table:style-name="ACE-3" office:value-type="float" office:value="571">
            <text:p>57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">
            <text:p>7.0</text:p>
          </table:table-cell>
          <table:table-cell table:style-name="ACE-5" office:value-type="float" office:value="235">
            <text:p>235.0</text:p>
          </table:table-cell>
          <table:table-cell table:style-name="ACE-5" office:value-type="float" office:value="2197">
            <text:p>2197.0</text:p>
          </table:table-cell>
          <table:table-cell table:style-name="ACE-5" office:value-type="float" office:value="27">
            <text:p>27.0</text:p>
          </table:table-cell>
          <table:table-cell table:style-name="ACE-5" office:value-type="float" office:value="4812">
            <text:p>4812.0</text:p>
          </table:table-cell>
          <table:table-cell table:style-name="ACE-5" office:value-type="float" office:value="2458">
            <text:p>2458.0</text:p>
          </table:table-cell>
          <table:table-cell table:style-name="ACE-5" office:value-type="float" office:value="15">
            <text:p>15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18326">
            <text:p>118326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">
            <text:p>12</text:p>
          </table:table-cell>
          <table:table-cell table:style-name="ACE-5" office:value-type="float" office:value="392">
            <text:p>392.0</text:p>
          </table:table-cell>
          <table:table-cell table:style-name="ACE-5" office:value-type="float" office:value="4198">
            <text:p>4198.0</text:p>
          </table:table-cell>
          <table:table-cell table:style-name="ACE-3" office:value-type="float" office:value="15118">
            <text:p>15118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38318">
            <text:p>238318</text:p>
          </table:table-cell>
          <table:table-cell table:style-name="ACE-3" office:value-type="float" office:value="1836">
            <text:p>1836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00">
            <text:p>1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05956">
            <text:p>10595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3646">
            <text:p>13646</text:p>
          </table:table-cell>
          <table:table-cell table:style-name="ACE-5" office:value-type="float" office:value="8286">
            <text:p>8286.0</text:p>
          </table:table-cell>
          <table:table-cell table:style-name="ACE-5" office:value-type="float" office:value="55">
            <text:p>5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">
            <text:p>2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285">
            <text:p>285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2886">
            <text:p>288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95">
            <text:p>695</text:p>
          </table:table-cell>
          <table:table-cell table:style-name="ACE-3" office:value-type="float" office:value="620">
            <text:p>620</text:p>
          </table:table-cell>
          <table:table-cell table:style-name="ACE-3" office:value-type="float" office:value="17949">
            <text:p>17949</text:p>
          </table:table-cell>
          <table:table-cell table:style-name="ACE-3" office:value-type="float" office:value="106501">
            <text:p>106501</text:p>
          </table:table-cell>
          <table:table-cell table:style-name="ACE-5" office:value-type="float" office:value="3642">
            <text:p>3642.0</text:p>
          </table:table-cell>
          <table:table-cell table:style-name="ACE-5" office:value-type="float" office:value="86">
            <text:p>8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19637">
            <text:p>19637</text:p>
          </table:table-cell>
          <table:table-cell table:style-name="ACE-3" office:value-type="float" office:value="17232">
            <text:p>17232</text:p>
          </table:table-cell>
          <table:table-cell table:style-name="ACE-5" office:value-type="float" office:value="352">
            <text:p>352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86">
            <text:p>86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13459">
            <text:p>113459.0</text:p>
          </table:table-cell>
          <table:table-cell table:style-name="ACE-5" office:value-type="float" office:value="14">
            <text:p>14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759">
            <text:p>375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66">
            <text:p>66.0</text:p>
          </table:table-cell>
          <table:table-cell table:style-name="ACE-3" office:value-type="float" office:value="6909">
            <text:p>6909</text:p>
          </table:table-cell>
          <table:table-cell table:style-name="ACE-3" office:value-type="float" office:value="594">
            <text:p>59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">
            <text:p>7.0</text:p>
          </table:table-cell>
          <table:table-cell table:style-name="ACE-5" office:value-type="float" office:value="253">
            <text:p>253.0</text:p>
          </table:table-cell>
          <table:table-cell table:style-name="ACE-5" office:value-type="float" office:value="2764">
            <text:p>2764.0</text:p>
          </table:table-cell>
          <table:table-cell table:style-name="ACE-5" office:value-type="float" office:value="13">
            <text:p>13.0</text:p>
          </table:table-cell>
          <table:table-cell table:style-name="ACE-5" office:value-type="float" office:value="5940">
            <text:p>5940.0</text:p>
          </table:table-cell>
          <table:table-cell table:style-name="ACE-5" office:value-type="float" office:value="2357">
            <text:p>2357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05257">
            <text:p>105257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384">
            <text:p>384.0</text:p>
          </table:table-cell>
          <table:table-cell table:style-name="ACE-5" office:value-type="float" office:value="4350">
            <text:p>4350.0</text:p>
          </table:table-cell>
          <table:table-cell table:style-name="ACE-3" office:value-type="float" office:value="24007">
            <text:p>24007</text:p>
          </table:table-cell>
          <table:table-cell table:style-name="ACE-5" office:value-type="float" office:value="19">
            <text:p>19.0</text:p>
          </table:table-cell>
          <table:table-cell table:style-name="ACE-5" office:value-type="float" office:value="57">
            <text:p>5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29133">
            <text:p>229133</text:p>
          </table:table-cell>
          <table:table-cell table:style-name="ACE-3" office:value-type="float" office:value="1337">
            <text:p>1337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70">
            <text:p>7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22214">
            <text:p>12221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7902">
            <text:p>17902</text:p>
          </table:table-cell>
          <table:table-cell table:style-name="ACE-5" office:value-type="float" office:value="8452">
            <text:p>8452.0</text:p>
          </table:table-cell>
          <table:table-cell table:style-name="ACE-5" office:value-type="float" office:value="45">
            <text:p>4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8">
            <text:p>18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116">
            <text:p>11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4017">
            <text:p>401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85">
            <text:p>685</text:p>
          </table:table-cell>
          <table:table-cell table:style-name="ACE-3" office:value-type="float" office:value="258">
            <text:p>258</text:p>
          </table:table-cell>
          <table:table-cell table:style-name="ACE-3" office:value-type="float" office:value="21153">
            <text:p>21153</text:p>
          </table:table-cell>
          <table:table-cell table:style-name="ACE-3" office:value-type="float" office:value="178967">
            <text:p>178967</text:p>
          </table:table-cell>
          <table:table-cell table:style-name="ACE-5" office:value-type="float" office:value="4681">
            <text:p>4681.0</text:p>
          </table:table-cell>
          <table:table-cell table:style-name="ACE-5" office:value-type="float" office:value="59">
            <text:p>59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9892">
            <text:p>19892</text:p>
          </table:table-cell>
          <table:table-cell table:style-name="ACE-3" office:value-type="float" office:value="21813">
            <text:p>21813</text:p>
          </table:table-cell>
          <table:table-cell table:style-name="ACE-5" office:value-type="float" office:value="546">
            <text:p>546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1">
            <text:p>21.0</text:p>
          </table:table-cell>
          <table:table-cell table:style-name="ACE-5" office:value-type="float" office:value="97">
            <text:p>97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47007">
            <text:p>14700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026">
            <text:p>402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90">
            <text:p>90.0</text:p>
          </table:table-cell>
          <table:table-cell table:style-name="ACE-3" office:value-type="float" office:value="8168">
            <text:p>8168</text:p>
          </table:table-cell>
          <table:table-cell table:style-name="ACE-3" office:value-type="float" office:value="764">
            <text:p>764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76">
            <text:p>276.0</text:p>
          </table:table-cell>
          <table:table-cell table:style-name="ACE-5" office:value-type="float" office:value="4288">
            <text:p>4288.0</text:p>
          </table:table-cell>
          <table:table-cell table:style-name="ACE-5" office:value-type="float" office:value="7">
            <text:p>7.0</text:p>
          </table:table-cell>
          <table:table-cell table:style-name="ACE-5" office:value-type="float" office:value="7372">
            <text:p>7372.0</text:p>
          </table:table-cell>
          <table:table-cell table:style-name="ACE-5" office:value-type="float" office:value="2814">
            <text:p>2814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92755">
            <text:p>9275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242">
            <text:p>242.0</text:p>
          </table:table-cell>
          <table:table-cell table:style-name="ACE-5" office:value-type="float" office:value="5046">
            <text:p>5046.0</text:p>
          </table:table-cell>
          <table:table-cell table:style-name="ACE-3" office:value-type="float" office:value="40944">
            <text:p>40944</text:p>
          </table:table-cell>
          <table:table-cell table:style-name="ACE-5" office:value-type="float" office:value="30">
            <text:p>30.0</text:p>
          </table:table-cell>
          <table:table-cell table:style-name="ACE-5" office:value-type="float" office:value="90">
            <text:p>9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37247">
            <text:p>237247</text:p>
          </table:table-cell>
          <table:table-cell table:style-name="ACE-3" office:value-type="float" office:value="1071">
            <text:p>1071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50">
            <text:p>2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94963">
            <text:p>19496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2568">
            <text:p>22568</text:p>
          </table:table-cell>
          <table:table-cell table:style-name="ACE-5" office:value-type="float" office:value="26009">
            <text:p>26009.0</text:p>
          </table:table-cell>
          <table:table-cell table:style-name="ACE-5" office:value-type="float" office:value="196">
            <text:p>196.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1">
            <text:p>51</text:p>
          </table:table-cell>
          <table:table-cell table:style-name="ACE-5" office:value-type="float" office:value="26">
            <text:p>26.0</text:p>
          </table:table-cell>
          <table:table-cell table:style-name="ACE-5" office:value-type="float" office:value="1416">
            <text:p>1416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8">
            <text:p>8.0</text:p>
          </table:table-cell>
          <table:table-cell table:style-name="ACE-3" office:value-type="float" office:value="4294">
            <text:p>429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69">
            <text:p>1669</text:p>
          </table:table-cell>
          <table:table-cell table:style-name="ACE-3" office:value-type="float" office:value="1926">
            <text:p>1926</text:p>
          </table:table-cell>
          <table:table-cell table:style-name="ACE-3" office:value-type="float" office:value="33436">
            <text:p>33436</text:p>
          </table:table-cell>
          <table:table-cell table:style-name="ACE-3" office:value-type="float" office:value="116813">
            <text:p>116813</text:p>
          </table:table-cell>
          <table:table-cell table:style-name="ACE-5" office:value-type="float" office:value="5352">
            <text:p>5352.0</text:p>
          </table:table-cell>
          <table:table-cell table:style-name="ACE-5" office:value-type="float" office:value="385">
            <text:p>385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153">
            <text:p>153</text:p>
          </table:table-cell>
          <table:table-cell table:style-name="ACE-3" office:value-type="float" office:value="41007">
            <text:p>41007</text:p>
          </table:table-cell>
          <table:table-cell table:style-name="ACE-3" office:value-type="float" office:value="6410304">
            <text:p>6410304</text:p>
          </table:table-cell>
          <table:table-cell table:style-name="ACE-5" office:value-type="float" office:value="938">
            <text:p>938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34">
            <text:p>34.0</text:p>
          </table:table-cell>
          <table:table-cell table:style-name="ACE-5" office:value-type="float" office:value="90">
            <text:p>90.0</text:p>
          </table:table-cell>
          <table:table-cell table:style-name="ACE-5" office:value-type="float" office:value="8">
            <text:p>8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324574">
            <text:p>324574.0</text:p>
          </table:table-cell>
          <table:table-cell table:style-name="ACE-5" office:value-type="float" office:value="155">
            <text:p>15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602">
            <text:p>760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198">
            <text:p>198.0</text:p>
          </table:table-cell>
          <table:table-cell table:style-name="ACE-3" office:value-type="float" office:value="11424">
            <text:p>11424</text:p>
          </table:table-cell>
          <table:table-cell table:style-name="ACE-3" office:value-type="float" office:value="1575">
            <text:p>1575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32">
            <text:p>32.0</text:p>
          </table:table-cell>
          <table:table-cell table:style-name="ACE-5" office:value-type="float" office:value="336">
            <text:p>336.0</text:p>
          </table:table-cell>
          <table:table-cell table:style-name="ACE-5" office:value-type="float" office:value="3093">
            <text:p>3093.0</text:p>
          </table:table-cell>
          <table:table-cell table:style-name="ACE-5" office:value-type="float" office:value="54">
            <text:p>54.0</text:p>
          </table:table-cell>
          <table:table-cell table:style-name="ACE-5" office:value-type="float" office:value="8698">
            <text:p>8698.0</text:p>
          </table:table-cell>
          <table:table-cell table:style-name="ACE-5" office:value-type="float" office:value="6260">
            <text:p>6260.0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6">
            <text:p>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62328">
            <text:p>262328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2">
            <text:p>32</text:p>
          </table:table-cell>
          <table:table-cell table:style-name="ACE-5" office:value-type="float" office:value="805">
            <text:p>805.0</text:p>
          </table:table-cell>
          <table:table-cell table:style-name="ACE-5" office:value-type="float" office:value="7728">
            <text:p>7728.0</text:p>
          </table:table-cell>
          <table:table-cell table:style-name="ACE-3" office:value-type="float" office:value="24054">
            <text:p>24054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48">
            <text:p>48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5">
            <text:p>5.0</text:p>
          </table:table-cell>
          <table:table-cell table:style-name="ACE-3" office:value-type="float" office:value="538113">
            <text:p>538113</text:p>
          </table:table-cell>
          <table:table-cell table:style-name="ACE-3" office:value-type="float" office:value="4871">
            <text:p>4871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30">
            <text:p>23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96435">
            <text:p>19643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084">
            <text:p>23084</text:p>
          </table:table-cell>
          <table:table-cell table:style-name="ACE-5" office:value-type="float" office:value="25025">
            <text:p>25025.0</text:p>
          </table:table-cell>
          <table:table-cell table:style-name="ACE-5" office:value-type="float" office:value="192">
            <text:p>192.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7">
            <text:p>57</text:p>
          </table:table-cell>
          <table:table-cell table:style-name="ACE-5" office:value-type="float" office:value="24">
            <text:p>24.0</text:p>
          </table:table-cell>
          <table:table-cell table:style-name="ACE-5" office:value-type="float" office:value="1454">
            <text:p>1454.0</text:p>
          </table:table-cell>
          <table:table-cell table:style-name="ACE-5" office:value-type="float" office:value="8">
            <text:p>8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4452">
            <text:p>445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48">
            <text:p>1648</text:p>
          </table:table-cell>
          <table:table-cell table:style-name="ACE-3" office:value-type="float" office:value="1949">
            <text:p>1949</text:p>
          </table:table-cell>
          <table:table-cell table:style-name="ACE-3" office:value-type="float" office:value="33821">
            <text:p>33821</text:p>
          </table:table-cell>
          <table:table-cell table:style-name="ACE-3" office:value-type="float" office:value="120259">
            <text:p>120259</text:p>
          </table:table-cell>
          <table:table-cell table:style-name="ACE-5" office:value-type="float" office:value="5393">
            <text:p>5393.0</text:p>
          </table:table-cell>
          <table:table-cell table:style-name="ACE-5" office:value-type="float" office:value="365">
            <text:p>365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144">
            <text:p>144</text:p>
          </table:table-cell>
          <table:table-cell table:style-name="ACE-3" office:value-type="float" office:value="40732">
            <text:p>40732</text:p>
          </table:table-cell>
          <table:table-cell table:style-name="ACE-3" office:value-type="float" office:value="6035957">
            <text:p>6035957</text:p>
          </table:table-cell>
          <table:table-cell table:style-name="ACE-5" office:value-type="float" office:value="975">
            <text:p>97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4">
            <text:p>34.0</text:p>
          </table:table-cell>
          <table:table-cell table:style-name="ACE-5" office:value-type="float" office:value="107">
            <text:p>107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15333">
            <text:p>315333.0</text:p>
          </table:table-cell>
          <table:table-cell table:style-name="ACE-5" office:value-type="float" office:value="152">
            <text:p>15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807">
            <text:p>780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">
            <text:p>1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86">
            <text:p>186.0</text:p>
          </table:table-cell>
          <table:table-cell table:style-name="ACE-3" office:value-type="float" office:value="11471">
            <text:p>11471</text:p>
          </table:table-cell>
          <table:table-cell table:style-name="ACE-3" office:value-type="float" office:value="1513">
            <text:p>1513</text:p>
          </table:table-cell>
          <table:table-cell table:style-name="ACE-3" office:value-type="float" office:value="71">
            <text:p>7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0">
            <text:p>30.0</text:p>
          </table:table-cell>
          <table:table-cell table:style-name="ACE-5" office:value-type="float" office:value="405">
            <text:p>405.0</text:p>
          </table:table-cell>
          <table:table-cell table:style-name="ACE-5" office:value-type="float" office:value="3492">
            <text:p>3492.0</text:p>
          </table:table-cell>
          <table:table-cell table:style-name="ACE-5" office:value-type="float" office:value="34">
            <text:p>34.0</text:p>
          </table:table-cell>
          <table:table-cell table:style-name="ACE-5" office:value-type="float" office:value="8725">
            <text:p>8725.0</text:p>
          </table:table-cell>
          <table:table-cell table:style-name="ACE-5" office:value-type="float" office:value="6259">
            <text:p>6259.0</text:p>
          </table:table-cell>
          <table:table-cell table:style-name="ACE-5" office:value-type="float" office:value="33">
            <text:p>33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60782">
            <text:p>260782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5">
            <text:p>25</text:p>
          </table:table-cell>
          <table:table-cell table:style-name="ACE-5" office:value-type="float" office:value="824">
            <text:p>824.0</text:p>
          </table:table-cell>
          <table:table-cell table:style-name="ACE-5" office:value-type="float" office:value="7955">
            <text:p>7955.0</text:p>
          </table:table-cell>
          <table:table-cell table:style-name="ACE-3" office:value-type="float" office:value="25264">
            <text:p>25264</text:p>
          </table:table-cell>
          <table:table-cell table:style-name="ACE-5" office:value-type="float" office:value="37">
            <text:p>37.0</text:p>
          </table:table-cell>
          <table:table-cell table:style-name="ACE-5" office:value-type="float" office:value="49">
            <text:p>49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535992">
            <text:p>535992</text:p>
          </table:table-cell>
          <table:table-cell table:style-name="ACE-3" office:value-type="float" office:value="4663">
            <text:p>4663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00">
            <text:p>2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98120">
            <text:p>19812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732">
            <text:p>23732</text:p>
          </table:table-cell>
          <table:table-cell table:style-name="ACE-5" office:value-type="float" office:value="23185">
            <text:p>23185.0</text:p>
          </table:table-cell>
          <table:table-cell table:style-name="ACE-5" office:value-type="float" office:value="189">
            <text:p>189.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6">
            <text:p>56</text:p>
          </table:table-cell>
          <table:table-cell table:style-name="ACE-5" office:value-type="float" office:value="27">
            <text:p>27.0</text:p>
          </table:table-cell>
          <table:table-cell table:style-name="ACE-5" office:value-type="float" office:value="1239">
            <text:p>1239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4523">
            <text:p>452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61">
            <text:p>1661</text:p>
          </table:table-cell>
          <table:table-cell table:style-name="ACE-3" office:value-type="float" office:value="2032">
            <text:p>2032</text:p>
          </table:table-cell>
          <table:table-cell table:style-name="ACE-3" office:value-type="float" office:value="33837">
            <text:p>33837</text:p>
          </table:table-cell>
          <table:table-cell table:style-name="ACE-3" office:value-type="float" office:value="127518">
            <text:p>127518</text:p>
          </table:table-cell>
          <table:table-cell table:style-name="ACE-5" office:value-type="float" office:value="5579">
            <text:p>5579.0</text:p>
          </table:table-cell>
          <table:table-cell table:style-name="ACE-5" office:value-type="float" office:value="346">
            <text:p>34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115">
            <text:p>115</text:p>
          </table:table-cell>
          <table:table-cell table:style-name="ACE-3" office:value-type="float" office:value="40600">
            <text:p>40600</text:p>
          </table:table-cell>
          <table:table-cell table:style-name="ACE-3" office:value-type="float" office:value="5306200">
            <text:p>5306200</text:p>
          </table:table-cell>
          <table:table-cell table:style-name="ACE-5" office:value-type="float" office:value="970">
            <text:p>97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0">
            <text:p>30.0</text:p>
          </table:table-cell>
          <table:table-cell table:style-name="ACE-5" office:value-type="float" office:value="105">
            <text:p>105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95701">
            <text:p>295701.0</text:p>
          </table:table-cell>
          <table:table-cell table:style-name="ACE-5" office:value-type="float" office:value="114">
            <text:p>114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635">
            <text:p>763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6">
            <text:p>6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93">
            <text:p>193.0</text:p>
          </table:table-cell>
          <table:table-cell table:style-name="ACE-3" office:value-type="float" office:value="11588">
            <text:p>11588</text:p>
          </table:table-cell>
          <table:table-cell table:style-name="ACE-3" office:value-type="float" office:value="1403">
            <text:p>1403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0">
            <text:p>20.0</text:p>
          </table:table-cell>
          <table:table-cell table:style-name="ACE-5" office:value-type="float" office:value="397">
            <text:p>397.0</text:p>
          </table:table-cell>
          <table:table-cell table:style-name="ACE-5" office:value-type="float" office:value="3737">
            <text:p>3737.0</text:p>
          </table:table-cell>
          <table:table-cell table:style-name="ACE-5" office:value-type="float" office:value="60">
            <text:p>60.0</text:p>
          </table:table-cell>
          <table:table-cell table:style-name="ACE-5" office:value-type="float" office:value="9185">
            <text:p>9185.0</text:p>
          </table:table-cell>
          <table:table-cell table:style-name="ACE-5" office:value-type="float" office:value="5675">
            <text:p>5675.0</text:p>
          </table:table-cell>
          <table:table-cell table:style-name="ACE-5" office:value-type="float" office:value="34">
            <text:p>34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53818">
            <text:p>253818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6">
            <text:p>26</text:p>
          </table:table-cell>
          <table:table-cell table:style-name="ACE-5" office:value-type="float" office:value="795">
            <text:p>795.0</text:p>
          </table:table-cell>
          <table:table-cell table:style-name="ACE-5" office:value-type="float" office:value="8016">
            <text:p>8016.0</text:p>
          </table:table-cell>
          <table:table-cell table:style-name="ACE-3" office:value-type="float" office:value="26930">
            <text:p>26930</text:p>
          </table:table-cell>
          <table:table-cell table:style-name="ACE-5" office:value-type="float" office:value="39">
            <text:p>39.0</text:p>
          </table:table-cell>
          <table:table-cell table:style-name="ACE-5" office:value-type="float" office:value="60">
            <text:p>6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24006">
            <text:p>524006</text:p>
          </table:table-cell>
          <table:table-cell table:style-name="ACE-3" office:value-type="float" office:value="4443">
            <text:p>4443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50">
            <text:p>1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02365">
            <text:p>20236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4125">
            <text:p>24125</text:p>
          </table:table-cell>
          <table:table-cell table:style-name="ACE-5" office:value-type="float" office:value="19455">
            <text:p>19455.0</text:p>
          </table:table-cell>
          <table:table-cell table:style-name="ACE-5" office:value-type="float" office:value="145">
            <text:p>145.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8">
            <text:p>68</text:p>
          </table:table-cell>
          <table:table-cell table:style-name="ACE-5" office:value-type="float" office:value="22">
            <text:p>22.0</text:p>
          </table:table-cell>
          <table:table-cell table:style-name="ACE-5" office:value-type="float" office:value="998">
            <text:p>998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4968">
            <text:p>496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66">
            <text:p>1666</text:p>
          </table:table-cell>
          <table:table-cell table:style-name="ACE-3" office:value-type="float" office:value="1751">
            <text:p>1751</text:p>
          </table:table-cell>
          <table:table-cell table:style-name="ACE-3" office:value-type="float" office:value="34073">
            <text:p>34073</text:p>
          </table:table-cell>
          <table:table-cell table:style-name="ACE-3" office:value-type="float" office:value="156543">
            <text:p>156543</text:p>
          </table:table-cell>
          <table:table-cell table:style-name="ACE-5" office:value-type="float" office:value="6267">
            <text:p>6267.0</text:p>
          </table:table-cell>
          <table:table-cell table:style-name="ACE-5" office:value-type="float" office:value="265">
            <text:p>265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39593">
            <text:p>39593</text:p>
          </table:table-cell>
          <table:table-cell table:style-name="ACE-3" office:value-type="float" office:value="1420079">
            <text:p>1420079</text:p>
          </table:table-cell>
          <table:table-cell table:style-name="ACE-5" office:value-type="float" office:value="1135">
            <text:p>113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1">
            <text:p>31.0</text:p>
          </table:table-cell>
          <table:table-cell table:style-name="ACE-5" office:value-type="float" office:value="144">
            <text:p>144.0</text:p>
          </table:table-cell>
          <table:table-cell table:style-name="ACE-5" office:value-type="float" office:value="9">
            <text:p>9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34537">
            <text:p>234537.0</text:p>
          </table:table-cell>
          <table:table-cell table:style-name="ACE-5" office:value-type="float" office:value="67">
            <text:p>67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818">
            <text:p>781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88">
            <text:p>188.0</text:p>
          </table:table-cell>
          <table:table-cell table:style-name="ACE-3" office:value-type="float" office:value="12115">
            <text:p>12115</text:p>
          </table:table-cell>
          <table:table-cell table:style-name="ACE-3" office:value-type="float" office:value="1284">
            <text:p>1284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5">
            <text:p>35.0</text:p>
          </table:table-cell>
          <table:table-cell table:style-name="ACE-5" office:value-type="float" office:value="475">
            <text:p>475.0</text:p>
          </table:table-cell>
          <table:table-cell table:style-name="ACE-5" office:value-type="float" office:value="4600">
            <text:p>4600.0</text:p>
          </table:table-cell>
          <table:table-cell table:style-name="ACE-5" office:value-type="float" office:value="53">
            <text:p>53.0</text:p>
          </table:table-cell>
          <table:table-cell table:style-name="ACE-5" office:value-type="float" office:value="9929">
            <text:p>9929.0</text:p>
          </table:table-cell>
          <table:table-cell table:style-name="ACE-5" office:value-type="float" office:value="5235">
            <text:p>5235.0</text:p>
          </table:table-cell>
          <table:table-cell table:style-name="ACE-5" office:value-type="float" office:value="39">
            <text:p>39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38224">
            <text:p>238224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5">
            <text:p>25</text:p>
          </table:table-cell>
          <table:table-cell table:style-name="ACE-5" office:value-type="float" office:value="870">
            <text:p>870.0</text:p>
          </table:table-cell>
          <table:table-cell table:style-name="ACE-5" office:value-type="float" office:value="8280">
            <text:p>8280.0</text:p>
          </table:table-cell>
          <table:table-cell table:style-name="ACE-3" office:value-type="float" office:value="34086">
            <text:p>34086</text:p>
          </table:table-cell>
          <table:table-cell table:style-name="ACE-5" office:value-type="float" office:value="28">
            <text:p>28.0</text:p>
          </table:table-cell>
          <table:table-cell table:style-name="ACE-5" office:value-type="float" office:value="78">
            <text:p>78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01497">
            <text:p>501497</text:p>
          </table:table-cell>
          <table:table-cell table:style-name="ACE-3" office:value-type="float" office:value="3697">
            <text:p>3697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00">
            <text:p>1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18121">
            <text:p>21812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8249">
            <text:p>28249</text:p>
          </table:table-cell>
          <table:table-cell table:style-name="ACE-5" office:value-type="float" office:value="16837">
            <text:p>16837.0</text:p>
          </table:table-cell>
          <table:table-cell table:style-name="ACE-5" office:value-type="float" office:value="111">
            <text:p>11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6">
            <text:p>56</text:p>
          </table:table-cell>
          <table:table-cell table:style-name="ACE-5" office:value-type="float" office:value="42">
            <text:p>42.0</text:p>
          </table:table-cell>
          <table:table-cell table:style-name="ACE-5" office:value-type="float" office:value="519">
            <text:p>519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7">
            <text:p>7.0</text:p>
          </table:table-cell>
          <table:table-cell table:style-name="ACE-3" office:value-type="float" office:value="5976">
            <text:p>597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63">
            <text:p>1563</text:p>
          </table:table-cell>
          <table:table-cell table:style-name="ACE-3" office:value-type="float" office:value="1239">
            <text:p>1239</text:p>
          </table:table-cell>
          <table:table-cell table:style-name="ACE-3" office:value-type="float" office:value="36494">
            <text:p>36494</text:p>
          </table:table-cell>
          <table:table-cell table:style-name="ACE-3" office:value-type="float" office:value="243928">
            <text:p>243928</text:p>
          </table:table-cell>
          <table:table-cell table:style-name="ACE-5" office:value-type="float" office:value="7982">
            <text:p>7982.0</text:p>
          </table:table-cell>
          <table:table-cell table:style-name="ACE-5" office:value-type="float" office:value="149">
            <text:p>149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5">
            <text:p>15</text:p>
          </table:table-cell>
          <table:table-cell table:style-name="ACE-3" office:value-type="float" office:value="39994">
            <text:p>39994</text:p>
          </table:table-cell>
          <table:table-cell table:style-name="ACE-3" office:value-type="float" office:value="66559">
            <text:p>66559</text:p>
          </table:table-cell>
          <table:table-cell table:style-name="ACE-5" office:value-type="float" office:value="1402">
            <text:p>1402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38">
            <text:p>38.0</text:p>
          </table:table-cell>
          <table:table-cell table:style-name="ACE-5" office:value-type="float" office:value="151">
            <text:p>151.0</text:p>
          </table:table-cell>
          <table:table-cell table:style-name="ACE-5" office:value-type="float" office:value="8">
            <text:p>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42995">
            <text:p>242995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474">
            <text:p>747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33">
            <text:p>133.0</text:p>
          </table:table-cell>
          <table:table-cell table:style-name="ACE-3" office:value-type="float" office:value="14195">
            <text:p>14195</text:p>
          </table:table-cell>
          <table:table-cell table:style-name="ACE-3" office:value-type="float" office:value="1317">
            <text:p>1317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503">
            <text:p>503.0</text:p>
          </table:table-cell>
          <table:table-cell table:style-name="ACE-5" office:value-type="float" office:value="5784">
            <text:p>5784.0</text:p>
          </table:table-cell>
          <table:table-cell table:style-name="ACE-5" office:value-type="float" office:value="19">
            <text:p>19.0</text:p>
          </table:table-cell>
          <table:table-cell table:style-name="ACE-5" office:value-type="float" office:value="11952">
            <text:p>11952.0</text:p>
          </table:table-cell>
          <table:table-cell table:style-name="ACE-5" office:value-type="float" office:value="4907">
            <text:p>4907.0</text:p>
          </table:table-cell>
          <table:table-cell table:style-name="ACE-5" office:value-type="float" office:value="23">
            <text:p>23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09671">
            <text:p>20967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5" office:value-type="float" office:value="723">
            <text:p>723.0</text:p>
          </table:table-cell>
          <table:table-cell table:style-name="ACE-5" office:value-type="float" office:value="8888">
            <text:p>8888.0</text:p>
          </table:table-cell>
          <table:table-cell table:style-name="ACE-3" office:value-type="float" office:value="55495">
            <text:p>55495</text:p>
          </table:table-cell>
          <table:table-cell table:style-name="ACE-5" office:value-type="float" office:value="56">
            <text:p>56.0</text:p>
          </table:table-cell>
          <table:table-cell table:style-name="ACE-5" office:value-type="float" office:value="116">
            <text:p>116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484342">
            <text:p>484342</text:p>
          </table:table-cell>
          <table:table-cell table:style-name="ACE-3" office:value-type="float" office:value="2658">
            <text:p>2658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70">
            <text:p>7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64626">
            <text:p>26462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386">
            <text:p>38386</text:p>
          </table:table-cell>
          <table:table-cell table:style-name="ACE-5" office:value-type="float" office:value="17760">
            <text:p>17760.0</text:p>
          </table:table-cell>
          <table:table-cell table:style-name="ACE-5" office:value-type="float" office:value="100">
            <text:p>100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3">
            <text:p>13</text:p>
          </table:table-cell>
          <table:table-cell table:style-name="ACE-5" office:value-type="float" office:value="61">
            <text:p>61.0</text:p>
          </table:table-cell>
          <table:table-cell table:style-name="ACE-5" office:value-type="float" office:value="176">
            <text:p>17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9144">
            <text:p>914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45">
            <text:p>1545</text:p>
          </table:table-cell>
          <table:table-cell table:style-name="ACE-3" office:value-type="float" office:value="322">
            <text:p>322</text:p>
          </table:table-cell>
          <table:table-cell table:style-name="ACE-3" office:value-type="float" office:value="44079">
            <text:p>44079</text:p>
          </table:table-cell>
          <table:table-cell table:style-name="ACE-3" office:value-type="float" office:value="432782">
            <text:p>432782</text:p>
          </table:table-cell>
          <table:table-cell table:style-name="ACE-5" office:value-type="float" office:value="9842">
            <text:p>9842.0</text:p>
          </table:table-cell>
          <table:table-cell table:style-name="ACE-5" office:value-type="float" office:value="62">
            <text:p>6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9993">
            <text:p>39993</text:p>
          </table:table-cell>
          <table:table-cell table:style-name="ACE-3" office:value-type="float" office:value="87571">
            <text:p>87571</text:p>
          </table:table-cell>
          <table:table-cell table:style-name="ACE-5" office:value-type="float" office:value="1983">
            <text:p>1983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4">
            <text:p>44.0</text:p>
          </table:table-cell>
          <table:table-cell table:style-name="ACE-5" office:value-type="float" office:value="265">
            <text:p>265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33605">
            <text:p>333605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790">
            <text:p>779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61">
            <text:p>161.0</text:p>
          </table:table-cell>
          <table:table-cell table:style-name="ACE-3" office:value-type="float" office:value="14982">
            <text:p>14982</text:p>
          </table:table-cell>
          <table:table-cell table:style-name="ACE-3" office:value-type="float" office:value="1752">
            <text:p>1752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87">
            <text:p>487.0</text:p>
          </table:table-cell>
          <table:table-cell table:style-name="ACE-5" office:value-type="float" office:value="10378">
            <text:p>10378.0</text:p>
          </table:table-cell>
          <table:table-cell table:style-name="ACE-5" office:value-type="float" office:value="13">
            <text:p>13.0</text:p>
          </table:table-cell>
          <table:table-cell table:style-name="ACE-5" office:value-type="float" office:value="16081">
            <text:p>16081.0</text:p>
          </table:table-cell>
          <table:table-cell table:style-name="ACE-5" office:value-type="float" office:value="5930">
            <text:p>5930.0</text:p>
          </table:table-cell>
          <table:table-cell table:style-name="ACE-5" office:value-type="float" office:value="38">
            <text:p>38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73295">
            <text:p>17329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359">
            <text:p>359.0</text:p>
          </table:table-cell>
          <table:table-cell table:style-name="ACE-5" office:value-type="float" office:value="10673">
            <text:p>10673.0</text:p>
          </table:table-cell>
          <table:table-cell table:style-name="ACE-3" office:value-type="float" office:value="97302">
            <text:p>97302</text:p>
          </table:table-cell>
          <table:table-cell table:style-name="ACE-5" office:value-type="float" office:value="63">
            <text:p>63.0</text:p>
          </table:table-cell>
          <table:table-cell table:style-name="ACE-5" office:value-type="float" office:value="194">
            <text:p>194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04249">
            <text:p>504249</text:p>
          </table:table-cell>
          <table:table-cell table:style-name="ACE-3" office:value-type="float" office:value="1770">
            <text:p>1770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50">
            <text:p>2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99127">
            <text:p>299127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3861">
            <text:p>33861</text:p>
          </table:table-cell>
          <table:table-cell table:style-name="ACE-5" office:value-type="float" office:value="39223">
            <text:p>39223.0</text:p>
          </table:table-cell>
          <table:table-cell table:style-name="ACE-5" office:value-type="float" office:value="343">
            <text:p>343.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5">
            <text:p>75</text:p>
          </table:table-cell>
          <table:table-cell table:style-name="ACE-5" office:value-type="float" office:value="42">
            <text:p>42.0</text:p>
          </table:table-cell>
          <table:table-cell table:style-name="ACE-5" office:value-type="float" office:value="2342">
            <text:p>2342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8">
            <text:p>8.0</text:p>
          </table:table-cell>
          <table:table-cell table:style-name="ACE-3" office:value-type="float" office:value="6356">
            <text:p>635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845">
            <text:p>2845</text:p>
          </table:table-cell>
          <table:table-cell table:style-name="ACE-3" office:value-type="float" office:value="2990">
            <text:p>2990</text:p>
          </table:table-cell>
          <table:table-cell table:style-name="ACE-3" office:value-type="float" office:value="50740">
            <text:p>50740</text:p>
          </table:table-cell>
          <table:table-cell table:style-name="ACE-3" office:value-type="float" office:value="210314">
            <text:p>210314</text:p>
          </table:table-cell>
          <table:table-cell table:style-name="ACE-5" office:value-type="float" office:value="8767">
            <text:p>8767.0</text:p>
          </table:table-cell>
          <table:table-cell table:style-name="ACE-5" office:value-type="float" office:value="583">
            <text:p>583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9">
            <text:p>9.0</text:p>
          </table:table-cell>
          <table:table-cell table:style-name="ACE-3" office:value-type="float" office:value="234">
            <text:p>234</text:p>
          </table:table-cell>
          <table:table-cell table:style-name="ACE-3" office:value-type="float" office:value="62192">
            <text:p>62192</text:p>
          </table:table-cell>
          <table:table-cell table:style-name="ACE-3" office:value-type="float" office:value="9575272">
            <text:p>9575272</text:p>
          </table:table-cell>
          <table:table-cell table:style-name="ACE-5" office:value-type="float" office:value="1975">
            <text:p>197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8">
            <text:p>48.0</text:p>
          </table:table-cell>
          <table:table-cell table:style-name="ACE-5" office:value-type="float" office:value="145">
            <text:p>145.0</text:p>
          </table:table-cell>
          <table:table-cell table:style-name="ACE-5" office:value-type="float" office:value="17">
            <text:p>17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99629">
            <text:p>499629.0</text:p>
          </table:table-cell>
          <table:table-cell table:style-name="ACE-5" office:value-type="float" office:value="229">
            <text:p>229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11708">
            <text:p>1170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7">
            <text:p>17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325">
            <text:p>325.0</text:p>
          </table:table-cell>
          <table:table-cell table:style-name="ACE-3" office:value-type="float" office:value="17453">
            <text:p>17453</text:p>
          </table:table-cell>
          <table:table-cell table:style-name="ACE-3" office:value-type="float" office:value="2236">
            <text:p>2236</text:p>
          </table:table-cell>
          <table:table-cell table:style-name="ACE-3" office:value-type="float" office:value="98">
            <text:p>98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36">
            <text:p>36.0</text:p>
          </table:table-cell>
          <table:table-cell table:style-name="ACE-5" office:value-type="float" office:value="534">
            <text:p>534.0</text:p>
          </table:table-cell>
          <table:table-cell table:style-name="ACE-5" office:value-type="float" office:value="4723">
            <text:p>4723.0</text:p>
          </table:table-cell>
          <table:table-cell table:style-name="ACE-5" office:value-type="float" office:value="76">
            <text:p>76.0</text:p>
          </table:table-cell>
          <table:table-cell table:style-name="ACE-5" office:value-type="float" office:value="13083">
            <text:p>13083.0</text:p>
          </table:table-cell>
          <table:table-cell table:style-name="ACE-5" office:value-type="float" office:value="9718">
            <text:p>9718.0</text:p>
          </table:table-cell>
          <table:table-cell table:style-name="ACE-5" office:value-type="float" office:value="69">
            <text:p>69.0</text:p>
          </table:table-cell>
          <table:table-cell table:style-name="ACE-5" office:value-type="float" office:value="8">
            <text:p>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401295">
            <text:p>401295.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7">
            <text:p>57</text:p>
          </table:table-cell>
          <table:table-cell table:style-name="ACE-5" office:value-type="float" office:value="1237">
            <text:p>1237.0</text:p>
          </table:table-cell>
          <table:table-cell table:style-name="ACE-5" office:value-type="float" office:value="11617">
            <text:p>11617.0</text:p>
          </table:table-cell>
          <table:table-cell table:style-name="ACE-3" office:value-type="float" office:value="43053">
            <text:p>43053</text:p>
          </table:table-cell>
          <table:table-cell table:style-name="ACE-5" office:value-type="float" office:value="53">
            <text:p>53.0</text:p>
          </table:table-cell>
          <table:table-cell table:style-name="ACE-5" office:value-type="float" office:value="63">
            <text:p>63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9">
            <text:p>9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868550">
            <text:p>868550</text:p>
          </table:table-cell>
          <table:table-cell table:style-name="ACE-3" office:value-type="float" office:value="7305">
            <text:p>7305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30">
            <text:p>23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298157">
            <text:p>29815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5095">
            <text:p>35095</text:p>
          </table:table-cell>
          <table:table-cell table:style-name="ACE-5" office:value-type="float" office:value="37955">
            <text:p>37955.0</text:p>
          </table:table-cell>
          <table:table-cell table:style-name="ACE-5" office:value-type="float" office:value="346">
            <text:p>346.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0">
            <text:p>90</text:p>
          </table:table-cell>
          <table:table-cell table:style-name="ACE-5" office:value-type="float" office:value="44">
            <text:p>44.0</text:p>
          </table:table-cell>
          <table:table-cell table:style-name="ACE-5" office:value-type="float" office:value="2145">
            <text:p>2145.0</text:p>
          </table:table-cell>
          <table:table-cell table:style-name="ACE-5" office:value-type="float" office:value="7">
            <text:p>7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9">
            <text:p>9.0</text:p>
          </table:table-cell>
          <table:table-cell table:style-name="ACE-3" office:value-type="float" office:value="6650">
            <text:p>665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858">
            <text:p>2858</text:p>
          </table:table-cell>
          <table:table-cell table:style-name="ACE-3" office:value-type="float" office:value="2911">
            <text:p>2911</text:p>
          </table:table-cell>
          <table:table-cell table:style-name="ACE-3" office:value-type="float" office:value="50892">
            <text:p>50892</text:p>
          </table:table-cell>
          <table:table-cell table:style-name="ACE-3" office:value-type="float" office:value="215190">
            <text:p>215190</text:p>
          </table:table-cell>
          <table:table-cell table:style-name="ACE-5" office:value-type="float" office:value="8834">
            <text:p>8834.0</text:p>
          </table:table-cell>
          <table:table-cell table:style-name="ACE-5" office:value-type="float" office:value="558">
            <text:p>558.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192">
            <text:p>192</text:p>
          </table:table-cell>
          <table:table-cell table:style-name="ACE-3" office:value-type="float" office:value="61646">
            <text:p>61646</text:p>
          </table:table-cell>
          <table:table-cell table:style-name="ACE-3" office:value-type="float" office:value="8993912">
            <text:p>8993912</text:p>
          </table:table-cell>
          <table:table-cell table:style-name="ACE-5" office:value-type="float" office:value="2059">
            <text:p>2059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9">
            <text:p>49.0</text:p>
          </table:table-cell>
          <table:table-cell table:style-name="ACE-5" office:value-type="float" office:value="162">
            <text:p>162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84149">
            <text:p>484149.0</text:p>
          </table:table-cell>
          <table:table-cell table:style-name="ACE-5" office:value-type="float" office:value="217">
            <text:p>217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643">
            <text:p>11643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1">
            <text:p>11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09">
            <text:p>309.0</text:p>
          </table:table-cell>
          <table:table-cell table:style-name="ACE-3" office:value-type="float" office:value="17435">
            <text:p>17435</text:p>
          </table:table-cell>
          <table:table-cell table:style-name="ACE-3" office:value-type="float" office:value="2214">
            <text:p>2214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44">
            <text:p>44.0</text:p>
          </table:table-cell>
          <table:table-cell table:style-name="ACE-5" office:value-type="float" office:value="571">
            <text:p>571.0</text:p>
          </table:table-cell>
          <table:table-cell table:style-name="ACE-5" office:value-type="float" office:value="5116">
            <text:p>5116.0</text:p>
          </table:table-cell>
          <table:table-cell table:style-name="ACE-5" office:value-type="float" office:value="83">
            <text:p>83.0</text:p>
          </table:table-cell>
          <table:table-cell table:style-name="ACE-5" office:value-type="float" office:value="13217">
            <text:p>13217.0</text:p>
          </table:table-cell>
          <table:table-cell table:style-name="ACE-5" office:value-type="float" office:value="9216">
            <text:p>9216.0</text:p>
          </table:table-cell>
          <table:table-cell table:style-name="ACE-5" office:value-type="float" office:value="60">
            <text:p>60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93757">
            <text:p>393757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4">
            <text:p>54</text:p>
          </table:table-cell>
          <table:table-cell table:style-name="ACE-5" office:value-type="float" office:value="1209">
            <text:p>1209.0</text:p>
          </table:table-cell>
          <table:table-cell table:style-name="ACE-5" office:value-type="float" office:value="11921">
            <text:p>11921.0</text:p>
          </table:table-cell>
          <table:table-cell table:style-name="ACE-3" office:value-type="float" office:value="44257">
            <text:p>44257</text:p>
          </table:table-cell>
          <table:table-cell table:style-name="ACE-5" office:value-type="float" office:value="51">
            <text:p>51.0</text:p>
          </table:table-cell>
          <table:table-cell table:style-name="ACE-5" office:value-type="float" office:value="82">
            <text:p>82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857187">
            <text:p>857187</text:p>
          </table:table-cell>
          <table:table-cell table:style-name="ACE-3" office:value-type="float" office:value="6871">
            <text:p>6871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00">
            <text:p>2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302649">
            <text:p>30264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5263">
            <text:p>35263</text:p>
          </table:table-cell>
          <table:table-cell table:style-name="ACE-5" office:value-type="float" office:value="35278">
            <text:p>35278.0</text:p>
          </table:table-cell>
          <table:table-cell table:style-name="ACE-5" office:value-type="float" office:value="327">
            <text:p>327.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2">
            <text:p>92</text:p>
          </table:table-cell>
          <table:table-cell table:style-name="ACE-5" office:value-type="float" office:value="37">
            <text:p>37.0</text:p>
          </table:table-cell>
          <table:table-cell table:style-name="ACE-5" office:value-type="float" office:value="1840">
            <text:p>1840.0</text:p>
          </table:table-cell>
          <table:table-cell table:style-name="ACE-5" office:value-type="float" office:value="5">
            <text:p>5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5">
            <text:p>5.0</text:p>
          </table:table-cell>
          <table:table-cell table:style-name="ACE-3" office:value-type="float" office:value="6871">
            <text:p>687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721">
            <text:p>2721</text:p>
          </table:table-cell>
          <table:table-cell table:style-name="ACE-3" office:value-type="float" office:value="2874">
            <text:p>2874</text:p>
          </table:table-cell>
          <table:table-cell table:style-name="ACE-3" office:value-type="float" office:value="51150">
            <text:p>51150</text:p>
          </table:table-cell>
          <table:table-cell table:style-name="ACE-3" office:value-type="float" office:value="226053">
            <text:p>226053</text:p>
          </table:table-cell>
          <table:table-cell table:style-name="ACE-5" office:value-type="float" office:value="9050">
            <text:p>9050.0</text:p>
          </table:table-cell>
          <table:table-cell table:style-name="ACE-5" office:value-type="float" office:value="494">
            <text:p>494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2">
            <text:p>2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62025">
            <text:p>62025</text:p>
          </table:table-cell>
          <table:table-cell table:style-name="ACE-3" office:value-type="float" office:value="7854299">
            <text:p>7854299</text:p>
          </table:table-cell>
          <table:table-cell table:style-name="ACE-5" office:value-type="float" office:value="2111">
            <text:p>2111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44">
            <text:p>44.0</text:p>
          </table:table-cell>
          <table:table-cell table:style-name="ACE-5" office:value-type="float" office:value="162">
            <text:p>162.0</text:p>
          </table:table-cell>
          <table:table-cell table:style-name="ACE-5" office:value-type="float" office:value="13">
            <text:p>13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53883">
            <text:p>453883.0</text:p>
          </table:table-cell>
          <table:table-cell table:style-name="ACE-5" office:value-type="float" office:value="178">
            <text:p>17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682">
            <text:p>11682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336">
            <text:p>336.0</text:p>
          </table:table-cell>
          <table:table-cell table:style-name="ACE-3" office:value-type="float" office:value="17501">
            <text:p>17501</text:p>
          </table:table-cell>
          <table:table-cell table:style-name="ACE-3" office:value-type="float" office:value="2203">
            <text:p>2203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5">
            <text:p>45.0</text:p>
          </table:table-cell>
          <table:table-cell table:style-name="ACE-5" office:value-type="float" office:value="621">
            <text:p>621.0</text:p>
          </table:table-cell>
          <table:table-cell table:style-name="ACE-5" office:value-type="float" office:value="5612">
            <text:p>5612.0</text:p>
          </table:table-cell>
          <table:table-cell table:style-name="ACE-5" office:value-type="float" office:value="65">
            <text:p>65.0</text:p>
          </table:table-cell>
          <table:table-cell table:style-name="ACE-5" office:value-type="float" office:value="14123">
            <text:p>14123.0</text:p>
          </table:table-cell>
          <table:table-cell table:style-name="ACE-5" office:value-type="float" office:value="8986">
            <text:p>8986.0</text:p>
          </table:table-cell>
          <table:table-cell table:style-name="ACE-5" office:value-type="float" office:value="69">
            <text:p>69.0</text:p>
          </table:table-cell>
          <table:table-cell table:style-name="ACE-5" office:value-type="float" office:value="6">
            <text:p>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86473">
            <text:p>386473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1">
            <text:p>31</text:p>
          </table:table-cell>
          <table:table-cell table:style-name="ACE-5" office:value-type="float" office:value="1248">
            <text:p>1248.0</text:p>
          </table:table-cell>
          <table:table-cell table:style-name="ACE-5" office:value-type="float" office:value="12240">
            <text:p>12240.0</text:p>
          </table:table-cell>
          <table:table-cell table:style-name="ACE-3" office:value-type="float" office:value="47363">
            <text:p>47363</text:p>
          </table:table-cell>
          <table:table-cell table:style-name="ACE-5" office:value-type="float" office:value="51">
            <text:p>51.0</text:p>
          </table:table-cell>
          <table:table-cell table:style-name="ACE-5" office:value-type="float" office:value="86">
            <text:p>86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844248">
            <text:p>844248</text:p>
          </table:table-cell>
          <table:table-cell table:style-name="ACE-3" office:value-type="float" office:value="6479">
            <text:p>6479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50">
            <text:p>1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306410">
            <text:p>30641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6523">
            <text:p>36523</text:p>
          </table:table-cell>
          <table:table-cell table:style-name="ACE-5" office:value-type="float" office:value="29458">
            <text:p>29458.0</text:p>
          </table:table-cell>
          <table:table-cell table:style-name="ACE-5" office:value-type="float" office:value="243">
            <text:p>243.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9">
            <text:p>89</text:p>
          </table:table-cell>
          <table:table-cell table:style-name="ACE-5" office:value-type="float" office:value="57">
            <text:p>57.0</text:p>
          </table:table-cell>
          <table:table-cell table:style-name="ACE-5" office:value-type="float" office:value="1358">
            <text:p>1358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8">
            <text:p>8.0</text:p>
          </table:table-cell>
          <table:table-cell table:style-name="ACE-3" office:value-type="float" office:value="7428">
            <text:p>742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672">
            <text:p>2672</text:p>
          </table:table-cell>
          <table:table-cell table:style-name="ACE-3" office:value-type="float" office:value="2593">
            <text:p>2593</text:p>
          </table:table-cell>
          <table:table-cell table:style-name="ACE-3" office:value-type="float" office:value="51366">
            <text:p>51366</text:p>
          </table:table-cell>
          <table:table-cell table:style-name="ACE-3" office:value-type="float" office:value="269658">
            <text:p>269658</text:p>
          </table:table-cell>
          <table:table-cell table:style-name="ACE-5" office:value-type="float" office:value="9901">
            <text:p>9901.0</text:p>
          </table:table-cell>
          <table:table-cell table:style-name="ACE-5" office:value-type="float" office:value="346">
            <text:p>346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05">
            <text:p>105</text:p>
          </table:table-cell>
          <table:table-cell table:style-name="ACE-3" office:value-type="float" office:value="60278">
            <text:p>60278</text:p>
          </table:table-cell>
          <table:table-cell table:style-name="ACE-3" office:value-type="float" office:value="1667567">
            <text:p>1667567</text:p>
          </table:table-cell>
          <table:table-cell table:style-name="ACE-5" office:value-type="float" office:value="2302">
            <text:p>2302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57">
            <text:p>57.0</text:p>
          </table:table-cell>
          <table:table-cell table:style-name="ACE-5" office:value-type="float" office:value="223">
            <text:p>223.0</text:p>
          </table:table-cell>
          <table:table-cell table:style-name="ACE-5" office:value-type="float" office:value="15">
            <text:p>15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55074">
            <text:p>355074.0</text:p>
          </table:table-cell>
          <table:table-cell table:style-name="ACE-5" office:value-type="float" office:value="110">
            <text:p>11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433">
            <text:p>11433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258">
            <text:p>258.0</text:p>
          </table:table-cell>
          <table:table-cell table:style-name="ACE-3" office:value-type="float" office:value="18249">
            <text:p>18249</text:p>
          </table:table-cell>
          <table:table-cell table:style-name="ACE-3" office:value-type="float" office:value="1928">
            <text:p>1928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2">
            <text:p>42.0</text:p>
          </table:table-cell>
          <table:table-cell table:style-name="ACE-5" office:value-type="float" office:value="673">
            <text:p>673.0</text:p>
          </table:table-cell>
          <table:table-cell table:style-name="ACE-5" office:value-type="float" office:value="6859">
            <text:p>6859.0</text:p>
          </table:table-cell>
          <table:table-cell table:style-name="ACE-5" office:value-type="float" office:value="89">
            <text:p>89.0</text:p>
          </table:table-cell>
          <table:table-cell table:style-name="ACE-5" office:value-type="float" office:value="15024">
            <text:p>15024.0</text:p>
          </table:table-cell>
          <table:table-cell table:style-name="ACE-5" office:value-type="float" office:value="7905">
            <text:p>7905.0</text:p>
          </table:table-cell>
          <table:table-cell table:style-name="ACE-5" office:value-type="float" office:value="58">
            <text:p>58.0</text:p>
          </table:table-cell>
          <table:table-cell table:style-name="ACE-5" office:value-type="float" office:value="6">
            <text:p>6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356953">
            <text:p>356953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1">
            <text:p>31</text:p>
          </table:table-cell>
          <table:table-cell table:style-name="ACE-5" office:value-type="float" office:value="1209">
            <text:p>1209.0</text:p>
          </table:table-cell>
          <table:table-cell table:style-name="ACE-5" office:value-type="float" office:value="12558">
            <text:p>12558.0</text:p>
          </table:table-cell>
          <table:table-cell table:style-name="ACE-3" office:value-type="float" office:value="58565">
            <text:p>58565</text:p>
          </table:table-cell>
          <table:table-cell table:style-name="ACE-5" office:value-type="float" office:value="59">
            <text:p>59.0</text:p>
          </table:table-cell>
          <table:table-cell table:style-name="ACE-5" office:value-type="float" office:value="107">
            <text:p>10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801340">
            <text:p>801340</text:p>
          </table:table-cell>
          <table:table-cell table:style-name="ACE-3" office:value-type="float" office:value="5454">
            <text:p>5454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00">
            <text:p>1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334628">
            <text:p>33462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3834">
            <text:p>43834</text:p>
          </table:table-cell>
          <table:table-cell table:style-name="ACE-5" office:value-type="float" office:value="26005">
            <text:p>26005.0</text:p>
          </table:table-cell>
          <table:table-cell table:style-name="ACE-5" office:value-type="float" office:value="186">
            <text:p>186.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0">
            <text:p>80</text:p>
          </table:table-cell>
          <table:table-cell table:style-name="ACE-5" office:value-type="float" office:value="60">
            <text:p>60.0</text:p>
          </table:table-cell>
          <table:table-cell table:style-name="ACE-5" office:value-type="float" office:value="738">
            <text:p>738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9265">
            <text:p>926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770">
            <text:p>2770</text:p>
          </table:table-cell>
          <table:table-cell table:style-name="ACE-3" office:value-type="float" office:value="1639">
            <text:p>1639</text:p>
          </table:table-cell>
          <table:table-cell table:style-name="ACE-3" office:value-type="float" office:value="55382">
            <text:p>55382</text:p>
          </table:table-cell>
          <table:table-cell table:style-name="ACE-3" office:value-type="float" office:value="422623">
            <text:p>422623</text:p>
          </table:table-cell>
          <table:table-cell table:style-name="ACE-5" office:value-type="float" office:value="12782">
            <text:p>12782.0</text:p>
          </table:table-cell>
          <table:table-cell table:style-name="ACE-5" office:value-type="float" office:value="234">
            <text:p>234.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60443">
            <text:p>60443</text:p>
          </table:table-cell>
          <table:table-cell table:style-name="ACE-3" office:value-type="float" office:value="150555">
            <text:p>150555</text:p>
          </table:table-cell>
          <table:table-cell table:style-name="ACE-5" office:value-type="float" office:value="2787">
            <text:p>278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58">
            <text:p>58.0</text:p>
          </table:table-cell>
          <table:table-cell table:style-name="ACE-5" office:value-type="float" office:value="256">
            <text:p>256.0</text:p>
          </table:table-cell>
          <table:table-cell table:style-name="ACE-5" office:value-type="float" office:value="14">
            <text:p>14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86901">
            <text:p>386901.0</text:p>
          </table:table-cell>
          <table:table-cell table:style-name="ACE-5" office:value-type="float" office:value="19">
            <text:p>19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703">
            <text:p>1170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49">
            <text:p>249.0</text:p>
          </table:table-cell>
          <table:table-cell table:style-name="ACE-3" office:value-type="float" office:value="21722">
            <text:p>21722</text:p>
          </table:table-cell>
          <table:table-cell table:style-name="ACE-3" office:value-type="float" office:value="2017">
            <text:p>2017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0">
            <text:p>20.0</text:p>
          </table:table-cell>
          <table:table-cell table:style-name="ACE-5" office:value-type="float" office:value="842">
            <text:p>842.0</text:p>
          </table:table-cell>
          <table:table-cell table:style-name="ACE-5" office:value-type="float" office:value="9391">
            <text:p>9391.0</text:p>
          </table:table-cell>
          <table:table-cell table:style-name="ACE-5" office:value-type="float" office:value="27">
            <text:p>27.0</text:p>
          </table:table-cell>
          <table:table-cell table:style-name="ACE-5" office:value-type="float" office:value="18653">
            <text:p>18653.0</text:p>
          </table:table-cell>
          <table:table-cell table:style-name="ACE-5" office:value-type="float" office:value="7504">
            <text:p>7504.0</text:p>
          </table:table-cell>
          <table:table-cell table:style-name="ACE-5" office:value-type="float" office:value="59">
            <text:p>59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12685">
            <text:p>31268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5" office:value-type="float" office:value="1032">
            <text:p>1032.0</text:p>
          </table:table-cell>
          <table:table-cell table:style-name="ACE-5" office:value-type="float" office:value="13456">
            <text:p>13456.0</text:p>
          </table:table-cell>
          <table:table-cell table:style-name="ACE-3" office:value-type="float" office:value="94949">
            <text:p>94949</text:p>
          </table:table-cell>
          <table:table-cell table:style-name="ACE-5" office:value-type="float" office:value="78">
            <text:p>78.0</text:p>
          </table:table-cell>
          <table:table-cell table:style-name="ACE-5" office:value-type="float" office:value="202">
            <text:p>202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782092">
            <text:p>782092</text:p>
          </table:table-cell>
          <table:table-cell table:style-name="ACE-3" office:value-type="float" office:value="3947">
            <text:p>3947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70">
            <text:p>7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18400">
            <text:p>5184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601">
            <text:p>50601</text:p>
          </table:table-cell>
          <table:table-cell table:style-name="ACE-5" office:value-type="float" office:value="24575">
            <text:p>24575.0</text:p>
          </table:table-cell>
          <table:table-cell table:style-name="ACE-5" office:value-type="float" office:value="126">
            <text:p>126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">
            <text:p>16</text:p>
          </table:table-cell>
          <table:table-cell table:style-name="ACE-5" office:value-type="float" office:value="73">
            <text:p>73.0</text:p>
          </table:table-cell>
          <table:table-cell table:style-name="ACE-5" office:value-type="float" office:value="161">
            <text:p>16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3452">
            <text:p>1345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008">
            <text:p>2008</text:p>
          </table:table-cell>
          <table:table-cell table:style-name="ACE-3" office:value-type="float" office:value="349">
            <text:p>349</text:p>
          </table:table-cell>
          <table:table-cell table:style-name="ACE-3" office:value-type="float" office:value="73992">
            <text:p>73992</text:p>
          </table:table-cell>
          <table:table-cell table:style-name="ACE-3" office:value-type="float" office:value="826704">
            <text:p>826704</text:p>
          </table:table-cell>
          <table:table-cell table:style-name="ACE-5" office:value-type="float" office:value="15174">
            <text:p>15174.0</text:p>
          </table:table-cell>
          <table:table-cell table:style-name="ACE-5" office:value-type="float" office:value="84">
            <text:p>84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92645">
            <text:p>92645</text:p>
          </table:table-cell>
          <table:table-cell table:style-name="ACE-3" office:value-type="float" office:value="196608">
            <text:p>196608</text:p>
          </table:table-cell>
          <table:table-cell table:style-name="ACE-5" office:value-type="float" office:value="5062">
            <text:p>5062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5">
            <text:p>45.0</text:p>
          </table:table-cell>
          <table:table-cell table:style-name="ACE-5" office:value-type="float" office:value="370">
            <text:p>370.0</text:p>
          </table:table-cell>
          <table:table-cell table:style-name="ACE-5" office:value-type="float" office:value="22">
            <text:p>22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551564">
            <text:p>551564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934">
            <text:p>1093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48">
            <text:p>148.0</text:p>
          </table:table-cell>
          <table:table-cell table:style-name="ACE-3" office:value-type="float" office:value="16825">
            <text:p>16825</text:p>
          </table:table-cell>
          <table:table-cell table:style-name="ACE-3" office:value-type="float" office:value="2784">
            <text:p>278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501">
            <text:p>501.0</text:p>
          </table:table-cell>
          <table:table-cell table:style-name="ACE-5" office:value-type="float" office:value="14105">
            <text:p>14105.0</text:p>
          </table:table-cell>
          <table:table-cell table:style-name="ACE-5" office:value-type="float" office:value="27">
            <text:p>27.0</text:p>
          </table:table-cell>
          <table:table-cell table:style-name="ACE-5" office:value-type="float" office:value="24081">
            <text:p>24081.0</text:p>
          </table:table-cell>
          <table:table-cell table:style-name="ACE-5" office:value-type="float" office:value="10713">
            <text:p>10713.0</text:p>
          </table:table-cell>
          <table:table-cell table:style-name="ACE-5" office:value-type="float" office:value="47">
            <text:p>47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96025">
            <text:p>196025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355">
            <text:p>355.0</text:p>
          </table:table-cell>
          <table:table-cell table:style-name="ACE-5" office:value-type="float" office:value="18668">
            <text:p>18668.0</text:p>
          </table:table-cell>
          <table:table-cell table:style-name="ACE-3" office:value-type="float" office:value="173832">
            <text:p>173832</text:p>
          </table:table-cell>
          <table:table-cell table:style-name="ACE-5" office:value-type="float" office:value="108">
            <text:p>108.0</text:p>
          </table:table-cell>
          <table:table-cell table:style-name="ACE-5" office:value-type="float" office:value="357">
            <text:p>35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781659">
            <text:p>781659</text:p>
          </table:table-cell>
          <table:table-cell table:style-name="ACE-3" office:value-type="float" office:value="1859">
            <text:p>1859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50">
            <text:p>25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508580">
            <text:p>50858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57596">
            <text:p>57596</text:p>
          </table:table-cell>
          <table:table-cell table:style-name="ACE-5" office:value-type="float" office:value="66798">
            <text:p>66798.0</text:p>
          </table:table-cell>
          <table:table-cell table:style-name="ACE-5" office:value-type="float" office:value="664">
            <text:p>664.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40">
            <text:p>140</text:p>
          </table:table-cell>
          <table:table-cell table:style-name="ACE-5" office:value-type="float" office:value="56">
            <text:p>56.0</text:p>
          </table:table-cell>
          <table:table-cell table:style-name="ACE-5" office:value-type="float" office:value="3864">
            <text:p>3864.0</text:p>
          </table:table-cell>
          <table:table-cell table:style-name="ACE-5" office:value-type="float" office:value="11">
            <text:p>11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0">
            <text:p>10.0</text:p>
          </table:table-cell>
          <table:table-cell table:style-name="ACE-3" office:value-type="float" office:value="10898">
            <text:p>1089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391">
            <text:p>5391</text:p>
          </table:table-cell>
          <table:table-cell table:style-name="ACE-3" office:value-type="float" office:value="4870">
            <text:p>4870</text:p>
          </table:table-cell>
          <table:table-cell table:style-name="ACE-3" office:value-type="float" office:value="85177">
            <text:p>85177</text:p>
          </table:table-cell>
          <table:table-cell table:style-name="ACE-3" office:value-type="float" office:value="485792">
            <text:p>485792</text:p>
          </table:table-cell>
          <table:table-cell table:style-name="ACE-5" office:value-type="float" office:value="16329">
            <text:p>16329.0</text:p>
          </table:table-cell>
          <table:table-cell table:style-name="ACE-5" office:value-type="float" office:value="960">
            <text:p>960.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7">
            <text:p>7.0</text:p>
          </table:table-cell>
          <table:table-cell table:style-name="ACE-3" office:value-type="float" office:value="376">
            <text:p>376</text:p>
          </table:table-cell>
          <table:table-cell table:style-name="ACE-3" office:value-type="float" office:value="105807">
            <text:p>105807</text:p>
          </table:table-cell>
          <table:table-cell table:style-name="ACE-3" office:value-type="float" office:value="15806754">
            <text:p>2E+07</text:p>
          </table:table-cell>
          <table:table-cell table:style-name="ACE-5" office:value-type="float" office:value="5000">
            <text:p>5000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73">
            <text:p>73.0</text:p>
          </table:table-cell>
          <table:table-cell table:style-name="ACE-5" office:value-type="float" office:value="250">
            <text:p>250.0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861695">
            <text:p>861695.0</text:p>
          </table:table-cell>
          <table:table-cell table:style-name="ACE-5" office:value-type="float" office:value="320">
            <text:p>320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9767">
            <text:p>19767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3">
            <text:p>13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516">
            <text:p>516.0</text:p>
          </table:table-cell>
          <table:table-cell table:style-name="ACE-3" office:value-type="float" office:value="28652">
            <text:p>28652</text:p>
          </table:table-cell>
          <table:table-cell table:style-name="ACE-3" office:value-type="float" office:value="3966">
            <text:p>3966</text:p>
          </table:table-cell>
          <table:table-cell table:style-name="ACE-3" office:value-type="float" office:value="222">
            <text:p>222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9">
            <text:p>9.0</text:p>
          </table:table-cell>
          <table:table-cell table:style-name="ACE-5" office:value-type="float" office:value="49">
            <text:p>49.0</text:p>
          </table:table-cell>
          <table:table-cell table:style-name="ACE-5" office:value-type="float" office:value="947">
            <text:p>947.0</text:p>
          </table:table-cell>
          <table:table-cell table:style-name="ACE-5" office:value-type="float" office:value="7910">
            <text:p>7910.0</text:p>
          </table:table-cell>
          <table:table-cell table:style-name="ACE-5" office:value-type="float" office:value="133">
            <text:p>133.0</text:p>
          </table:table-cell>
          <table:table-cell table:style-name="ACE-5" office:value-type="float" office:value="22326">
            <text:p>22326.0</text:p>
          </table:table-cell>
          <table:table-cell table:style-name="ACE-5" office:value-type="float" office:value="16249">
            <text:p>16249.0</text:p>
          </table:table-cell>
          <table:table-cell table:style-name="ACE-5" office:value-type="float" office:value="171">
            <text:p>171.0</text:p>
          </table:table-cell>
          <table:table-cell table:style-name="ACE-5" office:value-type="float" office:value="22">
            <text:p>2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678480">
            <text:p>678480.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71">
            <text:p>71</text:p>
          </table:table-cell>
          <table:table-cell table:style-name="ACE-5" office:value-type="float" office:value="2023">
            <text:p>2023.0</text:p>
          </table:table-cell>
          <table:table-cell table:style-name="ACE-5" office:value-type="float" office:value="19800">
            <text:p>19800.0</text:p>
          </table:table-cell>
          <table:table-cell table:style-name="ACE-3" office:value-type="float" office:value="97206">
            <text:p>97206</text:p>
          </table:table-cell>
          <table:table-cell table:style-name="ACE-5" office:value-type="float" office:value="103">
            <text:p>103.0</text:p>
          </table:table-cell>
          <table:table-cell table:style-name="ACE-5" office:value-type="float" office:value="163">
            <text:p>163.0</text:p>
          </table:table-cell>
          <table:table-cell table:style-name="ACE-5" office:value-type="float" office:value="4">
            <text:p>4.0</text:p>
          </table:table-cell>
          <table:table-cell table:style-name="ACE-5" office:value-type="float" office:value="19">
            <text:p>19.0</text:p>
          </table:table-cell>
          <table:table-cell table:style-name="ACE-5" office:value-type="float" office:value="9">
            <text:p>9.0</text:p>
          </table:table-cell>
          <table:table-cell table:style-name="ACE-3" office:value-type="float" office:value="1739936">
            <text:p>1739936</text:p>
          </table:table-cell>
          <table:table-cell table:style-name="ACE-3" office:value-type="float" office:value="12047">
            <text:p>12047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30">
            <text:p>23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09480">
            <text:p>50948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58685">
            <text:p>58685</text:p>
          </table:table-cell>
          <table:table-cell table:style-name="ACE-5" office:value-type="float" office:value="64050">
            <text:p>64050.0</text:p>
          </table:table-cell>
          <table:table-cell table:style-name="ACE-5" office:value-type="float" office:value="635">
            <text:p>635.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0">
            <text:p>150</text:p>
          </table:table-cell>
          <table:table-cell table:style-name="ACE-5" office:value-type="float" office:value="80">
            <text:p>80.0</text:p>
          </table:table-cell>
          <table:table-cell table:style-name="ACE-5" office:value-type="float" office:value="3506">
            <text:p>3506.0</text:p>
          </table:table-cell>
          <table:table-cell table:style-name="ACE-5" office:value-type="float" office:value="13">
            <text:p>1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4">
            <text:p>14.0</text:p>
          </table:table-cell>
          <table:table-cell table:style-name="ACE-3" office:value-type="float" office:value="11049">
            <text:p>1104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408">
            <text:p>5408</text:p>
          </table:table-cell>
          <table:table-cell table:style-name="ACE-3" office:value-type="float" office:value="4914">
            <text:p>4914</text:p>
          </table:table-cell>
          <table:table-cell table:style-name="ACE-3" office:value-type="float" office:value="85000">
            <text:p>85000</text:p>
          </table:table-cell>
          <table:table-cell table:style-name="ACE-3" office:value-type="float" office:value="494279">
            <text:p>494279</text:p>
          </table:table-cell>
          <table:table-cell table:style-name="ACE-5" office:value-type="float" office:value="16351">
            <text:p>16351.0</text:p>
          </table:table-cell>
          <table:table-cell table:style-name="ACE-5" office:value-type="float" office:value="906">
            <text:p>906.0</text:p>
          </table:table-cell>
          <table:table-cell table:style-name="ACE-5" office:value-type="float" office:value="9">
            <text:p>9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13">
            <text:p>13.0</text:p>
          </table:table-cell>
          <table:table-cell table:style-name="ACE-3" office:value-type="float" office:value="311">
            <text:p>311</text:p>
          </table:table-cell>
          <table:table-cell table:style-name="ACE-3" office:value-type="float" office:value="106494">
            <text:p>106494</text:p>
          </table:table-cell>
          <table:table-cell table:style-name="ACE-3" office:value-type="float" office:value="14764405">
            <text:p>1E+07</text:p>
          </table:table-cell>
          <table:table-cell table:style-name="ACE-5" office:value-type="float" office:value="4997">
            <text:p>4997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79">
            <text:p>79.0</text:p>
          </table:table-cell>
          <table:table-cell table:style-name="ACE-5" office:value-type="float" office:value="273">
            <text:p>273.0</text:p>
          </table:table-cell>
          <table:table-cell table:style-name="ACE-5" office:value-type="float" office:value="17">
            <text:p>17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829837">
            <text:p>829837.0</text:p>
          </table:table-cell>
          <table:table-cell table:style-name="ACE-5" office:value-type="float" office:value="352">
            <text:p>35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630">
            <text:p>19630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9">
            <text:p>9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478">
            <text:p>478.0</text:p>
          </table:table-cell>
          <table:table-cell table:style-name="ACE-3" office:value-type="float" office:value="29375">
            <text:p>29375</text:p>
          </table:table-cell>
          <table:table-cell table:style-name="ACE-3" office:value-type="float" office:value="3927">
            <text:p>3927</text:p>
          </table:table-cell>
          <table:table-cell table:style-name="ACE-3" office:value-type="float" office:value="153">
            <text:p>153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63">
            <text:p>63.0</text:p>
          </table:table-cell>
          <table:table-cell table:style-name="ACE-5" office:value-type="float" office:value="928">
            <text:p>928.0</text:p>
          </table:table-cell>
          <table:table-cell table:style-name="ACE-5" office:value-type="float" office:value="8727">
            <text:p>8727.0</text:p>
          </table:table-cell>
          <table:table-cell table:style-name="ACE-5" office:value-type="float" office:value="131">
            <text:p>131.0</text:p>
          </table:table-cell>
          <table:table-cell table:style-name="ACE-5" office:value-type="float" office:value="22935">
            <text:p>22935.0</text:p>
          </table:table-cell>
          <table:table-cell table:style-name="ACE-5" office:value-type="float" office:value="15735">
            <text:p>15735.0</text:p>
          </table:table-cell>
          <table:table-cell table:style-name="ACE-5" office:value-type="float" office:value="150">
            <text:p>150.0</text:p>
          </table:table-cell>
          <table:table-cell table:style-name="ACE-5" office:value-type="float" office:value="17">
            <text:p>17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668603">
            <text:p>668603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72">
            <text:p>72</text:p>
          </table:table-cell>
          <table:table-cell table:style-name="ACE-5" office:value-type="float" office:value="2018">
            <text:p>2018.0</text:p>
          </table:table-cell>
          <table:table-cell table:style-name="ACE-5" office:value-type="float" office:value="19976">
            <text:p>19976.0</text:p>
          </table:table-cell>
          <table:table-cell table:style-name="ACE-3" office:value-type="float" office:value="98973">
            <text:p>98973</text:p>
          </table:table-cell>
          <table:table-cell table:style-name="ACE-5" office:value-type="float" office:value="88">
            <text:p>88.0</text:p>
          </table:table-cell>
          <table:table-cell table:style-name="ACE-5" office:value-type="float" office:value="167">
            <text:p>167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1716196">
            <text:p>1716196</text:p>
          </table:table-cell>
          <table:table-cell table:style-name="ACE-3" office:value-type="float" office:value="11582">
            <text:p>11582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200">
            <text:p>2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13292">
            <text:p>51329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9153">
            <text:p>59153</text:p>
          </table:table-cell>
          <table:table-cell table:style-name="ACE-5" office:value-type="float" office:value="59102">
            <text:p>59102.0</text:p>
          </table:table-cell>
          <table:table-cell table:style-name="ACE-5" office:value-type="float" office:value="546">
            <text:p>546.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63">
            <text:p>163</text:p>
          </table:table-cell>
          <table:table-cell table:style-name="ACE-5" office:value-type="float" office:value="68">
            <text:p>68.0</text:p>
          </table:table-cell>
          <table:table-cell table:style-name="ACE-5" office:value-type="float" office:value="3061">
            <text:p>3061.0</text:p>
          </table:table-cell>
          <table:table-cell table:style-name="ACE-5" office:value-type="float" office:value="10">
            <text:p>1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6">
            <text:p>16.0</text:p>
          </table:table-cell>
          <table:table-cell table:style-name="ACE-3" office:value-type="float" office:value="11473">
            <text:p>1147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366">
            <text:p>5366</text:p>
          </table:table-cell>
          <table:table-cell table:style-name="ACE-3" office:value-type="float" office:value="4817">
            <text:p>4817</text:p>
          </table:table-cell>
          <table:table-cell table:style-name="ACE-3" office:value-type="float" office:value="85071">
            <text:p>85071</text:p>
          </table:table-cell>
          <table:table-cell table:style-name="ACE-3" office:value-type="float" office:value="510193">
            <text:p>510193</text:p>
          </table:table-cell>
          <table:table-cell table:style-name="ACE-5" office:value-type="float" office:value="16810">
            <text:p>16810.0</text:p>
          </table:table-cell>
          <table:table-cell table:style-name="ACE-5" office:value-type="float" office:value="839">
            <text:p>839.0</text:p>
          </table:table-cell>
          <table:table-cell table:style-name="ACE-5" office:value-type="float" office:value="11">
            <text:p>11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9">
            <text:p>9.0</text:p>
          </table:table-cell>
          <table:table-cell table:style-name="ACE-3" office:value-type="float" office:value="304">
            <text:p>304</text:p>
          </table:table-cell>
          <table:table-cell table:style-name="ACE-3" office:value-type="float" office:value="104653">
            <text:p>104653</text:p>
          </table:table-cell>
          <table:table-cell table:style-name="ACE-3" office:value-type="float" office:value="12543169">
            <text:p>1E+07</text:p>
          </table:table-cell>
          <table:table-cell table:style-name="ACE-5" office:value-type="float" office:value="5065">
            <text:p>5065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77">
            <text:p>77.0</text:p>
          </table:table-cell>
          <table:table-cell table:style-name="ACE-5" office:value-type="float" office:value="270">
            <text:p>270.0</text:p>
          </table:table-cell>
          <table:table-cell table:style-name="ACE-5" office:value-type="float" office:value="26">
            <text:p>26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2">
            <text:p>2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73044">
            <text:p>773044.0</text:p>
          </table:table-cell>
          <table:table-cell table:style-name="ACE-5" office:value-type="float" office:value="262">
            <text:p>262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295">
            <text:p>19295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10">
            <text:p>10</text:p>
          </table:table-cell>
          <table:table-cell table:style-name="ACE-5" office:value-type="float" office:value="3">
            <text:p>3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476">
            <text:p>476.0</text:p>
          </table:table-cell>
          <table:table-cell table:style-name="ACE-3" office:value-type="float" office:value="29705">
            <text:p>29705</text:p>
          </table:table-cell>
          <table:table-cell table:style-name="ACE-3" office:value-type="float" office:value="3711">
            <text:p>3711</text:p>
          </table:table-cell>
          <table:table-cell table:style-name="ACE-3" office:value-type="float" office:value="138">
            <text:p>13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1">
            <text:p>71.0</text:p>
          </table:table-cell>
          <table:table-cell table:style-name="ACE-5" office:value-type="float" office:value="1069">
            <text:p>1069.0</text:p>
          </table:table-cell>
          <table:table-cell table:style-name="ACE-5" office:value-type="float" office:value="9749">
            <text:p>9749.0</text:p>
          </table:table-cell>
          <table:table-cell table:style-name="ACE-5" office:value-type="float" office:value="131">
            <text:p>131.0</text:p>
          </table:table-cell>
          <table:table-cell table:style-name="ACE-5" office:value-type="float" office:value="23986">
            <text:p>23986.0</text:p>
          </table:table-cell>
          <table:table-cell table:style-name="ACE-5" office:value-type="float" office:value="15302">
            <text:p>15302.0</text:p>
          </table:table-cell>
          <table:table-cell table:style-name="ACE-5" office:value-type="float" office:value="133">
            <text:p>133.0</text:p>
          </table:table-cell>
          <table:table-cell table:style-name="ACE-5" office:value-type="float" office:value="11">
            <text:p>11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649069">
            <text:p>649069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70">
            <text:p>70</text:p>
          </table:table-cell>
          <table:table-cell table:style-name="ACE-5" office:value-type="float" office:value="2025">
            <text:p>2025.0</text:p>
          </table:table-cell>
          <table:table-cell table:style-name="ACE-5" office:value-type="float" office:value="20301">
            <text:p>20301.0</text:p>
          </table:table-cell>
          <table:table-cell table:style-name="ACE-3" office:value-type="float" office:value="104233">
            <text:p>104233</text:p>
          </table:table-cell>
          <table:table-cell table:style-name="ACE-5" office:value-type="float" office:value="102">
            <text:p>102.0</text:p>
          </table:table-cell>
          <table:table-cell table:style-name="ACE-5" office:value-type="float" office:value="201">
            <text:p>20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684388">
            <text:p>1684388</text:p>
          </table:table-cell>
          <table:table-cell table:style-name="ACE-3" office:value-type="float" office:value="10830">
            <text:p>10830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50">
            <text:p>15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20815">
            <text:p>520815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1745">
            <text:p>61745</text:p>
          </table:table-cell>
          <table:table-cell table:style-name="ACE-5" office:value-type="float" office:value="49575">
            <text:p>49575.0</text:p>
          </table:table-cell>
          <table:table-cell table:style-name="ACE-5" office:value-type="float" office:value="518">
            <text:p>518.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71">
            <text:p>171</text:p>
          </table:table-cell>
          <table:table-cell table:style-name="ACE-5" office:value-type="float" office:value="65">
            <text:p>65.0</text:p>
          </table:table-cell>
          <table:table-cell table:style-name="ACE-5" office:value-type="float" office:value="2112">
            <text:p>2112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4">
            <text:p>14.0</text:p>
          </table:table-cell>
          <table:table-cell table:style-name="ACE-3" office:value-type="float" office:value="12432">
            <text:p>1243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192">
            <text:p>5192</text:p>
          </table:table-cell>
          <table:table-cell table:style-name="ACE-3" office:value-type="float" office:value="4242">
            <text:p>4242</text:p>
          </table:table-cell>
          <table:table-cell table:style-name="ACE-3" office:value-type="float" office:value="85829">
            <text:p>85829</text:p>
          </table:table-cell>
          <table:table-cell table:style-name="ACE-3" office:value-type="float" office:value="594581">
            <text:p>594581</text:p>
          </table:table-cell>
          <table:table-cell table:style-name="ACE-5" office:value-type="float" office:value="18782">
            <text:p>18782.0</text:p>
          </table:table-cell>
          <table:table-cell table:style-name="ACE-5" office:value-type="float" office:value="602">
            <text:p>602.0</text:p>
          </table:table-cell>
          <table:table-cell table:style-name="ACE-5" office:value-type="float" office:value="8">
            <text:p>8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79">
            <text:p>179</text:p>
          </table:table-cell>
          <table:table-cell table:style-name="ACE-3" office:value-type="float" office:value="101957">
            <text:p>101957</text:p>
          </table:table-cell>
          <table:table-cell table:style-name="ACE-3" office:value-type="float" office:value="1904623">
            <text:p>1904623</text:p>
          </table:table-cell>
          <table:table-cell table:style-name="ACE-5" office:value-type="float" office:value="5502">
            <text:p>5502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86">
            <text:p>86.0</text:p>
          </table:table-cell>
          <table:table-cell table:style-name="ACE-5" office:value-type="float" office:value="363">
            <text:p>363.0</text:p>
          </table:table-cell>
          <table:table-cell table:style-name="ACE-5" office:value-type="float" office:value="26">
            <text:p>26.0</text:p>
          </table:table-cell>
          <table:table-cell table:style-name="ACE-5" office:value-type="float" office:value="5">
            <text:p>5.0</text:p>
          </table:table-cell>
          <table:table-cell table:style-name="ACE-3" office:value-type="float" office:value="1">
            <text:p>1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616897">
            <text:p>616897.0</text:p>
          </table:table-cell>
          <table:table-cell table:style-name="ACE-5" office:value-type="float" office:value="170">
            <text:p>17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8891">
            <text:p>1889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5">
            <text:p>5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32">
            <text:p>432.0</text:p>
          </table:table-cell>
          <table:table-cell table:style-name="ACE-3" office:value-type="float" office:value="31214">
            <text:p>31214</text:p>
          </table:table-cell>
          <table:table-cell table:style-name="ACE-3" office:value-type="float" office:value="3361">
            <text:p>3361</text:p>
          </table:table-cell>
          <table:table-cell table:style-name="ACE-3" office:value-type="float" office:value="87">
            <text:p>8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61">
            <text:p>61.0</text:p>
          </table:table-cell>
          <table:table-cell table:style-name="ACE-5" office:value-type="float" office:value="1188">
            <text:p>1188.0</text:p>
          </table:table-cell>
          <table:table-cell table:style-name="ACE-5" office:value-type="float" office:value="11925">
            <text:p>11925.0</text:p>
          </table:table-cell>
          <table:table-cell table:style-name="ACE-5" office:value-type="float" office:value="121">
            <text:p>121.0</text:p>
          </table:table-cell>
          <table:table-cell table:style-name="ACE-5" office:value-type="float" office:value="25450">
            <text:p>25450.0</text:p>
          </table:table-cell>
          <table:table-cell table:style-name="ACE-5" office:value-type="float" office:value="13356">
            <text:p>13356.0</text:p>
          </table:table-cell>
          <table:table-cell table:style-name="ACE-5" office:value-type="float" office:value="142">
            <text:p>142.0</text:p>
          </table:table-cell>
          <table:table-cell table:style-name="ACE-5" office:value-type="float" office:value="13">
            <text:p>13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595999">
            <text:p>595999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">
            <text:p>38</text:p>
          </table:table-cell>
          <table:table-cell table:style-name="ACE-5" office:value-type="float" office:value="2015">
            <text:p>2015.0</text:p>
          </table:table-cell>
          <table:table-cell table:style-name="ACE-5" office:value-type="float" office:value="20935">
            <text:p>20935.0</text:p>
          </table:table-cell>
          <table:table-cell table:style-name="ACE-3" office:value-type="float" office:value="124274">
            <text:p>124274</text:p>
          </table:table-cell>
          <table:table-cell table:style-name="ACE-5" office:value-type="float" office:value="111">
            <text:p>111.0</text:p>
          </table:table-cell>
          <table:table-cell table:style-name="ACE-5" office:value-type="float" office:value="261">
            <text:p>261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606152">
            <text:p>1606152</text:p>
          </table:table-cell>
          <table:table-cell table:style-name="ACE-3" office:value-type="float" office:value="8814">
            <text:p>8814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100">
            <text:p>10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92250">
            <text:p>59225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80295">
            <text:p>80295</text:p>
          </table:table-cell>
          <table:table-cell table:style-name="ACE-5" office:value-type="float" office:value="44298">
            <text:p>44298.0</text:p>
          </table:table-cell>
          <table:table-cell table:style-name="ACE-5" office:value-type="float" office:value="374">
            <text:p>374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21">
            <text:p>121</text:p>
          </table:table-cell>
          <table:table-cell table:style-name="ACE-5" office:value-type="float" office:value="93">
            <text:p>93.0</text:p>
          </table:table-cell>
          <table:table-cell table:style-name="ACE-5" office:value-type="float" office:value="872">
            <text:p>872.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">
            <text:p>3.0</text:p>
          </table:table-cell>
          <table:table-cell table:style-name="ACE-3" office:value-type="float" office:value="17753">
            <text:p>1775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5066">
            <text:p>5066</text:p>
          </table:table-cell>
          <table:table-cell table:style-name="ACE-3" office:value-type="float" office:value="2001">
            <text:p>2001</text:p>
          </table:table-cell>
          <table:table-cell table:style-name="ACE-3" office:value-type="float" office:value="96951">
            <text:p>96951</text:p>
          </table:table-cell>
          <table:table-cell table:style-name="ACE-3" office:value-type="float" office:value="967321">
            <text:p>967321</text:p>
          </table:table-cell>
          <table:table-cell table:style-name="ACE-5" office:value-type="float" office:value="24180">
            <text:p>24180.0</text:p>
          </table:table-cell>
          <table:table-cell table:style-name="ACE-5" office:value-type="float" office:value="282">
            <text:p>282.0</text:p>
          </table:table-cell>
          <table:table-cell table:style-name="ACE-5" office:value-type="float" office:value="5">
            <text:p>5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100446">
            <text:p>100446</text:p>
          </table:table-cell>
          <table:table-cell table:style-name="ACE-3" office:value-type="float" office:value="441680">
            <text:p>441680</text:p>
          </table:table-cell>
          <table:table-cell table:style-name="ACE-5" office:value-type="float" office:value="7480">
            <text:p>7480.0</text:p>
          </table:table-cell>
          <table:table-cell table:style-name="ACE-5" office:value-type="float" office:value="1">
            <text:p>1.0</text:p>
          </table:table-cell>
          <table:table-cell table:style-name="ACE-5" office:value-type="float" office:value="96">
            <text:p>96.0</text:p>
          </table:table-cell>
          <table:table-cell table:style-name="ACE-5" office:value-type="float" office:value="476">
            <text:p>476.0</text:p>
          </table:table-cell>
          <table:table-cell table:style-name="ACE-5" office:value-type="float" office:value="32">
            <text:p>32.0</text:p>
          </table:table-cell>
          <table:table-cell table:style-name="ACE-5" office:value-type="float" office:value="4">
            <text:p>4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45482">
            <text:p>745482.0</text:p>
          </table:table-cell>
          <table:table-cell table:style-name="ACE-5" office:value-type="float" office:value="25">
            <text:p>2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9073">
            <text:p>1907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72">
            <text:p>372.0</text:p>
          </table:table-cell>
          <table:table-cell table:style-name="ACE-3" office:value-type="float" office:value="36635">
            <text:p>36635</text:p>
          </table:table-cell>
          <table:table-cell table:style-name="ACE-3" office:value-type="float" office:value="3714">
            <text:p>3714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2">
            <text:p>12.0</text:p>
          </table:table-cell>
          <table:table-cell table:style-name="ACE-5" office:value-type="float" office:value="1305">
            <text:p>1305.0</text:p>
          </table:table-cell>
          <table:table-cell table:style-name="ACE-5" office:value-type="float" office:value="18772">
            <text:p>18772.0</text:p>
          </table:table-cell>
          <table:table-cell table:style-name="ACE-5" office:value-type="float" office:value="36">
            <text:p>36.0</text:p>
          </table:table-cell>
          <table:table-cell table:style-name="ACE-5" office:value-type="float" office:value="33610">
            <text:p>33610.0</text:p>
          </table:table-cell>
          <table:table-cell table:style-name="ACE-5" office:value-type="float" office:value="13731">
            <text:p>13731.0</text:p>
          </table:table-cell>
          <table:table-cell table:style-name="ACE-5" office:value-type="float" office:value="156">
            <text:p>156.0</text:p>
          </table:table-cell>
          <table:table-cell table:style-name="ACE-5" office:value-type="float" office:value="10">
            <text:p>10.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495183">
            <text:p>495183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1">
            <text:p>11</text:p>
          </table:table-cell>
          <table:table-cell table:style-name="ACE-5" office:value-type="float" office:value="1425">
            <text:p>1425.0</text:p>
          </table:table-cell>
          <table:table-cell table:style-name="ACE-5" office:value-type="float" office:value="23504">
            <text:p>23504.0</text:p>
          </table:table-cell>
          <table:table-cell table:style-name="ACE-3" office:value-type="float" office:value="210908">
            <text:p>210908</text:p>
          </table:table-cell>
          <table:table-cell table:style-name="ACE-5" office:value-type="float" office:value="154">
            <text:p>154.0</text:p>
          </table:table-cell>
          <table:table-cell table:style-name="ACE-5" office:value-type="float" office:value="405">
            <text:p>40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588472">
            <text:p>1588472</text:p>
          </table:table-cell>
          <table:table-cell table:style-name="ACE-3" office:value-type="float" office:value="5764">
            <text:p>5764</text:p>
          </table:table-cell>
          <table:table-cell table:number-columns-repeated="171" table:style-name="ACE-3"/>
        </table:table-row>
        <table:table-row table:style-name="AROW-1">
          <table:table-cell table:style-name="ACE-3"/>
          <table:table-cell table:style-name="ACE-3" office:value-type="float" office:value="70">
            <text:p>7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590904">
            <text:p>59090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1091">
            <text:p>51091</text:p>
          </table:table-cell>
          <table:table-cell table:style-name="ACE-5" office:value-type="float" office:value="24999">
            <text:p>24999.0</text:p>
          </table:table-cell>
          <table:table-cell table:style-name="ACE-5" office:value-type="float" office:value="151">
            <text:p>15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">
            <text:p>15</text:p>
          </table:table-cell>
          <table:table-cell table:style-name="ACE-5" office:value-type="float" office:value="66">
            <text:p>66.0</text:p>
          </table:table-cell>
          <table:table-cell table:style-name="ACE-5" office:value-type="float" office:value="188">
            <text:p>188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1">
            <text:p>1.0</text:p>
          </table:table-cell>
          <table:table-cell table:style-name="ACE-3" office:value-type="float" office:value="13309">
            <text:p>13309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612">
            <text:p>2612</text:p>
          </table:table-cell>
          <table:table-cell table:style-name="ACE-3" office:value-type="float" office:value="330">
            <text:p>330</text:p>
          </table:table-cell>
          <table:table-cell table:style-name="ACE-3" office:value-type="float" office:value="73907">
            <text:p>73907</text:p>
          </table:table-cell>
          <table:table-cell table:style-name="ACE-3" office:value-type="float" office:value="1183789">
            <text:p>1183789</text:p>
          </table:table-cell>
          <table:table-cell table:style-name="ACE-5" office:value-type="float" office:value="18625">
            <text:p>18625.0</text:p>
          </table:table-cell>
          <table:table-cell table:style-name="ACE-5" office:value-type="float" office:value="89">
            <text:p>89.0</text:p>
          </table:table-cell>
          <table:table-cell table:style-name="ACE-5" office:value-type="float" office:value="2">
            <text:p>2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93756">
            <text:p>93756</text:p>
          </table:table-cell>
          <table:table-cell table:style-name="ACE-3" office:value-type="float" office:value="389109">
            <text:p>389109</text:p>
          </table:table-cell>
          <table:table-cell table:style-name="ACE-5" office:value-type="float" office:value="10389">
            <text:p>10389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32">
            <text:p>32.0</text:p>
          </table:table-cell>
          <table:table-cell table:style-name="ACE-5" office:value-type="float" office:value="383">
            <text:p>383.0</text:p>
          </table:table-cell>
          <table:table-cell table:style-name="ACE-5" office:value-type="float" office:value="394">
            <text:p>394.0</text:p>
          </table:table-cell>
          <table:table-cell table:style-name="ACE-5" office:value-type="float" office:value="6">
            <text:p>6.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715108">
            <text:p>715108.0</text:p>
          </table:table-cell>
          <table:table-cell table:style-name="ACE-5" office:value-type="float" office:value="2">
            <text:p>2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644">
            <text:p>10644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155">
            <text:p>155.0</text:p>
          </table:table-cell>
          <table:table-cell table:style-name="ACE-3" office:value-type="float" office:value="16715">
            <text:p>16715</text:p>
          </table:table-cell>
          <table:table-cell table:style-name="ACE-3" office:value-type="float" office:value="2751">
            <text:p>275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456">
            <text:p>456.0</text:p>
          </table:table-cell>
          <table:table-cell table:style-name="ACE-5" office:value-type="float" office:value="13851">
            <text:p>13851.0</text:p>
          </table:table-cell>
          <table:table-cell table:style-name="ACE-5" office:value-type="float" office:value="26">
            <text:p>26.0</text:p>
          </table:table-cell>
          <table:table-cell table:style-name="ACE-5" office:value-type="float" office:value="23882">
            <text:p>23882.0</text:p>
          </table:table-cell>
          <table:table-cell table:style-name="ACE-5" office:value-type="float" office:value="11681">
            <text:p>11681.0</text:p>
          </table:table-cell>
          <table:table-cell table:style-name="ACE-5" office:value-type="float" office:value="79">
            <text:p>79.0</text:p>
          </table:table-cell>
          <table:table-cell table:style-name="ACE-5" office:value-type="float" office:value="5">
            <text:p>5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201411">
            <text:p>201411.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">
            <text:p>0</text:p>
          </table:table-cell>
          <table:table-cell table:style-name="ACE-5" office:value-type="float" office:value="333">
            <text:p>333.0</text:p>
          </table:table-cell>
          <table:table-cell table:style-name="ACE-5" office:value-type="float" office:value="19494">
            <text:p>19494.0</text:p>
          </table:table-cell>
          <table:table-cell table:style-name="ACE-3" office:value-type="float" office:value="232391">
            <text:p>232391</text:p>
          </table:table-cell>
          <table:table-cell table:style-name="ACE-5" office:value-type="float" office:value="143">
            <text:p>143.0</text:p>
          </table:table-cell>
          <table:table-cell table:style-name="ACE-5" office:value-type="float" office:value="415">
            <text:p>415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5" office:value-type="float" office:value="0">
            <text:p>0.0</text:p>
          </table:table-cell>
          <table:table-cell table:style-name="ACE-3" office:value-type="float" office:value="1104316">
            <text:p>1104316</text:p>
          </table:table-cell>
          <table:table-cell table:style-name="ACE-3" office:value-type="float" office:value="1880">
            <text:p>1880</text:p>
          </table:table-cell>
          <table:table-cell table:number-columns-repeated="171" table:style-name="ACE-3"/>
        </table:table-row>
        <table:table-row table:style-name="AROW-0" table:number-rows-repeated="2">
          <table:table-cell table:number-columns-repeated="256"/>
        </table:table-row>
        <table:table-row table:style-name="AROW-2">
          <table:table-cell table:number-columns-repeated="39" table:style-name="ACE-2"/>
          <table:table-cell table:number-columns-repeated="42" table:style-name="ACE-3"/>
          <table:table-cell table:number-columns-repeated="2" table:style-name="ACE-2"/>
          <table:table-cell table:number-columns-repeated="173" table:style-name="ACE-3"/>
        </table:table-row>
        <table:table-row table:style-name="AROW-0" table:number-rows-repeated="65480">
          <table:table-cell table:number-columns-repeated="256"/>
        </table:table-row>
        <table:named-expressions>
          <table:named-expression table:name="Print_Area" table:expression="of:=#REF!" table:base-cell-address="$'out.csv'.$A$1"/>
          <table:named-expression table:name="Sheet_Title" table:expression="of:=&quot;out.csv&quot;" table:base-cell-address="$'out.csv'.$A$1"/>
        </table:named-expressions>
        <gnm:selections gnm:cursor-col="1" gnm:cursor-row="29">
          <gnm:selection gnm:start-col="1" gnm:start-row="29" gnm:end-col="1" gnm:end-row="52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2" table:style-name="ACOL-13" table:number-columns-repeated="2"/>
        <table:table-column table:default-cell-style-name="ACE-33" table:style-name="ACOL-14" table:number-columns-repeated="12"/>
        <table:table-column table:default-cell-style-name="ACE-33" table:style-name="ACOL-0" table:number-columns-repeated="242"/>
        <table:table-row table:style-name="AROW-1">
          <table:table-cell table:number-columns-repeated="2" table:style-name="ACE-12"/>
          <table:table-cell table:number-columns-spanned="2" table:style-name="ACE-25" office:value-type="string">
            <text:p>Be7</text:p>
          </table:table-cell>
          <table:covered-table-cell/>
          <table:table-cell table:number-columns-spanned="2" table:style-name="ACE-25" office:value-type="string">
            <text:p>C10</text:p>
          </table:table-cell>
          <table:covered-table-cell/>
          <table:table-cell table:number-columns-spanned="2" table:style-name="ACE-25" office:value-type="string">
            <text:p>C11</text:p>
          </table:table-cell>
          <table:covered-table-cell/>
          <table:table-cell table:number-columns-spanned="2" table:style-name="ACE-44" office:value-type="string">
            <text:p>O14</text:p>
          </table:table-cell>
          <table:covered-table-cell/>
          <table:table-cell table:number-columns-spanned="2" table:style-name="ACE-44" office:value-type="string">
            <text:p>O15</text:p>
          </table:table-cell>
          <table:covered-table-cell/>
          <table:table-cell table:number-columns-spanned="2" table:style-name="ACE-44" office:value-type="string">
            <text:p>F17</text:p>
          </table:table-cell>
          <table:covered-table-cell/>
          <table:table-cell table:number-columns-repeated="242" table:style-name="ACE-33"/>
        </table:table-row>
        <table:table-row table:style-name="AROW-5">
          <table:table-cell table:number-columns-spanned="2" table:style-name="ACE-13" office:value-type="string">
            <text:p>Half Life (s)</text:p>
          </table:table-cell>
          <table:covered-table-cell/>
          <table:table-cell table:number-columns-spanned="2" table:style-name="ACE-26" office:value-type="float" office:value="4590000">
            <text:p>4590000.00</text:p>
          </table:table-cell>
          <table:covered-table-cell/>
          <table:table-cell table:number-columns-spanned="2" table:style-name="ACE-36" office:value-type="float" office:value="19.289999999999999">
            <text:p>19.29</text:p>
          </table:table-cell>
          <table:covered-table-cell/>
          <table:table-cell table:number-columns-spanned="2" table:style-name="ACE-36" office:value-type="float" office:value="1220">
            <text:p>1220.00</text:p>
          </table:table-cell>
          <table:covered-table-cell/>
          <table:table-cell table:number-columns-spanned="2" table:style-name="ACE-45" office:value-type="float" office:value="70.597999999999999">
            <text:p>70.60</text:p>
          </table:table-cell>
          <table:covered-table-cell/>
          <table:table-cell table:number-columns-spanned="2" table:style-name="ACE-45" office:value-type="float" office:value="122.23999999999999">
            <text:p>122.24</text:p>
          </table:table-cell>
          <table:covered-table-cell/>
          <table:table-cell table:number-columns-spanned="2" table:style-name="ACE-36" office:value-type="float" office:value="64.489999999999995">
            <text:p>64.49</text:p>
          </table:table-cell>
          <table:covered-table-cell/>
          <table:table-cell table:number-columns-repeated="242" table:style-name="ACE-33"/>
        </table:table-row>
        <table:table-row table:style-name="AROW-1">
          <table:table-cell table:number-columns-repeated="2" table:style-name="ACE-12"/>
          <table:table-cell table:style-name="ACE-27" office:value-type="string">
            <text:p>Z</text:p>
          </table:table-cell>
          <table:table-cell table:style-name="ACE-37" office:value-type="string">
            <text:p>A</text:p>
          </table:table-cell>
          <table:table-cell table:style-name="ACE-27" office:value-type="string">
            <text:p>Z</text:p>
          </table:table-cell>
          <table:table-cell table:style-name="ACE-37" office:value-type="string">
            <text:p>A</text:p>
          </table:table-cell>
          <table:table-cell table:style-name="ACE-27" office:value-type="string">
            <text:p>Z</text:p>
          </table:table-cell>
          <table:table-cell table:style-name="ACE-37" office:value-type="string">
            <text:p>A</text:p>
          </table:table-cell>
          <table:table-cell table:style-name="ACE-27" office:value-type="string">
            <text:p>Z</text:p>
          </table:table-cell>
          <table:table-cell table:style-name="ACE-37" office:value-type="string">
            <text:p>A</text:p>
          </table:table-cell>
          <table:table-cell table:style-name="ACE-27" office:value-type="string">
            <text:p>Z</text:p>
          </table:table-cell>
          <table:table-cell table:style-name="ACE-37" office:value-type="string">
            <text:p>A</text:p>
          </table:table-cell>
          <table:table-cell table:style-name="ACE-27" office:value-type="string">
            <text:p>Z</text:p>
          </table:table-cell>
          <table:table-cell table:style-name="ACE-50" office:value-type="string">
            <text:p>A</text:p>
          </table:table-cell>
          <table:table-cell table:number-columns-repeated="242" table:style-name="ACE-33"/>
        </table:table-row>
        <table:table-row table:style-name="AROW-1">
          <table:table-cell table:number-columns-repeated="2" table:style-name="ACE-12"/>
          <table:table-cell table:style-name="ACE-46" office:value-type="float" office:value="4">
            <text:p>4</text:p>
          </table:table-cell>
          <table:table-cell table:style-name="ACE-46" office:value-type="float" office:value="7">
            <text:p>7</text:p>
          </table:table-cell>
          <table:table-cell table:style-name="ACE-46" office:value-type="float" office:value="6">
            <text:p>6</text:p>
          </table:table-cell>
          <table:table-cell table:style-name="ACE-46" office:value-type="float" office:value="10">
            <text:p>10</text:p>
          </table:table-cell>
          <table:table-cell table:style-name="ACE-46" office:value-type="float" office:value="6">
            <text:p>6</text:p>
          </table:table-cell>
          <table:table-cell table:style-name="ACE-46" office:value-type="float" office:value="11">
            <text:p>11</text:p>
          </table:table-cell>
          <table:table-cell table:style-name="ACE-46" office:value-type="float" office:value="8">
            <text:p>8</text:p>
          </table:table-cell>
          <table:table-cell table:style-name="ACE-46" office:value-type="float" office:value="14">
            <text:p>14</text:p>
          </table:table-cell>
          <table:table-cell table:style-name="ACE-46" office:value-type="float" office:value="8">
            <text:p>8</text:p>
          </table:table-cell>
          <table:table-cell table:style-name="ACE-46" office:value-type="float" office:value="15">
            <text:p>15</text:p>
          </table:table-cell>
          <table:table-cell table:style-name="ACE-46" office:value-type="float" office:value="9">
            <text:p>9</text:p>
          </table:table-cell>
          <table:table-cell table:style-name="ACE-51" office:value-type="float" office:value="17">
            <text:p>17</text:p>
          </table:table-cell>
          <table:table-cell table:number-columns-repeated="242" table:style-name="ACE-33"/>
        </table:table-row>
        <table:table-row table:style-name="AROW-1">
          <table:table-cell table:style-name="ACE-13" office:value-type="string">
            <text:p>thickness (cm)</text:p>
          </table:table-cell>
          <table:table-cell table:style-name="ACE-19" office:value-type="string">
            <text:p>energy (MeV)</text:p>
          </table:table-cell>
          <table:table-cell table:number-columns-spanned="2" table:style-name="ACE-29" office:value-type="string">
            <text:p>Be7</text:p>
          </table:table-cell>
          <table:covered-table-cell/>
          <table:table-cell table:number-columns-spanned="2" table:style-name="ACE-37" office:value-type="string">
            <text:p>C10</text:p>
          </table:table-cell>
          <table:covered-table-cell/>
          <table:table-cell table:number-columns-spanned="2" table:style-name="ACE-37" office:value-type="string">
            <text:p>C11</text:p>
          </table:table-cell>
          <table:covered-table-cell/>
          <table:table-cell table:number-columns-spanned="2" table:style-name="ACE-47" office:value-type="string">
            <text:p>O14</text:p>
          </table:table-cell>
          <table:covered-table-cell/>
          <table:table-cell table:number-columns-spanned="2" table:style-name="ACE-47" office:value-type="string">
            <text:p>O15</text:p>
          </table:table-cell>
          <table:covered-table-cell/>
          <table:table-cell table:number-columns-spanned="2" table:style-name="ACE-47" office:value-type="string">
            <text:p>F17</text:p>
          </table:table-cell>
          <table:covered-table-cell/>
          <table:table-cell table:number-columns-repeated="242" table:style-name="ACE-33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20" office:value-type="float" office:value="250">
            <text:p>250</text:p>
          </table:table-cell>
          <table:table-cell table:style-name="ACE-30" office:value-type="float" office:value="2212">
            <text:p>2212.00</text:p>
          </table:table-cell>
          <table:table-cell table:style-name="ACE-38" table:formula="of:=SQRT([.C6])" office:value-type="float" office:value="47.031904065219386">
            <text:p>47.03</text:p>
          </table:table-cell>
          <table:table-cell table:style-name="ACE-41" office:value-type="float" office:value="970">
            <text:p>970.00</text:p>
          </table:table-cell>
          <table:table-cell table:style-name="ACE-41" table:formula="of:=SQRT([.E6])" office:value-type="float" office:value="31.144823004794873">
            <text:p>31.14</text:p>
          </table:table-cell>
          <table:table-cell table:style-name="ACE-30" office:value-type="float" office:value="16612">
            <text:p>16612.00</text:p>
          </table:table-cell>
          <table:table-cell table:style-name="ACE-38" table:formula="of:=SQRT([.G6])" office:value-type="float" office:value="128.8875478857442">
            <text:p>128.89</text:p>
          </table:table-cell>
          <table:table-cell table:style-name="ACE-41" office:value-type="float" office:value="384">
            <text:p>384.00</text:p>
          </table:table-cell>
          <table:table-cell table:style-name="ACE-41" table:formula="of:=SQRT([.I6])" office:value-type="float" office:value="19.595917942265423">
            <text:p>19.60</text:p>
          </table:table-cell>
          <table:table-cell table:style-name="ACE-30" office:value-type="float" office:value="3929">
            <text:p>3929.00</text:p>
          </table:table-cell>
          <table:table-cell table:style-name="ACE-38" table:formula="of:=SQRT([.K6])" office:value-type="float" office:value="62.681735776859277">
            <text:p>62.68</text:p>
          </table:table-cell>
          <table:table-cell table:style-name="ACE-41" office:value-type="float" office:value="2">
            <text:p>2.00</text:p>
          </table:table-cell>
          <table:table-cell table:style-name="ACE-52" table:formula="of:=SQRT([.M6])" office:value-type="float" office:value="1.4142135623730951">
            <text:p>1.41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20" office:value-type="float" office:value="230">
            <text:p>230</text:p>
          </table:table-cell>
          <table:table-cell table:style-name="ACE-31" office:value-type="float" office:value="2151">
            <text:p>2151.00</text:p>
          </table:table-cell>
          <table:table-cell table:style-name="ACE-39" table:formula="of:=SQRT([.C7])" office:value-type="float" office:value="46.37887450122092">
            <text:p>46.38</text:p>
          </table:table-cell>
          <table:table-cell table:style-name="ACE-42" office:value-type="float" office:value="1000">
            <text:p>1000.00</text:p>
          </table:table-cell>
          <table:table-cell table:style-name="ACE-42" table:formula="of:=SQRT([.E7])" office:value-type="float" office:value="31.622776601683793">
            <text:p>31.62</text:p>
          </table:table-cell>
          <table:table-cell table:style-name="ACE-31" office:value-type="float" office:value="16812">
            <text:p>16812.00</text:p>
          </table:table-cell>
          <table:table-cell table:style-name="ACE-39" table:formula="of:=SQRT([.G7])" office:value-type="float" office:value="129.66109670984585">
            <text:p>129.66</text:p>
          </table:table-cell>
          <table:table-cell table:style-name="ACE-42" office:value-type="float" office:value="399">
            <text:p>399.00</text:p>
          </table:table-cell>
          <table:table-cell table:style-name="ACE-42" table:formula="of:=SQRT([.I7])" office:value-type="float" office:value="19.974984355438178">
            <text:p>19.97</text:p>
          </table:table-cell>
          <table:table-cell table:style-name="ACE-31" office:value-type="float" office:value="3939">
            <text:p>3939.00</text:p>
          </table:table-cell>
          <table:table-cell table:style-name="ACE-39" table:formula="of:=SQRT([.K7])" office:value-type="float" office:value="62.761453138052822">
            <text:p>62.76</text:p>
          </table:table-cell>
          <table:table-cell table:style-name="ACE-42" office:value-type="float" office:value="3">
            <text:p>3.00</text:p>
          </table:table-cell>
          <table:table-cell table:style-name="ACE-34" table:formula="of:=SQRT([.M7])" office:value-type="float" office:value="1.7320508075688772">
            <text:p>1.73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20" office:value-type="float" office:value="200">
            <text:p>200</text:p>
          </table:table-cell>
          <table:table-cell table:style-name="ACE-31" office:value-type="float" office:value="2161">
            <text:p>2161.00</text:p>
          </table:table-cell>
          <table:table-cell table:style-name="ACE-39" table:formula="of:=SQRT([.C8])" office:value-type="float" office:value="46.486557196677836">
            <text:p>46.49</text:p>
          </table:table-cell>
          <table:table-cell table:style-name="ACE-42" office:value-type="float" office:value="944">
            <text:p>944.00</text:p>
          </table:table-cell>
          <table:table-cell table:style-name="ACE-42" table:formula="of:=SQRT([.E8])" office:value-type="float" office:value="30.724582991474431">
            <text:p>30.72</text:p>
          </table:table-cell>
          <table:table-cell table:style-name="ACE-31" office:value-type="float" office:value="16926">
            <text:p>16926.00</text:p>
          </table:table-cell>
          <table:table-cell table:style-name="ACE-39" table:formula="of:=SQRT([.G8])" office:value-type="float" office:value="130.09996156801893">
            <text:p>130.10</text:p>
          </table:table-cell>
          <table:table-cell table:style-name="ACE-42" office:value-type="float" office:value="371">
            <text:p>371.00</text:p>
          </table:table-cell>
          <table:table-cell table:style-name="ACE-42" table:formula="of:=SQRT([.I8])" office:value-type="float" office:value="19.261360284258224">
            <text:p>19.26</text:p>
          </table:table-cell>
          <table:table-cell table:style-name="ACE-31" office:value-type="float" office:value="4102">
            <text:p>4102.00</text:p>
          </table:table-cell>
          <table:table-cell table:style-name="ACE-39" table:formula="of:=SQRT([.K8])" office:value-type="float" office:value="64.046857846423663">
            <text:p>64.05</text:p>
          </table:table-cell>
          <table:table-cell table:style-name="ACE-42" office:value-type="float" office:value="4">
            <text:p>4.00</text:p>
          </table:table-cell>
          <table:table-cell table:style-name="ACE-34" table:formula="of:=SQRT([.M8])" office:value-type="float" office:value="2">
            <text:p>2.00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20" office:value-type="float" office:value="150">
            <text:p>150</text:p>
          </table:table-cell>
          <table:table-cell table:style-name="ACE-31" office:value-type="float" office:value="2475">
            <text:p>2475.00</text:p>
          </table:table-cell>
          <table:table-cell table:style-name="ACE-39" table:formula="of:=SQRT([.C9])" office:value-type="float" office:value="49.749371855330999">
            <text:p>49.75</text:p>
          </table:table-cell>
          <table:table-cell table:style-name="ACE-42" office:value-type="float" office:value="900">
            <text:p>900.00</text:p>
          </table:table-cell>
          <table:table-cell table:style-name="ACE-42" table:formula="of:=SQRT([.E9])" office:value-type="float" office:value="30">
            <text:p>30.00</text:p>
          </table:table-cell>
          <table:table-cell table:style-name="ACE-31" office:value-type="float" office:value="17037">
            <text:p>17037.00</text:p>
          </table:table-cell>
          <table:table-cell table:style-name="ACE-39" table:formula="of:=SQRT([.G9])" office:value-type="float" office:value="130.52585950684255">
            <text:p>130.53</text:p>
          </table:table-cell>
          <table:table-cell table:style-name="ACE-42" office:value-type="float" office:value="392">
            <text:p>392.00</text:p>
          </table:table-cell>
          <table:table-cell table:style-name="ACE-42" table:formula="of:=SQRT([.I9])" office:value-type="float" office:value="19.798989873223331">
            <text:p>19.80</text:p>
          </table:table-cell>
          <table:table-cell table:style-name="ACE-31" office:value-type="float" office:value="4198">
            <text:p>4198.00</text:p>
          </table:table-cell>
          <table:table-cell table:style-name="ACE-39" table:formula="of:=SQRT([.K9])" office:value-type="float" office:value="64.791974811700257">
            <text:p>64.79</text:p>
          </table:table-cell>
          <table:table-cell table:style-name="ACE-42" office:value-type="float" office:value="2">
            <text:p>2.00</text:p>
          </table:table-cell>
          <table:table-cell table:style-name="ACE-34" table:formula="of:=SQRT([.M9])" office:value-type="float" office:value="1.4142135623730951">
            <text:p>1.41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1">
            <text:p>1</text:p>
          </table:table-cell>
          <table:table-cell table:style-name="ACE-20" office:value-type="float" office:value="100">
            <text:p>100</text:p>
          </table:table-cell>
          <table:table-cell table:style-name="ACE-31" office:value-type="float" office:value="2886">
            <text:p>2886.00</text:p>
          </table:table-cell>
          <table:table-cell table:style-name="ACE-39" table:formula="of:=SQRT([.C10])" office:value-type="float" office:value="53.721504074253168">
            <text:p>53.72</text:p>
          </table:table-cell>
          <table:table-cell table:style-name="ACE-42" office:value-type="float" office:value="620">
            <text:p>620.00</text:p>
          </table:table-cell>
          <table:table-cell table:style-name="ACE-42" table:formula="of:=SQRT([.E10])" office:value-type="float" office:value="24.899799195977465">
            <text:p>24.90</text:p>
          </table:table-cell>
          <table:table-cell table:style-name="ACE-31" office:value-type="float" office:value="17949">
            <text:p>17949.00</text:p>
          </table:table-cell>
          <table:table-cell table:style-name="ACE-39" table:formula="of:=SQRT([.G10])" office:value-type="float" office:value="133.9738780509096">
            <text:p>133.97</text:p>
          </table:table-cell>
          <table:table-cell table:style-name="ACE-42" office:value-type="float" office:value="384">
            <text:p>384.00</text:p>
          </table:table-cell>
          <table:table-cell table:style-name="ACE-42" table:formula="of:=SQRT([.I10])" office:value-type="float" office:value="19.595917942265423">
            <text:p>19.60</text:p>
          </table:table-cell>
          <table:table-cell table:style-name="ACE-31" office:value-type="float" office:value="4350">
            <text:p>4350.00</text:p>
          </table:table-cell>
          <table:table-cell table:style-name="ACE-39" table:formula="of:=SQRT([.K10])" office:value-type="float" office:value="65.954529791364592">
            <text:p>65.95</text:p>
          </table:table-cell>
          <table:table-cell table:style-name="ACE-42" office:value-type="float" office:value="1">
            <text:p>1.00</text:p>
          </table:table-cell>
          <table:table-cell table:style-name="ACE-34" table:formula="of:=SQRT([.M10])" office:value-type="float" office:value="1">
            <text:p>1.00</text:p>
          </table:table-cell>
          <table:table-cell table:number-columns-repeated="242" table:style-name="ACE-33"/>
        </table:table-row>
        <table:table-row table:style-name="AROW-1">
          <table:table-cell table:style-name="ACE-15" office:value-type="float" office:value="1">
            <text:p>1</text:p>
          </table:table-cell>
          <table:table-cell table:style-name="ACE-21" office:value-type="float" office:value="70">
            <text:p>70</text:p>
          </table:table-cell>
          <table:table-cell table:style-name="ACE-32" office:value-type="float" office:value="4017">
            <text:p>4017.00</text:p>
          </table:table-cell>
          <table:table-cell table:style-name="ACE-40" table:formula="of:=SQRT([.C11])" office:value-type="float" office:value="63.3798075099633">
            <text:p>63.38</text:p>
          </table:table-cell>
          <table:table-cell table:style-name="ACE-43" office:value-type="float" office:value="258">
            <text:p>258.00</text:p>
          </table:table-cell>
          <table:table-cell table:style-name="ACE-43" table:formula="of:=SQRT([.E11])" office:value-type="float" office:value="16.06237840420901">
            <text:p>16.06</text:p>
          </table:table-cell>
          <table:table-cell table:style-name="ACE-32" office:value-type="float" office:value="21153">
            <text:p>21153.00</text:p>
          </table:table-cell>
          <table:table-cell table:style-name="ACE-40" table:formula="of:=SQRT([.G11])" office:value-type="float" office:value="145.44070956922619">
            <text:p>145.44</text:p>
          </table:table-cell>
          <table:table-cell table:style-name="ACE-43" office:value-type="float" office:value="242">
            <text:p>242.00</text:p>
          </table:table-cell>
          <table:table-cell table:style-name="ACE-43" table:formula="of:=SQRT([.I11])" office:value-type="float" office:value="15.556349186104045">
            <text:p>15.56</text:p>
          </table:table-cell>
          <table:table-cell table:style-name="ACE-32" office:value-type="float" office:value="5046">
            <text:p>5046.00</text:p>
          </table:table-cell>
          <table:table-cell table:style-name="ACE-40" table:formula="of:=SQRT([.K11])" office:value-type="float" office:value="71.035202540712163">
            <text:p>71.04</text:p>
          </table:table-cell>
          <table:table-cell table:style-name="ACE-43" office:value-type="float" office:value="4">
            <text:p>4.00</text:p>
          </table:table-cell>
          <table:table-cell table:style-name="ACE-28" table:formula="of:=SQRT([.M11])" office:value-type="float" office:value="2">
            <text:p>2.00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250">
            <text:p>250</text:p>
          </table:table-cell>
          <table:table-cell table:style-name="ACE-31" office:value-type="float" office:value="4294">
            <text:p>4294.00</text:p>
          </table:table-cell>
          <table:table-cell table:style-name="ACE-39" table:formula="of:=SQRT([.C12])" office:value-type="float" office:value="65.528619701623498">
            <text:p>65.53</text:p>
          </table:table-cell>
          <table:table-cell table:style-name="ACE-42" office:value-type="float" office:value="1926">
            <text:p>1926.00</text:p>
          </table:table-cell>
          <table:table-cell table:style-name="ACE-42" table:formula="of:=SQRT([.E12])" office:value-type="float" office:value="43.886216514983381">
            <text:p>43.89</text:p>
          </table:table-cell>
          <table:table-cell table:style-name="ACE-31" office:value-type="float" office:value="33436">
            <text:p>33436.00</text:p>
          </table:table-cell>
          <table:table-cell table:style-name="ACE-39" table:formula="of:=SQRT([.G12])" office:value-type="float" office:value="182.85513391753594">
            <text:p>182.86</text:p>
          </table:table-cell>
          <table:table-cell table:style-name="ACE-42" office:value-type="float" office:value="805">
            <text:p>805.00</text:p>
          </table:table-cell>
          <table:table-cell table:style-name="ACE-42" table:formula="of:=SQRT([.I12])" office:value-type="float" office:value="28.372521918222215">
            <text:p>28.37</text:p>
          </table:table-cell>
          <table:table-cell table:style-name="ACE-31" office:value-type="float" office:value="7728">
            <text:p>7728.00</text:p>
          </table:table-cell>
          <table:table-cell table:style-name="ACE-39" table:formula="of:=SQRT([.K12])" office:value-type="float" office:value="87.909043903343644">
            <text:p>87.91</text:p>
          </table:table-cell>
          <table:table-cell table:style-name="ACE-42" office:value-type="float" office:value="8">
            <text:p>8.00</text:p>
          </table:table-cell>
          <table:table-cell table:style-name="ACE-34" table:formula="of:=SQRT([.M12])" office:value-type="float" office:value="2.8284271247461903">
            <text:p>2.83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230">
            <text:p>230</text:p>
          </table:table-cell>
          <table:table-cell table:style-name="ACE-31" office:value-type="float" office:value="4452">
            <text:p>4452.00</text:p>
          </table:table-cell>
          <table:table-cell table:style-name="ACE-39" table:formula="of:=SQRT([.C13])" office:value-type="float" office:value="66.723309270449107">
            <text:p>66.72</text:p>
          </table:table-cell>
          <table:table-cell table:style-name="ACE-42" office:value-type="float" office:value="1949">
            <text:p>1949.00</text:p>
          </table:table-cell>
          <table:table-cell table:style-name="ACE-42" table:formula="of:=SQRT([.E13])" office:value-type="float" office:value="44.147480109288232">
            <text:p>44.15</text:p>
          </table:table-cell>
          <table:table-cell table:style-name="ACE-31" office:value-type="float" office:value="33821">
            <text:p>33821.00</text:p>
          </table:table-cell>
          <table:table-cell table:style-name="ACE-39" table:formula="of:=SQRT([.G13])" office:value-type="float" office:value="183.90486671102536">
            <text:p>183.90</text:p>
          </table:table-cell>
          <table:table-cell table:style-name="ACE-42" office:value-type="float" office:value="824">
            <text:p>824.00</text:p>
          </table:table-cell>
          <table:table-cell table:style-name="ACE-42" table:formula="of:=SQRT([.I13])" office:value-type="float" office:value="28.705400188814647">
            <text:p>28.71</text:p>
          </table:table-cell>
          <table:table-cell table:style-name="ACE-31" office:value-type="float" office:value="7955">
            <text:p>7955.00</text:p>
          </table:table-cell>
          <table:table-cell table:style-name="ACE-39" table:formula="of:=SQRT([.K13])" office:value-type="float" office:value="89.190806701139323">
            <text:p>89.19</text:p>
          </table:table-cell>
          <table:table-cell table:style-name="ACE-42" office:value-type="float" office:value="10">
            <text:p>10.00</text:p>
          </table:table-cell>
          <table:table-cell table:style-name="ACE-34" table:formula="of:=SQRT([.M13])" office:value-type="float" office:value="3.1622776601683795">
            <text:p>3.16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200">
            <text:p>200</text:p>
          </table:table-cell>
          <table:table-cell table:style-name="ACE-31" office:value-type="float" office:value="4523">
            <text:p>4523.00</text:p>
          </table:table-cell>
          <table:table-cell table:style-name="ACE-39" table:formula="of:=SQRT([.C14])" office:value-type="float" office:value="67.253252709441497">
            <text:p>67.25</text:p>
          </table:table-cell>
          <table:table-cell table:style-name="ACE-42" office:value-type="float" office:value="2032">
            <text:p>2032.00</text:p>
          </table:table-cell>
          <table:table-cell table:style-name="ACE-42" table:formula="of:=SQRT([.E14])" office:value-type="float" office:value="45.077710678338576">
            <text:p>45.08</text:p>
          </table:table-cell>
          <table:table-cell table:style-name="ACE-31" office:value-type="float" office:value="33837">
            <text:p>33837.00</text:p>
          </table:table-cell>
          <table:table-cell table:style-name="ACE-39" table:formula="of:=SQRT([.G14])" office:value-type="float" office:value="183.94836231942921">
            <text:p>183.95</text:p>
          </table:table-cell>
          <table:table-cell table:style-name="ACE-42" office:value-type="float" office:value="795">
            <text:p>795.00</text:p>
          </table:table-cell>
          <table:table-cell table:style-name="ACE-42" table:formula="of:=SQRT([.I14])" office:value-type="float" office:value="28.195744359743369">
            <text:p>28.20</text:p>
          </table:table-cell>
          <table:table-cell table:style-name="ACE-31" office:value-type="float" office:value="8016">
            <text:p>8016.00</text:p>
          </table:table-cell>
          <table:table-cell table:style-name="ACE-39" table:formula="of:=SQRT([.K14])" office:value-type="float" office:value="89.532117142397567">
            <text:p>89.53</text:p>
          </table:table-cell>
          <table:table-cell table:style-name="ACE-42" office:value-type="float" office:value="2">
            <text:p>2.00</text:p>
          </table:table-cell>
          <table:table-cell table:style-name="ACE-34" table:formula="of:=SQRT([.M14])" office:value-type="float" office:value="1.4142135623730951">
            <text:p>1.41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150">
            <text:p>150</text:p>
          </table:table-cell>
          <table:table-cell table:style-name="ACE-31" office:value-type="float" office:value="4968">
            <text:p>4968.00</text:p>
          </table:table-cell>
          <table:table-cell table:style-name="ACE-39" table:formula="of:=SQRT([.C15])" office:value-type="float" office:value="70.484040746824377">
            <text:p>70.48</text:p>
          </table:table-cell>
          <table:table-cell table:style-name="ACE-42" office:value-type="float" office:value="1751">
            <text:p>1751.00</text:p>
          </table:table-cell>
          <table:table-cell table:style-name="ACE-42" table:formula="of:=SQRT([.E15])" office:value-type="float" office:value="41.844951905815357">
            <text:p>41.84</text:p>
          </table:table-cell>
          <table:table-cell table:style-name="ACE-31" office:value-type="float" office:value="34073">
            <text:p>34073.00</text:p>
          </table:table-cell>
          <table:table-cell table:style-name="ACE-39" table:formula="of:=SQRT([.G15])" office:value-type="float" office:value="184.58873205046942">
            <text:p>184.59</text:p>
          </table:table-cell>
          <table:table-cell table:style-name="ACE-42" office:value-type="float" office:value="870">
            <text:p>870.00</text:p>
          </table:table-cell>
          <table:table-cell table:style-name="ACE-42" table:formula="of:=SQRT([.I15])" office:value-type="float" office:value="29.49576240750525">
            <text:p>29.50</text:p>
          </table:table-cell>
          <table:table-cell table:style-name="ACE-31" office:value-type="float" office:value="8280">
            <text:p>8280.00</text:p>
          </table:table-cell>
          <table:table-cell table:style-name="ACE-39" table:formula="of:=SQRT([.K15])" office:value-type="float" office:value="90.994505328618601">
            <text:p>90.99</text:p>
          </table:table-cell>
          <table:table-cell table:style-name="ACE-42" office:value-type="float" office:value="9">
            <text:p>9.00</text:p>
          </table:table-cell>
          <table:table-cell table:style-name="ACE-34" table:formula="of:=SQRT([.M15])" office:value-type="float" office:value="3">
            <text:p>3.00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100">
            <text:p>100</text:p>
          </table:table-cell>
          <table:table-cell table:style-name="ACE-31" office:value-type="float" office:value="5976">
            <text:p>5976.00</text:p>
          </table:table-cell>
          <table:table-cell table:style-name="ACE-39" table:formula="of:=SQRT([.C16])" office:value-type="float" office:value="77.304592360350753">
            <text:p>77.30</text:p>
          </table:table-cell>
          <table:table-cell table:style-name="ACE-42" office:value-type="float" office:value="1239">
            <text:p>1239.00</text:p>
          </table:table-cell>
          <table:table-cell table:style-name="ACE-42" table:formula="of:=SQRT([.E16])" office:value-type="float" office:value="35.199431813596085">
            <text:p>35.20</text:p>
          </table:table-cell>
          <table:table-cell table:style-name="ACE-31" office:value-type="float" office:value="36494">
            <text:p>36494.00</text:p>
          </table:table-cell>
          <table:table-cell table:style-name="ACE-39" table:formula="of:=SQRT([.G16])" office:value-type="float" office:value="191.03402838238009">
            <text:p>191.03</text:p>
          </table:table-cell>
          <table:table-cell table:style-name="ACE-42" office:value-type="float" office:value="723">
            <text:p>723.00</text:p>
          </table:table-cell>
          <table:table-cell table:style-name="ACE-42" table:formula="of:=SQRT([.I16])" office:value-type="float" office:value="26.888659319497503">
            <text:p>26.89</text:p>
          </table:table-cell>
          <table:table-cell table:style-name="ACE-31" office:value-type="float" office:value="8888">
            <text:p>8888.00</text:p>
          </table:table-cell>
          <table:table-cell table:style-name="ACE-39" table:formula="of:=SQRT([.K16])" office:value-type="float" office:value="94.276189995141408">
            <text:p>94.28</text:p>
          </table:table-cell>
          <table:table-cell table:style-name="ACE-42" office:value-type="float" office:value="8">
            <text:p>8.00</text:p>
          </table:table-cell>
          <table:table-cell table:style-name="ACE-34" table:formula="of:=SQRT([.M16])" office:value-type="float" office:value="2.8284271247461903">
            <text:p>2.83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2">
            <text:p>2</text:p>
          </table:table-cell>
          <table:table-cell table:style-name="ACE-22" office:value-type="float" office:value="70">
            <text:p>70</text:p>
          </table:table-cell>
          <table:table-cell table:style-name="ACE-31" office:value-type="float" office:value="9144">
            <text:p>9144.00</text:p>
          </table:table-cell>
          <table:table-cell table:style-name="ACE-39" table:formula="of:=SQRT([.C17])" office:value-type="float" office:value="95.62426470305536">
            <text:p>95.62</text:p>
          </table:table-cell>
          <table:table-cell table:style-name="ACE-42" office:value-type="float" office:value="322">
            <text:p>322.00</text:p>
          </table:table-cell>
          <table:table-cell table:style-name="ACE-42" table:formula="of:=SQRT([.E17])" office:value-type="float" office:value="17.944358444926362">
            <text:p>17.94</text:p>
          </table:table-cell>
          <table:table-cell table:style-name="ACE-31" office:value-type="float" office:value="44079">
            <text:p>44079.00</text:p>
          </table:table-cell>
          <table:table-cell table:style-name="ACE-39" table:formula="of:=SQRT([.G17])" office:value-type="float" office:value="209.9499940462014">
            <text:p>209.95</text:p>
          </table:table-cell>
          <table:table-cell table:style-name="ACE-42" office:value-type="float" office:value="359">
            <text:p>359.00</text:p>
          </table:table-cell>
          <table:table-cell table:style-name="ACE-42" table:formula="of:=SQRT([.I17])" office:value-type="float" office:value="18.947295321496416">
            <text:p>18.95</text:p>
          </table:table-cell>
          <table:table-cell table:style-name="ACE-31" office:value-type="float" office:value="10673">
            <text:p>10673.00</text:p>
          </table:table-cell>
          <table:table-cell table:style-name="ACE-39" table:formula="of:=SQRT([.K17])" office:value-type="float" office:value="103.31021246711285">
            <text:p>103.31</text:p>
          </table:table-cell>
          <table:table-cell table:style-name="ACE-42" office:value-type="float" office:value="11">
            <text:p>11.00</text:p>
          </table:table-cell>
          <table:table-cell table:style-name="ACE-34" table:formula="of:=SQRT([.M17])" office:value-type="float" office:value="3.3166247903553998">
            <text:p>3.32</text:p>
          </table:table-cell>
          <table:table-cell table:number-columns-repeated="242" table:style-name="ACE-33"/>
        </table:table-row>
        <table:table-row table:style-name="AROW-1">
          <table:table-cell table:style-name="ACE-17" office:value-type="float" office:value="3">
            <text:p>3</text:p>
          </table:table-cell>
          <table:table-cell table:style-name="ACE-23" office:value-type="float" office:value="250">
            <text:p>250</text:p>
          </table:table-cell>
          <table:table-cell table:style-name="ACE-30" office:value-type="float" office:value="6356">
            <text:p>6356.00</text:p>
          </table:table-cell>
          <table:table-cell table:style-name="ACE-38" table:formula="of:=SQRT([.C18])" office:value-type="float" office:value="79.724525711978998">
            <text:p>79.72</text:p>
          </table:table-cell>
          <table:table-cell table:style-name="ACE-41" office:value-type="float" office:value="2990">
            <text:p>2990.00</text:p>
          </table:table-cell>
          <table:table-cell table:style-name="ACE-41" table:formula="of:=SQRT([.E18])" office:value-type="float" office:value="54.680892457969264">
            <text:p>54.68</text:p>
          </table:table-cell>
          <table:table-cell table:style-name="ACE-30" office:value-type="float" office:value="50740">
            <text:p>50740.00</text:p>
          </table:table-cell>
          <table:table-cell table:style-name="ACE-38" table:formula="of:=SQRT([.G18])" office:value-type="float" office:value="225.25541058984575">
            <text:p>225.26</text:p>
          </table:table-cell>
          <table:table-cell table:style-name="ACE-41" office:value-type="float" office:value="1237">
            <text:p>1237.00</text:p>
          </table:table-cell>
          <table:table-cell table:style-name="ACE-41" table:formula="of:=SQRT([.I18])" office:value-type="float" office:value="35.171010790137949">
            <text:p>35.17</text:p>
          </table:table-cell>
          <table:table-cell table:style-name="ACE-30" office:value-type="float" office:value="11617">
            <text:p>11617.00</text:p>
          </table:table-cell>
          <table:table-cell table:style-name="ACE-38" table:formula="of:=SQRT([.K18])" office:value-type="float" office:value="107.78218776773832">
            <text:p>107.78</text:p>
          </table:table-cell>
          <table:table-cell table:style-name="ACE-41" office:value-type="float" office:value="17">
            <text:p>17.00</text:p>
          </table:table-cell>
          <table:table-cell table:style-name="ACE-52" table:formula="of:=SQRT([.M18])" office:value-type="float" office:value="4.1231056256176606">
            <text:p>4.12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20" office:value-type="float" office:value="230">
            <text:p>230</text:p>
          </table:table-cell>
          <table:table-cell table:style-name="ACE-31" office:value-type="float" office:value="6650">
            <text:p>6650.00</text:p>
          </table:table-cell>
          <table:table-cell table:style-name="ACE-39" table:formula="of:=SQRT([.C19])" office:value-type="float" office:value="81.547532151500448">
            <text:p>81.55</text:p>
          </table:table-cell>
          <table:table-cell table:style-name="ACE-42" office:value-type="float" office:value="2911">
            <text:p>2911.00</text:p>
          </table:table-cell>
          <table:table-cell table:style-name="ACE-42" table:formula="of:=SQRT([.E19])" office:value-type="float" office:value="53.953683840864841">
            <text:p>53.95</text:p>
          </table:table-cell>
          <table:table-cell table:style-name="ACE-31" office:value-type="float" office:value="50892">
            <text:p>50892.00</text:p>
          </table:table-cell>
          <table:table-cell table:style-name="ACE-39" table:formula="of:=SQRT([.G19])" office:value-type="float" office:value="225.5925530685798">
            <text:p>225.59</text:p>
          </table:table-cell>
          <table:table-cell table:style-name="ACE-42" office:value-type="float" office:value="1209">
            <text:p>1209.00</text:p>
          </table:table-cell>
          <table:table-cell table:style-name="ACE-42" table:formula="of:=SQRT([.I19])" office:value-type="float" office:value="34.770677301427419">
            <text:p>34.77</text:p>
          </table:table-cell>
          <table:table-cell table:style-name="ACE-31" office:value-type="float" office:value="11921">
            <text:p>11921.00</text:p>
          </table:table-cell>
          <table:table-cell table:style-name="ACE-39" table:formula="of:=SQRT([.K19])" office:value-type="float" office:value="109.1833320612629">
            <text:p>109.18</text:p>
          </table:table-cell>
          <table:table-cell table:style-name="ACE-42" office:value-type="float" office:value="10">
            <text:p>10.00</text:p>
          </table:table-cell>
          <table:table-cell table:style-name="ACE-34" table:formula="of:=SQRT([.M19])" office:value-type="float" office:value="3.1622776601683795">
            <text:p>3.16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20" office:value-type="float" office:value="200">
            <text:p>200</text:p>
          </table:table-cell>
          <table:table-cell table:style-name="ACE-31" office:value-type="float" office:value="6871">
            <text:p>6871.00</text:p>
          </table:table-cell>
          <table:table-cell table:style-name="ACE-39" table:formula="of:=SQRT([.C20])" office:value-type="float" office:value="82.891495341802099">
            <text:p>82.89</text:p>
          </table:table-cell>
          <table:table-cell table:style-name="ACE-42" office:value-type="float" office:value="2874">
            <text:p>2874.00</text:p>
          </table:table-cell>
          <table:table-cell table:style-name="ACE-42" table:formula="of:=SQRT([.E20])" office:value-type="float" office:value="53.609700614720843">
            <text:p>53.61</text:p>
          </table:table-cell>
          <table:table-cell table:style-name="ACE-31" office:value-type="float" office:value="51150">
            <text:p>51150.00</text:p>
          </table:table-cell>
          <table:table-cell table:style-name="ACE-39" table:formula="of:=SQRT([.G20])" office:value-type="float" office:value="226.16365755797284">
            <text:p>226.16</text:p>
          </table:table-cell>
          <table:table-cell table:style-name="ACE-42" office:value-type="float" office:value="1248">
            <text:p>1248.00</text:p>
          </table:table-cell>
          <table:table-cell table:style-name="ACE-42" table:formula="of:=SQRT([.I20])" office:value-type="float" office:value="35.327043465311391">
            <text:p>35.33</text:p>
          </table:table-cell>
          <table:table-cell table:style-name="ACE-31" office:value-type="float" office:value="12240">
            <text:p>12240.00</text:p>
          </table:table-cell>
          <table:table-cell table:style-name="ACE-39" table:formula="of:=SQRT([.K20])" office:value-type="float" office:value="110.63453348751464">
            <text:p>110.63</text:p>
          </table:table-cell>
          <table:table-cell table:style-name="ACE-42" office:value-type="float" office:value="13">
            <text:p>13.00</text:p>
          </table:table-cell>
          <table:table-cell table:style-name="ACE-34" table:formula="of:=SQRT([.M20])" office:value-type="float" office:value="3.6055512754639891">
            <text:p>3.61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20" office:value-type="float" office:value="150">
            <text:p>150</text:p>
          </table:table-cell>
          <table:table-cell table:style-name="ACE-31" office:value-type="float" office:value="7428">
            <text:p>7428.00</text:p>
          </table:table-cell>
          <table:table-cell table:style-name="ACE-39" table:formula="of:=SQRT([.C21])" office:value-type="float" office:value="86.185845705660967">
            <text:p>86.19</text:p>
          </table:table-cell>
          <table:table-cell table:style-name="ACE-42" office:value-type="float" office:value="2593">
            <text:p>2593.00</text:p>
          </table:table-cell>
          <table:table-cell table:style-name="ACE-42" table:formula="of:=SQRT([.E21])" office:value-type="float" office:value="50.921508225896062">
            <text:p>50.92</text:p>
          </table:table-cell>
          <table:table-cell table:style-name="ACE-31" office:value-type="float" office:value="51366">
            <text:p>51366.00</text:p>
          </table:table-cell>
          <table:table-cell table:style-name="ACE-39" table:formula="of:=SQRT([.G21])" office:value-type="float" office:value="226.64068478541094">
            <text:p>226.64</text:p>
          </table:table-cell>
          <table:table-cell table:style-name="ACE-42" office:value-type="float" office:value="1209">
            <text:p>1209.00</text:p>
          </table:table-cell>
          <table:table-cell table:style-name="ACE-42" table:formula="of:=SQRT([.I21])" office:value-type="float" office:value="34.770677301427419">
            <text:p>34.77</text:p>
          </table:table-cell>
          <table:table-cell table:style-name="ACE-31" office:value-type="float" office:value="12558">
            <text:p>12558.00</text:p>
          </table:table-cell>
          <table:table-cell table:style-name="ACE-39" table:formula="of:=SQRT([.K21])" office:value-type="float" office:value="112.06248257110852">
            <text:p>112.06</text:p>
          </table:table-cell>
          <table:table-cell table:style-name="ACE-42" office:value-type="float" office:value="15">
            <text:p>15.00</text:p>
          </table:table-cell>
          <table:table-cell table:style-name="ACE-34" table:formula="of:=SQRT([.M21])" office:value-type="float" office:value="3.872983346207417">
            <text:p>3.87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20" office:value-type="float" office:value="100">
            <text:p>100</text:p>
          </table:table-cell>
          <table:table-cell table:style-name="ACE-31" office:value-type="float" office:value="9265">
            <text:p>9265.00</text:p>
          </table:table-cell>
          <table:table-cell table:style-name="ACE-39" table:formula="of:=SQRT([.C22])" office:value-type="float" office:value="96.254870006665115">
            <text:p>96.25</text:p>
          </table:table-cell>
          <table:table-cell table:style-name="ACE-42" office:value-type="float" office:value="1639">
            <text:p>1639.00</text:p>
          </table:table-cell>
          <table:table-cell table:style-name="ACE-42" table:formula="of:=SQRT([.E22])" office:value-type="float" office:value="40.484564959994323">
            <text:p>40.48</text:p>
          </table:table-cell>
          <table:table-cell table:style-name="ACE-31" office:value-type="float" office:value="55382">
            <text:p>55382.00</text:p>
          </table:table-cell>
          <table:table-cell table:style-name="ACE-39" table:formula="of:=SQRT([.G22])" office:value-type="float" office:value="235.33380547639135">
            <text:p>235.33</text:p>
          </table:table-cell>
          <table:table-cell table:style-name="ACE-42" office:value-type="float" office:value="1032">
            <text:p>1032.00</text:p>
          </table:table-cell>
          <table:table-cell table:style-name="ACE-42" table:formula="of:=SQRT([.I22])" office:value-type="float" office:value="32.12475680841802">
            <text:p>32.12</text:p>
          </table:table-cell>
          <table:table-cell table:style-name="ACE-31" office:value-type="float" office:value="13456">
            <text:p>13456.00</text:p>
          </table:table-cell>
          <table:table-cell table:style-name="ACE-39" table:formula="of:=SQRT([.K22])" office:value-type="float" office:value="116">
            <text:p>116.00</text:p>
          </table:table-cell>
          <table:table-cell table:style-name="ACE-42" office:value-type="float" office:value="14">
            <text:p>14.00</text:p>
          </table:table-cell>
          <table:table-cell table:style-name="ACE-34" table:formula="of:=SQRT([.M22])" office:value-type="float" office:value="3.7416573867739413">
            <text:p>3.74</text:p>
          </table:table-cell>
          <table:table-cell table:number-columns-repeated="242" table:style-name="ACE-33"/>
        </table:table-row>
        <table:table-row table:style-name="AROW-1">
          <table:table-cell table:style-name="ACE-14" office:value-type="float" office:value="3">
            <text:p>3</text:p>
          </table:table-cell>
          <table:table-cell table:style-name="ACE-20" office:value-type="float" office:value="70">
            <text:p>70</text:p>
          </table:table-cell>
          <table:table-cell table:style-name="ACE-31" office:value-type="float" office:value="13452">
            <text:p>13452.00</text:p>
          </table:table-cell>
          <table:table-cell table:style-name="ACE-39" table:formula="of:=SQRT([.C23])" office:value-type="float" office:value="115.98275733918383">
            <text:p>115.98</text:p>
          </table:table-cell>
          <table:table-cell table:style-name="ACE-42" office:value-type="float" office:value="349">
            <text:p>349.00</text:p>
          </table:table-cell>
          <table:table-cell table:style-name="ACE-42" table:formula="of:=SQRT([.E23])" office:value-type="float" office:value="18.681541692269406">
            <text:p>18.68</text:p>
          </table:table-cell>
          <table:table-cell table:style-name="ACE-31" office:value-type="float" office:value="73992">
            <text:p>73992.00</text:p>
          </table:table-cell>
          <table:table-cell table:style-name="ACE-39" table:formula="of:=SQRT([.G23])" office:value-type="float" office:value="272.01470548483218">
            <text:p>272.01</text:p>
          </table:table-cell>
          <table:table-cell table:style-name="ACE-42" office:value-type="float" office:value="355">
            <text:p>355.00</text:p>
          </table:table-cell>
          <table:table-cell table:style-name="ACE-42" table:formula="of:=SQRT([.I23])" office:value-type="float" office:value="18.841443681416774">
            <text:p>18.84</text:p>
          </table:table-cell>
          <table:table-cell table:style-name="ACE-31" office:value-type="float" office:value="18668">
            <text:p>18668.00</text:p>
          </table:table-cell>
          <table:table-cell table:style-name="ACE-39" table:formula="of:=SQRT([.K23])" office:value-type="float" office:value="136.63088962602856">
            <text:p>136.63</text:p>
          </table:table-cell>
          <table:table-cell table:style-name="ACE-42" office:value-type="float" office:value="22">
            <text:p>22.00</text:p>
          </table:table-cell>
          <table:table-cell table:style-name="ACE-34" table:formula="of:=SQRT([.M23])" office:value-type="float" office:value="4.6904157598234297">
            <text:p>4.69</text:p>
          </table:table-cell>
          <table:table-cell table:number-columns-repeated="242" table:style-name="ACE-33"/>
        </table:table-row>
        <table:table-row table:style-name="AROW-1">
          <table:table-cell table:style-name="ACE-15" office:value-type="float" office:value="5">
            <text:p>5</text:p>
          </table:table-cell>
          <table:table-cell table:style-name="ACE-21" office:value-type="float" office:value="250">
            <text:p>250</text:p>
          </table:table-cell>
          <table:table-cell table:style-name="ACE-32" office:value-type="float" office:value="10898">
            <text:p>10898.00</text:p>
          </table:table-cell>
          <table:table-cell table:style-name="ACE-40" table:formula="of:=SQRT([.C24])" office:value-type="float" office:value="104.39348638684312">
            <text:p>104.39</text:p>
          </table:table-cell>
          <table:table-cell table:style-name="ACE-43" office:value-type="float" office:value="4870">
            <text:p>4870.00</text:p>
          </table:table-cell>
          <table:table-cell table:style-name="ACE-43" table:formula="of:=SQRT([.E24])" office:value-type="float" office:value="69.785385289471606">
            <text:p>69.79</text:p>
          </table:table-cell>
          <table:table-cell table:style-name="ACE-32" office:value-type="float" office:value="85177">
            <text:p>85177.00</text:p>
          </table:table-cell>
          <table:table-cell table:style-name="ACE-40" table:formula="of:=SQRT([.G24])" office:value-type="float" office:value="291.85098937642817">
            <text:p>291.85</text:p>
          </table:table-cell>
          <table:table-cell table:style-name="ACE-43" office:value-type="float" office:value="2023">
            <text:p>2023.00</text:p>
          </table:table-cell>
          <table:table-cell table:style-name="ACE-43" table:formula="of:=SQRT([.I24])" office:value-type="float" office:value="44.977772288098038">
            <text:p>44.98</text:p>
          </table:table-cell>
          <table:table-cell table:style-name="ACE-32" office:value-type="float" office:value="19800">
            <text:p>19800.00</text:p>
          </table:table-cell>
          <table:table-cell table:style-name="ACE-40" table:formula="of:=SQRT([.K24])" office:value-type="float" office:value="140.71247279470288">
            <text:p>140.71</text:p>
          </table:table-cell>
          <table:table-cell table:style-name="ACE-43" office:value-type="float" office:value="25">
            <text:p>25.00</text:p>
          </table:table-cell>
          <table:table-cell table:style-name="ACE-28" table:formula="of:=SQRT([.M24])" office:value-type="float" office:value="5">
            <text:p>5.00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5">
            <text:p>5</text:p>
          </table:table-cell>
          <table:table-cell table:style-name="ACE-22" office:value-type="float" office:value="230">
            <text:p>230</text:p>
          </table:table-cell>
          <table:table-cell table:style-name="ACE-31" office:value-type="float" office:value="11049">
            <text:p>11049.00</text:p>
          </table:table-cell>
          <table:table-cell table:style-name="ACE-39" table:formula="of:=SQRT([.C25])" office:value-type="float" office:value="105.11422358558332">
            <text:p>105.11</text:p>
          </table:table-cell>
          <table:table-cell table:style-name="ACE-42" office:value-type="float" office:value="4914">
            <text:p>4914.00</text:p>
          </table:table-cell>
          <table:table-cell table:style-name="ACE-42" table:formula="of:=SQRT([.E25])" office:value-type="float" office:value="70.099928673287536">
            <text:p>70.10</text:p>
          </table:table-cell>
          <table:table-cell table:style-name="ACE-31" office:value-type="float" office:value="85000">
            <text:p>85000.00</text:p>
          </table:table-cell>
          <table:table-cell table:style-name="ACE-39" table:formula="of:=SQRT([.G25])" office:value-type="float" office:value="291.54759474226501">
            <text:p>291.55</text:p>
          </table:table-cell>
          <table:table-cell table:style-name="ACE-42" office:value-type="float" office:value="2018">
            <text:p>2018.00</text:p>
          </table:table-cell>
          <table:table-cell table:style-name="ACE-42" table:formula="of:=SQRT([.I25])" office:value-type="float" office:value="44.922154890432402">
            <text:p>44.92</text:p>
          </table:table-cell>
          <table:table-cell table:style-name="ACE-31" office:value-type="float" office:value="19976">
            <text:p>19976.00</text:p>
          </table:table-cell>
          <table:table-cell table:style-name="ACE-39" table:formula="of:=SQRT([.K25])" office:value-type="float" office:value="141.33647795243803">
            <text:p>141.34</text:p>
          </table:table-cell>
          <table:table-cell table:style-name="ACE-42" office:value-type="float" office:value="17">
            <text:p>17.00</text:p>
          </table:table-cell>
          <table:table-cell table:style-name="ACE-34" table:formula="of:=SQRT([.M25])" office:value-type="float" office:value="4.1231056256176606">
            <text:p>4.12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5">
            <text:p>5</text:p>
          </table:table-cell>
          <table:table-cell table:style-name="ACE-22" office:value-type="float" office:value="200">
            <text:p>200</text:p>
          </table:table-cell>
          <table:table-cell table:style-name="ACE-31" office:value-type="float" office:value="11473">
            <text:p>11473.00</text:p>
          </table:table-cell>
          <table:table-cell table:style-name="ACE-39" table:formula="of:=SQRT([.C26])" office:value-type="float" office:value="107.11209082078456">
            <text:p>107.11</text:p>
          </table:table-cell>
          <table:table-cell table:style-name="ACE-42" office:value-type="float" office:value="4817">
            <text:p>4817.00</text:p>
          </table:table-cell>
          <table:table-cell table:style-name="ACE-42" table:formula="of:=SQRT([.E26])" office:value-type="float" office:value="69.404610797842537">
            <text:p>69.40</text:p>
          </table:table-cell>
          <table:table-cell table:style-name="ACE-31" office:value-type="float" office:value="85071">
            <text:p>85071.00</text:p>
          </table:table-cell>
          <table:table-cell table:style-name="ACE-39" table:formula="of:=SQRT([.G26])" office:value-type="float" office:value="291.66933332114297">
            <text:p>291.67</text:p>
          </table:table-cell>
          <table:table-cell table:style-name="ACE-42" office:value-type="float" office:value="2025">
            <text:p>2025.00</text:p>
          </table:table-cell>
          <table:table-cell table:style-name="ACE-42" table:formula="of:=SQRT([.I26])" office:value-type="float" office:value="45">
            <text:p>45.00</text:p>
          </table:table-cell>
          <table:table-cell table:style-name="ACE-31" office:value-type="float" office:value="20301">
            <text:p>20301.00</text:p>
          </table:table-cell>
          <table:table-cell table:style-name="ACE-39" table:formula="of:=SQRT([.K26])" office:value-type="float" office:value="142.48157775656472">
            <text:p>142.48</text:p>
          </table:table-cell>
          <table:table-cell table:style-name="ACE-42" office:value-type="float" office:value="26">
            <text:p>26.00</text:p>
          </table:table-cell>
          <table:table-cell table:style-name="ACE-34" table:formula="of:=SQRT([.M26])" office:value-type="float" office:value="5.0990195135927845">
            <text:p>5.10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5">
            <text:p>5</text:p>
          </table:table-cell>
          <table:table-cell table:style-name="ACE-22" office:value-type="float" office:value="150">
            <text:p>150</text:p>
          </table:table-cell>
          <table:table-cell table:style-name="ACE-31" office:value-type="float" office:value="12432">
            <text:p>12432.00</text:p>
          </table:table-cell>
          <table:table-cell table:style-name="ACE-39" table:formula="of:=SQRT([.C27])" office:value-type="float" office:value="111.49887891813083">
            <text:p>111.50</text:p>
          </table:table-cell>
          <table:table-cell table:style-name="ACE-42" office:value-type="float" office:value="4242">
            <text:p>4242.00</text:p>
          </table:table-cell>
          <table:table-cell table:style-name="ACE-42" table:formula="of:=SQRT([.E27])" office:value-type="float" office:value="65.130637951735125">
            <text:p>65.13</text:p>
          </table:table-cell>
          <table:table-cell table:style-name="ACE-31" office:value-type="float" office:value="85829">
            <text:p>85829.00</text:p>
          </table:table-cell>
          <table:table-cell table:style-name="ACE-39" table:formula="of:=SQRT([.G27])" office:value-type="float" office:value="292.96586831916102">
            <text:p>292.97</text:p>
          </table:table-cell>
          <table:table-cell table:style-name="ACE-42" office:value-type="float" office:value="2015">
            <text:p>2015.00</text:p>
          </table:table-cell>
          <table:table-cell table:style-name="ACE-42" table:formula="of:=SQRT([.I27])" office:value-type="float" office:value="44.888751374926883">
            <text:p>44.89</text:p>
          </table:table-cell>
          <table:table-cell table:style-name="ACE-31" office:value-type="float" office:value="20935">
            <text:p>20935.00</text:p>
          </table:table-cell>
          <table:table-cell table:style-name="ACE-39" table:formula="of:=SQRT([.K27])" office:value-type="float" office:value="144.68932234273544">
            <text:p>144.69</text:p>
          </table:table-cell>
          <table:table-cell table:style-name="ACE-42" office:value-type="float" office:value="26">
            <text:p>26.00</text:p>
          </table:table-cell>
          <table:table-cell table:style-name="ACE-34" table:formula="of:=SQRT([.M27])" office:value-type="float" office:value="5.0990195135927845">
            <text:p>5.10</text:p>
          </table:table-cell>
          <table:table-cell table:number-columns-repeated="242" table:style-name="ACE-33"/>
        </table:table-row>
        <table:table-row table:style-name="AROW-1">
          <table:table-cell table:style-name="ACE-16" office:value-type="float" office:value="5">
            <text:p>5</text:p>
          </table:table-cell>
          <table:table-cell table:style-name="ACE-22" office:value-type="float" office:value="100">
            <text:p>100</text:p>
          </table:table-cell>
          <table:table-cell table:style-name="ACE-31" office:value-type="float" office:value="17753">
            <text:p>17753.00</text:p>
          </table:table-cell>
          <table:table-cell table:style-name="ACE-39" table:formula="of:=SQRT([.C28])" office:value-type="float" office:value="133.24038426843418">
            <text:p>133.24</text:p>
          </table:table-cell>
          <table:table-cell table:style-name="ACE-42" office:value-type="float" office:value="2001">
            <text:p>2001.00</text:p>
          </table:table-cell>
          <table:table-cell table:style-name="ACE-42" table:formula="of:=SQRT([.E28])" office:value-type="float" office:value="44.732538492690082">
            <text:p>44.73</text:p>
          </table:table-cell>
          <table:table-cell table:style-name="ACE-31" office:value-type="float" office:value="96951">
            <text:p>96951.00</text:p>
          </table:table-cell>
          <table:table-cell table:style-name="ACE-39" table:formula="of:=SQRT([.G28])" office:value-type="float" office:value="311.36955535183591">
            <text:p>311.37</text:p>
          </table:table-cell>
          <table:table-cell table:style-name="ACE-42" office:value-type="float" office:value="1425">
            <text:p>1425.00</text:p>
          </table:table-cell>
          <table:table-cell table:style-name="ACE-42" table:formula="of:=SQRT([.I28])" office:value-type="float" office:value="37.749172176353746">
            <text:p>37.75</text:p>
          </table:table-cell>
          <table:table-cell table:style-name="ACE-31" office:value-type="float" office:value="23504">
            <text:p>23504.00</text:p>
          </table:table-cell>
          <table:table-cell table:style-name="ACE-39" table:formula="of:=SQRT([.K28])" office:value-type="float" office:value="153.3101431738944">
            <text:p>153.31</text:p>
          </table:table-cell>
          <table:table-cell table:style-name="ACE-42" office:value-type="float" office:value="32">
            <text:p>32.00</text:p>
          </table:table-cell>
          <table:table-cell table:style-name="ACE-34" table:formula="of:=SQRT([.M28])" office:value-type="float" office:value="5.6568542494923806">
            <text:p>5.66</text:p>
          </table:table-cell>
          <table:table-cell table:number-columns-repeated="242" table:style-name="ACE-33"/>
        </table:table-row>
        <table:table-row table:style-name="AROW-3">
          <table:table-cell table:style-name="ACE-18" office:value-type="float" office:value="5">
            <text:p>5</text:p>
          </table:table-cell>
          <table:table-cell table:style-name="ACE-24" office:value-type="float" office:value="70">
            <text:p>70</text:p>
          </table:table-cell>
          <table:table-cell table:style-name="ACE-32" office:value-type="float" office:value="13309">
            <text:p>13309.00</text:p>
          </table:table-cell>
          <table:table-cell table:style-name="ACE-40" table:formula="of:=SQRT([.C29])" office:value-type="float" office:value="115.36463929644994">
            <text:p>115.36</text:p>
          </table:table-cell>
          <table:table-cell table:style-name="ACE-43" office:value-type="float" office:value="330">
            <text:p>330.00</text:p>
          </table:table-cell>
          <table:table-cell table:style-name="ACE-43" table:formula="of:=SQRT([.E29])" office:value-type="float" office:value="18.165902124584949">
            <text:p>18.17</text:p>
          </table:table-cell>
          <table:table-cell table:style-name="ACE-32" office:value-type="float" office:value="73907">
            <text:p>73907.00</text:p>
          </table:table-cell>
          <table:table-cell table:style-name="ACE-40" table:formula="of:=SQRT([.G29])" office:value-type="float" office:value="271.85841903461443">
            <text:p>271.86</text:p>
          </table:table-cell>
          <table:table-cell table:style-name="ACE-43" office:value-type="float" office:value="333">
            <text:p>333.00</text:p>
          </table:table-cell>
          <table:table-cell table:style-name="ACE-43" table:formula="of:=SQRT([.I29])" office:value-type="float" office:value="18.248287590894659">
            <text:p>18.25</text:p>
          </table:table-cell>
          <table:table-cell table:style-name="ACE-32" office:value-type="float" office:value="19494">
            <text:p>19494.00</text:p>
          </table:table-cell>
          <table:table-cell table:style-name="ACE-40" table:formula="of:=SQRT([.K29])" office:value-type="float" office:value="139.62091533864114">
            <text:p>139.62</text:p>
          </table:table-cell>
          <table:table-cell table:style-name="ACE-43" office:value-type="float" office:value="394">
            <text:p>394.00</text:p>
          </table:table-cell>
          <table:table-cell table:style-name="ACE-28" table:formula="of:=SQRT([.M29])" office:value-type="float" office:value="19.849433241279208">
            <text:p>19.85</text:p>
          </table:table-cell>
          <table:table-cell table:number-columns-repeated="242" table:style-name="ACE-33"/>
        </table:table-row>
        <table:table-row table:style-name="AROW-0" table:number-rows-repeated="65507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4" gnm:cursor-row="5">
          <gnm:selection gnm:start-col="14" gnm:start-row="5" gnm:end-col="14" gnm:end-row="5"/>
        </gnm:selections>
      </table:table>
      <table:named-expressions>
        <table:named-range table:name="events" table:cell-range-address="$'out.csv'.$B$28" table:base-cell-address="$'out.csv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scientific-number number:decimal-places="2" number:grouping="false" number:min-integer-digits="1" number:min-exponent-digits="2" gnm:forced-exponent-sign="false" gnm:engineering="false" gnm:literal-E="false"/>
    </number:number-style>
    <number:number-style style:name="ND-2">
      <number:number number:decimal-places="2" number:grouping="false" number:min-integer-digits="1"/>
    </number:number-style>
    <style:style style:name="Gnumeric-1" style:family="table-cell">
      <style:table-cell-properties fo:background-color="#00ff00" gnm:background-colour="#00ff00" gnm:pattern-colour="#000000" gnm:pattern="1" style:print-content="true" style:decimal-places="13"/>
      <style:paragraph-properties/>
      <style:text-properties/>
    </style:style>
    <style:style style:name="Gnumeric-2" style:family="table-cell">
      <style:table-cell-properties fo:background-color="#00ff00" gnm:background-colour="#00ff00" gnm:pattern-colour="#000000" gnm:pattern="1" style:print-content="true" style:decimal-places="13"/>
      <style:paragraph-properties/>
      <style:text-properties/>
    </style:style>
    <style:style style:name="Gnumeric-3" style:family="table-cell">
      <style:table-cell-properties fo:background-color="#00ff00" gnm:background-colour="#00ff00" gnm:pattern-colour="#000000" gnm:pattern="1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u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1-15T10:13:27Z</dc:date>
    <meta:creation-date>2018-11-12T20:23:35Z</meta:creation-date>
    <meta:generator>gnumeric/1.12.35</meta:generator>
  </office:meta>
</office:document-meta>
</file>